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8.1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6.045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a933"/>
    </style:style>
    <style:style style:name="ce4" style:family="table-cell" style:parent-style-name="Default">
      <style:text-properties fo:color="#00a933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2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11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 style:data-style-name="N11"/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ackground-color="transparent"/>
    </style:style>
    <style:style style:name="ce42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transparent"/>
    </style:style>
    <style:style style:name="ce45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ackground-color="transparent"/>
    </style:style>
    <style:style style:name="ce47" style:family="table-cell" style:parent-style-name="Default" style:data-style-name="N111"/>
    <style:style style:name="ce48" style:family="table-cell" style:parent-style-name="Default" style:data-style-name="N104"/>
    <style:style style:name="ce68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25">
      <style:table-cell-properties fo:background-color="transparent"/>
    </style:style>
    <style:style style:name="ce72" style:family="table-cell" style:parent-style-name="Default" style:data-style-name="N61"/>
    <style:style style:name="ce53" style:family="table-cell" style:parent-style-name="Default" style:data-style-name="N104">
      <style:table-cell-properties fo:background-color="transparent"/>
    </style:style>
    <style:style style:name="ce54" style:family="table-cell" style:parent-style-name="Default" style:data-style-name="N125">
      <style:text-properties fo:font-weight="bold" style:font-weight-asian="bold" style:font-weight-complex="bold"/>
    </style:style>
    <style:style style:name="ce55" style:family="table-cell" style:parent-style-name="Default" style:data-style-name="N125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2"/>
    <style:style style:name="ce79" style:family="table-cell" style:parent-style-name="Default" style:data-style-name="N111">
      <style:table-cell-properties fo:background-color="#ffff00"/>
    </style:style>
    <style:style style:name="ce58" style:family="table-cell" style:parent-style-name="Default" style:data-style-name="N0"/>
    <style:style style:name="ce59" style:family="table-cell" style:parent-style-name="Default" style:data-style-name="N1"/>
  </office:automatic-styles>
  <office:body>
    <office:spreadsheet>
      <table:table table:name="loan-parameters" table:style-name="ta1">
        <table:table-column table:style-name="co1" table:default-cell-style-name="Default"/>
        <table:table-column table:style-name="co2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# Initial Parameters should be set once and will not change throughout your loan term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it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n start date (MMM YYYY)</text:p>
          </table:table-cell>
          <table:table-cell table:style-name="ce8" office:value-type="date" office:date-value="2022-04-01" calcext:value-type="date">
            <text:p>Apr 2022</text:p>
          </table:table-cell>
          <table:table-cell/>
          <table:table-cell office:value-type="string" calcext:value-type="string">
            <text:p>The date you became eligible for repayments – Usually the first April after your grad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loan value (GBP)</text:p>
          </table:table-cell>
          <table:table-cell table:style-name="ce9" office:value-type="currency" office:currency="GBP" office:value="50000" calcext:value-type="currency">
            <text:p>£50,000.00</text:p>
          </table:table-cell>
          <table:table-cell/>
          <table:table-cell office:value-type="string" calcext:value-type="string">
            <text:p>The value of your loan at the “Loan start dat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oan length (Years)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office:value-type="string" calcext:value-type="string">
            <text:p>The maximum number of years after the “Loan start date” until your loan is wip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RPI is updated annually in September based on the official RPI figures from March of the same year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est Rate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RPI (%)</text:p>
          </table:table-cell>
          <table:table-cell table:style-name="ce11" office:value-type="percentage" office:value="0.015" calcext:value-type="percentage">
            <text:p>1.50%</text:p>
          </table:table-cell>
          <table:table-cell table:style-name="ce15"/>
          <table:table-cell office:value-type="string" calcext:value-type="string">
            <text:p>The current value of RPI applied to the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maximum extra interest (%)</text:p>
          </table:table-cell>
          <table:table-cell table:style-name="ce11" office:value-type="percentage" office:value="0.03" calcext:value-type="percentage">
            <text:p>3.00%</text:p>
          </table:table-cell>
          <table:table-cell/>
          <table:table-cell office:value-type="string" calcext:value-type="string">
            <text:p>The current maximum extra interest that can be applied to the loan on top of R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arnings thresholds are specified based your country of residence and change annually in April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arnings Threshold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earnings threshold (GBP)</text:p>
          </table:table-cell>
          <table:table-cell table:style-name="ce9" office:value-type="currency" office:currency="GBP" office:value="27295" calcext:value-type="currency">
            <text:p>£27,295.00</text:p>
          </table:table-cell>
          <table:table-cell/>
          <table:table-cell office:value-type="string" calcext:value-type="string">
            <text:p>Annual earnings threshold above which you are required to make loan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per earnings threshold (GBP)</text:p>
          </table:table-cell>
          <table:table-cell table:style-name="ce9" office:value-type="currency" office:currency="GBP" office:value="49130" calcext:value-type="currency">
            <text:p>£49,130.00</text:p>
          </table:table-cell>
          <table:table-cell/>
          <table:table-cell office:value-type="string" calcext:value-type="string">
            <text:p>Annual earnings threshold above which you are subject to the maximum extra interest on your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yment rate above lower threshold (%)</text:p>
          </table:table-cell>
          <table:table-cell table:style-name="ce11" office:value-type="percentage" office:value="0.09" calcext:value-type="percentage">
            <text:p>9.00%</text:p>
          </table:table-cell>
          <table:table-cell/>
          <table:table-cell office:value-type="string" calcext:value-type="string">
            <text:p>The required minimum repayments percentage for earnings above the lower earnings threshold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024" table:number-rows-spanned="1">
            <text:p># Overseas repayment parameters are only required if repaying a loan from abroad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style-name="ce3" office:value-type="string" calcext:value-type="string" table:number-columns-spanned="1024" table:number-rows-spanned="1">
            <text:p># If living and working in the UK set “Currency code” to GBP and “Exchange rate” to 1.00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verseas Repayment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 code (XXX)</text:p>
          </table:table-cell>
          <table:table-cell office:value-type="string" calcext:value-type="string">
            <text:p>AUD</text:p>
          </table:table-cell>
          <table:table-cell/>
          <table:table-cell office:value-type="string" calcext:value-type="string">
            <text:p>The currency that you receive the majority of your income</text:p>
          </table:table-cell>
          <table:table-cell table:number-columns-repeated="1020"/>
        </table:table-row>
        <table:table-row table:style-name="ro1">
          <table:table-cell table:formula="of:=&quot;Exchange rate (&quot;&amp;[.$B$25]&amp;&quot; / GBP)&quot;" office:value-type="string" office:string-value="Exchange rate (AUD / GBP)" calcext:value-type="string">
            <text:p>Exchange rate (AUD / GBP)</text:p>
          </table:table-cell>
          <table:table-cell table:style-name="ce12" office:value-type="float" office:value="0.54743" calcext:value-type="float">
            <text:p>0.547430</text:p>
          </table:table-cell>
          <table:table-cell/>
          <table:table-cell table:formula="of:=&quot;The value of 1 &quot;&amp;[.$B$25]&amp;&quot; in GBP&quot;" office:value-type="string" office:string-value="The value of 1 AUD in GBP" calcext:value-type="string">
            <text:p>The value of 1 AUD in GB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financial parameters are specific to each individual and should be updated continuously throughout the life of the loan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 Financ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loan value (GBP)</text:p>
          </table:table-cell>
          <table:table-cell table:style-name="ce9" office:value-type="currency" office:currency="GBP" office:value="51000" calcext:value-type="currency">
            <text:p>£51,000.00</text:p>
          </table:table-cell>
          <table:table-cell/>
          <table:table-cell office:value-type="string" calcext:value-type="string">
            <text:p>The current value of your student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repayments made (GBP)</text:p>
          </table:table-cell>
          <table:table-cell table:style-name="ce9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The current total value of all previous loan repayments made</text:p>
          </table:table-cell>
          <table:table-cell table:number-columns-repeated="1020"/>
        </table:table-row>
        <table:table-row table:style-name="ro1">
          <table:table-cell table:formula="of:=&quot;Gross Income (&quot;&amp;[.$B$25]&amp;&quot;)&quot;" office:value-type="string" office:string-value="Gross Income (AUD)" calcext:value-type="string">
            <text:p>Gross Income (AUD)</text:p>
          </table:table-cell>
          <table:table-cell table:style-name="ce13" office:value-type="float" office:value="80000" calcext:value-type="float">
            <text:p>80,000.00</text:p>
          </table:table-cell>
          <table:table-cell/>
          <table:table-cell office:value-type="string" calcext:value-type="string">
            <text:p>Your current before tax annual inco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Useful link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# Loan interest rates</text:p>
          </table:table-cell>
          <table:table-cell table:style-name="ce18" office:value-type="string" calcext:value-type="string" table:number-columns-spanned="1023" table:number-rows-spanned="1">
            <text:p><text:a xlink:href="https://www.gov.uk/government/news/student-loans-interest-rates-and-repayment-threshold-announcement--2" xlink:type="simple">https://www.gov.uk/government/news/student-loans-interest-rates-and-repayment-threshold-announcement--2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Loan repayments</text:p>
          </table:table-cell>
          <table:table-cell table:style-name="ce18" office:value-type="string" calcext:value-type="string" table:number-columns-spanned="1023" table:number-rows-spanned="1">
            <text:p><text:a xlink:href="https://www.gov.uk/repaying-your-student-loan/what-you-pay" xlink:type="simple">https://www.gov.uk/repaying-your-student-loan/what-you-pay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Overseas repayments</text:p>
          </table:table-cell>
          <table:table-cell table:style-name="ce18" office:value-type="string" calcext:value-type="string" table:number-columns-spanned="1023" table:number-rows-spanned="1">
            <text:p><text:a xlink:href="https://www.gov.uk/government/publications/overseas-earnings-thresholds-for-plan-2-student-loans/overseas-earnings-thresholds-for-plan-2-student-loans-2020-21" xlink:type="simple">https://www.gov.uk/government/publications/overseas-earnings-thresholds-for-plan-2-student-loans/overseas-earnings-thresholds-for-plan-2-student-loans-2020-21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SLC login</text:p>
          </table:table-cell>
          <table:table-cell office:value-type="string" calcext:value-type="string">
            <text:p><text:a xlink:href="https://www.gov.uk/sign-in-to-manage-your-student-loan-balance" xlink:type="simple">https://www.gov.uk/sign-in-to-manage-your-student-loan-balance</text:a>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yment-scenarios" table:style-name="ta1">
        <table:table-column table:style-name="co5" table:default-cell-style-name="Default"/>
        <table:table-column table:style-name="co6" table:default-cell-style-name="ce38"/>
        <table:table-column table:style-name="co6" table:default-cell-style-name="ce41"/>
        <table:table-column table:style-name="co6" table:number-columns-repeated="3" table:default-cell-style-name="ce63"/>
        <table:table-column table:style-name="co6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Repayment scenarios show data on milestone repayment amounts and are used to advise how to respond to requested repayments</text:p>
          </table:table-cell>
          <table:covered-table-cell table:style-name="ce34"/>
          <table:covered-table-cell table:style-name="ce68"/>
          <table:covered-table-cell table:number-columns-repeated="1021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1: Assumptions</text:p>
          </table:table-cell>
          <table:table-cell office:value-type="string" calcext:value-type="string">
            <text:p>Years remaining on loan</text:p>
          </table:table-cell>
          <table:table-cell table:style-name="ce68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2]" office:value-type="currency" office:currency="GBP" office:value="0" calcext:value-type="currency">
            <text:p>£0.00</text:p>
          </table:table-cell>
          <table:table-cell table:style-name="ce42" table:formula="of:=ROUND([.C4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4]-[$'loan-parameters'.$B$32]" office:value-type="currency" office:currency="GBP" office:value="0" calcext:value-type="currency">
            <text:p>£0.00</text:p>
          </table:table-cell>
          <table:table-cell table:formula="of:=[.B7]/([.B4]*12)" office:value-type="currency" office:currency="GBP" office:value="0" calcext:value-type="currency">
            <text:p>£0.00</text:p>
          </table:table-cell>
          <table:table-cell table:style-name="ce41" table:formula="of:=[.C7]/([$'loan-parameters'.$B$19]/12)+[$'loan-parameters'.$B$17]" office:value-type="currency" office:currency="GBP" office:value="27295" calcext:value-type="currency">
            <text:p>£27,295.00</text:p>
          </table:table-cell>
          <table:table-cell table:style-name="ce46" table:formula="of:=IF([.D7]&gt;=[$'loan-parameters'.$B$18];[$'loan-parameters'.$B$11]+[$'loan-parameters'.$B$12];IF([.D7]&lt;=[$'loan-parameters'.$B$17];[$'loan-parameters'.$B$11];[$'loan-parameters'.$B$11]+[$'loan-parameters'.$B$12]*([.D7]-[$'loan-parameters'.$B$17])/([$'loan-parameters'.$B$18]-[$'loan-parameters'.$B$17])))/12" office:value-type="percentage" office:value="0.00125" calcext:value-type="percentage">
            <text:p>0.13%</text:p>
          </table:table-cell>
          <table:table-cell table:style-name="ce41" table:formula="of:=[$'loan-parameters'.$B$31]*(1+[.E7])^([.B4]*12)-[.C7]/[.E7]*((1+[.E7])^([.B4]*12)-1)" office:value-type="currency" office:currency="GBP" office:value="79761.9184445184" calcext:value-type="currency">
            <text:p>£79,761.92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7]/[$'loan-parameters'.$B$26];2)&amp;&quot; &quot;&amp;[$'loan-parameters'.$B$25]" office:value-type="string" office:string-value="49860.26 AUD" calcext:value-type="string">
            <text:p>49860.26 AUD</text:p>
          </table:table-cell>
          <table:table-cell table:style-name="ce42"/>
          <table:table-cell table:style-name="ce42" table:formula="of:=ROUND([.F7]/[$'loan-parameters'.$B$26];2)&amp;&quot; &quot;&amp;[$'loan-parameters'.$B$25]" office:value-type="string" office:string-value="145702.5 AUD" calcext:value-type="string">
            <text:p>145702.5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3"/>
          <table:table-cell table:style-name="ce50"/>
          <table:table-cell table:style-name="ce4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2: Assumptions</text:p>
          </table:table-cell>
          <table:table-cell office:value-type="string" calcext:value-type="string">
            <text:p>Years remaining on loan</text:p>
          </table:table-cell>
          <table:table-cell table:style-name="ce68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$B$5]" office:value-type="currency" office:currency="GBP" office:value="50000" calcext:value-type="currency">
            <text:p>£50,000.00</text:p>
          </table:table-cell>
          <table:table-cell table:style-name="ce42" table:formula="of:=ROUND([.C12]/[$'loan-parameters'.$B$26];2)&amp;&quot; &quot;&amp;[$'loan-parameters'.$B$25]" office:value-type="string" office:string-value="91335.88 AUD" calcext:value-type="string">
            <text:p>91335.88 AUD</text:p>
          </table:table-cell>
          <table:table-cell table:number-columns-repeated="1020"/>
        </table:table-row>
        <table:table-row table:style-name="ro1">
          <table:table-cell/>
          <table:table-cell table:style-name="ce41"/>
          <table:table-cell table:style-name="ce51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12]-[$'loan-parameters'.$B$32]" office:value-type="currency" office:currency="GBP" office:value="50000" calcext:value-type="currency">
            <text:p>£50,000.00</text:p>
          </table:table-cell>
          <table:table-cell table:formula="of:=[.B15]/([.B12]*12)" office:value-type="currency" office:currency="GBP" office:value="139.664804469274" calcext:value-type="currency">
            <text:p>£139.66</text:p>
          </table:table-cell>
          <table:table-cell table:style-name="ce41" table:formula="of:=[.C15]/([$'loan-parameters'.$B$19]/12)+[$'loan-parameters'.$B$17]" office:value-type="currency" office:currency="GBP" office:value="45916.9739292365" calcext:value-type="currency">
            <text:p>£45,916.97</text:p>
          </table:table-cell>
          <table:table-cell table:style-name="ce46" table:formula="of:=IF([.D15]&gt;=[$'loan-parameters'.$B$18];[$'loan-parameters'.$B$11]+[$'loan-parameters'.$B$12];IF([.D15]&lt;=[$'loan-parameters'.$B$17];[$'loan-parameters'.$B$11];[$'loan-parameters'.$B$11]+[$'loan-parameters'.$B$12]*([.D15]-[$'loan-parameters'.$B$17])/([$'loan-parameters'.$B$18]-[$'loan-parameters'.$B$17])))/12" office:value-type="percentage" office:value="0.00338212433355124" calcext:value-type="percentage">
            <text:p>0.34%</text:p>
          </table:table-cell>
          <table:table-cell table:style-name="ce53" table:formula="of:=[$'loan-parameters'.$B$31]*(1+[.E15])^([.B12]*12)-[.C15]/[.E15]*((1+[.E15])^([.B12]*12)-1)" office:value-type="currency" office:currency="AUD" office:value="73800.172126798" calcext:value-type="currency">
            <text:p>$73,800.17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5]/[$'loan-parameters'.$B$26];2)&amp;&quot; &quot;&amp;[$'loan-parameters'.$B$25]" office:value-type="string" office:string-value="91335.88 AUD" calcext:value-type="string">
            <text:p>91335.88 AUD</text:p>
          </table:table-cell>
          <table:table-cell table:style-name="ce42" table:formula="of:=ROUND([.C15]/[$'loan-parameters'.$B$26];2)&amp;&quot; &quot;&amp;[$'loan-parameters'.$B$25]" office:value-type="string" office:string-value="255.13 AUD" calcext:value-type="string">
            <text:p>255.13 AUD</text:p>
          </table:table-cell>
          <table:table-cell table:style-name="ce42" table:formula="of:=ROUND([.D15]/[$'loan-parameters'.$B$26];2)&amp;&quot; &quot;&amp;[$'loan-parameters'.$B$25]" office:value-type="string" office:string-value="83877.34 AUD" calcext:value-type="string">
            <text:p>83877.34 AUD</text:p>
          </table:table-cell>
          <table:table-cell/>
          <table:table-cell table:style-name="ce42" table:formula="of:=ROUND([.F15]/[$'loan-parameters'.$B$26];2)&amp;&quot; &quot;&amp;[$'loan-parameters'.$B$25]" office:value-type="string" office:string-value="134812.07 AUD" calcext:value-type="string">
            <text:p>134812.07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3: Assumptions</text:p>
          </table:table-cell>
          <table:table-cell office:value-type="string" calcext:value-type="string">
            <text:p>Years remaining on loan</text:p>
          </table:table-cell>
          <table:table-cell table:style-name="ce68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1]+[$'loan-parameters'.B32]" office:value-type="currency" office:currency="GBP" office:value="51000" calcext:value-type="currency">
            <text:p>£51,000.00</text:p>
          </table:table-cell>
          <table:table-cell table:style-name="ce42" table:formula="of:=ROUND([.C20]/[$'loan-parameters'.$B$26];2)&amp;&quot; &quot;&amp;[$'loan-parameters'.$B$25]" office:value-type="string" office:string-value="93162.6 AUD" calcext:value-type="string">
            <text:p>93162.6 AUD</text:p>
          </table:table-cell>
          <table:table-cell table:number-columns-repeated="1020"/>
        </table:table-row>
        <table:table-row table:style-name="ro1">
          <table:table-cell/>
          <table:table-cell table:style-name="ce6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20]-[$'loan-parameters'.$B$32]" office:value-type="currency" office:currency="GBP" office:value="51000" calcext:value-type="currency">
            <text:p>£51,000.00</text:p>
          </table:table-cell>
          <table:table-cell table:formula="of:=[.B23]/([.B20]*12)" office:value-type="currency" office:currency="GBP" office:value="142.458100558659" calcext:value-type="currency">
            <text:p>£142.46</text:p>
          </table:table-cell>
          <table:table-cell table:style-name="ce41" table:formula="of:=[.C23]/([$'loan-parameters'.$B$19]/12)+[$'loan-parameters'.$B$17]" office:value-type="currency" office:currency="GBP" office:value="46289.4134078212" calcext:value-type="currency">
            <text:p>£46,289.41</text:p>
          </table:table-cell>
          <table:table-cell table:style-name="ce46" table:formula="of:=IF([.D23]&gt;=[$'loan-parameters'.$B$18];[$'loan-parameters'.$B$11]+[$'loan-parameters'.$B$12];IF([.D23]&lt;=[$'loan-parameters'.$B$17];[$'loan-parameters'.$B$11];[$'loan-parameters'.$B$11]+[$'loan-parameters'.$B$12]*([.D23]-[$'loan-parameters'.$B$17])/([$'loan-parameters'.$B$18]-[$'loan-parameters'.$B$17])))/12" office:value-type="percentage" office:value="0.00342476682022226" calcext:value-type="percentage">
            <text:p>0.34%</text:p>
          </table:table-cell>
          <table:table-cell table:style-name="ce53" table:formula="of:=[$'loan-parameters'.$B$31]*(1+[.E23])^([.B20]*12)-[.C23]/[.E23]*((1+[.E23])^([.B20]*12)-1)" office:value-type="currency" office:currency="AUD" office:value="73574.8280494053" calcext:value-type="currency">
            <text:p>$73,574.8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3]/[$'loan-parameters'.$B$26];2)&amp;&quot; &quot;&amp;[$'loan-parameters'.$B$25]" office:value-type="string" office:string-value="93162.6 AUD" calcext:value-type="string">
            <text:p>93162.6 AUD</text:p>
          </table:table-cell>
          <table:table-cell table:style-name="ce42" table:formula="of:=ROUND([.C23]/[$'loan-parameters'.$B$26];2)&amp;&quot; &quot;&amp;[$'loan-parameters'.$B$25]" office:value-type="string" office:string-value="260.23 AUD" calcext:value-type="string">
            <text:p>260.23 AUD</text:p>
          </table:table-cell>
          <table:table-cell table:style-name="ce42" table:formula="of:=ROUND([.D23]/[$'loan-parameters'.$B$26];2)&amp;&quot; &quot;&amp;[$'loan-parameters'.$B$25]" office:value-type="string" office:string-value="84557.68 AUD" calcext:value-type="string">
            <text:p>84557.68 AUD</text:p>
          </table:table-cell>
          <table:table-cell/>
          <table:table-cell table:style-name="ce42" table:formula="of:=ROUND([.F23]/[$'loan-parameters'.$B$26];2)&amp;&quot; &quot;&amp;[$'loan-parameters'.$B$25]" office:value-type="string" office:string-value="134400.43 AUD" calcext:value-type="string">
            <text:p>134400.43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4: Assumptions</text:p>
          </table:table-cell>
          <table:table-cell office:value-type="string" calcext:value-type="string">
            <text:p>Years remaining on loan</text:p>
          </table:table-cell>
          <table:table-cell table:style-name="ce68" office:value-type="string" calcext:value-type="string" table:number-columns-spanned="2" table:number-rows-spanned="1">
            <text:p>Final Loan Valu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office:value-type="currency" office:currency="GBP" office:value="0" calcext:value-type="currency">
            <text:p>£0.00</text:p>
          </table:table-cell>
          <table:table-cell table:style-name="ce42" table:formula="of:=ROUND([.C28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/>
          <table:table-cell table:style-name="ce63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Interest Rate Estimation</text:p>
          </table:table-cell>
          <table:table-cell office:value-type="string" calcext:value-type="string">
            <text:p>RPI + maximum interest</text:p>
          </table:table-cell>
          <table:table-cell table:style-name="ce38" office:value-type="string" calcext:value-type="string">
            <text:p>RPI only</text:p>
          </table:table-cell>
          <table:table-cell table:style-name="ce38" office:value-type="string" calcext:value-type="string">
            <text:p>RPI + partial interest 1</text:p>
          </table:table-cell>
          <table:table-cell table:style-name="ce38" office:value-type="string" calcext:value-type="string">
            <text:p>RPI + partial interest 2</text:p>
          </table:table-cell>
          <table:table-cell table:style-name="ce38" office:value-type="string" calcext:value-type="string">
            <text:p>RPI + partial interest 3</text:p>
          </table:table-cell>
          <table:table-cell table:style-name="ce2" office:value-type="string" calcext:value-type="string">
            <text:p>RPI + partial interest 4</text:p>
          </table:table-cell>
          <table:table-cell table:style-name="ce2" office:value-type="string" calcext:value-type="string">
            <text:p>RPI + partial interest 5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Assumed Monthly Interest Rate (%)</text:p>
          </table:table-cell>
          <table:table-cell table:style-name="ce45" table:formula="of:=([$'loan-parameters'.$B$11]+[$'loan-parameters'.$B$12])/12" office:value-type="percentage" office:value="0.00375" calcext:value-type="percentage">
            <text:p>0.38%</text:p>
          </table:table-cell>
          <table:table-cell table:style-name="ce45" table:formula="of:=([$'loan-parameters'.$B$11])/12" office:value-type="percentage" office:value="0.00125" calcext:value-type="percentage">
            <text:p>0.13%</text:p>
          </table:table-cell>
          <table:table-cell table:style-name="ce45" table:formula="of:=([$'loan-parameters'.$B$11]+[$'loan-parameters'.$B$12]*(([.$B$33]+[.$C$33])/2-[$'loan-parameters'.$B$17])/([$'loan-parameters'.$B$18]-[$'loan-parameters'.$B$17]))/12" office:value-type="percentage" office:value="0.00457709913719702" calcext:value-type="percentage">
            <text:p>0.46%</text:p>
          </table:table-cell>
          <table:table-cell table:style-name="ce46" table:formula="of:=([$'loan-parameters'.$B$11]+[$'loan-parameters'.$B$12]*([.D33]-[$'loan-parameters'.$B$17])/([$'loan-parameters'.$B$18]-[$'loan-parameters'.$B$17]))/12" office:value-type="percentage" office:value="0.00567668778129542" calcext:value-type="percentage">
            <text:p>0.57%</text:p>
          </table:table-cell>
          <table:table-cell table:style-name="ce46" table:formula="of:=([$'loan-parameters'.$B$11]+[$'loan-parameters'.$B$12]*([.E33]-[$'loan-parameters'.$B$17])/([$'loan-parameters'.$B$18]-[$'loan-parameters'.$B$17]))/12" office:value-type="percentage" office:value="0.00634059377839866" calcext:value-type="percentage">
            <text:p>0.63%</text:p>
          </table:table-cell>
          <table:table-cell table:style-name="ce15" table:formula="of:=([$'loan-parameters'.$B$11]+[$'loan-parameters'.$B$12]*([.F33]-[$'loan-parameters'.$B$17])/([$'loan-parameters'.$B$18]-[$'loan-parameters'.$B$17]))/12" office:value-type="percentage" office:value="0.00675995173944572" calcext:value-type="percentage">
            <text:p>0.68%</text:p>
          </table:table-cell>
          <table:table-cell table:style-name="ce15" table:formula="of:=([$'loan-parameters'.$B$11]+[$'loan-parameters'.$B$12]*([.G33]-[$'loan-parameters'.$B$17])/([$'loan-parameters'.$B$18]-[$'loan-parameters'.$B$17]))/12" office:value-type="percentage" office:value="0.00703132796274553" calcext:value-type="percentage">
            <text:p>0.70%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onthly Repayments (GBP)</text:p>
          </table:table-cell>
          <table:table-cell table:style-name="ce41" table:formula="of:=[$'loan-parameters'.$B$31]*[.B$31]*(1+[.B$31])^([.$B$28]*12)/((1+[.B$31])^([.$B$28]*12)-1)" office:value-type="currency" office:currency="GBP" office:value="259.093162732995" calcext:value-type="currency">
            <text:p>£259.09</text:p>
          </table:table-cell>
          <table:table-cell table:formula="of:=[$'loan-parameters'.$B$31]*[.C$31]*(1+[.C$31])^([.$B$28]*12)/((1+[.C$31])^([.$B$28]*12)-1)" office:value-type="currency" office:currency="GBP" office:value="176.790095231187" calcext:value-type="currency">
            <text:p>£176.79</text:p>
          </table:table-cell>
          <table:table-cell table:style-name="ce41" table:formula="of:=[$'loan-parameters'.$B$31]*[.D$31]*(1+[.D$31])^([.$B$28]*12)/((1+[.D$31])^([.$B$28]*12)-1)" office:value-type="currency" office:currency="GBP" office:value="289.970183113757" calcext:value-type="currency">
            <text:p>£289.97</text:p>
          </table:table-cell>
          <table:table-cell table:style-name="ce41" table:formula="of:=[$'loan-parameters'.$B$31]*[.E$31]*(1+[.E$31])^([.$B$28]*12)/((1+[.E$31])^([.$B$28]*12)-1)" office:value-type="currency" office:currency="GBP" office:value="333.459345454004" calcext:value-type="currency">
            <text:p>£333.46</text:p>
          </table:table-cell>
          <table:table-cell table:style-name="ce41" table:formula="of:=[$'loan-parameters'.$B$31]*[.F$31]*(1+[.F$31])^([.$B$28]*12)/((1+[.F$31])^([.$B$28]*12)-1)" office:value-type="currency" office:currency="GBP" office:value="360.929388692392" calcext:value-type="currency">
            <text:p>£360.93</text:p>
          </table:table-cell>
          <table:table-cell table:style-name="ce47" table:formula="of:=[$'loan-parameters'.$B$31]*[.G$31]*(1+[.G$31])^([.$B$28]*12)/((1+[.G$31])^([.$B$28]*12)-1)" office:value-type="currency" office:currency="GBP" office:value="378.705888199646" calcext:value-type="currency">
            <text:p>£378.71</text:p>
          </table:table-cell>
          <table:table-cell table:style-name="ce47" table:formula="of:=[$'loan-parameters'.$B$31]*[.H$31]*(1+[.H$31])^([.$B$28]*12)/((1+[.H$31])^([.$B$28]*12)-1)" office:value-type="currency" office:currency="GBP" office:value="390.373251212675" calcext:value-type="currency">
            <text:p>£390.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Associated Income (GBP)</text:p>
          </table:table-cell>
          <table:table-cell table:style-name="ce41" table:formula="of:=[.B32]/([$'loan-parameters'.$B$19]/12)+[$'loan-parameters'.$B$17]" office:value-type="currency" office:currency="GBP" office:value="61840.755031066" calcext:value-type="currency">
            <text:p>£61,840.76</text:p>
          </table:table-cell>
          <table:table-cell table:formula="of:=[.C32]/([$'loan-parameters'.$B$19]/12)+[$'loan-parameters'.$B$17]" office:value-type="currency" office:currency="GBP" office:value="50867.0126974916" calcext:value-type="currency">
            <text:p>£50,867.01</text:p>
          </table:table-cell>
          <table:table-cell table:style-name="ce41" table:formula="of:=[.D32]/([$'loan-parameters'.$B$19]/12)+[$'loan-parameters'.$B$17]" office:value-type="currency" office:currency="GBP" office:value="65957.6910818342" calcext:value-type="currency">
            <text:p>£65,957.69</text:p>
          </table:table-cell>
          <table:table-cell table:style-name="ce41" table:formula="of:=[.E32]/([$'loan-parameters'.$B$19]/12)+[$'loan-parameters'.$B$17]" office:value-type="currency" office:currency="GBP" office:value="71756.2460605339" calcext:value-type="currency">
            <text:p>£71,756.25</text:p>
          </table:table-cell>
          <table:table-cell table:style-name="ce41" table:formula="of:=[.F32]/([$'loan-parameters'.$B$19]/12)+[$'loan-parameters'.$B$17]" office:value-type="currency" office:currency="GBP" office:value="75418.9184923189" calcext:value-type="currency">
            <text:p>£75,418.92</text:p>
          </table:table-cell>
          <table:table-cell table:style-name="ce41" table:formula="of:=[.G32]/([$'loan-parameters'.$B$19]/12)+[$'loan-parameters'.$B$17]" office:value-type="currency" office:currency="GBP" office:value="77789.1184266195" calcext:value-type="currency">
            <text:p>£77,789.12</text:p>
          </table:table-cell>
          <table:table-cell table:style-name="ce41" table:formula="of:=[.H32]/([$'loan-parameters'.$B$19]/12)+[$'loan-parameters'.$B$17]" office:value-type="currency" office:currency="GBP" office:value="79344.7668283566" calcext:value-type="currency">
            <text:p>£79,344.77</text:p>
          </table:table-cell>
          <table:table-cell table:number-columns-repeated="1016"/>
        </table:table-row>
        <table:table-row table:style-name="ro1">
          <table:table-cell/>
          <table:table-cell table:style-name="ce46"/>
          <table:table-cell table:style-name="ce63"/>
          <table:table-cell table:style-name="ce53"/>
          <table:table-cell table:number-columns-repeated="1020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IF([.$B$33]&gt;=[$'loan-parameters'.$B$18];[.$B$32];IF([.$C$33]&lt;=[$'loan-parameters'.$B$17];[.$C$32];[.$H$32]))" office:value-type="currency" office:currency="GBP" office:value="259.093162732995" calcext:value-type="currency">
            <text:p>£259.09</text:p>
          </table:table-cell>
          <table:table-cell table:formula="of:=IF([.$B$33]&gt;=[$'loan-parameters'.$B$18];[.$B$33];IF([.$C$33]&lt;=[$'loan-parameters'.$B$17];[.$C$33];[.$H$33]))" office:value-type="currency" office:currency="GBP" office:value="61840.755031066" calcext:value-type="currency">
            <text:p>£61,840.76</text:p>
          </table:table-cell>
          <table:table-cell table:style-name="ce41" table:formula="of:=[.B36]*[.B28]*12" office:value-type="currency" office:currency="GBP" office:value="92755.3522584121" calcext:value-type="currency">
            <text:p>£92,755.35</text:p>
          </table:table-cell>
          <table:table-cell table:style-name="ce41" table:formula="of:=[.D36]+[$'loan-parameters'.$B$32]" office:value-type="currency" office:currency="GBP" office:value="92755.3522584121" calcext:value-type="currency">
            <text:p>£92,755.35</text:p>
          </table:table-cell>
          <table:table-cell table:number-columns-repeated="1019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36]/[$'loan-parameters'.$B$26];2)&amp;&quot; &quot;&amp;[$'loan-parameters'.$B$25]" office:value-type="string" office:string-value="473.29 AUD" calcext:value-type="string">
            <text:p>473.29 AUD</text:p>
          </table:table-cell>
          <table:table-cell table:style-name="ce42" table:formula="of:=ROUND([.C36]/[$'loan-parameters'.$B$26];2)&amp;&quot; &quot;&amp;[$'loan-parameters'.$B$25]" office:value-type="string" office:string-value="112965.59 AUD" calcext:value-type="string">
            <text:p>112965.59 AUD</text:p>
          </table:table-cell>
          <table:table-cell table:style-name="ce42" table:formula="of:=ROUND([.D36]/[$'loan-parameters'.$B$26];2)&amp;&quot; &quot;&amp;[$'loan-parameters'.$B$25]" office:value-type="string" office:string-value="169437.83 AUD" calcext:value-type="string">
            <text:p>169437.83 AUD</text:p>
          </table:table-cell>
          <table:table-cell table:style-name="ce42" table:formula="of:=ROUND([.E36]/[$'loan-parameters'.$B$26];2)&amp;&quot; &quot;&amp;[$'loan-parameters'.$B$25]" office:value-type="string" office:string-value="169437.83 AUD" calcext:value-type="string">
            <text:p>169437.83 AU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72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# The below table shows a summary of the information calculated above</text:p>
          </table:table-cell>
          <table:covered-table-cell table:style-name="Default"/>
          <table:covered-table-cell table:style-name="ce72"/>
          <table:covered-table-cell table:number-columns-repeated="3" table:style-name="Default"/>
          <table:covered-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Summary</text:p>
          </table:table-cell>
          <table:table-cell table:style-name="ce2" office:value-type="string" calcext:value-type="string">
            <text:p>Maximum Associated Income</text:p>
          </table:table-cell>
          <table:table-cell table:style-name="ce2" office:value-type="string" calcext:value-type="string">
            <text:p>Monthly Repayments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6" table:formula="of:=[.D8]" office:value-type="string" office:string-value="49860.26 AUD" calcext:value-type="string">
            <text:p>49860.26 AUD</text:p>
          </table:table-cell>
          <table:table-cell table:style-name="ce36" table:formula="of:=[.C8]" office:value-type="string" office:string-value="0 AUD" calcext:value-type="string">
            <text:p>0 AUD</text:p>
          </table:table-cell>
          <table:table-cell table:style-name="ce55" table:formula="of:=[.D4]" office:value-type="string" office:string-value="0 AUD" calcext:value-type="string">
            <text:p>0 AUD</text:p>
          </table:table-cell>
          <table:table-cell table:style-name="ce56" table:formula="of:=[.B8]" office:value-type="string" office:string-value="0 AUD" calcext:value-type="string">
            <text:p>0 AUD</text:p>
          </table:table-cell>
          <table:table-cell table:style-name="ce36" table:formula="of:=[.F8]" office:value-type="string" office:string-value="145702.5 AUD" calcext:value-type="string">
            <text:p>145702.5 AUD</text:p>
          </table:table-cell>
          <table:table-cell table:number-columns-repeated="1018"/>
        </table:table-row>
        <table:table-row table:style-name="ro1">
          <table:table-cell table:style-name="ce36" table:number-columns-repeated="3"/>
          <table:table-cell table:style-name="ce55"/>
          <table:table-cell table:style-name="ce56"/>
          <table:table-cell table:style-name="ce36"/>
          <table:table-cell table:number-columns-repeated="1018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47" table:formula="of:=[.D16]" office:value-type="string" office:string-value="83877.34 AUD" calcext:value-type="string">
            <text:p>83877.34 AUD</text:p>
          </table:table-cell>
          <table:table-cell table:style-name="Default" table:formula="of:=[.C16]" office:value-type="string" office:string-value="255.13 AUD" calcext:value-type="string">
            <text:p>255.13 AUD</text:p>
          </table:table-cell>
          <table:table-cell table:style-name="Default" table:formula="of:=[.B16]" office:value-type="string" office:string-value="91335.88 AUD" calcext:value-type="string">
            <text:p>91335.88 AUD</text:p>
          </table:table-cell>
          <table:table-cell table:style-name="Default" table:formula="of:=[.D12]" office:value-type="string" office:string-value="91335.88 AUD" calcext:value-type="string">
            <text:p>91335.88 AUD</text:p>
          </table:table-cell>
          <table:table-cell table:style-name="Default" table:formula="of:=[.F16]" office:value-type="string" office:string-value="134812.07 AUD" calcext:value-type="string">
            <text:p>134812.07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Default" table:formula="of:=[.D24]" office:value-type="string" office:string-value="84557.68 AUD" calcext:value-type="string">
            <text:p>84557.68 AUD</text:p>
          </table:table-cell>
          <table:table-cell table:style-name="Default" table:formula="of:=[.C24]" office:value-type="string" office:string-value="260.23 AUD" calcext:value-type="string">
            <text:p>260.23 AUD</text:p>
          </table:table-cell>
          <table:table-cell table:style-name="Default" table:formula="of:=[.B24]" office:value-type="string" office:string-value="93162.6 AUD" calcext:value-type="string">
            <text:p>93162.6 AUD</text:p>
          </table:table-cell>
          <table:table-cell table:style-name="Default" table:formula="of:=[.D20]" office:value-type="string" office:string-value="93162.6 AUD" calcext:value-type="string">
            <text:p>93162.6 AUD</text:p>
          </table:table-cell>
          <table:table-cell table:style-name="Default" table:formula="of:=[.F24]" office:value-type="string" office:string-value="134400.43 AUD" calcext:value-type="string">
            <text:p>134400.43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Default" table:formula="of:=[.C37]" office:value-type="string" office:string-value="112965.59 AUD" calcext:value-type="string">
            <text:p>112965.59 AUD</text:p>
          </table:table-cell>
          <table:table-cell table:style-name="Default" table:formula="of:=[.B37]" office:value-type="string" office:string-value="473.29 AUD" calcext:value-type="string">
            <text:p>473.29 AUD</text:p>
          </table:table-cell>
          <table:table-cell table:style-name="Default" table:formula="of:=[.D37]" office:value-type="string" office:string-value="169437.83 AUD" calcext:value-type="string">
            <text:p>169437.83 AUD</text:p>
          </table:table-cell>
          <table:table-cell table:style-name="Default" table:formula="of:=[.E37]" office:value-type="string" office:string-value="169437.83 AUD" calcext:value-type="string">
            <text:p>169437.83 AUD</text:p>
          </table:table-cell>
          <table:table-cell table:style-name="Default" table:formula="of:=[.D28]" office:value-type="string" office:string-value="0 AUD" calcext:value-type="string">
            <text:p>0 AUD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48"/>
          <table:table-cell table:style-name="Default" table:number-columns-repeated="4"/>
          <table:table-cell table:number-columns-repeated="1018"/>
        </table:table-row>
      </table:table>
      <table:table table:name="current-situation" table:style-name="ta1">
        <table:table-column table:style-name="co7" table:default-cell-style-name="Default"/>
        <table:table-column table:style-name="co8" table:number-columns-repeated="5" table:default-cell-style-name="Default"/>
        <table:table-column table:style-name="co4" table:number-columns-repeated="1018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Scenario code refers to the repayment scenario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A: Do not make extra repayments, you will not be required to pay off your loan more than its current value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B: If making extra repayments, ensure they are greater than or equal to the calculated value or else risk paying more than you would on minimum repayment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C: Any extra repayments made will reduce the total repaid value of the student loan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36" table:number-columns-repeated="2"/>
          <table:table-cell table:style-name="ce4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urrent Income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34" office:value-type="string" calcext:value-type="string">
            <text:p>Monthly Interest Rate</text:p>
          </table:table-cell>
          <table:table-cell table:style-name="ce34" office:value-type="string" calcext:value-type="string">
            <text:p>Scenario Code</text:p>
          </table:table-cell>
          <table:table-cell table:number-columns-repeated="1020"/>
        </table:table-row>
        <table:table-row table:style-name="ro1">
          <table:table-cell table:style-name="ce47" table:formula="of:=[$'loan-parameters'.B33]*[$'loan-parameters'.B26]" office:value-type="currency" office:currency="GBP" office:value="43794.4" calcext:value-type="currency">
            <text:p>£43,794.40</text:p>
          </table:table-cell>
          <table:table-cell table:style-name="ce47" table:formula="of:=IF([.A7]&gt;=[$'loan-parameters'.$B$17];([.A7]-[$'loan-parameters'.$B$17])*([$'loan-parameters'.$B$19]/12);0)" office:value-type="currency" office:currency="GBP" office:value="123.7455" calcext:value-type="currency">
            <text:p>£123.75</text:p>
          </table:table-cell>
          <table:table-cell table:style-name="ce15" table:formula="of:=IF([.A7]&gt;=[$'loan-parameters'.$B$18];[$'loan-parameters'.$B$11]+[$'loan-parameters'.$B$12];IF([.A7]&lt;=[$'loan-parameters'.$B$17];[$'loan-parameters'.$B$11];[$'loan-parameters'.$B$11]+[$'loan-parameters'.$B$12]*([.A7]-[$'loan-parameters'.$B$17])/([$'loan-parameters'.$B$18]-[$'loan-parameters'.$B$17])))/12" office:value-type="percentage" office:value="0.00313910006869704" calcext:value-type="percentage">
            <text:p>0.31%</text:p>
          </table:table-cell>
          <table:table-cell table:style-name="ce58" table:formula="of:=IF([.B7]&lt;=[$'repayment-scenarios'.$C$23];&quot;A&quot;;IF([.B7]&gt;=[$'repayment-scenarios'.B36];&quot;C&quot;;&quot;B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ROUND([.A7]/[$'loan-parameters'.$B$26];2)&amp;&quot; &quot;&amp;[$'loan-parameters'.$B$25]" office:value-type="string" office:string-value="80000 AUD" calcext:value-type="string">
            <text:p>80000 AUD</text:p>
          </table:table-cell>
          <table:table-cell table:style-name="ce42" table:formula="of:=ROUND([.B7]/[$'loan-parameters'.$B$26];2)&amp;&quot; &quot;&amp;[$'loan-parameters'.$B$25]" office:value-type="string" office:string-value="226.05 AUD" calcext:value-type="string">
            <text:p>226.05 AU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1024" table:number-rows-spanned="1">
            <text:p># The below calculations are only valid if the scenario code above shows ‘B’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B: Assumptions</text:p>
          </table:table-cell>
          <table:table-cell table:style-name="ce34" office:value-type="string" calcext:value-type="string">
            <text:p>Years remaining on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e minimum extra repayments</text:p>
          </table:table-cell>
          <table:table-cell table:style-name="ce39" table:formula="of:=IF([.$D$7]=&quot;B&quot;;[$'loan-parameters'.$B$6]-ORG.OPENOFFICE.MONTHS([$'loan-parameters'.$B$4];TODAY();1)/12;0)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68" office:value-type="string" calcext:value-type="string">
            <text:p>Total value repaid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34" office:value-type="string" calcext:value-type="string">
            <text:p>Final Loan Valu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(GBP)</text:p>
          </table:table-cell>
          <table:table-cell table:style-name="ce47" table:formula="of:=IF([.$D$7]=&quot;B&quot;;[.$B$7]*[.$B$13]*12+[$'loan-parameters'.$B$32];0)" office:value-type="currency" office:currency="GBP" office:value="0" calcext:value-type="currency">
            <text:p>£0.00</text:p>
          </table:table-cell>
          <table:table-cell table:style-name="ce47" table:formula="of:=IF([.$D$7]=&quot;B&quot;;[.B16]-[$'loan-parameters'.$B$32];0)" office:value-type="currency" office:currency="GBP" office:value="0" calcext:value-type="currency">
            <text:p>£0.00</text:p>
          </table:table-cell>
          <table:table-cell table:style-name="ce41" table:formula="of:=IF([.$D$7]=&quot;B&quot;;[$'loan-parameters'.$B$31]*(1+[.C7])^([.B13]*12)-[.B7]/[.C7]*((1+[.C7])^([.B13]*12)-1)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16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 Repayment Calculations</text:p>
          </table:table-cell>
          <table:table-cell table:style-name="ce2" office:value-type="string" calcext:value-type="string">
            <text:p>Repay within (years)</text:p>
          </table:table-cell>
          <table:table-cell table:style-name="ce2" office:value-type="string" calcext:value-type="string">
            <text:p>Minimum total repayments</text:p>
          </table:table-cell>
          <table:table-cell table:style-name="ce2" office:value-type="string" calcext:value-type="string">
            <text:p>Minimum extra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GBP)</text:p>
          </table:table-cell>
          <table:table-cell table:style-name="ce31" table:formula="of:=IF([.$D$7]=&quot;B&quot;;COUNTIF([$'t-lookup'.$A$2:.$A$361];&quot;&lt;=&quot;&amp;[.$B$16])/12;0)" office:value-type="float" office:value="0" calcext:value-type="float">
            <text:p>0.00</text:p>
          </table:table-cell>
          <table:table-cell table:style-name="ce47" table:formula="of:=IF([.$D$7]=&quot;B&quot;;HLOOKUP([$'t-lookup'.$B$2];[$'t-lookup'.$B$2:.$D$361];COUNTIF([$'t-lookup'.$A$2:.$A$361];&quot;&lt;=&quot;&amp;[.$B$16]);0);0)" office:value-type="currency" office:currency="GBP" office:value="0" calcext:value-type="currency">
            <text:p>£0.00</text:p>
          </table:table-cell>
          <table:table-cell table:style-name="ce47" table:formula="of:=IF([.$D$7]=&quot;B&quot;;[.C20]-[.B7]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/>
          <table:table-cell table:style-name="ce42" table:formula="of:=ROUND([.C20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20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nter your planned monthly repayments in GBP in the highlighted box to compare outcomes with minimum required repayments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yment Predictions</text:p>
          </table:table-cell>
          <table:table-cell table:style-name="ce2" office:value-type="string" calcext:value-type="string">
            <text:p>Monthly Repayments</text:p>
          </table:table-cell>
          <table:table-cell table:style-name="ce34" office:value-type="string" calcext:value-type="string">
            <text:p>Years remaining on loan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68" office:value-type="string" calcext:value-type="string">
            <text:p>Total value repaid</text:p>
          </table:table-cell>
          <table:table-cell table:style-name="ce34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 minimum repayments (GBP)</text:p>
          </table:table-cell>
          <table:table-cell table:style-name="ce47" table:formula="of:=[.B7]" office:value-type="currency" office:currency="GBP" office:value="123.7455" calcext:value-type="currency">
            <text:p>£123.75</text:p>
          </table:table-cell>
          <table:table-cell table:style-name="ce31" table:formula="of:=IF([.B26]&lt;=[$'repayment-scenarios'.$B$36];[$'repayment-scenarios'.$B$28];COUNTIF([$'t-lookup'.$B$2:.$B$361];&quot;&gt;=&quot;&amp;[.B26])/12)" office:value-type="float" office:value="29.8333333333333" calcext:value-type="float">
            <text:p>29.83</text:p>
          </table:table-cell>
          <table:table-cell table:style-name="ce47" table:formula="of:=[.B26]*[.C26]*12" office:value-type="currency" office:currency="GBP" office:value="44300.889" calcext:value-type="currency">
            <text:p>£44,300.89</text:p>
          </table:table-cell>
          <table:table-cell table:style-name="ce47" table:formula="of:=[.D26]+[$'loan-parameters'.$B$32]" office:value-type="currency" office:currency="GBP" office:value="44300.889" calcext:value-type="currency">
            <text:p>£44,300.89</text:p>
          </table:table-cell>
          <table:table-cell table:style-name="ce47" table:formula="of:=IF([.B26]&lt;=[$'loan-parameters'.$B$31]*[.$C$7]*(1+[.$C$7])^([.$C26]*12)/((1+[.$C$7])^([.$C26]*12)-1);[$'loan-parameters'.$B$31]*(1+[.$C$7])^([.C26]*12)-[.B26]/[.$C$7]*((1+[.$C$7])^([.C26]*12)-1);0)" office:value-type="currency" office:currency="GBP" office:value="74981.9684668492" calcext:value-type="currency">
            <text:p>£74,981.97</text:p>
          </table:table-cell>
          <table:table-cell table:style-name="ce48"/>
          <table:table-cell table:number-columns-repeated="1017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6]/[$'loan-parameters'.$B$26];2)&amp;&quot; &quot;&amp;[$'loan-parameters'.$B$25]" office:value-type="string" office:string-value="226.05 AUD" calcext:value-type="string">
            <text:p>226.05 AUD</text:p>
          </table:table-cell>
          <table:table-cell table:style-name="ce42"/>
          <table:table-cell table:style-name="ce42" table:formula="of:=ROUND([.D26]/[$'loan-parameters'.$B$26];2)&amp;&quot; &quot;&amp;[$'loan-parameters'.$B$25]" office:value-type="string" office:string-value="80925.21 AUD" calcext:value-type="string">
            <text:p>80925.21 AUD</text:p>
          </table:table-cell>
          <table:table-cell table:style-name="ce42" table:formula="of:=ROUND([.E26]/[$'loan-parameters'.$B$26];2)&amp;&quot; &quot;&amp;[$'loan-parameters'.$B$25]" office:value-type="string" office:string-value="80925.21 AUD" calcext:value-type="string">
            <text:p>80925.21 AUD</text:p>
          </table:table-cell>
          <table:table-cell table:style-name="ce42" table:formula="of:=ROUND([.F26]/[$'loan-parameters'.$B$26];2)&amp;&quot; &quot;&amp;[$'loan-parameters'.$B$25]" office:value-type="string" office:string-value="136970.88 AUD" calcext:value-type="string">
            <text:p>136970.88 AU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ual repayments (GBP)</text:p>
          </table:table-cell>
          <table:table-cell table:style-name="ce79" office:value-type="currency" office:currency="GBP" office:value="200" calcext:value-type="currency">
            <text:p>£200.00</text:p>
          </table:table-cell>
          <table:table-cell table:style-name="ce31" table:formula="of:=IF([.B29]&lt;=[$'repayment-scenarios'.$B$36];[$'repayment-scenarios'.$B$28];COUNTIF([$'t-lookup'.$B$2:.$B$361];&quot;&gt;=&quot;&amp;[.B29])/12)" office:value-type="float" office:value="29.8333333333333" calcext:value-type="float">
            <text:p>29.83</text:p>
          </table:table-cell>
          <table:table-cell table:style-name="ce47" table:formula="of:=[.B29]*[.C29]*12" office:value-type="currency" office:currency="GBP" office:value="71600" calcext:value-type="currency">
            <text:p>£71,600.00</text:p>
          </table:table-cell>
          <table:table-cell table:style-name="ce47" table:formula="of:=[.D29]+[$'loan-parameters'.$B$32]" office:value-type="currency" office:currency="GBP" office:value="71600" calcext:value-type="currency">
            <text:p>£71,600.00</text:p>
          </table:table-cell>
          <table:table-cell table:style-name="ce47" table:formula="of:=IF([.B29]&lt;=[$'loan-parameters'.$B$31]*[.$C$7]*(1+[.$C$7])^([.$C29]*12)/((1+[.$C$7])^([.$C29]*12)-1);[$'loan-parameters'.$B$31]*(1+[.$C$7])^([.C29]*12)-[.B29]/[.$C$7]*((1+[.$C$7])^([.C29]*12)-1);0)" office:value-type="currency" office:currency="GBP" office:value="24671.0118361005" calcext:value-type="currency">
            <text:p>£24,671.01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9]/[$'loan-parameters'.$B$26];2)&amp;&quot; &quot;&amp;[$'loan-parameters'.$B$25]" office:value-type="string" office:string-value="365.34 AUD" calcext:value-type="string">
            <text:p>365.34 AUD</text:p>
          </table:table-cell>
          <table:table-cell table:style-name="ce42"/>
          <table:table-cell table:style-name="ce42" table:formula="of:=ROUND([.D29]/[$'loan-parameters'.$B$26];2)&amp;&quot; &quot;&amp;[$'loan-parameters'.$B$25]" office:value-type="string" office:string-value="130792.98 AUD" calcext:value-type="string">
            <text:p>130792.98 AUD</text:p>
          </table:table-cell>
          <table:table-cell table:style-name="ce42" table:formula="of:=ROUND([.E29]/[$'loan-parameters'.$B$26];2)&amp;&quot; &quot;&amp;[$'loan-parameters'.$B$25]" office:value-type="string" office:string-value="130792.98 AUD" calcext:value-type="string">
            <text:p>130792.98 AUD</text:p>
          </table:table-cell>
          <table:table-cell table:style-name="ce42" table:formula="of:=ROUND([.F29]/[$'loan-parameters'.$B$26];2)&amp;&quot; &quot;&amp;[$'loan-parameters'.$B$25]" office:value-type="string" office:string-value="45066.97 AUD" calcext:value-type="string">
            <text:p>45066.97 AU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</table:table>
      <table:table table:name="t-lookup" table:style-name="ta1">
        <table:table-column table:style-name="co9" table:default-cell-style-name="ce48"/>
        <table:table-column table:style-name="co10" table:default-cell-style-name="ce47"/>
        <table:table-column table:style-name="co4" table:default-cell-style-name="ce59"/>
        <table:table-column table:style-name="co4" table:default-cell-style-name="ce31"/>
        <table:table-row table:style-name="ro1">
          <table:table-cell table:style-name="Default" office:value-type="string" calcext:value-type="string">
            <text:p>Total repaid value</text:p>
          </table:table-cell>
          <table:table-cell table:style-name="Default" office:value-type="string" calcext:value-type="string">
            <text:p>Monthly Repayments</text:p>
          </table:table-cell>
          <table:table-cell table:style-name="Default" office:value-type="string" calcext:value-type="string">
            <text:p>Months</text:p>
          </table:table-cell>
          <table:table-cell table:style-name="Default" office:value-type="string" calcext:value-type="string">
            <text:p>Years</text:p>
          </table:table-cell>
        </table:table-row>
        <table:table-row table:style-name="ro1">
          <table:table-cell table:formula="of:=IF([.B2]&lt;&gt;&quot;&quot;;[.B2]*[.C2]+[$'loan-parameters'.$B$32];&quot;&quot;)" office:value-type="currency" office:currency="AUD" office:value="51160.0941" calcext:value-type="currency">
            <text:p>$51,160.09</text:p>
          </table:table-cell>
          <table:table-cell table:formula="of:=IF([.D2]&lt;=[$'repayment-scenarios'.$B$28];ROUND([$'loan-parameters'.$B$31]*[$'current-situation'.$C$7]*(1+[$'current-situation'.$C$7])^[.C2]/((1+[$'current-situation'.$C$7])^[.C2]-1);5);&quot;&quot;)" office:value-type="currency" office:currency="GBP" office:value="51160.0941" calcext:value-type="currency">
            <text:p>£51,160.09</text:p>
          </table:table-cell>
          <table:table-cell table:formula="of:=1" office:value-type="float" office:value="1" calcext:value-type="float">
            <text:p>1</text:p>
          </table:table-cell>
          <table:table-cell table:formula="of:=ROUND([.C2]/12;5)" office:value-type="float" office:value="0.08333" calcext:value-type="float">
            <text:p>0.08</text:p>
          </table:table-cell>
        </table:table-row>
        <table:table-row table:style-name="ro1">
          <table:table-cell table:formula="of:=IF([.B3]&lt;&gt;&quot;&quot;;[.B3]*[.C3]+[$'loan-parameters'.$B$32];&quot;&quot;)" office:value-type="currency" office:currency="AUD" office:value="51240.2666" calcext:value-type="currency">
            <text:p>$51,240.27</text:p>
          </table:table-cell>
          <table:table-cell table:formula="of:=IF([.D3]&lt;=[$'repayment-scenarios'.$B$28];ROUND([$'loan-parameters'.$B$31]*[$'current-situation'.$C$7]*(1+[$'current-situation'.$C$7])^[.C3]/((1+[$'current-situation'.$C$7])^[.C3]-1);5);&quot;&quot;)" office:value-type="currency" office:currency="GBP" office:value="25620.1333" calcext:value-type="currency">
            <text:p>£25,620.13</text:p>
          </table:table-cell>
          <table:table-cell office:value-type="float" office:value="2" calcext:value-type="float">
            <text:p>2</text:p>
          </table:table-cell>
          <table:table-cell table:formula="of:=ROUND([.C3]/12;5)" office:value-type="float" office:value="0.16667" calcext:value-type="float">
            <text:p>0.17</text:p>
          </table:table-cell>
        </table:table-row>
        <table:table-row table:style-name="ro1">
          <table:table-cell table:formula="of:=IF([.B4]&lt;&gt;&quot;&quot;;[.B4]*[.C4]+[$'loan-parameters'.$B$32];&quot;&quot;)" office:value-type="currency" office:currency="AUD" office:value="51320.52273" calcext:value-type="currency">
            <text:p>$51,320.52</text:p>
          </table:table-cell>
          <table:table-cell table:formula="of:=IF([.D4]&lt;=[$'repayment-scenarios'.$B$28];ROUND([$'loan-parameters'.$B$31]*[$'current-situation'.$C$7]*(1+[$'current-situation'.$C$7])^[.C4]/((1+[$'current-situation'.$C$7])^[.C4]-1);5);&quot;&quot;)" office:value-type="currency" office:currency="GBP" office:value="17106.84091" calcext:value-type="currency">
            <text:p>£17,106.84</text:p>
          </table:table-cell>
          <table:table-cell office:value-type="float" office:value="3" calcext:value-type="float">
            <text:p>3</text:p>
          </table:table-cell>
          <table:table-cell table:formula="of:=ROUND([.C4]/12;5)" office:value-type="float" office:value="0.25" calcext:value-type="float">
            <text:p>0.25</text:p>
          </table:table-cell>
        </table:table-row>
        <table:table-row table:style-name="ro1">
          <table:table-cell table:formula="of:=IF([.B5]&lt;&gt;&quot;&quot;;[.B5]*[.C5]+[$'loan-parameters'.$B$32];&quot;&quot;)" office:value-type="currency" office:currency="AUD" office:value="51400.86248" calcext:value-type="currency">
            <text:p>$51,400.86</text:p>
          </table:table-cell>
          <table:table-cell table:formula="of:=IF([.D5]&lt;=[$'repayment-scenarios'.$B$28];ROUND([$'loan-parameters'.$B$31]*[$'current-situation'.$C$7]*(1+[$'current-situation'.$C$7])^[.C5]/((1+[$'current-situation'.$C$7])^[.C5]-1);5);&quot;&quot;)" office:value-type="currency" office:currency="GBP" office:value="12850.21562" calcext:value-type="currency">
            <text:p>£12,850.22</text:p>
          </table:table-cell>
          <table:table-cell office:value-type="float" office:value="4" calcext:value-type="float">
            <text:p>4</text:p>
          </table:table-cell>
          <table:table-cell table:formula="of:=ROUND([.C5]/12;5)" office:value-type="float" office:value="0.33333" calcext:value-type="float">
            <text:p>0.33</text:p>
          </table:table-cell>
        </table:table-row>
        <table:table-row table:style-name="ro1">
          <table:table-cell table:formula="of:=IF([.B6]&lt;&gt;&quot;&quot;;[.B6]*[.C6]+[$'loan-parameters'.$B$32];&quot;&quot;)" office:value-type="currency" office:currency="AUD" office:value="51481.28585" calcext:value-type="currency">
            <text:p>$51,481.29</text:p>
          </table:table-cell>
          <table:table-cell table:formula="of:=IF([.D6]&lt;=[$'repayment-scenarios'.$B$28];ROUND([$'loan-parameters'.$B$31]*[$'current-situation'.$C$7]*(1+[$'current-situation'.$C$7])^[.C6]/((1+[$'current-situation'.$C$7])^[.C6]-1);5);&quot;&quot;)" office:value-type="currency" office:currency="GBP" office:value="10296.25717" calcext:value-type="currency">
            <text:p>£10,296.26</text:p>
          </table:table-cell>
          <table:table-cell office:value-type="float" office:value="5" calcext:value-type="float">
            <text:p>5</text:p>
          </table:table-cell>
          <table:table-cell table:formula="of:=ROUND([.C6]/12;5)" office:value-type="float" office:value="0.41667" calcext:value-type="float">
            <text:p>0.42</text:p>
          </table:table-cell>
        </table:table-row>
        <table:table-row table:style-name="ro1">
          <table:table-cell table:formula="of:=IF([.B7]&lt;&gt;&quot;&quot;;[.B7]*[.C7]+[$'loan-parameters'.$B$32];&quot;&quot;)" office:value-type="currency" office:currency="AUD" office:value="51561.79284" calcext:value-type="currency">
            <text:p>$51,561.79</text:p>
          </table:table-cell>
          <table:table-cell table:formula="of:=IF([.D7]&lt;=[$'repayment-scenarios'.$B$28];ROUND([$'loan-parameters'.$B$31]*[$'current-situation'.$C$7]*(1+[$'current-situation'.$C$7])^[.C7]/((1+[$'current-situation'.$C$7])^[.C7]-1);5);&quot;&quot;)" office:value-type="currency" office:currency="GBP" office:value="8593.63214" calcext:value-type="currency">
            <text:p>£8,593.63</text:p>
          </table:table-cell>
          <table:table-cell office:value-type="float" office:value="6" calcext:value-type="float">
            <text:p>6</text:p>
          </table:table-cell>
          <table:table-cell table:formula="of:=ROUND([.C7]/12;5)" office:value-type="float" office:value="0.5" calcext:value-type="float">
            <text:p>0.50</text:p>
          </table:table-cell>
        </table:table-row>
        <table:table-row table:style-name="ro1">
          <table:table-cell table:formula="of:=IF([.B8]&lt;&gt;&quot;&quot;;[.B8]*[.C8]+[$'loan-parameters'.$B$32];&quot;&quot;)" office:value-type="currency" office:currency="AUD" office:value="51642.38345" calcext:value-type="currency">
            <text:p>$51,642.38</text:p>
          </table:table-cell>
          <table:table-cell table:formula="of:=IF([.D8]&lt;=[$'repayment-scenarios'.$B$28];ROUND([$'loan-parameters'.$B$31]*[$'current-situation'.$C$7]*(1+[$'current-situation'.$C$7])^[.C8]/((1+[$'current-situation'.$C$7])^[.C8]-1);5);&quot;&quot;)" office:value-type="currency" office:currency="GBP" office:value="7377.48335" calcext:value-type="currency">
            <text:p>£7,377.48</text:p>
          </table:table-cell>
          <table:table-cell office:value-type="float" office:value="7" calcext:value-type="float">
            <text:p>7</text:p>
          </table:table-cell>
          <table:table-cell table:formula="of:=ROUND([.C8]/12;5)" office:value-type="float" office:value="0.58333" calcext:value-type="float">
            <text:p>0.58</text:p>
          </table:table-cell>
        </table:table-row>
        <table:table-row table:style-name="ro1">
          <table:table-cell table:formula="of:=IF([.B9]&lt;&gt;&quot;&quot;;[.B9]*[.C9]+[$'loan-parameters'.$B$32];&quot;&quot;)" office:value-type="currency" office:currency="AUD" office:value="51723.05768" calcext:value-type="currency">
            <text:p>$51,723.06</text:p>
          </table:table-cell>
          <table:table-cell table:formula="of:=IF([.D9]&lt;=[$'repayment-scenarios'.$B$28];ROUND([$'loan-parameters'.$B$31]*[$'current-situation'.$C$7]*(1+[$'current-situation'.$C$7])^[.C9]/((1+[$'current-situation'.$C$7])^[.C9]-1);5);&quot;&quot;)" office:value-type="currency" office:currency="GBP" office:value="6465.38221" calcext:value-type="currency">
            <text:p>£6,465.38</text:p>
          </table:table-cell>
          <table:table-cell office:value-type="float" office:value="8" calcext:value-type="float">
            <text:p>8</text:p>
          </table:table-cell>
          <table:table-cell table:formula="of:=ROUND([.C9]/12;5)" office:value-type="float" office:value="0.66667" calcext:value-type="float">
            <text:p>0.67</text:p>
          </table:table-cell>
        </table:table-row>
        <table:table-row table:style-name="ro1">
          <table:table-cell table:formula="of:=IF([.B10]&lt;&gt;&quot;&quot;;[.B10]*[.C10]+[$'loan-parameters'.$B$32];&quot;&quot;)" office:value-type="currency" office:currency="AUD" office:value="51803.81559" calcext:value-type="currency">
            <text:p>$51,803.82</text:p>
          </table:table-cell>
          <table:table-cell table:formula="of:=IF([.D10]&lt;=[$'repayment-scenarios'.$B$28];ROUND([$'loan-parameters'.$B$31]*[$'current-situation'.$C$7]*(1+[$'current-situation'.$C$7])^[.C10]/((1+[$'current-situation'.$C$7])^[.C10]-1);5);&quot;&quot;)" office:value-type="currency" office:currency="GBP" office:value="5755.97951" calcext:value-type="currency">
            <text:p>£5,755.98</text:p>
          </table:table-cell>
          <table:table-cell office:value-type="float" office:value="9" calcext:value-type="float">
            <text:p>9</text:p>
          </table:table-cell>
          <table:table-cell table:formula="of:=ROUND([.C10]/12;5)" office:value-type="float" office:value="0.75" calcext:value-type="float">
            <text:p>0.75</text:p>
          </table:table-cell>
        </table:table-row>
        <table:table-row table:style-name="ro1">
          <table:table-cell table:formula="of:=IF([.B11]&lt;&gt;&quot;&quot;;[.B11]*[.C11]+[$'loan-parameters'.$B$32];&quot;&quot;)" office:value-type="currency" office:currency="AUD" office:value="51884.6571" calcext:value-type="currency">
            <text:p>$51,884.66</text:p>
          </table:table-cell>
          <table:table-cell table:formula="of:=IF([.D11]&lt;=[$'repayment-scenarios'.$B$28];ROUND([$'loan-parameters'.$B$31]*[$'current-situation'.$C$7]*(1+[$'current-situation'.$C$7])^[.C11]/((1+[$'current-situation'.$C$7])^[.C11]-1);5);&quot;&quot;)" office:value-type="currency" office:currency="GBP" office:value="5188.46571" calcext:value-type="currency">
            <text:p>£5,188.47</text:p>
          </table:table-cell>
          <table:table-cell office:value-type="float" office:value="10" calcext:value-type="float">
            <text:p>10</text:p>
          </table:table-cell>
          <table:table-cell table:formula="of:=ROUND([.C11]/12;5)" office:value-type="float" office:value="0.83333" calcext:value-type="float">
            <text:p>0.83</text:p>
          </table:table-cell>
        </table:table-row>
        <table:table-row table:style-name="ro1">
          <table:table-cell table:formula="of:=IF([.B12]&lt;&gt;&quot;&quot;;[.B12]*[.C12]+[$'loan-parameters'.$B$32];&quot;&quot;)" office:value-type="currency" office:currency="AUD" office:value="51965.58213" calcext:value-type="currency">
            <text:p>$51,965.58</text:p>
          </table:table-cell>
          <table:table-cell table:formula="of:=IF([.D12]&lt;=[$'repayment-scenarios'.$B$28];ROUND([$'loan-parameters'.$B$31]*[$'current-situation'.$C$7]*(1+[$'current-situation'.$C$7])^[.C12]/((1+[$'current-situation'.$C$7])^[.C12]-1);5);&quot;&quot;)" office:value-type="currency" office:currency="GBP" office:value="4724.14383" calcext:value-type="currency">
            <text:p>£4,724.14</text:p>
          </table:table-cell>
          <table:table-cell office:value-type="float" office:value="11" calcext:value-type="float">
            <text:p>11</text:p>
          </table:table-cell>
          <table:table-cell table:formula="of:=ROUND([.C12]/12;5)" office:value-type="float" office:value="0.91667" calcext:value-type="float">
            <text:p>0.92</text:p>
          </table:table-cell>
        </table:table-row>
        <table:table-row table:style-name="ro1">
          <table:table-cell table:formula="of:=IF([.B13]&lt;&gt;&quot;&quot;;[.B13]*[.C13]+[$'loan-parameters'.$B$32];&quot;&quot;)" office:value-type="currency" office:currency="AUD" office:value="52046.59092" calcext:value-type="currency">
            <text:p>$52,046.59</text:p>
          </table:table-cell>
          <table:table-cell table:formula="of:=IF([.D13]&lt;=[$'repayment-scenarios'.$B$28];ROUND([$'loan-parameters'.$B$31]*[$'current-situation'.$C$7]*(1+[$'current-situation'.$C$7])^[.C13]/((1+[$'current-situation'.$C$7])^[.C13]-1);5);&quot;&quot;)" office:value-type="currency" office:currency="GBP" office:value="4337.21591" calcext:value-type="currency">
            <text:p>£4,337.22</text:p>
          </table:table-cell>
          <table:table-cell office:value-type="float" office:value="12" calcext:value-type="float">
            <text:p>12</text:p>
          </table:table-cell>
          <table:table-cell table:formula="of:=ROUND([.C13]/12;5)" office:value-type="float" office:value="1" calcext:value-type="float">
            <text:p>1.00</text:p>
          </table:table-cell>
        </table:table-row>
        <table:table-row table:style-name="ro1">
          <table:table-cell table:formula="of:=IF([.B14]&lt;&gt;&quot;&quot;;[.B14]*[.C14]+[$'loan-parameters'.$B$32];&quot;&quot;)" office:value-type="currency" office:currency="AUD" office:value="52127.68327" calcext:value-type="currency">
            <text:p>$52,127.68</text:p>
          </table:table-cell>
          <table:table-cell table:formula="of:=IF([.D14]&lt;=[$'repayment-scenarios'.$B$28];ROUND([$'loan-parameters'.$B$31]*[$'current-situation'.$C$7]*(1+[$'current-situation'.$C$7])^[.C14]/((1+[$'current-situation'.$C$7])^[.C14]-1);5);&quot;&quot;)" office:value-type="currency" office:currency="GBP" office:value="4009.82179" calcext:value-type="currency">
            <text:p>£4,009.82</text:p>
          </table:table-cell>
          <table:table-cell office:value-type="float" office:value="13" calcext:value-type="float">
            <text:p>13</text:p>
          </table:table-cell>
          <table:table-cell table:formula="of:=ROUND([.C14]/12;5)" office:value-type="float" office:value="1.08333" calcext:value-type="float">
            <text:p>1.08</text:p>
          </table:table-cell>
        </table:table-row>
        <table:table-row table:style-name="ro1">
          <table:table-cell table:formula="of:=IF([.B15]&lt;&gt;&quot;&quot;;[.B15]*[.C15]+[$'loan-parameters'.$B$32];&quot;&quot;)" office:value-type="currency" office:currency="AUD" office:value="52208.85922" calcext:value-type="currency">
            <text:p>$52,208.86</text:p>
          </table:table-cell>
          <table:table-cell table:formula="of:=IF([.D15]&lt;=[$'repayment-scenarios'.$B$28];ROUND([$'loan-parameters'.$B$31]*[$'current-situation'.$C$7]*(1+[$'current-situation'.$C$7])^[.C15]/((1+[$'current-situation'.$C$7])^[.C15]-1);5);&quot;&quot;)" office:value-type="currency" office:currency="GBP" office:value="3729.20423" calcext:value-type="currency">
            <text:p>£3,729.20</text:p>
          </table:table-cell>
          <table:table-cell office:value-type="float" office:value="14" calcext:value-type="float">
            <text:p>14</text:p>
          </table:table-cell>
          <table:table-cell table:formula="of:=ROUND([.C15]/12;5)" office:value-type="float" office:value="1.16667" calcext:value-type="float">
            <text:p>1.17</text:p>
          </table:table-cell>
        </table:table-row>
        <table:table-row table:style-name="ro1">
          <table:table-cell table:formula="of:=IF([.B16]&lt;&gt;&quot;&quot;;[.B16]*[.C16]+[$'loan-parameters'.$B$32];&quot;&quot;)" office:value-type="currency" office:currency="AUD" office:value="52290.1188" calcext:value-type="currency">
            <text:p>$52,290.12</text:p>
          </table:table-cell>
          <table:table-cell table:formula="of:=IF([.D16]&lt;=[$'repayment-scenarios'.$B$28];ROUND([$'loan-parameters'.$B$31]*[$'current-situation'.$C$7]*(1+[$'current-situation'.$C$7])^[.C16]/((1+[$'current-situation'.$C$7])^[.C16]-1);5);&quot;&quot;)" office:value-type="currency" office:currency="GBP" office:value="3486.00792" calcext:value-type="currency">
            <text:p>£3,486.01</text:p>
          </table:table-cell>
          <table:table-cell office:value-type="float" office:value="15" calcext:value-type="float">
            <text:p>15</text:p>
          </table:table-cell>
          <table:table-cell table:formula="of:=ROUND([.C16]/12;5)" office:value-type="float" office:value="1.25" calcext:value-type="float">
            <text:p>1.25</text:p>
          </table:table-cell>
        </table:table-row>
        <table:table-row table:style-name="ro1">
          <table:table-cell table:formula="of:=IF([.B17]&lt;&gt;&quot;&quot;;[.B17]*[.C17]+[$'loan-parameters'.$B$32];&quot;&quot;)" office:value-type="currency" office:currency="AUD" office:value="52371.46192" calcext:value-type="currency">
            <text:p>$52,371.46</text:p>
          </table:table-cell>
          <table:table-cell table:formula="of:=IF([.D17]&lt;=[$'repayment-scenarios'.$B$28];ROUND([$'loan-parameters'.$B$31]*[$'current-situation'.$C$7]*(1+[$'current-situation'.$C$7])^[.C17]/((1+[$'current-situation'.$C$7])^[.C17]-1);5);&quot;&quot;)" office:value-type="currency" office:currency="GBP" office:value="3273.21637" calcext:value-type="currency">
            <text:p>£3,273.22</text:p>
          </table:table-cell>
          <table:table-cell office:value-type="float" office:value="16" calcext:value-type="float">
            <text:p>16</text:p>
          </table:table-cell>
          <table:table-cell table:formula="of:=ROUND([.C17]/12;5)" office:value-type="float" office:value="1.33333" calcext:value-type="float">
            <text:p>1.33</text:p>
          </table:table-cell>
        </table:table-row>
        <table:table-row table:style-name="ro1">
          <table:table-cell table:formula="of:=IF([.B18]&lt;&gt;&quot;&quot;;[.B18]*[.C18]+[$'loan-parameters'.$B$32];&quot;&quot;)" office:value-type="currency" office:currency="AUD" office:value="52452.88868" calcext:value-type="currency">
            <text:p>$52,452.89</text:p>
          </table:table-cell>
          <table:table-cell table:formula="of:=IF([.D18]&lt;=[$'repayment-scenarios'.$B$28];ROUND([$'loan-parameters'.$B$31]*[$'current-situation'.$C$7]*(1+[$'current-situation'.$C$7])^[.C18]/((1+[$'current-situation'.$C$7])^[.C18]-1);5);&quot;&quot;)" office:value-type="currency" office:currency="GBP" office:value="3085.46404" calcext:value-type="currency">
            <text:p>£3,085.46</text:p>
          </table:table-cell>
          <table:table-cell office:value-type="float" office:value="17" calcext:value-type="float">
            <text:p>17</text:p>
          </table:table-cell>
          <table:table-cell table:formula="of:=ROUND([.C18]/12;5)" office:value-type="float" office:value="1.41667" calcext:value-type="float">
            <text:p>1.42</text:p>
          </table:table-cell>
        </table:table-row>
        <table:table-row table:style-name="ro1">
          <table:table-cell table:formula="of:=IF([.B19]&lt;&gt;&quot;&quot;;[.B19]*[.C19]+[$'loan-parameters'.$B$32];&quot;&quot;)" office:value-type="currency" office:currency="AUD" office:value="52534.39914" calcext:value-type="currency">
            <text:p>$52,534.40</text:p>
          </table:table-cell>
          <table:table-cell table:formula="of:=IF([.D19]&lt;=[$'repayment-scenarios'.$B$28];ROUND([$'loan-parameters'.$B$31]*[$'current-situation'.$C$7]*(1+[$'current-situation'.$C$7])^[.C19]/((1+[$'current-situation'.$C$7])^[.C19]-1);5);&quot;&quot;)" office:value-type="currency" office:currency="GBP" office:value="2918.57773" calcext:value-type="currency">
            <text:p>£2,918.58</text:p>
          </table:table-cell>
          <table:table-cell office:value-type="float" office:value="18" calcext:value-type="float">
            <text:p>18</text:p>
          </table:table-cell>
          <table:table-cell table:formula="of:=ROUND([.C19]/12;5)" office:value-type="float" office:value="1.5" calcext:value-type="float">
            <text:p>1.50</text:p>
          </table:table-cell>
        </table:table-row>
        <table:table-row table:style-name="ro1">
          <table:table-cell table:formula="of:=IF([.B20]&lt;&gt;&quot;&quot;;[.B20]*[.C20]+[$'loan-parameters'.$B$32];&quot;&quot;)" office:value-type="currency" office:currency="AUD" office:value="52615.99301" calcext:value-type="currency">
            <text:p>$52,615.99</text:p>
          </table:table-cell>
          <table:table-cell table:formula="of:=IF([.D20]&lt;=[$'repayment-scenarios'.$B$28];ROUND([$'loan-parameters'.$B$31]*[$'current-situation'.$C$7]*(1+[$'current-situation'.$C$7])^[.C20]/((1+[$'current-situation'.$C$7])^[.C20]-1);5);&quot;&quot;)" office:value-type="currency" office:currency="GBP" office:value="2769.26279" calcext:value-type="currency">
            <text:p>£2,769.26</text:p>
          </table:table-cell>
          <table:table-cell office:value-type="float" office:value="19" calcext:value-type="float">
            <text:p>19</text:p>
          </table:table-cell>
          <table:table-cell table:formula="of:=ROUND([.C20]/12;5)" office:value-type="float" office:value="1.58333" calcext:value-type="float">
            <text:p>1.58</text:p>
          </table:table-cell>
        </table:table-row>
        <table:table-row table:style-name="ro1">
          <table:table-cell table:formula="of:=IF([.B21]&lt;&gt;&quot;&quot;;[.B21]*[.C21]+[$'loan-parameters'.$B$32];&quot;&quot;)" office:value-type="currency" office:currency="AUD" office:value="52697.6706" calcext:value-type="currency">
            <text:p>$52,697.67</text:p>
          </table:table-cell>
          <table:table-cell table:formula="of:=IF([.D21]&lt;=[$'repayment-scenarios'.$B$28];ROUND([$'loan-parameters'.$B$31]*[$'current-situation'.$C$7]*(1+[$'current-situation'.$C$7])^[.C21]/((1+[$'current-situation'.$C$7])^[.C21]-1);5);&quot;&quot;)" office:value-type="currency" office:currency="GBP" office:value="2634.88353" calcext:value-type="currency">
            <text:p>£2,634.88</text:p>
          </table:table-cell>
          <table:table-cell office:value-type="float" office:value="20" calcext:value-type="float">
            <text:p>20</text:p>
          </table:table-cell>
          <table:table-cell table:formula="of:=ROUND([.C21]/12;5)" office:value-type="float" office:value="1.66667" calcext:value-type="float">
            <text:p>1.67</text:p>
          </table:table-cell>
        </table:table-row>
        <table:table-row table:style-name="ro1">
          <table:table-cell table:formula="of:=IF([.B22]&lt;&gt;&quot;&quot;;[.B22]*[.C22]+[$'loan-parameters'.$B$32];&quot;&quot;)" office:value-type="currency" office:currency="AUD" office:value="52779.43188" calcext:value-type="currency">
            <text:p>$52,779.43</text:p>
          </table:table-cell>
          <table:table-cell table:formula="of:=IF([.D22]&lt;=[$'repayment-scenarios'.$B$28];ROUND([$'loan-parameters'.$B$31]*[$'current-situation'.$C$7]*(1+[$'current-situation'.$C$7])^[.C22]/((1+[$'current-situation'.$C$7])^[.C22]-1);5);&quot;&quot;)" office:value-type="currency" office:currency="GBP" office:value="2513.30628" calcext:value-type="currency">
            <text:p>£2,513.31</text:p>
          </table:table-cell>
          <table:table-cell office:value-type="float" office:value="21" calcext:value-type="float">
            <text:p>21</text:p>
          </table:table-cell>
          <table:table-cell table:formula="of:=ROUND([.C22]/12;5)" office:value-type="float" office:value="1.75" calcext:value-type="float">
            <text:p>1.75</text:p>
          </table:table-cell>
        </table:table-row>
        <table:table-row table:style-name="ro1">
          <table:table-cell table:formula="of:=IF([.B23]&lt;&gt;&quot;&quot;;[.B23]*[.C23]+[$'loan-parameters'.$B$32];&quot;&quot;)" office:value-type="currency" office:currency="AUD" office:value="52861.2766" calcext:value-type="currency">
            <text:p>$52,861.28</text:p>
          </table:table-cell>
          <table:table-cell table:formula="of:=IF([.D23]&lt;=[$'repayment-scenarios'.$B$28];ROUND([$'loan-parameters'.$B$31]*[$'current-situation'.$C$7]*(1+[$'current-situation'.$C$7])^[.C23]/((1+[$'current-situation'.$C$7])^[.C23]-1);5);&quot;&quot;)" office:value-type="currency" office:currency="GBP" office:value="2402.7853" calcext:value-type="currency">
            <text:p>£2,402.79</text:p>
          </table:table-cell>
          <table:table-cell office:value-type="float" office:value="22" calcext:value-type="float">
            <text:p>22</text:p>
          </table:table-cell>
          <table:table-cell table:formula="of:=ROUND([.C23]/12;5)" office:value-type="float" office:value="1.83333" calcext:value-type="float">
            <text:p>1.83</text:p>
          </table:table-cell>
        </table:table-row>
        <table:table-row table:style-name="ro1">
          <table:table-cell table:formula="of:=IF([.B24]&lt;&gt;&quot;&quot;;[.B24]*[.C24]+[$'loan-parameters'.$B$32];&quot;&quot;)" office:value-type="currency" office:currency="AUD" office:value="52943.20504" calcext:value-type="currency">
            <text:p>$52,943.21</text:p>
          </table:table-cell>
          <table:table-cell table:formula="of:=IF([.D24]&lt;=[$'repayment-scenarios'.$B$28];ROUND([$'loan-parameters'.$B$31]*[$'current-situation'.$C$7]*(1+[$'current-situation'.$C$7])^[.C24]/((1+[$'current-situation'.$C$7])^[.C24]-1);5);&quot;&quot;)" office:value-type="currency" office:currency="GBP" office:value="2301.87848" calcext:value-type="currency">
            <text:p>£2,301.88</text:p>
          </table:table-cell>
          <table:table-cell office:value-type="float" office:value="23" calcext:value-type="float">
            <text:p>23</text:p>
          </table:table-cell>
          <table:table-cell table:formula="of:=ROUND([.C24]/12;5)" office:value-type="float" office:value="1.91667" calcext:value-type="float">
            <text:p>1.92</text:p>
          </table:table-cell>
        </table:table-row>
        <table:table-row table:style-name="ro1">
          <table:table-cell table:formula="of:=IF([.B25]&lt;&gt;&quot;&quot;;[.B25]*[.C25]+[$'loan-parameters'.$B$32];&quot;&quot;)" office:value-type="currency" office:currency="AUD" office:value="53025.21696" calcext:value-type="currency">
            <text:p>$53,025.22</text:p>
          </table:table-cell>
          <table:table-cell table:formula="of:=IF([.D25]&lt;=[$'repayment-scenarios'.$B$28];ROUND([$'loan-parameters'.$B$31]*[$'current-situation'.$C$7]*(1+[$'current-situation'.$C$7])^[.C25]/((1+[$'current-situation'.$C$7])^[.C25]-1);5);&quot;&quot;)" office:value-type="currency" office:currency="GBP" office:value="2209.38404" calcext:value-type="currency">
            <text:p>£2,209.38</text:p>
          </table:table-cell>
          <table:table-cell office:value-type="float" office:value="24" calcext:value-type="float">
            <text:p>24</text:p>
          </table:table-cell>
          <table:table-cell table:formula="of:=ROUND([.C25]/12;5)" office:value-type="float" office:value="2" calcext:value-type="float">
            <text:p>2.00</text:p>
          </table:table-cell>
        </table:table-row>
        <table:table-row table:style-name="ro1">
          <table:table-cell table:formula="of:=IF([.B26]&lt;&gt;&quot;&quot;;[.B26]*[.C26]+[$'loan-parameters'.$B$32];&quot;&quot;)" office:value-type="currency" office:currency="AUD" office:value="53107.3125" calcext:value-type="currency">
            <text:p>$53,107.31</text:p>
          </table:table-cell>
          <table:table-cell table:formula="of:=IF([.D26]&lt;=[$'repayment-scenarios'.$B$28];ROUND([$'loan-parameters'.$B$31]*[$'current-situation'.$C$7]*(1+[$'current-situation'.$C$7])^[.C26]/((1+[$'current-situation'.$C$7])^[.C26]-1);5);&quot;&quot;)" office:value-type="currency" office:currency="GBP" office:value="2124.2925" calcext:value-type="currency">
            <text:p>£2,124.29</text:p>
          </table:table-cell>
          <table:table-cell office:value-type="float" office:value="25" calcext:value-type="float">
            <text:p>25</text:p>
          </table:table-cell>
          <table:table-cell table:formula="of:=ROUND([.C26]/12;5)" office:value-type="float" office:value="2.08333" calcext:value-type="float">
            <text:p>2.08</text:p>
          </table:table-cell>
        </table:table-row>
        <table:table-row table:style-name="ro1">
          <table:table-cell table:formula="of:=IF([.B27]&lt;&gt;&quot;&quot;;[.B27]*[.C27]+[$'loan-parameters'.$B$32];&quot;&quot;)" office:value-type="currency" office:currency="AUD" office:value="53189.49142" calcext:value-type="currency">
            <text:p>$53,189.49</text:p>
          </table:table-cell>
          <table:table-cell table:formula="of:=IF([.D27]&lt;=[$'repayment-scenarios'.$B$28];ROUND([$'loan-parameters'.$B$31]*[$'current-situation'.$C$7]*(1+[$'current-situation'.$C$7])^[.C27]/((1+[$'current-situation'.$C$7])^[.C27]-1);5);&quot;&quot;)" office:value-type="currency" office:currency="GBP" office:value="2045.74967" calcext:value-type="currency">
            <text:p>£2,045.75</text:p>
          </table:table-cell>
          <table:table-cell office:value-type="float" office:value="26" calcext:value-type="float">
            <text:p>26</text:p>
          </table:table-cell>
          <table:table-cell table:formula="of:=ROUND([.C27]/12;5)" office:value-type="float" office:value="2.16667" calcext:value-type="float">
            <text:p>2.17</text:p>
          </table:table-cell>
        </table:table-row>
        <table:table-row table:style-name="ro1">
          <table:table-cell table:formula="of:=IF([.B28]&lt;&gt;&quot;&quot;;[.B28]*[.C28]+[$'loan-parameters'.$B$32];&quot;&quot;)" office:value-type="currency" office:currency="AUD" office:value="53271.75411" calcext:value-type="currency">
            <text:p>$53,271.75</text:p>
          </table:table-cell>
          <table:table-cell table:formula="of:=IF([.D28]&lt;=[$'repayment-scenarios'.$B$28];ROUND([$'loan-parameters'.$B$31]*[$'current-situation'.$C$7]*(1+[$'current-situation'.$C$7])^[.C28]/((1+[$'current-situation'.$C$7])^[.C28]-1);5);&quot;&quot;)" office:value-type="currency" office:currency="GBP" office:value="1973.02793" calcext:value-type="currency">
            <text:p>£1,973.03</text:p>
          </table:table-cell>
          <table:table-cell office:value-type="float" office:value="27" calcext:value-type="float">
            <text:p>27</text:p>
          </table:table-cell>
          <table:table-cell table:formula="of:=ROUND([.C28]/12;5)" office:value-type="float" office:value="2.25" calcext:value-type="float">
            <text:p>2.25</text:p>
          </table:table-cell>
        </table:table-row>
        <table:table-row table:style-name="ro1">
          <table:table-cell table:formula="of:=IF([.B29]&lt;&gt;&quot;&quot;;[.B29]*[.C29]+[$'loan-parameters'.$B$32];&quot;&quot;)" office:value-type="currency" office:currency="AUD" office:value="53354.10052" calcext:value-type="currency">
            <text:p>$53,354.10</text:p>
          </table:table-cell>
          <table:table-cell table:formula="of:=IF([.D29]&lt;=[$'repayment-scenarios'.$B$28];ROUND([$'loan-parameters'.$B$31]*[$'current-situation'.$C$7]*(1+[$'current-situation'.$C$7])^[.C29]/((1+[$'current-situation'.$C$7])^[.C29]-1);5);&quot;&quot;)" office:value-type="currency" office:currency="GBP" office:value="1905.50359" calcext:value-type="currency">
            <text:p>£1,905.50</text:p>
          </table:table-cell>
          <table:table-cell office:value-type="float" office:value="28" calcext:value-type="float">
            <text:p>28</text:p>
          </table:table-cell>
          <table:table-cell table:formula="of:=ROUND([.C29]/12;5)" office:value-type="float" office:value="2.33333" calcext:value-type="float">
            <text:p>2.33</text:p>
          </table:table-cell>
        </table:table-row>
        <table:table-row table:style-name="ro1">
          <table:table-cell table:formula="of:=IF([.B30]&lt;&gt;&quot;&quot;;[.B30]*[.C30]+[$'loan-parameters'.$B$32];&quot;&quot;)" office:value-type="currency" office:currency="AUD" office:value="53436.53013" calcext:value-type="currency">
            <text:p>$53,436.53</text:p>
          </table:table-cell>
          <table:table-cell table:formula="of:=IF([.D30]&lt;=[$'repayment-scenarios'.$B$28];ROUND([$'loan-parameters'.$B$31]*[$'current-situation'.$C$7]*(1+[$'current-situation'.$C$7])^[.C30]/((1+[$'current-situation'.$C$7])^[.C30]-1);5);&quot;&quot;)" office:value-type="currency" office:currency="GBP" office:value="1842.63897" calcext:value-type="currency">
            <text:p>£1,842.64</text:p>
          </table:table-cell>
          <table:table-cell office:value-type="float" office:value="29" calcext:value-type="float">
            <text:p>29</text:p>
          </table:table-cell>
          <table:table-cell table:formula="of:=ROUND([.C30]/12;5)" office:value-type="float" office:value="2.41667" calcext:value-type="float">
            <text:p>2.42</text:p>
          </table:table-cell>
        </table:table-row>
        <table:table-row table:style-name="ro1">
          <table:table-cell table:formula="of:=IF([.B31]&lt;&gt;&quot;&quot;;[.B31]*[.C31]+[$'loan-parameters'.$B$32];&quot;&quot;)" office:value-type="currency" office:currency="AUD" office:value="53519.0436" calcext:value-type="currency">
            <text:p>$53,519.04</text:p>
          </table:table-cell>
          <table:table-cell table:formula="of:=IF([.D31]&lt;=[$'repayment-scenarios'.$B$28];ROUND([$'loan-parameters'.$B$31]*[$'current-situation'.$C$7]*(1+[$'current-situation'.$C$7])^[.C31]/((1+[$'current-situation'.$C$7])^[.C31]-1);5);&quot;&quot;)" office:value-type="currency" office:currency="GBP" office:value="1783.96812" calcext:value-type="currency">
            <text:p>£1,783.97</text:p>
          </table:table-cell>
          <table:table-cell office:value-type="float" office:value="30" calcext:value-type="float">
            <text:p>30</text:p>
          </table:table-cell>
          <table:table-cell table:formula="of:=ROUND([.C31]/12;5)" office:value-type="float" office:value="2.5" calcext:value-type="float">
            <text:p>2.50</text:p>
          </table:table-cell>
        </table:table-row>
        <table:table-row table:style-name="ro1">
          <table:table-cell table:formula="of:=IF([.B32]&lt;&gt;&quot;&quot;;[.B32]*[.C32]+[$'loan-parameters'.$B$32];&quot;&quot;)" office:value-type="currency" office:currency="AUD" office:value="53601.64058" calcext:value-type="currency">
            <text:p>$53,601.64</text:p>
          </table:table-cell>
          <table:table-cell table:formula="of:=IF([.D32]&lt;=[$'repayment-scenarios'.$B$28];ROUND([$'loan-parameters'.$B$31]*[$'current-situation'.$C$7]*(1+[$'current-situation'.$C$7])^[.C32]/((1+[$'current-situation'.$C$7])^[.C32]-1);5);&quot;&quot;)" office:value-type="currency" office:currency="GBP" office:value="1729.08518" calcext:value-type="currency">
            <text:p>£1,729.09</text:p>
          </table:table-cell>
          <table:table-cell office:value-type="float" office:value="31" calcext:value-type="float">
            <text:p>31</text:p>
          </table:table-cell>
          <table:table-cell table:formula="of:=ROUND([.C32]/12;5)" office:value-type="float" office:value="2.58333" calcext:value-type="float">
            <text:p>2.58</text:p>
          </table:table-cell>
        </table:table-row>
        <table:table-row table:style-name="ro1">
          <table:table-cell table:formula="of:=IF([.B33]&lt;&gt;&quot;&quot;;[.B33]*[.C33]+[$'loan-parameters'.$B$32];&quot;&quot;)" office:value-type="currency" office:currency="AUD" office:value="53684.32096" calcext:value-type="currency">
            <text:p>$53,684.32</text:p>
          </table:table-cell>
          <table:table-cell table:formula="of:=IF([.D33]&lt;=[$'repayment-scenarios'.$B$28];ROUND([$'loan-parameters'.$B$31]*[$'current-situation'.$C$7]*(1+[$'current-situation'.$C$7])^[.C33]/((1+[$'current-situation'.$C$7])^[.C33]-1);5);&quot;&quot;)" office:value-type="currency" office:currency="GBP" office:value="1677.63503" calcext:value-type="currency">
            <text:p>£1,677.64</text:p>
          </table:table-cell>
          <table:table-cell office:value-type="float" office:value="32" calcext:value-type="float">
            <text:p>32</text:p>
          </table:table-cell>
          <table:table-cell table:formula="of:=ROUND([.C33]/12;5)" office:value-type="float" office:value="2.66667" calcext:value-type="float">
            <text:p>2.67</text:p>
          </table:table-cell>
        </table:table-row>
        <table:table-row table:style-name="ro1">
          <table:table-cell table:formula="of:=IF([.B34]&lt;&gt;&quot;&quot;;[.B34]*[.C34]+[$'loan-parameters'.$B$32];&quot;&quot;)" office:value-type="currency" office:currency="AUD" office:value="53767.0848" calcext:value-type="currency">
            <text:p>$53,767.08</text:p>
          </table:table-cell>
          <table:table-cell table:formula="of:=IF([.D34]&lt;=[$'repayment-scenarios'.$B$28];ROUND([$'loan-parameters'.$B$31]*[$'current-situation'.$C$7]*(1+[$'current-situation'.$C$7])^[.C34]/((1+[$'current-situation'.$C$7])^[.C34]-1);5);&quot;&quot;)" office:value-type="currency" office:currency="GBP" office:value="1629.3056" calcext:value-type="currency">
            <text:p>£1,629.31</text:p>
          </table:table-cell>
          <table:table-cell office:value-type="float" office:value="33" calcext:value-type="float">
            <text:p>33</text:p>
          </table:table-cell>
          <table:table-cell table:formula="of:=ROUND([.C34]/12;5)" office:value-type="float" office:value="2.75" calcext:value-type="float">
            <text:p>2.75</text:p>
          </table:table-cell>
        </table:table-row>
        <table:table-row table:style-name="ro1">
          <table:table-cell table:formula="of:=IF([.B35]&lt;&gt;&quot;&quot;;[.B35]*[.C35]+[$'loan-parameters'.$B$32];&quot;&quot;)" office:value-type="currency" office:currency="AUD" office:value="53849.93236" calcext:value-type="currency">
            <text:p>$53,849.93</text:p>
          </table:table-cell>
          <table:table-cell table:formula="of:=IF([.D35]&lt;=[$'repayment-scenarios'.$B$28];ROUND([$'loan-parameters'.$B$31]*[$'current-situation'.$C$7]*(1+[$'current-situation'.$C$7])^[.C35]/((1+[$'current-situation'.$C$7])^[.C35]-1);5);&quot;&quot;)" office:value-type="currency" office:currency="GBP" office:value="1583.82154" calcext:value-type="currency">
            <text:p>£1,583.82</text:p>
          </table:table-cell>
          <table:table-cell office:value-type="float" office:value="34" calcext:value-type="float">
            <text:p>34</text:p>
          </table:table-cell>
          <table:table-cell table:formula="of:=ROUND([.C35]/12;5)" office:value-type="float" office:value="2.83333" calcext:value-type="float">
            <text:p>2.83</text:p>
          </table:table-cell>
        </table:table-row>
        <table:table-row table:style-name="ro1">
          <table:table-cell table:formula="of:=IF([.B36]&lt;&gt;&quot;&quot;;[.B36]*[.C36]+[$'loan-parameters'.$B$32];&quot;&quot;)" office:value-type="currency" office:currency="AUD" office:value="53932.8636" calcext:value-type="currency">
            <text:p>$53,932.86</text:p>
          </table:table-cell>
          <table:table-cell table:formula="of:=IF([.D36]&lt;=[$'repayment-scenarios'.$B$28];ROUND([$'loan-parameters'.$B$31]*[$'current-situation'.$C$7]*(1+[$'current-situation'.$C$7])^[.C36]/((1+[$'current-situation'.$C$7])^[.C36]-1);5);&quot;&quot;)" office:value-type="currency" office:currency="GBP" office:value="1540.93896" calcext:value-type="currency">
            <text:p>£1,540.94</text:p>
          </table:table-cell>
          <table:table-cell office:value-type="float" office:value="35" calcext:value-type="float">
            <text:p>35</text:p>
          </table:table-cell>
          <table:table-cell table:formula="of:=ROUND([.C36]/12;5)" office:value-type="float" office:value="2.91667" calcext:value-type="float">
            <text:p>2.92</text:p>
          </table:table-cell>
        </table:table-row>
        <table:table-row table:style-name="ro1">
          <table:table-cell table:formula="of:=IF([.B37]&lt;&gt;&quot;&quot;;[.B37]*[.C37]+[$'loan-parameters'.$B$32];&quot;&quot;)" office:value-type="currency" office:currency="AUD" office:value="54015.87816" calcext:value-type="currency">
            <text:p>$54,015.88</text:p>
          </table:table-cell>
          <table:table-cell table:formula="of:=IF([.D37]&lt;=[$'repayment-scenarios'.$B$28];ROUND([$'loan-parameters'.$B$31]*[$'current-situation'.$C$7]*(1+[$'current-situation'.$C$7])^[.C37]/((1+[$'current-situation'.$C$7])^[.C37]-1);5);&quot;&quot;)" office:value-type="currency" office:currency="GBP" office:value="1500.44106" calcext:value-type="currency">
            <text:p>£1,500.44</text:p>
          </table:table-cell>
          <table:table-cell office:value-type="float" office:value="36" calcext:value-type="float">
            <text:p>36</text:p>
          </table:table-cell>
          <table:table-cell table:formula="of:=ROUND([.C37]/12;5)" office:value-type="float" office:value="3" calcext:value-type="float">
            <text:p>3.00</text:p>
          </table:table-cell>
        </table:table-row>
        <table:table-row table:style-name="ro1">
          <table:table-cell table:formula="of:=IF([.B38]&lt;&gt;&quot;&quot;;[.B38]*[.C38]+[$'loan-parameters'.$B$32];&quot;&quot;)" office:value-type="currency" office:currency="AUD" office:value="54098.97613" calcext:value-type="currency">
            <text:p>$54,098.98</text:p>
          </table:table-cell>
          <table:table-cell table:formula="of:=IF([.D38]&lt;=[$'repayment-scenarios'.$B$28];ROUND([$'loan-parameters'.$B$31]*[$'current-situation'.$C$7]*(1+[$'current-situation'.$C$7])^[.C38]/((1+[$'current-situation'.$C$7])^[.C38]-1);5);&quot;&quot;)" office:value-type="currency" office:currency="GBP" office:value="1462.13449" calcext:value-type="currency">
            <text:p>£1,462.13</text:p>
          </table:table-cell>
          <table:table-cell office:value-type="float" office:value="37" calcext:value-type="float">
            <text:p>37</text:p>
          </table:table-cell>
          <table:table-cell table:formula="of:=ROUND([.C38]/12;5)" office:value-type="float" office:value="3.08333" calcext:value-type="float">
            <text:p>3.08</text:p>
          </table:table-cell>
        </table:table-row>
        <table:table-row table:style-name="ro1">
          <table:table-cell table:formula="of:=IF([.B39]&lt;&gt;&quot;&quot;;[.B39]*[.C39]+[$'loan-parameters'.$B$32];&quot;&quot;)" office:value-type="currency" office:currency="AUD" office:value="54182.15788" calcext:value-type="currency">
            <text:p>$54,182.16</text:p>
          </table:table-cell>
          <table:table-cell table:formula="of:=IF([.D39]&lt;=[$'repayment-scenarios'.$B$28];ROUND([$'loan-parameters'.$B$31]*[$'current-situation'.$C$7]*(1+[$'current-situation'.$C$7])^[.C39]/((1+[$'current-situation'.$C$7])^[.C39]-1);5);&quot;&quot;)" office:value-type="currency" office:currency="GBP" office:value="1425.84626" calcext:value-type="currency">
            <text:p>£1,425.85</text:p>
          </table:table-cell>
          <table:table-cell office:value-type="float" office:value="38" calcext:value-type="float">
            <text:p>38</text:p>
          </table:table-cell>
          <table:table-cell table:formula="of:=ROUND([.C39]/12;5)" office:value-type="float" office:value="3.16667" calcext:value-type="float">
            <text:p>3.17</text:p>
          </table:table-cell>
        </table:table-row>
        <table:table-row table:style-name="ro1">
          <table:table-cell table:formula="of:=IF([.B40]&lt;&gt;&quot;&quot;;[.B40]*[.C40]+[$'loan-parameters'.$B$32];&quot;&quot;)" office:value-type="currency" office:currency="AUD" office:value="54265.4229" calcext:value-type="currency">
            <text:p>$54,265.42</text:p>
          </table:table-cell>
          <table:table-cell table:formula="of:=IF([.D40]&lt;=[$'repayment-scenarios'.$B$28];ROUND([$'loan-parameters'.$B$31]*[$'current-situation'.$C$7]*(1+[$'current-situation'.$C$7])^[.C40]/((1+[$'current-situation'.$C$7])^[.C40]-1);5);&quot;&quot;)" office:value-type="currency" office:currency="GBP" office:value="1391.4211" calcext:value-type="currency">
            <text:p>£1,391.42</text:p>
          </table:table-cell>
          <table:table-cell office:value-type="float" office:value="39" calcext:value-type="float">
            <text:p>39</text:p>
          </table:table-cell>
          <table:table-cell table:formula="of:=ROUND([.C40]/12;5)" office:value-type="float" office:value="3.25" calcext:value-type="float">
            <text:p>3.25</text:p>
          </table:table-cell>
        </table:table-row>
        <table:table-row table:style-name="ro1">
          <table:table-cell table:formula="of:=IF([.B41]&lt;&gt;&quot;&quot;;[.B41]*[.C41]+[$'loan-parameters'.$B$32];&quot;&quot;)" office:value-type="currency" office:currency="AUD" office:value="54348.7716" calcext:value-type="currency">
            <text:p>$54,348.77</text:p>
          </table:table-cell>
          <table:table-cell table:formula="of:=IF([.D41]&lt;=[$'repayment-scenarios'.$B$28];ROUND([$'loan-parameters'.$B$31]*[$'current-situation'.$C$7]*(1+[$'current-situation'.$C$7])^[.C41]/((1+[$'current-situation'.$C$7])^[.C41]-1);5);&quot;&quot;)" office:value-type="currency" office:currency="GBP" office:value="1358.71929" calcext:value-type="currency">
            <text:p>£1,358.72</text:p>
          </table:table-cell>
          <table:table-cell office:value-type="float" office:value="40" calcext:value-type="float">
            <text:p>40</text:p>
          </table:table-cell>
          <table:table-cell table:formula="of:=ROUND([.C41]/12;5)" office:value-type="float" office:value="3.33333" calcext:value-type="float">
            <text:p>3.33</text:p>
          </table:table-cell>
        </table:table-row>
        <table:table-row table:style-name="ro1">
          <table:table-cell table:formula="of:=IF([.B42]&lt;&gt;&quot;&quot;;[.B42]*[.C42]+[$'loan-parameters'.$B$32];&quot;&quot;)" office:value-type="currency" office:currency="AUD" office:value="54432.20393" calcext:value-type="currency">
            <text:p>$54,432.20</text:p>
          </table:table-cell>
          <table:table-cell table:formula="of:=IF([.D42]&lt;=[$'repayment-scenarios'.$B$28];ROUND([$'loan-parameters'.$B$31]*[$'current-situation'.$C$7]*(1+[$'current-situation'.$C$7])^[.C42]/((1+[$'current-situation'.$C$7])^[.C42]-1);5);&quot;&quot;)" office:value-type="currency" office:currency="GBP" office:value="1327.61473" calcext:value-type="currency">
            <text:p>£1,327.61</text:p>
          </table:table-cell>
          <table:table-cell office:value-type="float" office:value="41" calcext:value-type="float">
            <text:p>41</text:p>
          </table:table-cell>
          <table:table-cell table:formula="of:=ROUND([.C42]/12;5)" office:value-type="float" office:value="3.41667" calcext:value-type="float">
            <text:p>3.42</text:p>
          </table:table-cell>
        </table:table-row>
        <table:table-row table:style-name="ro1">
          <table:table-cell table:formula="of:=IF([.B43]&lt;&gt;&quot;&quot;;[.B43]*[.C43]+[$'loan-parameters'.$B$32];&quot;&quot;)" office:value-type="currency" office:currency="AUD" office:value="54515.71944" calcext:value-type="currency">
            <text:p>$54,515.72</text:p>
          </table:table-cell>
          <table:table-cell table:formula="of:=IF([.D43]&lt;=[$'repayment-scenarios'.$B$28];ROUND([$'loan-parameters'.$B$31]*[$'current-situation'.$C$7]*(1+[$'current-situation'.$C$7])^[.C43]/((1+[$'current-situation'.$C$7])^[.C43]-1);5);&quot;&quot;)" office:value-type="currency" office:currency="GBP" office:value="1297.99332" calcext:value-type="currency">
            <text:p>£1,297.99</text:p>
          </table:table-cell>
          <table:table-cell office:value-type="float" office:value="42" calcext:value-type="float">
            <text:p>42</text:p>
          </table:table-cell>
          <table:table-cell table:formula="of:=ROUND([.C43]/12;5)" office:value-type="float" office:value="3.5" calcext:value-type="float">
            <text:p>3.50</text:p>
          </table:table-cell>
        </table:table-row>
        <table:table-row table:style-name="ro1">
          <table:table-cell table:formula="of:=IF([.B44]&lt;&gt;&quot;&quot;;[.B44]*[.C44]+[$'loan-parameters'.$B$32];&quot;&quot;)" office:value-type="currency" office:currency="AUD" office:value="54599.31837" calcext:value-type="currency">
            <text:p>$54,599.32</text:p>
          </table:table-cell>
          <table:table-cell table:formula="of:=IF([.D44]&lt;=[$'repayment-scenarios'.$B$28];ROUND([$'loan-parameters'.$B$31]*[$'current-situation'.$C$7]*(1+[$'current-situation'.$C$7])^[.C44]/((1+[$'current-situation'.$C$7])^[.C44]-1);5);&quot;&quot;)" office:value-type="currency" office:currency="GBP" office:value="1269.75159" calcext:value-type="currency">
            <text:p>£1,269.75</text:p>
          </table:table-cell>
          <table:table-cell office:value-type="float" office:value="43" calcext:value-type="float">
            <text:p>43</text:p>
          </table:table-cell>
          <table:table-cell table:formula="of:=ROUND([.C44]/12;5)" office:value-type="float" office:value="3.58333" calcext:value-type="float">
            <text:p>3.58</text:p>
          </table:table-cell>
        </table:table-row>
        <table:table-row table:style-name="ro1">
          <table:table-cell table:formula="of:=IF([.B45]&lt;&gt;&quot;&quot;;[.B45]*[.C45]+[$'loan-parameters'.$B$32];&quot;&quot;)" office:value-type="currency" office:currency="AUD" office:value="54683.00112" calcext:value-type="currency">
            <text:p>$54,683.00</text:p>
          </table:table-cell>
          <table:table-cell table:formula="of:=IF([.D45]&lt;=[$'repayment-scenarios'.$B$28];ROUND([$'loan-parameters'.$B$31]*[$'current-situation'.$C$7]*(1+[$'current-situation'.$C$7])^[.C45]/((1+[$'current-situation'.$C$7])^[.C45]-1);5);&quot;&quot;)" office:value-type="currency" office:currency="GBP" office:value="1242.79548" calcext:value-type="currency">
            <text:p>£1,242.80</text:p>
          </table:table-cell>
          <table:table-cell office:value-type="float" office:value="44" calcext:value-type="float">
            <text:p>44</text:p>
          </table:table-cell>
          <table:table-cell table:formula="of:=ROUND([.C45]/12;5)" office:value-type="float" office:value="3.66667" calcext:value-type="float">
            <text:p>3.67</text:p>
          </table:table-cell>
        </table:table-row>
        <table:table-row table:style-name="ro1">
          <table:table-cell table:formula="of:=IF([.B46]&lt;&gt;&quot;&quot;;[.B46]*[.C46]+[$'loan-parameters'.$B$32];&quot;&quot;)" office:value-type="currency" office:currency="AUD" office:value="54766.76715" calcext:value-type="currency">
            <text:p>$54,766.77</text:p>
          </table:table-cell>
          <table:table-cell table:formula="of:=IF([.D46]&lt;=[$'repayment-scenarios'.$B$28];ROUND([$'loan-parameters'.$B$31]*[$'current-situation'.$C$7]*(1+[$'current-situation'.$C$7])^[.C46]/((1+[$'current-situation'.$C$7])^[.C46]-1);5);&quot;&quot;)" office:value-type="currency" office:currency="GBP" office:value="1217.03927" calcext:value-type="currency">
            <text:p>£1,217.04</text:p>
          </table:table-cell>
          <table:table-cell office:value-type="float" office:value="45" calcext:value-type="float">
            <text:p>45</text:p>
          </table:table-cell>
          <table:table-cell table:formula="of:=ROUND([.C46]/12;5)" office:value-type="float" office:value="3.75" calcext:value-type="float">
            <text:p>3.75</text:p>
          </table:table-cell>
        </table:table-row>
        <table:table-row table:style-name="ro1">
          <table:table-cell table:formula="of:=IF([.B47]&lt;&gt;&quot;&quot;;[.B47]*[.C47]+[$'loan-parameters'.$B$32];&quot;&quot;)" office:value-type="currency" office:currency="AUD" office:value="54850.61666" calcext:value-type="currency">
            <text:p>$54,850.62</text:p>
          </table:table-cell>
          <table:table-cell table:formula="of:=IF([.D47]&lt;=[$'repayment-scenarios'.$B$28];ROUND([$'loan-parameters'.$B$31]*[$'current-situation'.$C$7]*(1+[$'current-situation'.$C$7])^[.C47]/((1+[$'current-situation'.$C$7])^[.C47]-1);5);&quot;&quot;)" office:value-type="currency" office:currency="GBP" office:value="1192.40471" calcext:value-type="currency">
            <text:p>£1,192.40</text:p>
          </table:table-cell>
          <table:table-cell office:value-type="float" office:value="46" calcext:value-type="float">
            <text:p>46</text:p>
          </table:table-cell>
          <table:table-cell table:formula="of:=ROUND([.C47]/12;5)" office:value-type="float" office:value="3.83333" calcext:value-type="float">
            <text:p>3.83</text:p>
          </table:table-cell>
        </table:table-row>
        <table:table-row table:style-name="ro1">
          <table:table-cell table:formula="of:=IF([.B48]&lt;&gt;&quot;&quot;;[.B48]*[.C48]+[$'loan-parameters'.$B$32];&quot;&quot;)" office:value-type="currency" office:currency="AUD" office:value="54934.54987" calcext:value-type="currency">
            <text:p>$54,934.55</text:p>
          </table:table-cell>
          <table:table-cell table:formula="of:=IF([.D48]&lt;=[$'repayment-scenarios'.$B$28];ROUND([$'loan-parameters'.$B$31]*[$'current-situation'.$C$7]*(1+[$'current-situation'.$C$7])^[.C48]/((1+[$'current-situation'.$C$7])^[.C48]-1);5);&quot;&quot;)" office:value-type="currency" office:currency="GBP" office:value="1168.82021" calcext:value-type="currency">
            <text:p>£1,168.82</text:p>
          </table:table-cell>
          <table:table-cell office:value-type="float" office:value="47" calcext:value-type="float">
            <text:p>47</text:p>
          </table:table-cell>
          <table:table-cell table:formula="of:=ROUND([.C48]/12;5)" office:value-type="float" office:value="3.91667" calcext:value-type="float">
            <text:p>3.92</text:p>
          </table:table-cell>
        </table:table-row>
        <table:table-row table:style-name="ro1">
          <table:table-cell table:formula="of:=IF([.B49]&lt;&gt;&quot;&quot;;[.B49]*[.C49]+[$'loan-parameters'.$B$32];&quot;&quot;)" office:value-type="currency" office:currency="AUD" office:value="55018.56624" calcext:value-type="currency">
            <text:p>$55,018.57</text:p>
          </table:table-cell>
          <table:table-cell table:formula="of:=IF([.D49]&lt;=[$'repayment-scenarios'.$B$28];ROUND([$'loan-parameters'.$B$31]*[$'current-situation'.$C$7]*(1+[$'current-situation'.$C$7])^[.C49]/((1+[$'current-situation'.$C$7])^[.C49]-1);5);&quot;&quot;)" office:value-type="currency" office:currency="GBP" office:value="1146.22013" calcext:value-type="currency">
            <text:p>£1,146.22</text:p>
          </table:table-cell>
          <table:table-cell office:value-type="float" office:value="48" calcext:value-type="float">
            <text:p>48</text:p>
          </table:table-cell>
          <table:table-cell table:formula="of:=ROUND([.C49]/12;5)" office:value-type="float" office:value="4" calcext:value-type="float">
            <text:p>4.00</text:p>
          </table:table-cell>
        </table:table-row>
        <table:table-row table:style-name="ro1">
          <table:table-cell table:formula="of:=IF([.B50]&lt;&gt;&quot;&quot;;[.B50]*[.C50]+[$'loan-parameters'.$B$32];&quot;&quot;)" office:value-type="currency" office:currency="AUD" office:value="55102.6658" calcext:value-type="currency">
            <text:p>$55,102.67</text:p>
          </table:table-cell>
          <table:table-cell table:formula="of:=IF([.D50]&lt;=[$'repayment-scenarios'.$B$28];ROUND([$'loan-parameters'.$B$31]*[$'current-situation'.$C$7]*(1+[$'current-situation'.$C$7])^[.C50]/((1+[$'current-situation'.$C$7])^[.C50]-1);5);&quot;&quot;)" office:value-type="currency" office:currency="GBP" office:value="1124.5442" calcext:value-type="currency">
            <text:p>£1,124.54</text:p>
          </table:table-cell>
          <table:table-cell office:value-type="float" office:value="49" calcext:value-type="float">
            <text:p>49</text:p>
          </table:table-cell>
          <table:table-cell table:formula="of:=ROUND([.C50]/12;5)" office:value-type="float" office:value="4.08333" calcext:value-type="float">
            <text:p>4.08</text:p>
          </table:table-cell>
        </table:table-row>
        <table:table-row table:style-name="ro1">
          <table:table-cell table:formula="of:=IF([.B51]&lt;&gt;&quot;&quot;;[.B51]*[.C51]+[$'loan-parameters'.$B$32];&quot;&quot;)" office:value-type="currency" office:currency="AUD" office:value="55186.8495" calcext:value-type="currency">
            <text:p>$55,186.85</text:p>
          </table:table-cell>
          <table:table-cell table:formula="of:=IF([.D51]&lt;=[$'repayment-scenarios'.$B$28];ROUND([$'loan-parameters'.$B$31]*[$'current-situation'.$C$7]*(1+[$'current-situation'.$C$7])^[.C51]/((1+[$'current-situation'.$C$7])^[.C51]-1);5);&quot;&quot;)" office:value-type="currency" office:currency="GBP" office:value="1103.73699" calcext:value-type="currency">
            <text:p>£1,103.74</text:p>
          </table:table-cell>
          <table:table-cell office:value-type="float" office:value="50" calcext:value-type="float">
            <text:p>50</text:p>
          </table:table-cell>
          <table:table-cell table:formula="of:=ROUND([.C51]/12;5)" office:value-type="float" office:value="4.16667" calcext:value-type="float">
            <text:p>4.17</text:p>
          </table:table-cell>
        </table:table-row>
        <table:table-row table:style-name="ro1">
          <table:table-cell table:formula="of:=IF([.B52]&lt;&gt;&quot;&quot;;[.B52]*[.C52]+[$'loan-parameters'.$B$32];&quot;&quot;)" office:value-type="currency" office:currency="AUD" office:value="55271.11587" calcext:value-type="currency">
            <text:p>$55,271.12</text:p>
          </table:table-cell>
          <table:table-cell table:formula="of:=IF([.D52]&lt;=[$'repayment-scenarios'.$B$28];ROUND([$'loan-parameters'.$B$31]*[$'current-situation'.$C$7]*(1+[$'current-situation'.$C$7])^[.C52]/((1+[$'current-situation'.$C$7])^[.C52]-1);5);&quot;&quot;)" office:value-type="currency" office:currency="GBP" office:value="1083.74737" calcext:value-type="currency">
            <text:p>£1,083.75</text:p>
          </table:table-cell>
          <table:table-cell office:value-type="float" office:value="51" calcext:value-type="float">
            <text:p>51</text:p>
          </table:table-cell>
          <table:table-cell table:formula="of:=ROUND([.C52]/12;5)" office:value-type="float" office:value="4.25" calcext:value-type="float">
            <text:p>4.25</text:p>
          </table:table-cell>
        </table:table-row>
        <table:table-row table:style-name="ro1">
          <table:table-cell table:formula="of:=IF([.B53]&lt;&gt;&quot;&quot;;[.B53]*[.C53]+[$'loan-parameters'.$B$32];&quot;&quot;)" office:value-type="currency" office:currency="AUD" office:value="55355.46588" calcext:value-type="currency">
            <text:p>$55,355.47</text:p>
          </table:table-cell>
          <table:table-cell table:formula="of:=IF([.D53]&lt;=[$'repayment-scenarios'.$B$28];ROUND([$'loan-parameters'.$B$31]*[$'current-situation'.$C$7]*(1+[$'current-situation'.$C$7])^[.C53]/((1+[$'current-situation'.$C$7])^[.C53]-1);5);&quot;&quot;)" office:value-type="currency" office:currency="GBP" office:value="1064.52819" calcext:value-type="currency">
            <text:p>£1,064.53</text:p>
          </table:table-cell>
          <table:table-cell office:value-type="float" office:value="52" calcext:value-type="float">
            <text:p>52</text:p>
          </table:table-cell>
          <table:table-cell table:formula="of:=ROUND([.C53]/12;5)" office:value-type="float" office:value="4.33333" calcext:value-type="float">
            <text:p>4.33</text:p>
          </table:table-cell>
        </table:table-row>
        <table:table-row table:style-name="ro1">
          <table:table-cell table:formula="of:=IF([.B54]&lt;&gt;&quot;&quot;;[.B54]*[.C54]+[$'loan-parameters'.$B$32];&quot;&quot;)" office:value-type="currency" office:currency="AUD" office:value="55439.89952" calcext:value-type="currency">
            <text:p>$55,439.90</text:p>
          </table:table-cell>
          <table:table-cell table:formula="of:=IF([.D54]&lt;=[$'repayment-scenarios'.$B$28];ROUND([$'loan-parameters'.$B$31]*[$'current-situation'.$C$7]*(1+[$'current-situation'.$C$7])^[.C54]/((1+[$'current-situation'.$C$7])^[.C54]-1);5);&quot;&quot;)" office:value-type="currency" office:currency="GBP" office:value="1046.03584" calcext:value-type="currency">
            <text:p>£1,046.04</text:p>
          </table:table-cell>
          <table:table-cell office:value-type="float" office:value="53" calcext:value-type="float">
            <text:p>53</text:p>
          </table:table-cell>
          <table:table-cell table:formula="of:=ROUND([.C54]/12;5)" office:value-type="float" office:value="4.41667" calcext:value-type="float">
            <text:p>4.42</text:p>
          </table:table-cell>
        </table:table-row>
        <table:table-row table:style-name="ro1">
          <table:table-cell table:formula="of:=IF([.B55]&lt;&gt;&quot;&quot;;[.B55]*[.C55]+[$'loan-parameters'.$B$32];&quot;&quot;)" office:value-type="currency" office:currency="AUD" office:value="55524.41676" calcext:value-type="currency">
            <text:p>$55,524.42</text:p>
          </table:table-cell>
          <table:table-cell table:formula="of:=IF([.D55]&lt;=[$'repayment-scenarios'.$B$28];ROUND([$'loan-parameters'.$B$31]*[$'current-situation'.$C$7]*(1+[$'current-situation'.$C$7])^[.C55]/((1+[$'current-situation'.$C$7])^[.C55]-1);5);&quot;&quot;)" office:value-type="currency" office:currency="GBP" office:value="1028.22994" calcext:value-type="currency">
            <text:p>£1,028.23</text:p>
          </table:table-cell>
          <table:table-cell office:value-type="float" office:value="54" calcext:value-type="float">
            <text:p>54</text:p>
          </table:table-cell>
          <table:table-cell table:formula="of:=ROUND([.C55]/12;5)" office:value-type="float" office:value="4.5" calcext:value-type="float">
            <text:p>4.50</text:p>
          </table:table-cell>
        </table:table-row>
        <table:table-row table:style-name="ro1">
          <table:table-cell table:formula="of:=IF([.B56]&lt;&gt;&quot;&quot;;[.B56]*[.C56]+[$'loan-parameters'.$B$32];&quot;&quot;)" office:value-type="currency" office:currency="AUD" office:value="55609.01665" calcext:value-type="currency">
            <text:p>$55,609.02</text:p>
          </table:table-cell>
          <table:table-cell table:formula="of:=IF([.D56]&lt;=[$'repayment-scenarios'.$B$28];ROUND([$'loan-parameters'.$B$31]*[$'current-situation'.$C$7]*(1+[$'current-situation'.$C$7])^[.C56]/((1+[$'current-situation'.$C$7])^[.C56]-1);5);&quot;&quot;)" office:value-type="currency" office:currency="GBP" office:value="1011.07303" calcext:value-type="currency">
            <text:p>£1,011.07</text:p>
          </table:table-cell>
          <table:table-cell office:value-type="float" office:value="55" calcext:value-type="float">
            <text:p>55</text:p>
          </table:table-cell>
          <table:table-cell table:formula="of:=ROUND([.C56]/12;5)" office:value-type="float" office:value="4.58333" calcext:value-type="float">
            <text:p>4.58</text:p>
          </table:table-cell>
        </table:table-row>
        <table:table-row table:style-name="ro1">
          <table:table-cell table:formula="of:=IF([.B57]&lt;&gt;&quot;&quot;;[.B57]*[.C57]+[$'loan-parameters'.$B$32];&quot;&quot;)" office:value-type="currency" office:currency="AUD" office:value="55693.70072" calcext:value-type="currency">
            <text:p>$55,693.70</text:p>
          </table:table-cell>
          <table:table-cell table:formula="of:=IF([.D57]&lt;=[$'repayment-scenarios'.$B$28];ROUND([$'loan-parameters'.$B$31]*[$'current-situation'.$C$7]*(1+[$'current-situation'.$C$7])^[.C57]/((1+[$'current-situation'.$C$7])^[.C57]-1);5);&quot;&quot;)" office:value-type="currency" office:currency="GBP" office:value="994.53037" calcext:value-type="currency">
            <text:p>£994.53</text:p>
          </table:table-cell>
          <table:table-cell office:value-type="float" office:value="56" calcext:value-type="float">
            <text:p>56</text:p>
          </table:table-cell>
          <table:table-cell table:formula="of:=ROUND([.C57]/12;5)" office:value-type="float" office:value="4.66667" calcext:value-type="float">
            <text:p>4.67</text:p>
          </table:table-cell>
        </table:table-row>
        <table:table-row table:style-name="ro1">
          <table:table-cell table:formula="of:=IF([.B58]&lt;&gt;&quot;&quot;;[.B58]*[.C58]+[$'loan-parameters'.$B$32];&quot;&quot;)" office:value-type="currency" office:currency="AUD" office:value="55778.46777" calcext:value-type="currency">
            <text:p>$55,778.47</text:p>
          </table:table-cell>
          <table:table-cell table:formula="of:=IF([.D58]&lt;=[$'repayment-scenarios'.$B$28];ROUND([$'loan-parameters'.$B$31]*[$'current-situation'.$C$7]*(1+[$'current-situation'.$C$7])^[.C58]/((1+[$'current-situation'.$C$7])^[.C58]-1);5);&quot;&quot;)" office:value-type="currency" office:currency="GBP" office:value="978.56961" calcext:value-type="currency">
            <text:p>£978.57</text:p>
          </table:table-cell>
          <table:table-cell office:value-type="float" office:value="57" calcext:value-type="float">
            <text:p>57</text:p>
          </table:table-cell>
          <table:table-cell table:formula="of:=ROUND([.C58]/12;5)" office:value-type="float" office:value="4.75" calcext:value-type="float">
            <text:p>4.75</text:p>
          </table:table-cell>
        </table:table-row>
        <table:table-row table:style-name="ro1">
          <table:table-cell table:formula="of:=IF([.B59]&lt;&gt;&quot;&quot;;[.B59]*[.C59]+[$'loan-parameters'.$B$32];&quot;&quot;)" office:value-type="currency" office:currency="AUD" office:value="55863.31828" calcext:value-type="currency">
            <text:p>$55,863.32</text:p>
          </table:table-cell>
          <table:table-cell table:formula="of:=IF([.D59]&lt;=[$'repayment-scenarios'.$B$28];ROUND([$'loan-parameters'.$B$31]*[$'current-situation'.$C$7]*(1+[$'current-situation'.$C$7])^[.C59]/((1+[$'current-situation'.$C$7])^[.C59]-1);5);&quot;&quot;)" office:value-type="currency" office:currency="GBP" office:value="963.16066" calcext:value-type="currency">
            <text:p>£963.16</text:p>
          </table:table-cell>
          <table:table-cell office:value-type="float" office:value="58" calcext:value-type="float">
            <text:p>58</text:p>
          </table:table-cell>
          <table:table-cell table:formula="of:=ROUND([.C59]/12;5)" office:value-type="float" office:value="4.83333" calcext:value-type="float">
            <text:p>4.83</text:p>
          </table:table-cell>
        </table:table-row>
        <table:table-row table:style-name="ro1">
          <table:table-cell table:formula="of:=IF([.B60]&lt;&gt;&quot;&quot;;[.B60]*[.C60]+[$'loan-parameters'.$B$32];&quot;&quot;)" office:value-type="currency" office:currency="AUD" office:value="55948.25214" calcext:value-type="currency">
            <text:p>$55,948.25</text:p>
          </table:table-cell>
          <table:table-cell table:formula="of:=IF([.D60]&lt;=[$'repayment-scenarios'.$B$28];ROUND([$'loan-parameters'.$B$31]*[$'current-situation'.$C$7]*(1+[$'current-situation'.$C$7])^[.C60]/((1+[$'current-situation'.$C$7])^[.C60]-1);5);&quot;&quot;)" office:value-type="currency" office:currency="GBP" office:value="948.27546" calcext:value-type="currency">
            <text:p>£948.28</text:p>
          </table:table-cell>
          <table:table-cell office:value-type="float" office:value="59" calcext:value-type="float">
            <text:p>59</text:p>
          </table:table-cell>
          <table:table-cell table:formula="of:=ROUND([.C60]/12;5)" office:value-type="float" office:value="4.91667" calcext:value-type="float">
            <text:p>4.92</text:p>
          </table:table-cell>
        </table:table-row>
        <table:table-row table:style-name="ro1">
          <table:table-cell table:formula="of:=IF([.B61]&lt;&gt;&quot;&quot;;[.B61]*[.C61]+[$'loan-parameters'.$B$32];&quot;&quot;)" office:value-type="currency" office:currency="AUD" office:value="56033.2692" calcext:value-type="currency">
            <text:p>$56,033.27</text:p>
          </table:table-cell>
          <table:table-cell table:formula="of:=IF([.D61]&lt;=[$'repayment-scenarios'.$B$28];ROUND([$'loan-parameters'.$B$31]*[$'current-situation'.$C$7]*(1+[$'current-situation'.$C$7])^[.C61]/((1+[$'current-situation'.$C$7])^[.C61]-1);5);&quot;&quot;)" office:value-type="currency" office:currency="GBP" office:value="933.88782" calcext:value-type="currency">
            <text:p>£933.89</text:p>
          </table:table-cell>
          <table:table-cell office:value-type="float" office:value="60" calcext:value-type="float">
            <text:p>60</text:p>
          </table:table-cell>
          <table:table-cell table:formula="of:=ROUND([.C61]/12;5)" office:value-type="float" office:value="5" calcext:value-type="float">
            <text:p>5.00</text:p>
          </table:table-cell>
        </table:table-row>
        <table:table-row table:style-name="ro1">
          <table:table-cell table:formula="of:=IF([.B62]&lt;&gt;&quot;&quot;;[.B62]*[.C62]+[$'loan-parameters'.$B$32];&quot;&quot;)" office:value-type="currency" office:currency="AUD" office:value="56118.36947" calcext:value-type="currency">
            <text:p>$56,118.37</text:p>
          </table:table-cell>
          <table:table-cell table:formula="of:=IF([.D62]&lt;=[$'repayment-scenarios'.$B$28];ROUND([$'loan-parameters'.$B$31]*[$'current-situation'.$C$7]*(1+[$'current-situation'.$C$7])^[.C62]/((1+[$'current-situation'.$C$7])^[.C62]-1);5);&quot;&quot;)" office:value-type="currency" office:currency="GBP" office:value="919.97327" calcext:value-type="currency">
            <text:p>£919.97</text:p>
          </table:table-cell>
          <table:table-cell office:value-type="float" office:value="61" calcext:value-type="float">
            <text:p>61</text:p>
          </table:table-cell>
          <table:table-cell table:formula="of:=ROUND([.C62]/12;5)" office:value-type="float" office:value="5.08333" calcext:value-type="float">
            <text:p>5.08</text:p>
          </table:table-cell>
        </table:table-row>
        <table:table-row table:style-name="ro1">
          <table:table-cell table:formula="of:=IF([.B63]&lt;&gt;&quot;&quot;;[.B63]*[.C63]+[$'loan-parameters'.$B$32];&quot;&quot;)" office:value-type="currency" office:currency="AUD" office:value="56203.55304" calcext:value-type="currency">
            <text:p>$56,203.55</text:p>
          </table:table-cell>
          <table:table-cell table:formula="of:=IF([.D63]&lt;=[$'repayment-scenarios'.$B$28];ROUND([$'loan-parameters'.$B$31]*[$'current-situation'.$C$7]*(1+[$'current-situation'.$C$7])^[.C63]/((1+[$'current-situation'.$C$7])^[.C63]-1);5);&quot;&quot;)" office:value-type="currency" office:currency="GBP" office:value="906.50892" calcext:value-type="currency">
            <text:p>£906.51</text:p>
          </table:table-cell>
          <table:table-cell office:value-type="float" office:value="62" calcext:value-type="float">
            <text:p>62</text:p>
          </table:table-cell>
          <table:table-cell table:formula="of:=ROUND([.C63]/12;5)" office:value-type="float" office:value="5.16667" calcext:value-type="float">
            <text:p>5.17</text:p>
          </table:table-cell>
        </table:table-row>
        <table:table-row table:style-name="ro1">
          <table:table-cell table:formula="of:=IF([.B64]&lt;&gt;&quot;&quot;;[.B64]*[.C64]+[$'loan-parameters'.$B$32];&quot;&quot;)" office:value-type="currency" office:currency="AUD" office:value="56288.82042" calcext:value-type="currency">
            <text:p>$56,288.82</text:p>
          </table:table-cell>
          <table:table-cell table:formula="of:=IF([.D64]&lt;=[$'repayment-scenarios'.$B$28];ROUND([$'loan-parameters'.$B$31]*[$'current-situation'.$C$7]*(1+[$'current-situation'.$C$7])^[.C64]/((1+[$'current-situation'.$C$7])^[.C64]-1);5);&quot;&quot;)" office:value-type="currency" office:currency="GBP" office:value="893.47334" calcext:value-type="currency">
            <text:p>£893.47</text:p>
          </table:table-cell>
          <table:table-cell office:value-type="float" office:value="63" calcext:value-type="float">
            <text:p>63</text:p>
          </table:table-cell>
          <table:table-cell table:formula="of:=ROUND([.C64]/12;5)" office:value-type="float" office:value="5.25" calcext:value-type="float">
            <text:p>5.25</text:p>
          </table:table-cell>
        </table:table-row>
        <table:table-row table:style-name="ro1">
          <table:table-cell table:formula="of:=IF([.B65]&lt;&gt;&quot;&quot;;[.B65]*[.C65]+[$'loan-parameters'.$B$32];&quot;&quot;)" office:value-type="currency" office:currency="AUD" office:value="56374.17088" calcext:value-type="currency">
            <text:p>$56,374.17</text:p>
          </table:table-cell>
          <table:table-cell table:formula="of:=IF([.D65]&lt;=[$'repayment-scenarios'.$B$28];ROUND([$'loan-parameters'.$B$31]*[$'current-situation'.$C$7]*(1+[$'current-situation'.$C$7])^[.C65]/((1+[$'current-situation'.$C$7])^[.C65]-1);5);&quot;&quot;)" office:value-type="currency" office:currency="GBP" office:value="880.84642" calcext:value-type="currency">
            <text:p>£880.85</text:p>
          </table:table-cell>
          <table:table-cell office:value-type="float" office:value="64" calcext:value-type="float">
            <text:p>64</text:p>
          </table:table-cell>
          <table:table-cell table:formula="of:=ROUND([.C65]/12;5)" office:value-type="float" office:value="5.33333" calcext:value-type="float">
            <text:p>5.33</text:p>
          </table:table-cell>
        </table:table-row>
        <table:table-row table:style-name="ro1">
          <table:table-cell table:formula="of:=IF([.B66]&lt;&gt;&quot;&quot;;[.B66]*[.C66]+[$'loan-parameters'.$B$32];&quot;&quot;)" office:value-type="currency" office:currency="AUD" office:value="56459.6045" calcext:value-type="currency">
            <text:p>$56,459.60</text:p>
          </table:table-cell>
          <table:table-cell table:formula="of:=IF([.D66]&lt;=[$'repayment-scenarios'.$B$28];ROUND([$'loan-parameters'.$B$31]*[$'current-situation'.$C$7]*(1+[$'current-situation'.$C$7])^[.C66]/((1+[$'current-situation'.$C$7])^[.C66]-1);5);&quot;&quot;)" office:value-type="currency" office:currency="GBP" office:value="868.6093" calcext:value-type="currency">
            <text:p>£868.61</text:p>
          </table:table-cell>
          <table:table-cell office:value-type="float" office:value="65" calcext:value-type="float">
            <text:p>65</text:p>
          </table:table-cell>
          <table:table-cell table:formula="of:=ROUND([.C66]/12;5)" office:value-type="float" office:value="5.41667" calcext:value-type="float">
            <text:p>5.42</text:p>
          </table:table-cell>
        </table:table-row>
        <table:table-row table:style-name="ro1">
          <table:table-cell table:formula="of:=IF([.B67]&lt;&gt;&quot;&quot;;[.B67]*[.C67]+[$'loan-parameters'.$B$32];&quot;&quot;)" office:value-type="currency" office:currency="AUD" office:value="56545.12116" calcext:value-type="currency">
            <text:p>$56,545.12</text:p>
          </table:table-cell>
          <table:table-cell table:formula="of:=IF([.D67]&lt;=[$'repayment-scenarios'.$B$28];ROUND([$'loan-parameters'.$B$31]*[$'current-situation'.$C$7]*(1+[$'current-situation'.$C$7])^[.C67]/((1+[$'current-situation'.$C$7])^[.C67]-1);5);&quot;&quot;)" office:value-type="currency" office:currency="GBP" office:value="856.74426" calcext:value-type="currency">
            <text:p>£856.74</text:p>
          </table:table-cell>
          <table:table-cell office:value-type="float" office:value="66" calcext:value-type="float">
            <text:p>66</text:p>
          </table:table-cell>
          <table:table-cell table:formula="of:=ROUND([.C67]/12;5)" office:value-type="float" office:value="5.5" calcext:value-type="float">
            <text:p>5.50</text:p>
          </table:table-cell>
        </table:table-row>
        <table:table-row table:style-name="ro1">
          <table:table-cell table:formula="of:=IF([.B68]&lt;&gt;&quot;&quot;;[.B68]*[.C68]+[$'loan-parameters'.$B$32];&quot;&quot;)" office:value-type="currency" office:currency="AUD" office:value="56630.72155" calcext:value-type="currency">
            <text:p>$56,630.72</text:p>
          </table:table-cell>
          <table:table-cell table:formula="of:=IF([.D68]&lt;=[$'repayment-scenarios'.$B$28];ROUND([$'loan-parameters'.$B$31]*[$'current-situation'.$C$7]*(1+[$'current-situation'.$C$7])^[.C68]/((1+[$'current-situation'.$C$7])^[.C68]-1);5);&quot;&quot;)" office:value-type="currency" office:currency="GBP" office:value="845.23465" calcext:value-type="currency">
            <text:p>£845.23</text:p>
          </table:table-cell>
          <table:table-cell office:value-type="float" office:value="67" calcext:value-type="float">
            <text:p>67</text:p>
          </table:table-cell>
          <table:table-cell table:formula="of:=ROUND([.C68]/12;5)" office:value-type="float" office:value="5.58333" calcext:value-type="float">
            <text:p>5.58</text:p>
          </table:table-cell>
        </table:table-row>
        <table:table-row table:style-name="ro1">
          <table:table-cell table:formula="of:=IF([.B69]&lt;&gt;&quot;&quot;;[.B69]*[.C69]+[$'loan-parameters'.$B$32];&quot;&quot;)" office:value-type="currency" office:currency="AUD" office:value="56716.40504" calcext:value-type="currency">
            <text:p>$56,716.41</text:p>
          </table:table-cell>
          <table:table-cell table:formula="of:=IF([.D69]&lt;=[$'repayment-scenarios'.$B$28];ROUND([$'loan-parameters'.$B$31]*[$'current-situation'.$C$7]*(1+[$'current-situation'.$C$7])^[.C69]/((1+[$'current-situation'.$C$7])^[.C69]-1);5);&quot;&quot;)" office:value-type="currency" office:currency="GBP" office:value="834.06478" calcext:value-type="currency">
            <text:p>£834.06</text:p>
          </table:table-cell>
          <table:table-cell office:value-type="float" office:value="68" calcext:value-type="float">
            <text:p>68</text:p>
          </table:table-cell>
          <table:table-cell table:formula="of:=ROUND([.C69]/12;5)" office:value-type="float" office:value="5.66667" calcext:value-type="float">
            <text:p>5.67</text:p>
          </table:table-cell>
        </table:table-row>
        <table:table-row table:style-name="ro1">
          <table:table-cell table:formula="of:=IF([.B70]&lt;&gt;&quot;&quot;;[.B70]*[.C70]+[$'loan-parameters'.$B$32];&quot;&quot;)" office:value-type="currency" office:currency="AUD" office:value="56802.17172" calcext:value-type="currency">
            <text:p>$56,802.17</text:p>
          </table:table-cell>
          <table:table-cell table:formula="of:=IF([.D70]&lt;=[$'repayment-scenarios'.$B$28];ROUND([$'loan-parameters'.$B$31]*[$'current-situation'.$C$7]*(1+[$'current-situation'.$C$7])^[.C70]/((1+[$'current-situation'.$C$7])^[.C70]-1);5);&quot;&quot;)" office:value-type="currency" office:currency="GBP" office:value="823.21988" calcext:value-type="currency">
            <text:p>£823.22</text:p>
          </table:table-cell>
          <table:table-cell office:value-type="float" office:value="69" calcext:value-type="float">
            <text:p>69</text:p>
          </table:table-cell>
          <table:table-cell table:formula="of:=ROUND([.C70]/12;5)" office:value-type="float" office:value="5.75" calcext:value-type="float">
            <text:p>5.75</text:p>
          </table:table-cell>
        </table:table-row>
        <table:table-row table:style-name="ro1">
          <table:table-cell table:formula="of:=IF([.B71]&lt;&gt;&quot;&quot;;[.B71]*[.C71]+[$'loan-parameters'.$B$32];&quot;&quot;)" office:value-type="currency" office:currency="AUD" office:value="56888.0221" calcext:value-type="currency">
            <text:p>$56,888.02</text:p>
          </table:table-cell>
          <table:table-cell table:formula="of:=IF([.D71]&lt;=[$'repayment-scenarios'.$B$28];ROUND([$'loan-parameters'.$B$31]*[$'current-situation'.$C$7]*(1+[$'current-situation'.$C$7])^[.C71]/((1+[$'current-situation'.$C$7])^[.C71]-1);5);&quot;&quot;)" office:value-type="currency" office:currency="GBP" office:value="812.68603" calcext:value-type="currency">
            <text:p>£812.69</text:p>
          </table:table-cell>
          <table:table-cell office:value-type="float" office:value="70" calcext:value-type="float">
            <text:p>70</text:p>
          </table:table-cell>
          <table:table-cell table:formula="of:=ROUND([.C71]/12;5)" office:value-type="float" office:value="5.83333" calcext:value-type="float">
            <text:p>5.83</text:p>
          </table:table-cell>
        </table:table-row>
        <table:table-row table:style-name="ro1">
          <table:table-cell table:formula="of:=IF([.B72]&lt;&gt;&quot;&quot;;[.B72]*[.C72]+[$'loan-parameters'.$B$32];&quot;&quot;)" office:value-type="currency" office:currency="AUD" office:value="56973.95497" calcext:value-type="currency">
            <text:p>$56,973.95</text:p>
          </table:table-cell>
          <table:table-cell table:formula="of:=IF([.D72]&lt;=[$'repayment-scenarios'.$B$28];ROUND([$'loan-parameters'.$B$31]*[$'current-situation'.$C$7]*(1+[$'current-situation'.$C$7])^[.C72]/((1+[$'current-situation'.$C$7])^[.C72]-1);5);&quot;&quot;)" office:value-type="currency" office:currency="GBP" office:value="802.45007" calcext:value-type="currency">
            <text:p>£802.45</text:p>
          </table:table-cell>
          <table:table-cell office:value-type="float" office:value="71" calcext:value-type="float">
            <text:p>71</text:p>
          </table:table-cell>
          <table:table-cell table:formula="of:=ROUND([.C72]/12;5)" office:value-type="float" office:value="5.91667" calcext:value-type="float">
            <text:p>5.92</text:p>
          </table:table-cell>
        </table:table-row>
        <table:table-row table:style-name="ro1">
          <table:table-cell table:formula="of:=IF([.B73]&lt;&gt;&quot;&quot;;[.B73]*[.C73]+[$'loan-parameters'.$B$32];&quot;&quot;)" office:value-type="currency" office:currency="AUD" office:value="57059.9712" calcext:value-type="currency">
            <text:p>$57,059.97</text:p>
          </table:table-cell>
          <table:table-cell table:formula="of:=IF([.D73]&lt;=[$'repayment-scenarios'.$B$28];ROUND([$'loan-parameters'.$B$31]*[$'current-situation'.$C$7]*(1+[$'current-situation'.$C$7])^[.C73]/((1+[$'current-situation'.$C$7])^[.C73]-1);5);&quot;&quot;)" office:value-type="currency" office:currency="GBP" office:value="792.4996" calcext:value-type="currency">
            <text:p>£792.50</text:p>
          </table:table-cell>
          <table:table-cell office:value-type="float" office:value="72" calcext:value-type="float">
            <text:p>72</text:p>
          </table:table-cell>
          <table:table-cell table:formula="of:=ROUND([.C73]/12;5)" office:value-type="float" office:value="6" calcext:value-type="float">
            <text:p>6.00</text:p>
          </table:table-cell>
        </table:table-row>
        <table:table-row table:style-name="ro1">
          <table:table-cell table:formula="of:=IF([.B74]&lt;&gt;&quot;&quot;;[.B74]*[.C74]+[$'loan-parameters'.$B$32];&quot;&quot;)" office:value-type="currency" office:currency="AUD" office:value="57146.07097" calcext:value-type="currency">
            <text:p>$57,146.07</text:p>
          </table:table-cell>
          <table:table-cell table:formula="of:=IF([.D74]&lt;=[$'repayment-scenarios'.$B$28];ROUND([$'loan-parameters'.$B$31]*[$'current-situation'.$C$7]*(1+[$'current-situation'.$C$7])^[.C74]/((1+[$'current-situation'.$C$7])^[.C74]-1);5);&quot;&quot;)" office:value-type="currency" office:currency="GBP" office:value="782.82289" calcext:value-type="currency">
            <text:p>£782.82</text:p>
          </table:table-cell>
          <table:table-cell office:value-type="float" office:value="73" calcext:value-type="float">
            <text:p>73</text:p>
          </table:table-cell>
          <table:table-cell table:formula="of:=ROUND([.C74]/12;5)" office:value-type="float" office:value="6.08333" calcext:value-type="float">
            <text:p>6.08</text:p>
          </table:table-cell>
        </table:table-row>
        <table:table-row table:style-name="ro1">
          <table:table-cell table:formula="of:=IF([.B75]&lt;&gt;&quot;&quot;;[.B75]*[.C75]+[$'loan-parameters'.$B$32];&quot;&quot;)" office:value-type="currency" office:currency="AUD" office:value="57232.25416" calcext:value-type="currency">
            <text:p>$57,232.25</text:p>
          </table:table-cell>
          <table:table-cell table:formula="of:=IF([.D75]&lt;=[$'repayment-scenarios'.$B$28];ROUND([$'loan-parameters'.$B$31]*[$'current-situation'.$C$7]*(1+[$'current-situation'.$C$7])^[.C75]/((1+[$'current-situation'.$C$7])^[.C75]-1);5);&quot;&quot;)" office:value-type="currency" office:currency="GBP" office:value="773.40884" calcext:value-type="currency">
            <text:p>£773.41</text:p>
          </table:table-cell>
          <table:table-cell office:value-type="float" office:value="74" calcext:value-type="float">
            <text:p>74</text:p>
          </table:table-cell>
          <table:table-cell table:formula="of:=ROUND([.C75]/12;5)" office:value-type="float" office:value="6.16667" calcext:value-type="float">
            <text:p>6.17</text:p>
          </table:table-cell>
        </table:table-row>
        <table:table-row table:style-name="ro1">
          <table:table-cell table:formula="of:=IF([.B76]&lt;&gt;&quot;&quot;;[.B76]*[.C76]+[$'loan-parameters'.$B$32];&quot;&quot;)" office:value-type="currency" office:currency="AUD" office:value="57318.51975" calcext:value-type="currency">
            <text:p>$57,318.52</text:p>
          </table:table-cell>
          <table:table-cell table:formula="of:=IF([.D76]&lt;=[$'repayment-scenarios'.$B$28];ROUND([$'loan-parameters'.$B$31]*[$'current-situation'.$C$7]*(1+[$'current-situation'.$C$7])^[.C76]/((1+[$'current-situation'.$C$7])^[.C76]-1);5);&quot;&quot;)" office:value-type="currency" office:currency="GBP" office:value="764.24693" calcext:value-type="currency">
            <text:p>£764.25</text:p>
          </table:table-cell>
          <table:table-cell office:value-type="float" office:value="75" calcext:value-type="float">
            <text:p>75</text:p>
          </table:table-cell>
          <table:table-cell table:formula="of:=ROUND([.C76]/12;5)" office:value-type="float" office:value="6.25" calcext:value-type="float">
            <text:p>6.25</text:p>
          </table:table-cell>
        </table:table-row>
        <table:table-row table:style-name="ro1">
          <table:table-cell table:formula="of:=IF([.B77]&lt;&gt;&quot;&quot;;[.B77]*[.C77]+[$'loan-parameters'.$B$32];&quot;&quot;)" office:value-type="currency" office:currency="AUD" office:value="57404.86872" calcext:value-type="currency">
            <text:p>$57,404.87</text:p>
          </table:table-cell>
          <table:table-cell table:formula="of:=IF([.D77]&lt;=[$'repayment-scenarios'.$B$28];ROUND([$'loan-parameters'.$B$31]*[$'current-situation'.$C$7]*(1+[$'current-situation'.$C$7])^[.C77]/((1+[$'current-situation'.$C$7])^[.C77]-1);5);&quot;&quot;)" office:value-type="currency" office:currency="GBP" office:value="755.32722" calcext:value-type="currency">
            <text:p>£755.33</text:p>
          </table:table-cell>
          <table:table-cell office:value-type="float" office:value="76" calcext:value-type="float">
            <text:p>76</text:p>
          </table:table-cell>
          <table:table-cell table:formula="of:=ROUND([.C77]/12;5)" office:value-type="float" office:value="6.33333" calcext:value-type="float">
            <text:p>6.33</text:p>
          </table:table-cell>
        </table:table-row>
        <table:table-row table:style-name="ro1">
          <table:table-cell table:formula="of:=IF([.B78]&lt;&gt;&quot;&quot;;[.B78]*[.C78]+[$'loan-parameters'.$B$32];&quot;&quot;)" office:value-type="currency" office:currency="AUD" office:value="57491.30156" calcext:value-type="currency">
            <text:p>$57,491.30</text:p>
          </table:table-cell>
          <table:table-cell table:formula="of:=IF([.D78]&lt;=[$'repayment-scenarios'.$B$28];ROUND([$'loan-parameters'.$B$31]*[$'current-situation'.$C$7]*(1+[$'current-situation'.$C$7])^[.C78]/((1+[$'current-situation'.$C$7])^[.C78]-1);5);&quot;&quot;)" office:value-type="currency" office:currency="GBP" office:value="746.64028" calcext:value-type="currency">
            <text:p>£746.64</text:p>
          </table:table-cell>
          <table:table-cell office:value-type="float" office:value="77" calcext:value-type="float">
            <text:p>77</text:p>
          </table:table-cell>
          <table:table-cell table:formula="of:=ROUND([.C78]/12;5)" office:value-type="float" office:value="6.41667" calcext:value-type="float">
            <text:p>6.42</text:p>
          </table:table-cell>
        </table:table-row>
        <table:table-row table:style-name="ro1">
          <table:table-cell table:formula="of:=IF([.B79]&lt;&gt;&quot;&quot;;[.B79]*[.C79]+[$'loan-parameters'.$B$32];&quot;&quot;)" office:value-type="currency" office:currency="AUD" office:value="57577.81692" calcext:value-type="currency">
            <text:p>$57,577.82</text:p>
          </table:table-cell>
          <table:table-cell table:formula="of:=IF([.D79]&lt;=[$'repayment-scenarios'.$B$28];ROUND([$'loan-parameters'.$B$31]*[$'current-situation'.$C$7]*(1+[$'current-situation'.$C$7])^[.C79]/((1+[$'current-situation'.$C$7])^[.C79]-1);5);&quot;&quot;)" office:value-type="currency" office:currency="GBP" office:value="738.17714" calcext:value-type="currency">
            <text:p>£738.18</text:p>
          </table:table-cell>
          <table:table-cell office:value-type="float" office:value="78" calcext:value-type="float">
            <text:p>78</text:p>
          </table:table-cell>
          <table:table-cell table:formula="of:=ROUND([.C79]/12;5)" office:value-type="float" office:value="6.5" calcext:value-type="float">
            <text:p>6.50</text:p>
          </table:table-cell>
        </table:table-row>
        <table:table-row table:style-name="ro1">
          <table:table-cell table:formula="of:=IF([.B80]&lt;&gt;&quot;&quot;;[.B80]*[.C80]+[$'loan-parameters'.$B$32];&quot;&quot;)" office:value-type="currency" office:currency="AUD" office:value="57664.41549" calcext:value-type="currency">
            <text:p>$57,664.42</text:p>
          </table:table-cell>
          <table:table-cell table:formula="of:=IF([.D80]&lt;=[$'repayment-scenarios'.$B$28];ROUND([$'loan-parameters'.$B$31]*[$'current-situation'.$C$7]*(1+[$'current-situation'.$C$7])^[.C80]/((1+[$'current-situation'.$C$7])^[.C80]-1);5);&quot;&quot;)" office:value-type="currency" office:currency="GBP" office:value="729.92931" calcext:value-type="currency">
            <text:p>£729.93</text:p>
          </table:table-cell>
          <table:table-cell office:value-type="float" office:value="79" calcext:value-type="float">
            <text:p>79</text:p>
          </table:table-cell>
          <table:table-cell table:formula="of:=ROUND([.C80]/12;5)" office:value-type="float" office:value="6.58333" calcext:value-type="float">
            <text:p>6.58</text:p>
          </table:table-cell>
        </table:table-row>
        <table:table-row table:style-name="ro1">
          <table:table-cell table:formula="of:=IF([.B81]&lt;&gt;&quot;&quot;;[.B81]*[.C81]+[$'loan-parameters'.$B$32];&quot;&quot;)" office:value-type="currency" office:currency="AUD" office:value="57751.0968" calcext:value-type="currency">
            <text:p>$57,751.10</text:p>
          </table:table-cell>
          <table:table-cell table:formula="of:=IF([.D81]&lt;=[$'repayment-scenarios'.$B$28];ROUND([$'loan-parameters'.$B$31]*[$'current-situation'.$C$7]*(1+[$'current-situation'.$C$7])^[.C81]/((1+[$'current-situation'.$C$7])^[.C81]-1);5);&quot;&quot;)" office:value-type="currency" office:currency="GBP" office:value="721.88871" calcext:value-type="currency">
            <text:p>£721.89</text:p>
          </table:table-cell>
          <table:table-cell office:value-type="float" office:value="80" calcext:value-type="float">
            <text:p>80</text:p>
          </table:table-cell>
          <table:table-cell table:formula="of:=ROUND([.C81]/12;5)" office:value-type="float" office:value="6.66667" calcext:value-type="float">
            <text:p>6.67</text:p>
          </table:table-cell>
        </table:table-row>
        <table:table-row table:style-name="ro1">
          <table:table-cell table:formula="of:=IF([.B82]&lt;&gt;&quot;&quot;;[.B82]*[.C82]+[$'loan-parameters'.$B$32];&quot;&quot;)" office:value-type="currency" office:currency="AUD" office:value="57837.86208" calcext:value-type="currency">
            <text:p>$57,837.86</text:p>
          </table:table-cell>
          <table:table-cell table:formula="of:=IF([.D82]&lt;=[$'repayment-scenarios'.$B$28];ROUND([$'loan-parameters'.$B$31]*[$'current-situation'.$C$7]*(1+[$'current-situation'.$C$7])^[.C82]/((1+[$'current-situation'.$C$7])^[.C82]-1);5);&quot;&quot;)" office:value-type="currency" office:currency="GBP" office:value="714.04768" calcext:value-type="currency">
            <text:p>£714.05</text:p>
          </table:table-cell>
          <table:table-cell office:value-type="float" office:value="81" calcext:value-type="float">
            <text:p>81</text:p>
          </table:table-cell>
          <table:table-cell table:formula="of:=ROUND([.C82]/12;5)" office:value-type="float" office:value="6.75" calcext:value-type="float">
            <text:p>6.75</text:p>
          </table:table-cell>
        </table:table-row>
        <table:table-row table:style-name="ro1">
          <table:table-cell table:formula="of:=IF([.B83]&lt;&gt;&quot;&quot;;[.B83]*[.C83]+[$'loan-parameters'.$B$32];&quot;&quot;)" office:value-type="currency" office:currency="AUD" office:value="57924.7098" calcext:value-type="currency">
            <text:p>$57,924.71</text:p>
          </table:table-cell>
          <table:table-cell table:formula="of:=IF([.D83]&lt;=[$'repayment-scenarios'.$B$28];ROUND([$'loan-parameters'.$B$31]*[$'current-situation'.$C$7]*(1+[$'current-situation'.$C$7])^[.C83]/((1+[$'current-situation'.$C$7])^[.C83]-1);5);&quot;&quot;)" office:value-type="currency" office:currency="GBP" office:value="706.3989" calcext:value-type="currency">
            <text:p>£706.40</text:p>
          </table:table-cell>
          <table:table-cell office:value-type="float" office:value="82" calcext:value-type="float">
            <text:p>82</text:p>
          </table:table-cell>
          <table:table-cell table:formula="of:=ROUND([.C83]/12;5)" office:value-type="float" office:value="6.83333" calcext:value-type="float">
            <text:p>6.83</text:p>
          </table:table-cell>
        </table:table-row>
        <table:table-row table:style-name="ro1">
          <table:table-cell table:formula="of:=IF([.B84]&lt;&gt;&quot;&quot;;[.B84]*[.C84]+[$'loan-parameters'.$B$32];&quot;&quot;)" office:value-type="currency" office:currency="AUD" office:value="58011.64069" calcext:value-type="currency">
            <text:p>$58,011.64</text:p>
          </table:table-cell>
          <table:table-cell table:formula="of:=IF([.D84]&lt;=[$'repayment-scenarios'.$B$28];ROUND([$'loan-parameters'.$B$31]*[$'current-situation'.$C$7]*(1+[$'current-situation'.$C$7])^[.C84]/((1+[$'current-situation'.$C$7])^[.C84]-1);5);&quot;&quot;)" office:value-type="currency" office:currency="GBP" office:value="698.93543" calcext:value-type="currency">
            <text:p>£698.94</text:p>
          </table:table-cell>
          <table:table-cell office:value-type="float" office:value="83" calcext:value-type="float">
            <text:p>83</text:p>
          </table:table-cell>
          <table:table-cell table:formula="of:=ROUND([.C84]/12;5)" office:value-type="float" office:value="6.91667" calcext:value-type="float">
            <text:p>6.92</text:p>
          </table:table-cell>
        </table:table-row>
        <table:table-row table:style-name="ro1">
          <table:table-cell table:formula="of:=IF([.B85]&lt;&gt;&quot;&quot;;[.B85]*[.C85]+[$'loan-parameters'.$B$32];&quot;&quot;)" office:value-type="currency" office:currency="AUD" office:value="58098.6546" calcext:value-type="currency">
            <text:p>$58,098.65</text:p>
          </table:table-cell>
          <table:table-cell table:formula="of:=IF([.D85]&lt;=[$'repayment-scenarios'.$B$28];ROUND([$'loan-parameters'.$B$31]*[$'current-situation'.$C$7]*(1+[$'current-situation'.$C$7])^[.C85]/((1+[$'current-situation'.$C$7])^[.C85]-1);5);&quot;&quot;)" office:value-type="currency" office:currency="GBP" office:value="691.65065" calcext:value-type="currency">
            <text:p>£691.65</text:p>
          </table:table-cell>
          <table:table-cell office:value-type="float" office:value="84" calcext:value-type="float">
            <text:p>84</text:p>
          </table:table-cell>
          <table:table-cell table:formula="of:=ROUND([.C85]/12;5)" office:value-type="float" office:value="7" calcext:value-type="float">
            <text:p>7.00</text:p>
          </table:table-cell>
        </table:table-row>
        <table:table-row table:style-name="ro1">
          <table:table-cell table:formula="of:=IF([.B86]&lt;&gt;&quot;&quot;;[.B86]*[.C86]+[$'loan-parameters'.$B$32];&quot;&quot;)" office:value-type="currency" office:currency="AUD" office:value="58185.7521" calcext:value-type="currency">
            <text:p>$58,185.75</text:p>
          </table:table-cell>
          <table:table-cell table:formula="of:=IF([.D86]&lt;=[$'repayment-scenarios'.$B$28];ROUND([$'loan-parameters'.$B$31]*[$'current-situation'.$C$7]*(1+[$'current-situation'.$C$7])^[.C86]/((1+[$'current-situation'.$C$7])^[.C86]-1);5);&quot;&quot;)" office:value-type="currency" office:currency="GBP" office:value="684.53826" calcext:value-type="currency">
            <text:p>£684.54</text:p>
          </table:table-cell>
          <table:table-cell office:value-type="float" office:value="85" calcext:value-type="float">
            <text:p>85</text:p>
          </table:table-cell>
          <table:table-cell table:formula="of:=ROUND([.C86]/12;5)" office:value-type="float" office:value="7.08333" calcext:value-type="float">
            <text:p>7.08</text:p>
          </table:table-cell>
        </table:table-row>
        <table:table-row table:style-name="ro1">
          <table:table-cell table:formula="of:=IF([.B87]&lt;&gt;&quot;&quot;;[.B87]*[.C87]+[$'loan-parameters'.$B$32];&quot;&quot;)" office:value-type="currency" office:currency="AUD" office:value="58272.93178" calcext:value-type="currency">
            <text:p>$58,272.93</text:p>
          </table:table-cell>
          <table:table-cell table:formula="of:=IF([.D87]&lt;=[$'repayment-scenarios'.$B$28];ROUND([$'loan-parameters'.$B$31]*[$'current-situation'.$C$7]*(1+[$'current-situation'.$C$7])^[.C87]/((1+[$'current-situation'.$C$7])^[.C87]-1);5);&quot;&quot;)" office:value-type="currency" office:currency="GBP" office:value="677.59223" calcext:value-type="currency">
            <text:p>£677.59</text:p>
          </table:table-cell>
          <table:table-cell office:value-type="float" office:value="86" calcext:value-type="float">
            <text:p>86</text:p>
          </table:table-cell>
          <table:table-cell table:formula="of:=ROUND([.C87]/12;5)" office:value-type="float" office:value="7.16667" calcext:value-type="float">
            <text:p>7.17</text:p>
          </table:table-cell>
        </table:table-row>
        <table:table-row table:style-name="ro1">
          <table:table-cell table:formula="of:=IF([.B88]&lt;&gt;&quot;&quot;;[.B88]*[.C88]+[$'loan-parameters'.$B$32];&quot;&quot;)" office:value-type="currency" office:currency="AUD" office:value="58360.19508" calcext:value-type="currency">
            <text:p>$58,360.20</text:p>
          </table:table-cell>
          <table:table-cell table:formula="of:=IF([.D88]&lt;=[$'repayment-scenarios'.$B$28];ROUND([$'loan-parameters'.$B$31]*[$'current-situation'.$C$7]*(1+[$'current-situation'.$C$7])^[.C88]/((1+[$'current-situation'.$C$7])^[.C88]-1);5);&quot;&quot;)" office:value-type="currency" office:currency="GBP" office:value="670.80684" calcext:value-type="currency">
            <text:p>£670.81</text:p>
          </table:table-cell>
          <table:table-cell office:value-type="float" office:value="87" calcext:value-type="float">
            <text:p>87</text:p>
          </table:table-cell>
          <table:table-cell table:formula="of:=ROUND([.C88]/12;5)" office:value-type="float" office:value="7.25" calcext:value-type="float">
            <text:p>7.25</text:p>
          </table:table-cell>
        </table:table-row>
        <table:table-row table:style-name="ro1">
          <table:table-cell table:formula="of:=IF([.B89]&lt;&gt;&quot;&quot;;[.B89]*[.C89]+[$'loan-parameters'.$B$32];&quot;&quot;)" office:value-type="currency" office:currency="AUD" office:value="58447.5408" calcext:value-type="currency">
            <text:p>$58,447.54</text:p>
          </table:table-cell>
          <table:table-cell table:formula="of:=IF([.D89]&lt;=[$'repayment-scenarios'.$B$28];ROUND([$'loan-parameters'.$B$31]*[$'current-situation'.$C$7]*(1+[$'current-situation'.$C$7])^[.C89]/((1+[$'current-situation'.$C$7])^[.C89]-1);5);&quot;&quot;)" office:value-type="currency" office:currency="GBP" office:value="664.1766" calcext:value-type="currency">
            <text:p>£664.18</text:p>
          </table:table-cell>
          <table:table-cell office:value-type="float" office:value="88" calcext:value-type="float">
            <text:p>88</text:p>
          </table:table-cell>
          <table:table-cell table:formula="of:=ROUND([.C89]/12;5)" office:value-type="float" office:value="7.33333" calcext:value-type="float">
            <text:p>7.33</text:p>
          </table:table-cell>
        </table:table-row>
        <table:table-row table:style-name="ro1">
          <table:table-cell table:formula="of:=IF([.B90]&lt;&gt;&quot;&quot;;[.B90]*[.C90]+[$'loan-parameters'.$B$32];&quot;&quot;)" office:value-type="currency" office:currency="AUD" office:value="58534.9707" calcext:value-type="currency">
            <text:p>$58,534.97</text:p>
          </table:table-cell>
          <table:table-cell table:formula="of:=IF([.D90]&lt;=[$'repayment-scenarios'.$B$28];ROUND([$'loan-parameters'.$B$31]*[$'current-situation'.$C$7]*(1+[$'current-situation'.$C$7])^[.C90]/((1+[$'current-situation'.$C$7])^[.C90]-1);5);&quot;&quot;)" office:value-type="currency" office:currency="GBP" office:value="657.6963" calcext:value-type="currency">
            <text:p>£657.70</text:p>
          </table:table-cell>
          <table:table-cell office:value-type="float" office:value="89" calcext:value-type="float">
            <text:p>89</text:p>
          </table:table-cell>
          <table:table-cell table:formula="of:=ROUND([.C90]/12;5)" office:value-type="float" office:value="7.41667" calcext:value-type="float">
            <text:p>7.42</text:p>
          </table:table-cell>
        </table:table-row>
        <table:table-row table:style-name="ro1">
          <table:table-cell table:formula="of:=IF([.B91]&lt;&gt;&quot;&quot;;[.B91]*[.C91]+[$'loan-parameters'.$B$32];&quot;&quot;)" office:value-type="currency" office:currency="AUD" office:value="58622.4828" calcext:value-type="currency">
            <text:p>$58,622.48</text:p>
          </table:table-cell>
          <table:table-cell table:formula="of:=IF([.D91]&lt;=[$'repayment-scenarios'.$B$28];ROUND([$'loan-parameters'.$B$31]*[$'current-situation'.$C$7]*(1+[$'current-situation'.$C$7])^[.C91]/((1+[$'current-situation'.$C$7])^[.C91]-1);5);&quot;&quot;)" office:value-type="currency" office:currency="GBP" office:value="651.36092" calcext:value-type="currency">
            <text:p>£651.36</text:p>
          </table:table-cell>
          <table:table-cell office:value-type="float" office:value="90" calcext:value-type="float">
            <text:p>90</text:p>
          </table:table-cell>
          <table:table-cell table:formula="of:=ROUND([.C91]/12;5)" office:value-type="float" office:value="7.5" calcext:value-type="float">
            <text:p>7.50</text:p>
          </table:table-cell>
        </table:table-row>
        <table:table-row table:style-name="ro1">
          <table:table-cell table:formula="of:=IF([.B92]&lt;&gt;&quot;&quot;;[.B92]*[.C92]+[$'loan-parameters'.$B$32];&quot;&quot;)" office:value-type="currency" office:currency="AUD" office:value="58710.07779" calcext:value-type="currency">
            <text:p>$58,710.08</text:p>
          </table:table-cell>
          <table:table-cell table:formula="of:=IF([.D92]&lt;=[$'repayment-scenarios'.$B$28];ROUND([$'loan-parameters'.$B$31]*[$'current-situation'.$C$7]*(1+[$'current-situation'.$C$7])^[.C92]/((1+[$'current-situation'.$C$7])^[.C92]-1);5);&quot;&quot;)" office:value-type="currency" office:currency="GBP" office:value="645.16569" calcext:value-type="currency">
            <text:p>£645.17</text:p>
          </table:table-cell>
          <table:table-cell office:value-type="float" office:value="91" calcext:value-type="float">
            <text:p>91</text:p>
          </table:table-cell>
          <table:table-cell table:formula="of:=ROUND([.C92]/12;5)" office:value-type="float" office:value="7.58333" calcext:value-type="float">
            <text:p>7.58</text:p>
          </table:table-cell>
        </table:table-row>
        <table:table-row table:style-name="ro1">
          <table:table-cell table:formula="of:=IF([.B93]&lt;&gt;&quot;&quot;;[.B93]*[.C93]+[$'loan-parameters'.$B$32];&quot;&quot;)" office:value-type="currency" office:currency="AUD" office:value="58797.75568" calcext:value-type="currency">
            <text:p>$58,797.76</text:p>
          </table:table-cell>
          <table:table-cell table:formula="of:=IF([.D93]&lt;=[$'repayment-scenarios'.$B$28];ROUND([$'loan-parameters'.$B$31]*[$'current-situation'.$C$7]*(1+[$'current-situation'.$C$7])^[.C93]/((1+[$'current-situation'.$C$7])^[.C93]-1);5);&quot;&quot;)" office:value-type="currency" office:currency="GBP" office:value="639.10604" calcext:value-type="currency">
            <text:p>£639.11</text:p>
          </table:table-cell>
          <table:table-cell office:value-type="float" office:value="92" calcext:value-type="float">
            <text:p>92</text:p>
          </table:table-cell>
          <table:table-cell table:formula="of:=ROUND([.C93]/12;5)" office:value-type="float" office:value="7.66667" calcext:value-type="float">
            <text:p>7.67</text:p>
          </table:table-cell>
        </table:table-row>
        <table:table-row table:style-name="ro1">
          <table:table-cell table:formula="of:=IF([.B94]&lt;&gt;&quot;&quot;;[.B94]*[.C94]+[$'loan-parameters'.$B$32];&quot;&quot;)" office:value-type="currency" office:currency="AUD" office:value="58885.5168" calcext:value-type="currency">
            <text:p>$58,885.52</text:p>
          </table:table-cell>
          <table:table-cell table:formula="of:=IF([.D94]&lt;=[$'repayment-scenarios'.$B$28];ROUND([$'loan-parameters'.$B$31]*[$'current-situation'.$C$7]*(1+[$'current-situation'.$C$7])^[.C94]/((1+[$'current-situation'.$C$7])^[.C94]-1);5);&quot;&quot;)" office:value-type="currency" office:currency="GBP" office:value="633.1776" calcext:value-type="currency">
            <text:p>£633.18</text:p>
          </table:table-cell>
          <table:table-cell office:value-type="float" office:value="93" calcext:value-type="float">
            <text:p>93</text:p>
          </table:table-cell>
          <table:table-cell table:formula="of:=ROUND([.C94]/12;5)" office:value-type="float" office:value="7.75" calcext:value-type="float">
            <text:p>7.75</text:p>
          </table:table-cell>
        </table:table-row>
        <table:table-row table:style-name="ro1">
          <table:table-cell table:formula="of:=IF([.B95]&lt;&gt;&quot;&quot;;[.B95]*[.C95]+[$'loan-parameters'.$B$32];&quot;&quot;)" office:value-type="currency" office:currency="AUD" office:value="58973.36092" calcext:value-type="currency">
            <text:p>$58,973.36</text:p>
          </table:table-cell>
          <table:table-cell table:formula="of:=IF([.D95]&lt;=[$'repayment-scenarios'.$B$28];ROUND([$'loan-parameters'.$B$31]*[$'current-situation'.$C$7]*(1+[$'current-situation'.$C$7])^[.C95]/((1+[$'current-situation'.$C$7])^[.C95]-1);5);&quot;&quot;)" office:value-type="currency" office:currency="GBP" office:value="627.37618" calcext:value-type="currency">
            <text:p>£627.38</text:p>
          </table:table-cell>
          <table:table-cell office:value-type="float" office:value="94" calcext:value-type="float">
            <text:p>94</text:p>
          </table:table-cell>
          <table:table-cell table:formula="of:=ROUND([.C95]/12;5)" office:value-type="float" office:value="7.83333" calcext:value-type="float">
            <text:p>7.83</text:p>
          </table:table-cell>
        </table:table-row>
        <table:table-row table:style-name="ro1">
          <table:table-cell table:formula="of:=IF([.B96]&lt;&gt;&quot;&quot;;[.B96]*[.C96]+[$'loan-parameters'.$B$32];&quot;&quot;)" office:value-type="currency" office:currency="AUD" office:value="59061.2872" calcext:value-type="currency">
            <text:p>$59,061.29</text:p>
          </table:table-cell>
          <table:table-cell table:formula="of:=IF([.D96]&lt;=[$'repayment-scenarios'.$B$28];ROUND([$'loan-parameters'.$B$31]*[$'current-situation'.$C$7]*(1+[$'current-situation'.$C$7])^[.C96]/((1+[$'current-situation'.$C$7])^[.C96]-1);5);&quot;&quot;)" office:value-type="currency" office:currency="GBP" office:value="621.69776" calcext:value-type="currency">
            <text:p>£621.70</text:p>
          </table:table-cell>
          <table:table-cell office:value-type="float" office:value="95" calcext:value-type="float">
            <text:p>95</text:p>
          </table:table-cell>
          <table:table-cell table:formula="of:=ROUND([.C96]/12;5)" office:value-type="float" office:value="7.91667" calcext:value-type="float">
            <text:p>7.92</text:p>
          </table:table-cell>
        </table:table-row>
        <table:table-row table:style-name="ro1">
          <table:table-cell table:formula="of:=IF([.B97]&lt;&gt;&quot;&quot;;[.B97]*[.C97]+[$'loan-parameters'.$B$32];&quot;&quot;)" office:value-type="currency" office:currency="AUD" office:value="59149.29696" calcext:value-type="currency">
            <text:p>$59,149.30</text:p>
          </table:table-cell>
          <table:table-cell table:formula="of:=IF([.D97]&lt;=[$'repayment-scenarios'.$B$28];ROUND([$'loan-parameters'.$B$31]*[$'current-situation'.$C$7]*(1+[$'current-situation'.$C$7])^[.C97]/((1+[$'current-situation'.$C$7])^[.C97]-1);5);&quot;&quot;)" office:value-type="currency" office:currency="GBP" office:value="616.13851" calcext:value-type="currency">
            <text:p>£616.14</text:p>
          </table:table-cell>
          <table:table-cell office:value-type="float" office:value="96" calcext:value-type="float">
            <text:p>96</text:p>
          </table:table-cell>
          <table:table-cell table:formula="of:=ROUND([.C97]/12;5)" office:value-type="float" office:value="8" calcext:value-type="float">
            <text:p>8.00</text:p>
          </table:table-cell>
        </table:table-row>
        <table:table-row table:style-name="ro1">
          <table:table-cell table:formula="of:=IF([.B98]&lt;&gt;&quot;&quot;;[.B98]*[.C98]+[$'loan-parameters'.$B$32];&quot;&quot;)" office:value-type="currency" office:currency="AUD" office:value="59237.38978" calcext:value-type="currency">
            <text:p>$59,237.39</text:p>
          </table:table-cell>
          <table:table-cell table:formula="of:=IF([.D98]&lt;=[$'repayment-scenarios'.$B$28];ROUND([$'loan-parameters'.$B$31]*[$'current-situation'.$C$7]*(1+[$'current-situation'.$C$7])^[.C98]/((1+[$'current-situation'.$C$7])^[.C98]-1);5);&quot;&quot;)" office:value-type="currency" office:currency="GBP" office:value="610.69474" calcext:value-type="currency">
            <text:p>£610.69</text:p>
          </table:table-cell>
          <table:table-cell office:value-type="float" office:value="97" calcext:value-type="float">
            <text:p>97</text:p>
          </table:table-cell>
          <table:table-cell table:formula="of:=ROUND([.C98]/12;5)" office:value-type="float" office:value="8.08333" calcext:value-type="float">
            <text:p>8.08</text:p>
          </table:table-cell>
        </table:table-row>
        <table:table-row table:style-name="ro1">
          <table:table-cell table:formula="of:=IF([.B99]&lt;&gt;&quot;&quot;;[.B99]*[.C99]+[$'loan-parameters'.$B$32];&quot;&quot;)" office:value-type="currency" office:currency="AUD" office:value="59325.56518" calcext:value-type="currency">
            <text:p>$59,325.57</text:p>
          </table:table-cell>
          <table:table-cell table:formula="of:=IF([.D99]&lt;=[$'repayment-scenarios'.$B$28];ROUND([$'loan-parameters'.$B$31]*[$'current-situation'.$C$7]*(1+[$'current-situation'.$C$7])^[.C99]/((1+[$'current-situation'.$C$7])^[.C99]-1);5);&quot;&quot;)" office:value-type="currency" office:currency="GBP" office:value="605.36291" calcext:value-type="currency">
            <text:p>£605.36</text:p>
          </table:table-cell>
          <table:table-cell office:value-type="float" office:value="98" calcext:value-type="float">
            <text:p>98</text:p>
          </table:table-cell>
          <table:table-cell table:formula="of:=ROUND([.C99]/12;5)" office:value-type="float" office:value="8.16667" calcext:value-type="float">
            <text:p>8.17</text:p>
          </table:table-cell>
        </table:table-row>
        <table:table-row table:style-name="ro1">
          <table:table-cell table:formula="of:=IF([.B100]&lt;&gt;&quot;&quot;;[.B100]*[.C100]+[$'loan-parameters'.$B$32];&quot;&quot;)" office:value-type="currency" office:currency="AUD" office:value="59413.82337" calcext:value-type="currency">
            <text:p>$59,413.82</text:p>
          </table:table-cell>
          <table:table-cell table:formula="of:=IF([.D100]&lt;=[$'repayment-scenarios'.$B$28];ROUND([$'loan-parameters'.$B$31]*[$'current-situation'.$C$7]*(1+[$'current-situation'.$C$7])^[.C100]/((1+[$'current-situation'.$C$7])^[.C100]-1);5);&quot;&quot;)" office:value-type="currency" office:currency="GBP" office:value="600.13963" calcext:value-type="currency">
            <text:p>£600.14</text:p>
          </table:table-cell>
          <table:table-cell office:value-type="float" office:value="99" calcext:value-type="float">
            <text:p>99</text:p>
          </table:table-cell>
          <table:table-cell table:formula="of:=ROUND([.C100]/12;5)" office:value-type="float" office:value="8.25" calcext:value-type="float">
            <text:p>8.25</text:p>
          </table:table-cell>
        </table:table-row>
        <table:table-row table:style-name="ro1">
          <table:table-cell table:formula="of:=IF([.B101]&lt;&gt;&quot;&quot;;[.B101]*[.C101]+[$'loan-parameters'.$B$32];&quot;&quot;)" office:value-type="currency" office:currency="AUD" office:value="59502.164" calcext:value-type="currency">
            <text:p>$59,502.16</text:p>
          </table:table-cell>
          <table:table-cell table:formula="of:=IF([.D101]&lt;=[$'repayment-scenarios'.$B$28];ROUND([$'loan-parameters'.$B$31]*[$'current-situation'.$C$7]*(1+[$'current-situation'.$C$7])^[.C101]/((1+[$'current-situation'.$C$7])^[.C101]-1);5);&quot;&quot;)" office:value-type="currency" office:currency="GBP" office:value="595.02164" calcext:value-type="currency">
            <text:p>£595.02</text:p>
          </table:table-cell>
          <table:table-cell office:value-type="float" office:value="100" calcext:value-type="float">
            <text:p>100</text:p>
          </table:table-cell>
          <table:table-cell table:formula="of:=ROUND([.C101]/12;5)" office:value-type="float" office:value="8.33333" calcext:value-type="float">
            <text:p>8.33</text:p>
          </table:table-cell>
        </table:table-row>
        <table:table-row table:style-name="ro1">
          <table:table-cell table:formula="of:=IF([.B102]&lt;&gt;&quot;&quot;;[.B102]*[.C102]+[$'loan-parameters'.$B$32];&quot;&quot;)" office:value-type="currency" office:currency="AUD" office:value="59590.58782" calcext:value-type="currency">
            <text:p>$59,590.59</text:p>
          </table:table-cell>
          <table:table-cell table:formula="of:=IF([.D102]&lt;=[$'repayment-scenarios'.$B$28];ROUND([$'loan-parameters'.$B$31]*[$'current-situation'.$C$7]*(1+[$'current-situation'.$C$7])^[.C102]/((1+[$'current-situation'.$C$7])^[.C102]-1);5);&quot;&quot;)" office:value-type="currency" office:currency="GBP" office:value="590.00582" calcext:value-type="currency">
            <text:p>£590.01</text:p>
          </table:table-cell>
          <table:table-cell office:value-type="float" office:value="101" calcext:value-type="float">
            <text:p>101</text:p>
          </table:table-cell>
          <table:table-cell table:formula="of:=ROUND([.C102]/12;5)" office:value-type="float" office:value="8.41667" calcext:value-type="float">
            <text:p>8.42</text:p>
          </table:table-cell>
        </table:table-row>
        <table:table-row table:style-name="ro1">
          <table:table-cell table:formula="of:=IF([.B103]&lt;&gt;&quot;&quot;;[.B103]*[.C103]+[$'loan-parameters'.$B$32];&quot;&quot;)" office:value-type="currency" office:currency="AUD" office:value="59679.09534" calcext:value-type="currency">
            <text:p>$59,679.10</text:p>
          </table:table-cell>
          <table:table-cell table:formula="of:=IF([.D103]&lt;=[$'repayment-scenarios'.$B$28];ROUND([$'loan-parameters'.$B$31]*[$'current-situation'.$C$7]*(1+[$'current-situation'.$C$7])^[.C103]/((1+[$'current-situation'.$C$7])^[.C103]-1);5);&quot;&quot;)" office:value-type="currency" office:currency="GBP" office:value="585.08917" calcext:value-type="currency">
            <text:p>£585.09</text:p>
          </table:table-cell>
          <table:table-cell office:value-type="float" office:value="102" calcext:value-type="float">
            <text:p>102</text:p>
          </table:table-cell>
          <table:table-cell table:formula="of:=ROUND([.C103]/12;5)" office:value-type="float" office:value="8.5" calcext:value-type="float">
            <text:p>8.50</text:p>
          </table:table-cell>
        </table:table-row>
        <table:table-row table:style-name="ro1">
          <table:table-cell table:formula="of:=IF([.B104]&lt;&gt;&quot;&quot;;[.B104]*[.C104]+[$'loan-parameters'.$B$32];&quot;&quot;)" office:value-type="currency" office:currency="AUD" office:value="59767.68434" calcext:value-type="currency">
            <text:p>$59,767.68</text:p>
          </table:table-cell>
          <table:table-cell table:formula="of:=IF([.D104]&lt;=[$'repayment-scenarios'.$B$28];ROUND([$'loan-parameters'.$B$31]*[$'current-situation'.$C$7]*(1+[$'current-situation'.$C$7])^[.C104]/((1+[$'current-situation'.$C$7])^[.C104]-1);5);&quot;&quot;)" office:value-type="currency" office:currency="GBP" office:value="580.26878" calcext:value-type="currency">
            <text:p>£580.27</text:p>
          </table:table-cell>
          <table:table-cell office:value-type="float" office:value="103" calcext:value-type="float">
            <text:p>103</text:p>
          </table:table-cell>
          <table:table-cell table:formula="of:=ROUND([.C104]/12;5)" office:value-type="float" office:value="8.58333" calcext:value-type="float">
            <text:p>8.58</text:p>
          </table:table-cell>
        </table:table-row>
        <table:table-row table:style-name="ro1">
          <table:table-cell table:formula="of:=IF([.B105]&lt;&gt;&quot;&quot;;[.B105]*[.C105]+[$'loan-parameters'.$B$32];&quot;&quot;)" office:value-type="currency" office:currency="AUD" office:value="59856.35656" calcext:value-type="currency">
            <text:p>$59,856.36</text:p>
          </table:table-cell>
          <table:table-cell table:formula="of:=IF([.D105]&lt;=[$'repayment-scenarios'.$B$28];ROUND([$'loan-parameters'.$B$31]*[$'current-situation'.$C$7]*(1+[$'current-situation'.$C$7])^[.C105]/((1+[$'current-situation'.$C$7])^[.C105]-1);5);&quot;&quot;)" office:value-type="currency" office:currency="GBP" office:value="575.54189" calcext:value-type="currency">
            <text:p>£575.54</text:p>
          </table:table-cell>
          <table:table-cell office:value-type="float" office:value="104" calcext:value-type="float">
            <text:p>104</text:p>
          </table:table-cell>
          <table:table-cell table:formula="of:=ROUND([.C105]/12;5)" office:value-type="float" office:value="8.66667" calcext:value-type="float">
            <text:p>8.67</text:p>
          </table:table-cell>
        </table:table-row>
        <table:table-row table:style-name="ro1">
          <table:table-cell table:formula="of:=IF([.B106]&lt;&gt;&quot;&quot;;[.B106]*[.C106]+[$'loan-parameters'.$B$32];&quot;&quot;)" office:value-type="currency" office:currency="AUD" office:value="59945.11215" calcext:value-type="currency">
            <text:p>$59,945.11</text:p>
          </table:table-cell>
          <table:table-cell table:formula="of:=IF([.D106]&lt;=[$'repayment-scenarios'.$B$28];ROUND([$'loan-parameters'.$B$31]*[$'current-situation'.$C$7]*(1+[$'current-situation'.$C$7])^[.C106]/((1+[$'current-situation'.$C$7])^[.C106]-1);5);&quot;&quot;)" office:value-type="currency" office:currency="GBP" office:value="570.90583" calcext:value-type="currency">
            <text:p>£570.91</text:p>
          </table:table-cell>
          <table:table-cell office:value-type="float" office:value="105" calcext:value-type="float">
            <text:p>105</text:p>
          </table:table-cell>
          <table:table-cell table:formula="of:=ROUND([.C106]/12;5)" office:value-type="float" office:value="8.75" calcext:value-type="float">
            <text:p>8.75</text:p>
          </table:table-cell>
        </table:table-row>
        <table:table-row table:style-name="ro1">
          <table:table-cell table:formula="of:=IF([.B107]&lt;&gt;&quot;&quot;;[.B107]*[.C107]+[$'loan-parameters'.$B$32];&quot;&quot;)" office:value-type="currency" office:currency="AUD" office:value="60033.94906" calcext:value-type="currency">
            <text:p>$60,033.95</text:p>
          </table:table-cell>
          <table:table-cell table:formula="of:=IF([.D107]&lt;=[$'repayment-scenarios'.$B$28];ROUND([$'loan-parameters'.$B$31]*[$'current-situation'.$C$7]*(1+[$'current-situation'.$C$7])^[.C107]/((1+[$'current-situation'.$C$7])^[.C107]-1);5);&quot;&quot;)" office:value-type="currency" office:currency="GBP" office:value="566.35801" calcext:value-type="currency">
            <text:p>£566.36</text:p>
          </table:table-cell>
          <table:table-cell office:value-type="float" office:value="106" calcext:value-type="float">
            <text:p>106</text:p>
          </table:table-cell>
          <table:table-cell table:formula="of:=ROUND([.C107]/12;5)" office:value-type="float" office:value="8.83333" calcext:value-type="float">
            <text:p>8.83</text:p>
          </table:table-cell>
        </table:table-row>
        <table:table-row table:style-name="ro1">
          <table:table-cell table:formula="of:=IF([.B108]&lt;&gt;&quot;&quot;;[.B108]*[.C108]+[$'loan-parameters'.$B$32];&quot;&quot;)" office:value-type="currency" office:currency="AUD" office:value="60122.86986" calcext:value-type="currency">
            <text:p>$60,122.87</text:p>
          </table:table-cell>
          <table:table-cell table:formula="of:=IF([.D108]&lt;=[$'repayment-scenarios'.$B$28];ROUND([$'loan-parameters'.$B$31]*[$'current-situation'.$C$7]*(1+[$'current-situation'.$C$7])^[.C108]/((1+[$'current-situation'.$C$7])^[.C108]-1);5);&quot;&quot;)" office:value-type="currency" office:currency="GBP" office:value="561.89598" calcext:value-type="currency">
            <text:p>£561.90</text:p>
          </table:table-cell>
          <table:table-cell office:value-type="float" office:value="107" calcext:value-type="float">
            <text:p>107</text:p>
          </table:table-cell>
          <table:table-cell table:formula="of:=ROUND([.C108]/12;5)" office:value-type="float" office:value="8.91667" calcext:value-type="float">
            <text:p>8.92</text:p>
          </table:table-cell>
        </table:table-row>
        <table:table-row table:style-name="ro1">
          <table:table-cell table:formula="of:=IF([.B109]&lt;&gt;&quot;&quot;;[.B109]*[.C109]+[$'loan-parameters'.$B$32];&quot;&quot;)" office:value-type="currency" office:currency="AUD" office:value="60211.87272" calcext:value-type="currency">
            <text:p>$60,211.87</text:p>
          </table:table-cell>
          <table:table-cell table:formula="of:=IF([.D109]&lt;=[$'repayment-scenarios'.$B$28];ROUND([$'loan-parameters'.$B$31]*[$'current-situation'.$C$7]*(1+[$'current-situation'.$C$7])^[.C109]/((1+[$'current-situation'.$C$7])^[.C109]-1);5);&quot;&quot;)" office:value-type="currency" office:currency="GBP" office:value="557.51734" calcext:value-type="currency">
            <text:p>£557.52</text:p>
          </table:table-cell>
          <table:table-cell office:value-type="float" office:value="108" calcext:value-type="float">
            <text:p>108</text:p>
          </table:table-cell>
          <table:table-cell table:formula="of:=ROUND([.C109]/12;5)" office:value-type="float" office:value="9" calcext:value-type="float">
            <text:p>9.00</text:p>
          </table:table-cell>
        </table:table-row>
        <table:table-row table:style-name="ro1">
          <table:table-cell table:formula="of:=IF([.B110]&lt;&gt;&quot;&quot;;[.B110]*[.C110]+[$'loan-parameters'.$B$32];&quot;&quot;)" office:value-type="currency" office:currency="AUD" office:value="60300.9582" calcext:value-type="currency">
            <text:p>$60,300.96</text:p>
          </table:table-cell>
          <table:table-cell table:formula="of:=IF([.D110]&lt;=[$'repayment-scenarios'.$B$28];ROUND([$'loan-parameters'.$B$31]*[$'current-situation'.$C$7]*(1+[$'current-situation'.$C$7])^[.C110]/((1+[$'current-situation'.$C$7])^[.C110]-1);5);&quot;&quot;)" office:value-type="currency" office:currency="GBP" office:value="553.2198" calcext:value-type="currency">
            <text:p>£553.22</text:p>
          </table:table-cell>
          <table:table-cell office:value-type="float" office:value="109" calcext:value-type="float">
            <text:p>109</text:p>
          </table:table-cell>
          <table:table-cell table:formula="of:=ROUND([.C110]/12;5)" office:value-type="float" office:value="9.08333" calcext:value-type="float">
            <text:p>9.08</text:p>
          </table:table-cell>
        </table:table-row>
        <table:table-row table:style-name="ro1">
          <table:table-cell table:formula="of:=IF([.B111]&lt;&gt;&quot;&quot;;[.B111]*[.C111]+[$'loan-parameters'.$B$32];&quot;&quot;)" office:value-type="currency" office:currency="AUD" office:value="60390.1276" calcext:value-type="currency">
            <text:p>$60,390.13</text:p>
          </table:table-cell>
          <table:table-cell table:formula="of:=IF([.D111]&lt;=[$'repayment-scenarios'.$B$28];ROUND([$'loan-parameters'.$B$31]*[$'current-situation'.$C$7]*(1+[$'current-situation'.$C$7])^[.C111]/((1+[$'current-situation'.$C$7])^[.C111]-1);5);&quot;&quot;)" office:value-type="currency" office:currency="GBP" office:value="549.00116" calcext:value-type="currency">
            <text:p>£549.00</text:p>
          </table:table-cell>
          <table:table-cell office:value-type="float" office:value="110" calcext:value-type="float">
            <text:p>110</text:p>
          </table:table-cell>
          <table:table-cell table:formula="of:=ROUND([.C111]/12;5)" office:value-type="float" office:value="9.16667" calcext:value-type="float">
            <text:p>9.17</text:p>
          </table:table-cell>
        </table:table-row>
        <table:table-row table:style-name="ro1">
          <table:table-cell table:formula="of:=IF([.B112]&lt;&gt;&quot;&quot;;[.B112]*[.C112]+[$'loan-parameters'.$B$32];&quot;&quot;)" office:value-type="currency" office:currency="AUD" office:value="60479.37786" calcext:value-type="currency">
            <text:p>$60,479.38</text:p>
          </table:table-cell>
          <table:table-cell table:formula="of:=IF([.D112]&lt;=[$'repayment-scenarios'.$B$28];ROUND([$'loan-parameters'.$B$31]*[$'current-situation'.$C$7]*(1+[$'current-situation'.$C$7])^[.C112]/((1+[$'current-situation'.$C$7])^[.C112]-1);5);&quot;&quot;)" office:value-type="currency" office:currency="GBP" office:value="544.85926" calcext:value-type="currency">
            <text:p>£544.86</text:p>
          </table:table-cell>
          <table:table-cell office:value-type="float" office:value="111" calcext:value-type="float">
            <text:p>111</text:p>
          </table:table-cell>
          <table:table-cell table:formula="of:=ROUND([.C112]/12;5)" office:value-type="float" office:value="9.25" calcext:value-type="float">
            <text:p>9.25</text:p>
          </table:table-cell>
        </table:table-row>
        <table:table-row table:style-name="ro1">
          <table:table-cell table:formula="of:=IF([.B113]&lt;&gt;&quot;&quot;;[.B113]*[.C113]+[$'loan-parameters'.$B$32];&quot;&quot;)" office:value-type="currency" office:currency="AUD" office:value="60568.71184" calcext:value-type="currency">
            <text:p>$60,568.71</text:p>
          </table:table-cell>
          <table:table-cell table:formula="of:=IF([.D113]&lt;=[$'repayment-scenarios'.$B$28];ROUND([$'loan-parameters'.$B$31]*[$'current-situation'.$C$7]*(1+[$'current-situation'.$C$7])^[.C113]/((1+[$'current-situation'.$C$7])^[.C113]-1);5);&quot;&quot;)" office:value-type="currency" office:currency="GBP" office:value="540.79207" calcext:value-type="currency">
            <text:p>£540.79</text:p>
          </table:table-cell>
          <table:table-cell office:value-type="float" office:value="112" calcext:value-type="float">
            <text:p>112</text:p>
          </table:table-cell>
          <table:table-cell table:formula="of:=ROUND([.C113]/12;5)" office:value-type="float" office:value="9.33333" calcext:value-type="float">
            <text:p>9.33</text:p>
          </table:table-cell>
        </table:table-row>
        <table:table-row table:style-name="ro1">
          <table:table-cell table:formula="of:=IF([.B114]&lt;&gt;&quot;&quot;;[.B114]*[.C114]+[$'loan-parameters'.$B$32];&quot;&quot;)" office:value-type="currency" office:currency="AUD" office:value="60658.1288" calcext:value-type="currency">
            <text:p>$60,658.13</text:p>
          </table:table-cell>
          <table:table-cell table:formula="of:=IF([.D114]&lt;=[$'repayment-scenarios'.$B$28];ROUND([$'loan-parameters'.$B$31]*[$'current-situation'.$C$7]*(1+[$'current-situation'.$C$7])^[.C114]/((1+[$'current-situation'.$C$7])^[.C114]-1);5);&quot;&quot;)" office:value-type="currency" office:currency="GBP" office:value="536.7976" calcext:value-type="currency">
            <text:p>£536.80</text:p>
          </table:table-cell>
          <table:table-cell office:value-type="float" office:value="113" calcext:value-type="float">
            <text:p>113</text:p>
          </table:table-cell>
          <table:table-cell table:formula="of:=ROUND([.C114]/12;5)" office:value-type="float" office:value="9.41667" calcext:value-type="float">
            <text:p>9.42</text:p>
          </table:table-cell>
        </table:table-row>
        <table:table-row table:style-name="ro1">
          <table:table-cell table:formula="of:=IF([.B115]&lt;&gt;&quot;&quot;;[.B115]*[.C115]+[$'loan-parameters'.$B$32];&quot;&quot;)" office:value-type="currency" office:currency="AUD" office:value="60747.62688" calcext:value-type="currency">
            <text:p>$60,747.63</text:p>
          </table:table-cell>
          <table:table-cell table:formula="of:=IF([.D115]&lt;=[$'repayment-scenarios'.$B$28];ROUND([$'loan-parameters'.$B$31]*[$'current-situation'.$C$7]*(1+[$'current-situation'.$C$7])^[.C115]/((1+[$'current-situation'.$C$7])^[.C115]-1);5);&quot;&quot;)" office:value-type="currency" office:currency="GBP" office:value="532.87392" calcext:value-type="currency">
            <text:p>£532.87</text:p>
          </table:table-cell>
          <table:table-cell office:value-type="float" office:value="114" calcext:value-type="float">
            <text:p>114</text:p>
          </table:table-cell>
          <table:table-cell table:formula="of:=ROUND([.C115]/12;5)" office:value-type="float" office:value="9.5" calcext:value-type="float">
            <text:p>9.50</text:p>
          </table:table-cell>
        </table:table-row>
        <table:table-row table:style-name="ro1">
          <table:table-cell table:formula="of:=IF([.B116]&lt;&gt;&quot;&quot;;[.B116]*[.C116]+[$'loan-parameters'.$B$32];&quot;&quot;)" office:value-type="currency" office:currency="AUD" office:value="60837.20915" calcext:value-type="currency">
            <text:p>$60,837.21</text:p>
          </table:table-cell>
          <table:table-cell table:formula="of:=IF([.D116]&lt;=[$'repayment-scenarios'.$B$28];ROUND([$'loan-parameters'.$B$31]*[$'current-situation'.$C$7]*(1+[$'current-situation'.$C$7])^[.C116]/((1+[$'current-situation'.$C$7])^[.C116]-1);5);&quot;&quot;)" office:value-type="currency" office:currency="GBP" office:value="529.01921" calcext:value-type="currency">
            <text:p>£529.02</text:p>
          </table:table-cell>
          <table:table-cell office:value-type="float" office:value="115" calcext:value-type="float">
            <text:p>115</text:p>
          </table:table-cell>
          <table:table-cell table:formula="of:=ROUND([.C116]/12;5)" office:value-type="float" office:value="9.58333" calcext:value-type="float">
            <text:p>9.58</text:p>
          </table:table-cell>
        </table:table-row>
        <table:table-row table:style-name="ro1">
          <table:table-cell table:formula="of:=IF([.B117]&lt;&gt;&quot;&quot;;[.B117]*[.C117]+[$'loan-parameters'.$B$32];&quot;&quot;)" office:value-type="currency" office:currency="AUD" office:value="60926.87256" calcext:value-type="currency">
            <text:p>$60,926.87</text:p>
          </table:table-cell>
          <table:table-cell table:formula="of:=IF([.D117]&lt;=[$'repayment-scenarios'.$B$28];ROUND([$'loan-parameters'.$B$31]*[$'current-situation'.$C$7]*(1+[$'current-situation'.$C$7])^[.C117]/((1+[$'current-situation'.$C$7])^[.C117]-1);5);&quot;&quot;)" office:value-type="currency" office:currency="GBP" office:value="525.23166" calcext:value-type="currency">
            <text:p>£525.23</text:p>
          </table:table-cell>
          <table:table-cell office:value-type="float" office:value="116" calcext:value-type="float">
            <text:p>116</text:p>
          </table:table-cell>
          <table:table-cell table:formula="of:=ROUND([.C117]/12;5)" office:value-type="float" office:value="9.66667" calcext:value-type="float">
            <text:p>9.67</text:p>
          </table:table-cell>
        </table:table-row>
        <table:table-row table:style-name="ro1">
          <table:table-cell table:formula="of:=IF([.B118]&lt;&gt;&quot;&quot;;[.B118]*[.C118]+[$'loan-parameters'.$B$32];&quot;&quot;)" office:value-type="currency" office:currency="AUD" office:value="61016.61969" calcext:value-type="currency">
            <text:p>$61,016.62</text:p>
          </table:table-cell>
          <table:table-cell table:formula="of:=IF([.D118]&lt;=[$'repayment-scenarios'.$B$28];ROUND([$'loan-parameters'.$B$31]*[$'current-situation'.$C$7]*(1+[$'current-situation'.$C$7])^[.C118]/((1+[$'current-situation'.$C$7])^[.C118]-1);5);&quot;&quot;)" office:value-type="currency" office:currency="GBP" office:value="521.50957" calcext:value-type="currency">
            <text:p>£521.51</text:p>
          </table:table-cell>
          <table:table-cell office:value-type="float" office:value="117" calcext:value-type="float">
            <text:p>117</text:p>
          </table:table-cell>
          <table:table-cell table:formula="of:=ROUND([.C118]/12;5)" office:value-type="float" office:value="9.75" calcext:value-type="float">
            <text:p>9.75</text:p>
          </table:table-cell>
        </table:table-row>
        <table:table-row table:style-name="ro1">
          <table:table-cell table:formula="of:=IF([.B119]&lt;&gt;&quot;&quot;;[.B119]*[.C119]+[$'loan-parameters'.$B$32];&quot;&quot;)" office:value-type="currency" office:currency="AUD" office:value="61106.44868" calcext:value-type="currency">
            <text:p>$61,106.45</text:p>
          </table:table-cell>
          <table:table-cell table:formula="of:=IF([.D119]&lt;=[$'repayment-scenarios'.$B$28];ROUND([$'loan-parameters'.$B$31]*[$'current-situation'.$C$7]*(1+[$'current-situation'.$C$7])^[.C119]/((1+[$'current-situation'.$C$7])^[.C119]-1);5);&quot;&quot;)" office:value-type="currency" office:currency="GBP" office:value="517.85126" calcext:value-type="currency">
            <text:p>£517.85</text:p>
          </table:table-cell>
          <table:table-cell office:value-type="float" office:value="118" calcext:value-type="float">
            <text:p>118</text:p>
          </table:table-cell>
          <table:table-cell table:formula="of:=ROUND([.C119]/12;5)" office:value-type="float" office:value="9.83333" calcext:value-type="float">
            <text:p>9.83</text:p>
          </table:table-cell>
        </table:table-row>
        <table:table-row table:style-name="ro1">
          <table:table-cell table:formula="of:=IF([.B120]&lt;&gt;&quot;&quot;;[.B120]*[.C120]+[$'loan-parameters'.$B$32];&quot;&quot;)" office:value-type="currency" office:currency="AUD" office:value="61196.35928" calcext:value-type="currency">
            <text:p>$61,196.36</text:p>
          </table:table-cell>
          <table:table-cell table:formula="of:=IF([.D120]&lt;=[$'repayment-scenarios'.$B$28];ROUND([$'loan-parameters'.$B$31]*[$'current-situation'.$C$7]*(1+[$'current-situation'.$C$7])^[.C120]/((1+[$'current-situation'.$C$7])^[.C120]-1);5);&quot;&quot;)" office:value-type="currency" office:currency="GBP" office:value="514.25512" calcext:value-type="currency">
            <text:p>£514.26</text:p>
          </table:table-cell>
          <table:table-cell office:value-type="float" office:value="119" calcext:value-type="float">
            <text:p>119</text:p>
          </table:table-cell>
          <table:table-cell table:formula="of:=ROUND([.C120]/12;5)" office:value-type="float" office:value="9.91667" calcext:value-type="float">
            <text:p>9.92</text:p>
          </table:table-cell>
        </table:table-row>
        <table:table-row table:style-name="ro1">
          <table:table-cell table:formula="of:=IF([.B121]&lt;&gt;&quot;&quot;;[.B121]*[.C121]+[$'loan-parameters'.$B$32];&quot;&quot;)" office:value-type="currency" office:currency="AUD" office:value="61286.3544" calcext:value-type="currency">
            <text:p>$61,286.35</text:p>
          </table:table-cell>
          <table:table-cell table:formula="of:=IF([.D121]&lt;=[$'repayment-scenarios'.$B$28];ROUND([$'loan-parameters'.$B$31]*[$'current-situation'.$C$7]*(1+[$'current-situation'.$C$7])^[.C121]/((1+[$'current-situation'.$C$7])^[.C121]-1);5);&quot;&quot;)" office:value-type="currency" office:currency="GBP" office:value="510.71962" calcext:value-type="currency">
            <text:p>£510.72</text:p>
          </table:table-cell>
          <table:table-cell office:value-type="float" office:value="120" calcext:value-type="float">
            <text:p>120</text:p>
          </table:table-cell>
          <table:table-cell table:formula="of:=ROUND([.C121]/12;5)" office:value-type="float" office:value="10" calcext:value-type="float">
            <text:p>10.00</text:p>
          </table:table-cell>
        </table:table-row>
        <table:table-row table:style-name="ro1">
          <table:table-cell table:formula="of:=IF([.B122]&lt;&gt;&quot;&quot;;[.B122]*[.C122]+[$'loan-parameters'.$B$32];&quot;&quot;)" office:value-type="currency" office:currency="AUD" office:value="61376.43083" calcext:value-type="currency">
            <text:p>$61,376.43</text:p>
          </table:table-cell>
          <table:table-cell table:formula="of:=IF([.D122]&lt;=[$'repayment-scenarios'.$B$28];ROUND([$'loan-parameters'.$B$31]*[$'current-situation'.$C$7]*(1+[$'current-situation'.$C$7])^[.C122]/((1+[$'current-situation'.$C$7])^[.C122]-1);5);&quot;&quot;)" office:value-type="currency" office:currency="GBP" office:value="507.24323" calcext:value-type="currency">
            <text:p>£507.24</text:p>
          </table:table-cell>
          <table:table-cell office:value-type="float" office:value="121" calcext:value-type="float">
            <text:p>121</text:p>
          </table:table-cell>
          <table:table-cell table:formula="of:=ROUND([.C122]/12;5)" office:value-type="float" office:value="10.08333" calcext:value-type="float">
            <text:p>10.08</text:p>
          </table:table-cell>
        </table:table-row>
        <table:table-row table:style-name="ro1">
          <table:table-cell table:formula="of:=IF([.B123]&lt;&gt;&quot;&quot;;[.B123]*[.C123]+[$'loan-parameters'.$B$32];&quot;&quot;)" office:value-type="currency" office:currency="AUD" office:value="61466.589" calcext:value-type="currency">
            <text:p>$61,466.59</text:p>
          </table:table-cell>
          <table:table-cell table:formula="of:=IF([.D123]&lt;=[$'repayment-scenarios'.$B$28];ROUND([$'loan-parameters'.$B$31]*[$'current-situation'.$C$7]*(1+[$'current-situation'.$C$7])^[.C123]/((1+[$'current-situation'.$C$7])^[.C123]-1);5);&quot;&quot;)" office:value-type="currency" office:currency="GBP" office:value="503.8245" calcext:value-type="currency">
            <text:p>£503.82</text:p>
          </table:table-cell>
          <table:table-cell office:value-type="float" office:value="122" calcext:value-type="float">
            <text:p>122</text:p>
          </table:table-cell>
          <table:table-cell table:formula="of:=ROUND([.C123]/12;5)" office:value-type="float" office:value="10.16667" calcext:value-type="float">
            <text:p>10.17</text:p>
          </table:table-cell>
        </table:table-row>
        <table:table-row table:style-name="ro1">
          <table:table-cell table:formula="of:=IF([.B124]&lt;&gt;&quot;&quot;;[.B124]*[.C124]+[$'loan-parameters'.$B$32];&quot;&quot;)" office:value-type="currency" office:currency="AUD" office:value="61556.83092" calcext:value-type="currency">
            <text:p>$61,556.83</text:p>
          </table:table-cell>
          <table:table-cell table:formula="of:=IF([.D124]&lt;=[$'repayment-scenarios'.$B$28];ROUND([$'loan-parameters'.$B$31]*[$'current-situation'.$C$7]*(1+[$'current-situation'.$C$7])^[.C124]/((1+[$'current-situation'.$C$7])^[.C124]-1);5);&quot;&quot;)" office:value-type="currency" office:currency="GBP" office:value="500.46204" calcext:value-type="currency">
            <text:p>£500.46</text:p>
          </table:table-cell>
          <table:table-cell office:value-type="float" office:value="123" calcext:value-type="float">
            <text:p>123</text:p>
          </table:table-cell>
          <table:table-cell table:formula="of:=ROUND([.C124]/12;5)" office:value-type="float" office:value="10.25" calcext:value-type="float">
            <text:p>10.25</text:p>
          </table:table-cell>
        </table:table-row>
        <table:table-row table:style-name="ro1">
          <table:table-cell table:formula="of:=IF([.B125]&lt;&gt;&quot;&quot;;[.B125]*[.C125]+[$'loan-parameters'.$B$32];&quot;&quot;)" office:value-type="currency" office:currency="AUD" office:value="61647.15428" calcext:value-type="currency">
            <text:p>$61,647.15</text:p>
          </table:table-cell>
          <table:table-cell table:formula="of:=IF([.D125]&lt;=[$'repayment-scenarios'.$B$28];ROUND([$'loan-parameters'.$B$31]*[$'current-situation'.$C$7]*(1+[$'current-situation'.$C$7])^[.C125]/((1+[$'current-situation'.$C$7])^[.C125]-1);5);&quot;&quot;)" office:value-type="currency" office:currency="GBP" office:value="497.15447" calcext:value-type="currency">
            <text:p>£497.15</text:p>
          </table:table-cell>
          <table:table-cell office:value-type="float" office:value="124" calcext:value-type="float">
            <text:p>124</text:p>
          </table:table-cell>
          <table:table-cell table:formula="of:=ROUND([.C125]/12;5)" office:value-type="float" office:value="10.33333" calcext:value-type="float">
            <text:p>10.33</text:p>
          </table:table-cell>
        </table:table-row>
        <table:table-row table:style-name="ro1">
          <table:table-cell table:formula="of:=IF([.B126]&lt;&gt;&quot;&quot;;[.B126]*[.C126]+[$'loan-parameters'.$B$32];&quot;&quot;)" office:value-type="currency" office:currency="AUD" office:value="61737.56" calcext:value-type="currency">
            <text:p>$61,737.56</text:p>
          </table:table-cell>
          <table:table-cell table:formula="of:=IF([.D126]&lt;=[$'repayment-scenarios'.$B$28];ROUND([$'loan-parameters'.$B$31]*[$'current-situation'.$C$7]*(1+[$'current-situation'.$C$7])^[.C126]/((1+[$'current-situation'.$C$7])^[.C126]-1);5);&quot;&quot;)" office:value-type="currency" office:currency="GBP" office:value="493.90048" calcext:value-type="currency">
            <text:p>£493.90</text:p>
          </table:table-cell>
          <table:table-cell office:value-type="float" office:value="125" calcext:value-type="float">
            <text:p>125</text:p>
          </table:table-cell>
          <table:table-cell table:formula="of:=ROUND([.C126]/12;5)" office:value-type="float" office:value="10.41667" calcext:value-type="float">
            <text:p>10.42</text:p>
          </table:table-cell>
        </table:table-row>
        <table:table-row table:style-name="ro1">
          <table:table-cell table:formula="of:=IF([.B127]&lt;&gt;&quot;&quot;;[.B127]*[.C127]+[$'loan-parameters'.$B$32];&quot;&quot;)" office:value-type="currency" office:currency="AUD" office:value="61828.0488" calcext:value-type="currency">
            <text:p>$61,828.05</text:p>
          </table:table-cell>
          <table:table-cell table:formula="of:=IF([.D127]&lt;=[$'repayment-scenarios'.$B$28];ROUND([$'loan-parameters'.$B$31]*[$'current-situation'.$C$7]*(1+[$'current-situation'.$C$7])^[.C127]/((1+[$'current-situation'.$C$7])^[.C127]-1);5);&quot;&quot;)" office:value-type="currency" office:currency="GBP" office:value="490.6988" calcext:value-type="currency">
            <text:p>£490.70</text:p>
          </table:table-cell>
          <table:table-cell office:value-type="float" office:value="126" calcext:value-type="float">
            <text:p>126</text:p>
          </table:table-cell>
          <table:table-cell table:formula="of:=ROUND([.C127]/12;5)" office:value-type="float" office:value="10.5" calcext:value-type="float">
            <text:p>10.50</text:p>
          </table:table-cell>
        </table:table-row>
        <table:table-row table:style-name="ro1">
          <table:table-cell table:formula="of:=IF([.B128]&lt;&gt;&quot;&quot;;[.B128]*[.C128]+[$'loan-parameters'.$B$32];&quot;&quot;)" office:value-type="currency" office:currency="AUD" office:value="61918.62013" calcext:value-type="currency">
            <text:p>$61,918.62</text:p>
          </table:table-cell>
          <table:table-cell table:formula="of:=IF([.D128]&lt;=[$'repayment-scenarios'.$B$28];ROUND([$'loan-parameters'.$B$31]*[$'current-situation'.$C$7]*(1+[$'current-situation'.$C$7])^[.C128]/((1+[$'current-situation'.$C$7])^[.C128]-1);5);&quot;&quot;)" office:value-type="currency" office:currency="GBP" office:value="487.54819" calcext:value-type="currency">
            <text:p>£487.55</text:p>
          </table:table-cell>
          <table:table-cell office:value-type="float" office:value="127" calcext:value-type="float">
            <text:p>127</text:p>
          </table:table-cell>
          <table:table-cell table:formula="of:=ROUND([.C128]/12;5)" office:value-type="float" office:value="10.58333" calcext:value-type="float">
            <text:p>10.58</text:p>
          </table:table-cell>
        </table:table-row>
        <table:table-row table:style-name="ro1">
          <table:table-cell table:formula="of:=IF([.B129]&lt;&gt;&quot;&quot;;[.B129]*[.C129]+[$'loan-parameters'.$B$32];&quot;&quot;)" office:value-type="currency" office:currency="AUD" office:value="62009.27232" calcext:value-type="currency">
            <text:p>$62,009.27</text:p>
          </table:table-cell>
          <table:table-cell table:formula="of:=IF([.D129]&lt;=[$'repayment-scenarios'.$B$28];ROUND([$'loan-parameters'.$B$31]*[$'current-situation'.$C$7]*(1+[$'current-situation'.$C$7])^[.C129]/((1+[$'current-situation'.$C$7])^[.C129]-1);5);&quot;&quot;)" office:value-type="currency" office:currency="GBP" office:value="484.44744" calcext:value-type="currency">
            <text:p>£484.45</text:p>
          </table:table-cell>
          <table:table-cell office:value-type="float" office:value="128" calcext:value-type="float">
            <text:p>128</text:p>
          </table:table-cell>
          <table:table-cell table:formula="of:=ROUND([.C129]/12;5)" office:value-type="float" office:value="10.66667" calcext:value-type="float">
            <text:p>10.67</text:p>
          </table:table-cell>
        </table:table-row>
        <table:table-row table:style-name="ro1">
          <table:table-cell table:formula="of:=IF([.B130]&lt;&gt;&quot;&quot;;[.B130]*[.C130]+[$'loan-parameters'.$B$32];&quot;&quot;)" office:value-type="currency" office:currency="AUD" office:value="62100.00789" calcext:value-type="currency">
            <text:p>$62,100.01</text:p>
          </table:table-cell>
          <table:table-cell table:formula="of:=IF([.D130]&lt;=[$'repayment-scenarios'.$B$28];ROUND([$'loan-parameters'.$B$31]*[$'current-situation'.$C$7]*(1+[$'current-situation'.$C$7])^[.C130]/((1+[$'current-situation'.$C$7])^[.C130]-1);5);&quot;&quot;)" office:value-type="currency" office:currency="GBP" office:value="481.39541" calcext:value-type="currency">
            <text:p>£481.40</text:p>
          </table:table-cell>
          <table:table-cell office:value-type="float" office:value="129" calcext:value-type="float">
            <text:p>129</text:p>
          </table:table-cell>
          <table:table-cell table:formula="of:=ROUND([.C130]/12;5)" office:value-type="float" office:value="10.75" calcext:value-type="float">
            <text:p>10.75</text:p>
          </table:table-cell>
        </table:table-row>
        <table:table-row table:style-name="ro1">
          <table:table-cell table:formula="of:=IF([.B131]&lt;&gt;&quot;&quot;;[.B131]*[.C131]+[$'loan-parameters'.$B$32];&quot;&quot;)" office:value-type="currency" office:currency="AUD" office:value="62190.8261" calcext:value-type="currency">
            <text:p>$62,190.83</text:p>
          </table:table-cell>
          <table:table-cell table:formula="of:=IF([.D131]&lt;=[$'repayment-scenarios'.$B$28];ROUND([$'loan-parameters'.$B$31]*[$'current-situation'.$C$7]*(1+[$'current-situation'.$C$7])^[.C131]/((1+[$'current-situation'.$C$7])^[.C131]-1);5);&quot;&quot;)" office:value-type="currency" office:currency="GBP" office:value="478.39097" calcext:value-type="currency">
            <text:p>£478.39</text:p>
          </table:table-cell>
          <table:table-cell office:value-type="float" office:value="130" calcext:value-type="float">
            <text:p>130</text:p>
          </table:table-cell>
          <table:table-cell table:formula="of:=ROUND([.C131]/12;5)" office:value-type="float" office:value="10.83333" calcext:value-type="float">
            <text:p>10.83</text:p>
          </table:table-cell>
        </table:table-row>
        <table:table-row table:style-name="ro1">
          <table:table-cell table:formula="of:=IF([.B132]&lt;&gt;&quot;&quot;;[.B132]*[.C132]+[$'loan-parameters'.$B$32];&quot;&quot;)" office:value-type="currency" office:currency="AUD" office:value="62281.72562" calcext:value-type="currency">
            <text:p>$62,281.73</text:p>
          </table:table-cell>
          <table:table-cell table:formula="of:=IF([.D132]&lt;=[$'repayment-scenarios'.$B$28];ROUND([$'loan-parameters'.$B$31]*[$'current-situation'.$C$7]*(1+[$'current-situation'.$C$7])^[.C132]/((1+[$'current-situation'.$C$7])^[.C132]-1);5);&quot;&quot;)" office:value-type="currency" office:currency="GBP" office:value="475.43302" calcext:value-type="currency">
            <text:p>£475.43</text:p>
          </table:table-cell>
          <table:table-cell office:value-type="float" office:value="131" calcext:value-type="float">
            <text:p>131</text:p>
          </table:table-cell>
          <table:table-cell table:formula="of:=ROUND([.C132]/12;5)" office:value-type="float" office:value="10.91667" calcext:value-type="float">
            <text:p>10.92</text:p>
          </table:table-cell>
        </table:table-row>
        <table:table-row table:style-name="ro1">
          <table:table-cell table:formula="of:=IF([.B133]&lt;&gt;&quot;&quot;;[.B133]*[.C133]+[$'loan-parameters'.$B$32];&quot;&quot;)" office:value-type="currency" office:currency="AUD" office:value="62372.70732" calcext:value-type="currency">
            <text:p>$62,372.71</text:p>
          </table:table-cell>
          <table:table-cell table:formula="of:=IF([.D133]&lt;=[$'repayment-scenarios'.$B$28];ROUND([$'loan-parameters'.$B$31]*[$'current-situation'.$C$7]*(1+[$'current-situation'.$C$7])^[.C133]/((1+[$'current-situation'.$C$7])^[.C133]-1);5);&quot;&quot;)" office:value-type="currency" office:currency="GBP" office:value="472.52051" calcext:value-type="currency">
            <text:p>£472.52</text:p>
          </table:table-cell>
          <table:table-cell office:value-type="float" office:value="132" calcext:value-type="float">
            <text:p>132</text:p>
          </table:table-cell>
          <table:table-cell table:formula="of:=ROUND([.C133]/12;5)" office:value-type="float" office:value="11" calcext:value-type="float">
            <text:p>11.00</text:p>
          </table:table-cell>
        </table:table-row>
        <table:table-row table:style-name="ro1">
          <table:table-cell table:formula="of:=IF([.B134]&lt;&gt;&quot;&quot;;[.B134]*[.C134]+[$'loan-parameters'.$B$32];&quot;&quot;)" office:value-type="currency" office:currency="AUD" office:value="62463.77186" calcext:value-type="currency">
            <text:p>$62,463.77</text:p>
          </table:table-cell>
          <table:table-cell table:formula="of:=IF([.D134]&lt;=[$'repayment-scenarios'.$B$28];ROUND([$'loan-parameters'.$B$31]*[$'current-situation'.$C$7]*(1+[$'current-situation'.$C$7])^[.C134]/((1+[$'current-situation'.$C$7])^[.C134]-1);5);&quot;&quot;)" office:value-type="currency" office:currency="GBP" office:value="469.65242" calcext:value-type="currency">
            <text:p>£469.65</text:p>
          </table:table-cell>
          <table:table-cell office:value-type="float" office:value="133" calcext:value-type="float">
            <text:p>133</text:p>
          </table:table-cell>
          <table:table-cell table:formula="of:=ROUND([.C134]/12;5)" office:value-type="float" office:value="11.08333" calcext:value-type="float">
            <text:p>11.08</text:p>
          </table:table-cell>
        </table:table-row>
        <table:table-row table:style-name="ro1">
          <table:table-cell table:formula="of:=IF([.B135]&lt;&gt;&quot;&quot;;[.B135]*[.C135]+[$'loan-parameters'.$B$32];&quot;&quot;)" office:value-type="currency" office:currency="AUD" office:value="62554.9185" calcext:value-type="currency">
            <text:p>$62,554.92</text:p>
          </table:table-cell>
          <table:table-cell table:formula="of:=IF([.D135]&lt;=[$'repayment-scenarios'.$B$28];ROUND([$'loan-parameters'.$B$31]*[$'current-situation'.$C$7]*(1+[$'current-situation'.$C$7])^[.C135]/((1+[$'current-situation'.$C$7])^[.C135]-1);5);&quot;&quot;)" office:value-type="currency" office:currency="GBP" office:value="466.82775" calcext:value-type="currency">
            <text:p>£466.83</text:p>
          </table:table-cell>
          <table:table-cell office:value-type="float" office:value="134" calcext:value-type="float">
            <text:p>134</text:p>
          </table:table-cell>
          <table:table-cell table:formula="of:=ROUND([.C135]/12;5)" office:value-type="float" office:value="11.16667" calcext:value-type="float">
            <text:p>11.17</text:p>
          </table:table-cell>
        </table:table-row>
        <table:table-row table:style-name="ro1">
          <table:table-cell table:formula="of:=IF([.B136]&lt;&gt;&quot;&quot;;[.B136]*[.C136]+[$'loan-parameters'.$B$32];&quot;&quot;)" office:value-type="currency" office:currency="AUD" office:value="62646.1479" calcext:value-type="currency">
            <text:p>$62,646.15</text:p>
          </table:table-cell>
          <table:table-cell table:formula="of:=IF([.D136]&lt;=[$'repayment-scenarios'.$B$28];ROUND([$'loan-parameters'.$B$31]*[$'current-situation'.$C$7]*(1+[$'current-situation'.$C$7])^[.C136]/((1+[$'current-situation'.$C$7])^[.C136]-1);5);&quot;&quot;)" office:value-type="currency" office:currency="GBP" office:value="464.04554" calcext:value-type="currency">
            <text:p>£464.05</text:p>
          </table:table-cell>
          <table:table-cell office:value-type="float" office:value="135" calcext:value-type="float">
            <text:p>135</text:p>
          </table:table-cell>
          <table:table-cell table:formula="of:=ROUND([.C136]/12;5)" office:value-type="float" office:value="11.25" calcext:value-type="float">
            <text:p>11.25</text:p>
          </table:table-cell>
        </table:table-row>
        <table:table-row table:style-name="ro1">
          <table:table-cell table:formula="of:=IF([.B137]&lt;&gt;&quot;&quot;;[.B137]*[.C137]+[$'loan-parameters'.$B$32];&quot;&quot;)" office:value-type="currency" office:currency="AUD" office:value="62737.45824" calcext:value-type="currency">
            <text:p>$62,737.46</text:p>
          </table:table-cell>
          <table:table-cell table:formula="of:=IF([.D137]&lt;=[$'repayment-scenarios'.$B$28];ROUND([$'loan-parameters'.$B$31]*[$'current-situation'.$C$7]*(1+[$'current-situation'.$C$7])^[.C137]/((1+[$'current-situation'.$C$7])^[.C137]-1);5);&quot;&quot;)" office:value-type="currency" office:currency="GBP" office:value="461.30484" calcext:value-type="currency">
            <text:p>£461.30</text:p>
          </table:table-cell>
          <table:table-cell office:value-type="float" office:value="136" calcext:value-type="float">
            <text:p>136</text:p>
          </table:table-cell>
          <table:table-cell table:formula="of:=ROUND([.C137]/12;5)" office:value-type="float" office:value="11.33333" calcext:value-type="float">
            <text:p>11.33</text:p>
          </table:table-cell>
        </table:table-row>
        <table:table-row table:style-name="ro1">
          <table:table-cell table:formula="of:=IF([.B138]&lt;&gt;&quot;&quot;;[.B138]*[.C138]+[$'loan-parameters'.$B$32];&quot;&quot;)" office:value-type="currency" office:currency="AUD" office:value="62828.85212" calcext:value-type="currency">
            <text:p>$62,828.85</text:p>
          </table:table-cell>
          <table:table-cell table:formula="of:=IF([.D138]&lt;=[$'repayment-scenarios'.$B$28];ROUND([$'loan-parameters'.$B$31]*[$'current-situation'.$C$7]*(1+[$'current-situation'.$C$7])^[.C138]/((1+[$'current-situation'.$C$7])^[.C138]-1);5);&quot;&quot;)" office:value-type="currency" office:currency="GBP" office:value="458.60476" calcext:value-type="currency">
            <text:p>£458.60</text:p>
          </table:table-cell>
          <table:table-cell office:value-type="float" office:value="137" calcext:value-type="float">
            <text:p>137</text:p>
          </table:table-cell>
          <table:table-cell table:formula="of:=ROUND([.C138]/12;5)" office:value-type="float" office:value="11.41667" calcext:value-type="float">
            <text:p>11.42</text:p>
          </table:table-cell>
        </table:table-row>
        <table:table-row table:style-name="ro1">
          <table:table-cell table:formula="of:=IF([.B139]&lt;&gt;&quot;&quot;;[.B139]*[.C139]+[$'loan-parameters'.$B$32];&quot;&quot;)" office:value-type="currency" office:currency="AUD" office:value="62920.3272" calcext:value-type="currency">
            <text:p>$62,920.33</text:p>
          </table:table-cell>
          <table:table-cell table:formula="of:=IF([.D139]&lt;=[$'repayment-scenarios'.$B$28];ROUND([$'loan-parameters'.$B$31]*[$'current-situation'.$C$7]*(1+[$'current-situation'.$C$7])^[.C139]/((1+[$'current-situation'.$C$7])^[.C139]-1);5);&quot;&quot;)" office:value-type="currency" office:currency="GBP" office:value="455.9444" calcext:value-type="currency">
            <text:p>£455.94</text:p>
          </table:table-cell>
          <table:table-cell office:value-type="float" office:value="138" calcext:value-type="float">
            <text:p>138</text:p>
          </table:table-cell>
          <table:table-cell table:formula="of:=ROUND([.C139]/12;5)" office:value-type="float" office:value="11.5" calcext:value-type="float">
            <text:p>11.50</text:p>
          </table:table-cell>
        </table:table-row>
        <table:table-row table:style-name="ro1">
          <table:table-cell table:formula="of:=IF([.B140]&lt;&gt;&quot;&quot;;[.B140]*[.C140]+[$'loan-parameters'.$B$32];&quot;&quot;)" office:value-type="currency" office:currency="AUD" office:value="63011.8831" calcext:value-type="currency">
            <text:p>$63,011.88</text:p>
          </table:table-cell>
          <table:table-cell table:formula="of:=IF([.D140]&lt;=[$'repayment-scenarios'.$B$28];ROUND([$'loan-parameters'.$B$31]*[$'current-situation'.$C$7]*(1+[$'current-situation'.$C$7])^[.C140]/((1+[$'current-situation'.$C$7])^[.C140]-1);5);&quot;&quot;)" office:value-type="currency" office:currency="GBP" office:value="453.3229" calcext:value-type="currency">
            <text:p>£453.32</text:p>
          </table:table-cell>
          <table:table-cell office:value-type="float" office:value="139" calcext:value-type="float">
            <text:p>139</text:p>
          </table:table-cell>
          <table:table-cell table:formula="of:=ROUND([.C140]/12;5)" office:value-type="float" office:value="11.58333" calcext:value-type="float">
            <text:p>11.58</text:p>
          </table:table-cell>
        </table:table-row>
        <table:table-row table:style-name="ro1">
          <table:table-cell table:formula="of:=IF([.B141]&lt;&gt;&quot;&quot;;[.B141]*[.C141]+[$'loan-parameters'.$B$32];&quot;&quot;)" office:value-type="currency" office:currency="AUD" office:value="63103.523" calcext:value-type="currency">
            <text:p>$63,103.52</text:p>
          </table:table-cell>
          <table:table-cell table:formula="of:=IF([.D141]&lt;=[$'repayment-scenarios'.$B$28];ROUND([$'loan-parameters'.$B$31]*[$'current-situation'.$C$7]*(1+[$'current-situation'.$C$7])^[.C141]/((1+[$'current-situation'.$C$7])^[.C141]-1);5);&quot;&quot;)" office:value-type="currency" office:currency="GBP" office:value="450.73945" calcext:value-type="currency">
            <text:p>£450.74</text:p>
          </table:table-cell>
          <table:table-cell office:value-type="float" office:value="140" calcext:value-type="float">
            <text:p>140</text:p>
          </table:table-cell>
          <table:table-cell table:formula="of:=ROUND([.C141]/12;5)" office:value-type="float" office:value="11.66667" calcext:value-type="float">
            <text:p>11.67</text:p>
          </table:table-cell>
        </table:table-row>
        <table:table-row table:style-name="ro1">
          <table:table-cell table:formula="of:=IF([.B142]&lt;&gt;&quot;&quot;;[.B142]*[.C142]+[$'loan-parameters'.$B$32];&quot;&quot;)" office:value-type="currency" office:currency="AUD" office:value="63195.24402" calcext:value-type="currency">
            <text:p>$63,195.24</text:p>
          </table:table-cell>
          <table:table-cell table:formula="of:=IF([.D142]&lt;=[$'repayment-scenarios'.$B$28];ROUND([$'loan-parameters'.$B$31]*[$'current-situation'.$C$7]*(1+[$'current-situation'.$C$7])^[.C142]/((1+[$'current-situation'.$C$7])^[.C142]-1);5);&quot;&quot;)" office:value-type="currency" office:currency="GBP" office:value="448.19322" calcext:value-type="currency">
            <text:p>£448.19</text:p>
          </table:table-cell>
          <table:table-cell office:value-type="float" office:value="141" calcext:value-type="float">
            <text:p>141</text:p>
          </table:table-cell>
          <table:table-cell table:formula="of:=ROUND([.C142]/12;5)" office:value-type="float" office:value="11.75" calcext:value-type="float">
            <text:p>11.75</text:p>
          </table:table-cell>
        </table:table-row>
        <table:table-row table:style-name="ro1">
          <table:table-cell table:formula="of:=IF([.B143]&lt;&gt;&quot;&quot;;[.B143]*[.C143]+[$'loan-parameters'.$B$32];&quot;&quot;)" office:value-type="currency" office:currency="AUD" office:value="63287.04706" calcext:value-type="currency">
            <text:p>$63,287.05</text:p>
          </table:table-cell>
          <table:table-cell table:formula="of:=IF([.D143]&lt;=[$'repayment-scenarios'.$B$28];ROUND([$'loan-parameters'.$B$31]*[$'current-situation'.$C$7]*(1+[$'current-situation'.$C$7])^[.C143]/((1+[$'current-situation'.$C$7])^[.C143]-1);5);&quot;&quot;)" office:value-type="currency" office:currency="GBP" office:value="445.68343" calcext:value-type="currency">
            <text:p>£445.68</text:p>
          </table:table-cell>
          <table:table-cell office:value-type="float" office:value="142" calcext:value-type="float">
            <text:p>142</text:p>
          </table:table-cell>
          <table:table-cell table:formula="of:=ROUND([.C143]/12;5)" office:value-type="float" office:value="11.83333" calcext:value-type="float">
            <text:p>11.83</text:p>
          </table:table-cell>
        </table:table-row>
        <table:table-row table:style-name="ro1">
          <table:table-cell table:formula="of:=IF([.B144]&lt;&gt;&quot;&quot;;[.B144]*[.C144]+[$'loan-parameters'.$B$32];&quot;&quot;)" office:value-type="currency" office:currency="AUD" office:value="63378.93276" calcext:value-type="currency">
            <text:p>$63,378.93</text:p>
          </table:table-cell>
          <table:table-cell table:formula="of:=IF([.D144]&lt;=[$'repayment-scenarios'.$B$28];ROUND([$'loan-parameters'.$B$31]*[$'current-situation'.$C$7]*(1+[$'current-situation'.$C$7])^[.C144]/((1+[$'current-situation'.$C$7])^[.C144]-1);5);&quot;&quot;)" office:value-type="currency" office:currency="GBP" office:value="443.20932" calcext:value-type="currency">
            <text:p>£443.21</text:p>
          </table:table-cell>
          <table:table-cell office:value-type="float" office:value="143" calcext:value-type="float">
            <text:p>143</text:p>
          </table:table-cell>
          <table:table-cell table:formula="of:=ROUND([.C144]/12;5)" office:value-type="float" office:value="11.91667" calcext:value-type="float">
            <text:p>11.92</text:p>
          </table:table-cell>
        </table:table-row>
        <table:table-row table:style-name="ro1">
          <table:table-cell table:formula="of:=IF([.B145]&lt;&gt;&quot;&quot;;[.B145]*[.C145]+[$'loan-parameters'.$B$32];&quot;&quot;)" office:value-type="currency" office:currency="AUD" office:value="63470.90016" calcext:value-type="currency">
            <text:p>$63,470.90</text:p>
          </table:table-cell>
          <table:table-cell table:formula="of:=IF([.D145]&lt;=[$'repayment-scenarios'.$B$28];ROUND([$'loan-parameters'.$B$31]*[$'current-situation'.$C$7]*(1+[$'current-situation'.$C$7])^[.C145]/((1+[$'current-situation'.$C$7])^[.C145]-1);5);&quot;&quot;)" office:value-type="currency" office:currency="GBP" office:value="440.77014" calcext:value-type="currency">
            <text:p>£440.77</text:p>
          </table:table-cell>
          <table:table-cell office:value-type="float" office:value="144" calcext:value-type="float">
            <text:p>144</text:p>
          </table:table-cell>
          <table:table-cell table:formula="of:=ROUND([.C145]/12;5)" office:value-type="float" office:value="12" calcext:value-type="float">
            <text:p>12.00</text:p>
          </table:table-cell>
        </table:table-row>
        <table:table-row table:style-name="ro1">
          <table:table-cell table:formula="of:=IF([.B146]&lt;&gt;&quot;&quot;;[.B146]*[.C146]+[$'loan-parameters'.$B$32];&quot;&quot;)" office:value-type="currency" office:currency="AUD" office:value="63562.94965" calcext:value-type="currency">
            <text:p>$63,562.95</text:p>
          </table:table-cell>
          <table:table-cell table:formula="of:=IF([.D146]&lt;=[$'repayment-scenarios'.$B$28];ROUND([$'loan-parameters'.$B$31]*[$'current-situation'.$C$7]*(1+[$'current-situation'.$C$7])^[.C146]/((1+[$'current-situation'.$C$7])^[.C146]-1);5);&quot;&quot;)" office:value-type="currency" office:currency="GBP" office:value="438.36517" calcext:value-type="currency">
            <text:p>£438.37</text:p>
          </table:table-cell>
          <table:table-cell office:value-type="float" office:value="145" calcext:value-type="float">
            <text:p>145</text:p>
          </table:table-cell>
          <table:table-cell table:formula="of:=ROUND([.C146]/12;5)" office:value-type="float" office:value="12.08333" calcext:value-type="float">
            <text:p>12.08</text:p>
          </table:table-cell>
        </table:table-row>
        <table:table-row table:style-name="ro1">
          <table:table-cell table:formula="of:=IF([.B147]&lt;&gt;&quot;&quot;;[.B147]*[.C147]+[$'loan-parameters'.$B$32];&quot;&quot;)" office:value-type="currency" office:currency="AUD" office:value="63655.0802" calcext:value-type="currency">
            <text:p>$63,655.08</text:p>
          </table:table-cell>
          <table:table-cell table:formula="of:=IF([.D147]&lt;=[$'repayment-scenarios'.$B$28];ROUND([$'loan-parameters'.$B$31]*[$'current-situation'.$C$7]*(1+[$'current-situation'.$C$7])^[.C147]/((1+[$'current-situation'.$C$7])^[.C147]-1);5);&quot;&quot;)" office:value-type="currency" office:currency="GBP" office:value="435.9937" calcext:value-type="currency">
            <text:p>£435.99</text:p>
          </table:table-cell>
          <table:table-cell office:value-type="float" office:value="146" calcext:value-type="float">
            <text:p>146</text:p>
          </table:table-cell>
          <table:table-cell table:formula="of:=ROUND([.C147]/12;5)" office:value-type="float" office:value="12.16667" calcext:value-type="float">
            <text:p>12.17</text:p>
          </table:table-cell>
        </table:table-row>
        <table:table-row table:style-name="ro1">
          <table:table-cell table:formula="of:=IF([.B148]&lt;&gt;&quot;&quot;;[.B148]*[.C148]+[$'loan-parameters'.$B$32];&quot;&quot;)" office:value-type="currency" office:currency="AUD" office:value="63747.29382" calcext:value-type="currency">
            <text:p>$63,747.29</text:p>
          </table:table-cell>
          <table:table-cell table:formula="of:=IF([.D148]&lt;=[$'repayment-scenarios'.$B$28];ROUND([$'loan-parameters'.$B$31]*[$'current-situation'.$C$7]*(1+[$'current-situation'.$C$7])^[.C148]/((1+[$'current-situation'.$C$7])^[.C148]-1);5);&quot;&quot;)" office:value-type="currency" office:currency="GBP" office:value="433.65506" calcext:value-type="currency">
            <text:p>£433.66</text:p>
          </table:table-cell>
          <table:table-cell office:value-type="float" office:value="147" calcext:value-type="float">
            <text:p>147</text:p>
          </table:table-cell>
          <table:table-cell table:formula="of:=ROUND([.C148]/12;5)" office:value-type="float" office:value="12.25" calcext:value-type="float">
            <text:p>12.25</text:p>
          </table:table-cell>
        </table:table-row>
        <table:table-row table:style-name="ro1">
          <table:table-cell table:formula="of:=IF([.B149]&lt;&gt;&quot;&quot;;[.B149]*[.C149]+[$'loan-parameters'.$B$32];&quot;&quot;)" office:value-type="currency" office:currency="AUD" office:value="63839.58836" calcext:value-type="currency">
            <text:p>$63,839.59</text:p>
          </table:table-cell>
          <table:table-cell table:formula="of:=IF([.D149]&lt;=[$'repayment-scenarios'.$B$28];ROUND([$'loan-parameters'.$B$31]*[$'current-situation'.$C$7]*(1+[$'current-situation'.$C$7])^[.C149]/((1+[$'current-situation'.$C$7])^[.C149]-1);5);&quot;&quot;)" office:value-type="currency" office:currency="GBP" office:value="431.34857" calcext:value-type="currency">
            <text:p>£431.35</text:p>
          </table:table-cell>
          <table:table-cell office:value-type="float" office:value="148" calcext:value-type="float">
            <text:p>148</text:p>
          </table:table-cell>
          <table:table-cell table:formula="of:=ROUND([.C149]/12;5)" office:value-type="float" office:value="12.33333" calcext:value-type="float">
            <text:p>12.33</text:p>
          </table:table-cell>
        </table:table-row>
        <table:table-row table:style-name="ro1">
          <table:table-cell table:formula="of:=IF([.B150]&lt;&gt;&quot;&quot;;[.B150]*[.C150]+[$'loan-parameters'.$B$32];&quot;&quot;)" office:value-type="currency" office:currency="AUD" office:value="63931.96491" calcext:value-type="currency">
            <text:p>$63,931.96</text:p>
          </table:table-cell>
          <table:table-cell table:formula="of:=IF([.D150]&lt;=[$'repayment-scenarios'.$B$28];ROUND([$'loan-parameters'.$B$31]*[$'current-situation'.$C$7]*(1+[$'current-situation'.$C$7])^[.C150]/((1+[$'current-situation'.$C$7])^[.C150]-1);5);&quot;&quot;)" office:value-type="currency" office:currency="GBP" office:value="429.07359" calcext:value-type="currency">
            <text:p>£429.07</text:p>
          </table:table-cell>
          <table:table-cell office:value-type="float" office:value="149" calcext:value-type="float">
            <text:p>149</text:p>
          </table:table-cell>
          <table:table-cell table:formula="of:=ROUND([.C150]/12;5)" office:value-type="float" office:value="12.41667" calcext:value-type="float">
            <text:p>12.42</text:p>
          </table:table-cell>
        </table:table-row>
        <table:table-row table:style-name="ro1">
          <table:table-cell table:formula="of:=IF([.B151]&lt;&gt;&quot;&quot;;[.B151]*[.C151]+[$'loan-parameters'.$B$32];&quot;&quot;)" office:value-type="currency" office:currency="AUD" office:value="64024.4235" calcext:value-type="currency">
            <text:p>$64,024.42</text:p>
          </table:table-cell>
          <table:table-cell table:formula="of:=IF([.D151]&lt;=[$'repayment-scenarios'.$B$28];ROUND([$'loan-parameters'.$B$31]*[$'current-situation'.$C$7]*(1+[$'current-situation'.$C$7])^[.C151]/((1+[$'current-situation'.$C$7])^[.C151]-1);5);&quot;&quot;)" office:value-type="currency" office:currency="GBP" office:value="426.82949" calcext:value-type="currency">
            <text:p>£426.83</text:p>
          </table:table-cell>
          <table:table-cell office:value-type="float" office:value="150" calcext:value-type="float">
            <text:p>150</text:p>
          </table:table-cell>
          <table:table-cell table:formula="of:=ROUND([.C151]/12;5)" office:value-type="float" office:value="12.5" calcext:value-type="float">
            <text:p>12.50</text:p>
          </table:table-cell>
        </table:table-row>
        <table:table-row table:style-name="ro1">
          <table:table-cell table:formula="of:=IF([.B152]&lt;&gt;&quot;&quot;;[.B152]*[.C152]+[$'loan-parameters'.$B$32];&quot;&quot;)" office:value-type="currency" office:currency="AUD" office:value="64116.96315" calcext:value-type="currency">
            <text:p>$64,116.96</text:p>
          </table:table-cell>
          <table:table-cell table:formula="of:=IF([.D152]&lt;=[$'repayment-scenarios'.$B$28];ROUND([$'loan-parameters'.$B$31]*[$'current-situation'.$C$7]*(1+[$'current-situation'.$C$7])^[.C152]/((1+[$'current-situation'.$C$7])^[.C152]-1);5);&quot;&quot;)" office:value-type="currency" office:currency="GBP" office:value="424.61565" calcext:value-type="currency">
            <text:p>£424.62</text:p>
          </table:table-cell>
          <table:table-cell office:value-type="float" office:value="151" calcext:value-type="float">
            <text:p>151</text:p>
          </table:table-cell>
          <table:table-cell table:formula="of:=ROUND([.C152]/12;5)" office:value-type="float" office:value="12.58333" calcext:value-type="float">
            <text:p>12.58</text:p>
          </table:table-cell>
        </table:table-row>
        <table:table-row table:style-name="ro1">
          <table:table-cell table:formula="of:=IF([.B153]&lt;&gt;&quot;&quot;;[.B153]*[.C153]+[$'loan-parameters'.$B$32];&quot;&quot;)" office:value-type="currency" office:currency="AUD" office:value="64209.58648" calcext:value-type="currency">
            <text:p>$64,209.59</text:p>
          </table:table-cell>
          <table:table-cell table:formula="of:=IF([.D153]&lt;=[$'repayment-scenarios'.$B$28];ROUND([$'loan-parameters'.$B$31]*[$'current-situation'.$C$7]*(1+[$'current-situation'.$C$7])^[.C153]/((1+[$'current-situation'.$C$7])^[.C153]-1);5);&quot;&quot;)" office:value-type="currency" office:currency="GBP" office:value="422.43149" calcext:value-type="currency">
            <text:p>£422.43</text:p>
          </table:table-cell>
          <table:table-cell office:value-type="float" office:value="152" calcext:value-type="float">
            <text:p>152</text:p>
          </table:table-cell>
          <table:table-cell table:formula="of:=ROUND([.C153]/12;5)" office:value-type="float" office:value="12.66667" calcext:value-type="float">
            <text:p>12.67</text:p>
          </table:table-cell>
        </table:table-row>
        <table:table-row table:style-name="ro1">
          <table:table-cell table:formula="of:=IF([.B154]&lt;&gt;&quot;&quot;;[.B154]*[.C154]+[$'loan-parameters'.$B$32];&quot;&quot;)" office:value-type="currency" office:currency="AUD" office:value="64302.2892" calcext:value-type="currency">
            <text:p>$64,302.29</text:p>
          </table:table-cell>
          <table:table-cell table:formula="of:=IF([.D154]&lt;=[$'repayment-scenarios'.$B$28];ROUND([$'loan-parameters'.$B$31]*[$'current-situation'.$C$7]*(1+[$'current-situation'.$C$7])^[.C154]/((1+[$'current-situation'.$C$7])^[.C154]-1);5);&quot;&quot;)" office:value-type="currency" office:currency="GBP" office:value="420.2764" calcext:value-type="currency">
            <text:p>£420.28</text:p>
          </table:table-cell>
          <table:table-cell office:value-type="float" office:value="153" calcext:value-type="float">
            <text:p>153</text:p>
          </table:table-cell>
          <table:table-cell table:formula="of:=ROUND([.C154]/12;5)" office:value-type="float" office:value="12.75" calcext:value-type="float">
            <text:p>12.75</text:p>
          </table:table-cell>
        </table:table-row>
        <table:table-row table:style-name="ro1">
          <table:table-cell table:formula="of:=IF([.B155]&lt;&gt;&quot;&quot;;[.B155]*[.C155]+[$'loan-parameters'.$B$32];&quot;&quot;)" office:value-type="currency" office:currency="AUD" office:value="64395.07536" calcext:value-type="currency">
            <text:p>$64,395.08</text:p>
          </table:table-cell>
          <table:table-cell table:formula="of:=IF([.D155]&lt;=[$'repayment-scenarios'.$B$28];ROUND([$'loan-parameters'.$B$31]*[$'current-situation'.$C$7]*(1+[$'current-situation'.$C$7])^[.C155]/((1+[$'current-situation'.$C$7])^[.C155]-1);5);&quot;&quot;)" office:value-type="currency" office:currency="GBP" office:value="418.14984" calcext:value-type="currency">
            <text:p>£418.15</text:p>
          </table:table-cell>
          <table:table-cell office:value-type="float" office:value="154" calcext:value-type="float">
            <text:p>154</text:p>
          </table:table-cell>
          <table:table-cell table:formula="of:=ROUND([.C155]/12;5)" office:value-type="float" office:value="12.83333" calcext:value-type="float">
            <text:p>12.83</text:p>
          </table:table-cell>
        </table:table-row>
        <table:table-row table:style-name="ro1">
          <table:table-cell table:formula="of:=IF([.B156]&lt;&gt;&quot;&quot;;[.B156]*[.C156]+[$'loan-parameters'.$B$32];&quot;&quot;)" office:value-type="currency" office:currency="AUD" office:value="64487.9422" calcext:value-type="currency">
            <text:p>$64,487.94</text:p>
          </table:table-cell>
          <table:table-cell table:formula="of:=IF([.D156]&lt;=[$'repayment-scenarios'.$B$28];ROUND([$'loan-parameters'.$B$31]*[$'current-situation'.$C$7]*(1+[$'current-situation'.$C$7])^[.C156]/((1+[$'current-situation'.$C$7])^[.C156]-1);5);&quot;&quot;)" office:value-type="currency" office:currency="GBP" office:value="416.05124" calcext:value-type="currency">
            <text:p>£416.05</text:p>
          </table:table-cell>
          <table:table-cell office:value-type="float" office:value="155" calcext:value-type="float">
            <text:p>155</text:p>
          </table:table-cell>
          <table:table-cell table:formula="of:=ROUND([.C156]/12;5)" office:value-type="float" office:value="12.91667" calcext:value-type="float">
            <text:p>12.92</text:p>
          </table:table-cell>
        </table:table-row>
        <table:table-row table:style-name="ro1">
          <table:table-cell table:formula="of:=IF([.B157]&lt;&gt;&quot;&quot;;[.B157]*[.C157]+[$'loan-parameters'.$B$32];&quot;&quot;)" office:value-type="currency" office:currency="AUD" office:value="64580.89248" calcext:value-type="currency">
            <text:p>$64,580.89</text:p>
          </table:table-cell>
          <table:table-cell table:formula="of:=IF([.D157]&lt;=[$'repayment-scenarios'.$B$28];ROUND([$'loan-parameters'.$B$31]*[$'current-situation'.$C$7]*(1+[$'current-situation'.$C$7])^[.C157]/((1+[$'current-situation'.$C$7])^[.C157]-1);5);&quot;&quot;)" office:value-type="currency" office:currency="GBP" office:value="413.98008" calcext:value-type="currency">
            <text:p>£413.98</text:p>
          </table:table-cell>
          <table:table-cell office:value-type="float" office:value="156" calcext:value-type="float">
            <text:p>156</text:p>
          </table:table-cell>
          <table:table-cell table:formula="of:=ROUND([.C157]/12;5)" office:value-type="float" office:value="13" calcext:value-type="float">
            <text:p>13.00</text:p>
          </table:table-cell>
        </table:table-row>
        <table:table-row table:style-name="ro1">
          <table:table-cell table:formula="of:=IF([.B158]&lt;&gt;&quot;&quot;;[.B158]*[.C158]+[$'loan-parameters'.$B$32];&quot;&quot;)" office:value-type="currency" office:currency="AUD" office:value="64673.92217" calcext:value-type="currency">
            <text:p>$64,673.92</text:p>
          </table:table-cell>
          <table:table-cell table:formula="of:=IF([.D158]&lt;=[$'repayment-scenarios'.$B$28];ROUND([$'loan-parameters'.$B$31]*[$'current-situation'.$C$7]*(1+[$'current-situation'.$C$7])^[.C158]/((1+[$'current-situation'.$C$7])^[.C158]-1);5);&quot;&quot;)" office:value-type="currency" office:currency="GBP" office:value="411.93581" calcext:value-type="currency">
            <text:p>£411.94</text:p>
          </table:table-cell>
          <table:table-cell office:value-type="float" office:value="157" calcext:value-type="float">
            <text:p>157</text:p>
          </table:table-cell>
          <table:table-cell table:formula="of:=ROUND([.C158]/12;5)" office:value-type="float" office:value="13.08333" calcext:value-type="float">
            <text:p>13.08</text:p>
          </table:table-cell>
        </table:table-row>
        <table:table-row table:style-name="ro1">
          <table:table-cell table:formula="of:=IF([.B159]&lt;&gt;&quot;&quot;;[.B159]*[.C159]+[$'loan-parameters'.$B$32];&quot;&quot;)" office:value-type="currency" office:currency="AUD" office:value="64767.03452" calcext:value-type="currency">
            <text:p>$64,767.03</text:p>
          </table:table-cell>
          <table:table-cell table:formula="of:=IF([.D159]&lt;=[$'repayment-scenarios'.$B$28];ROUND([$'loan-parameters'.$B$31]*[$'current-situation'.$C$7]*(1+[$'current-situation'.$C$7])^[.C159]/((1+[$'current-situation'.$C$7])^[.C159]-1);5);&quot;&quot;)" office:value-type="currency" office:currency="GBP" office:value="409.91794" calcext:value-type="currency">
            <text:p>£409.92</text:p>
          </table:table-cell>
          <table:table-cell office:value-type="float" office:value="158" calcext:value-type="float">
            <text:p>158</text:p>
          </table:table-cell>
          <table:table-cell table:formula="of:=ROUND([.C159]/12;5)" office:value-type="float" office:value="13.16667" calcext:value-type="float">
            <text:p>13.17</text:p>
          </table:table-cell>
        </table:table-row>
        <table:table-row table:style-name="ro1">
          <table:table-cell table:formula="of:=IF([.B160]&lt;&gt;&quot;&quot;;[.B160]*[.C160]+[$'loan-parameters'.$B$32];&quot;&quot;)" office:value-type="currency" office:currency="AUD" office:value="64860.22923" calcext:value-type="currency">
            <text:p>$64,860.23</text:p>
          </table:table-cell>
          <table:table-cell table:formula="of:=IF([.D160]&lt;=[$'repayment-scenarios'.$B$28];ROUND([$'loan-parameters'.$B$31]*[$'current-situation'.$C$7]*(1+[$'current-situation'.$C$7])^[.C160]/((1+[$'current-situation'.$C$7])^[.C160]-1);5);&quot;&quot;)" office:value-type="currency" office:currency="GBP" office:value="407.92597" calcext:value-type="currency">
            <text:p>£407.93</text:p>
          </table:table-cell>
          <table:table-cell office:value-type="float" office:value="159" calcext:value-type="float">
            <text:p>159</text:p>
          </table:table-cell>
          <table:table-cell table:formula="of:=ROUND([.C160]/12;5)" office:value-type="float" office:value="13.25" calcext:value-type="float">
            <text:p>13.25</text:p>
          </table:table-cell>
        </table:table-row>
        <table:table-row table:style-name="ro1">
          <table:table-cell table:formula="of:=IF([.B161]&lt;&gt;&quot;&quot;;[.B161]*[.C161]+[$'loan-parameters'.$B$32];&quot;&quot;)" office:value-type="currency" office:currency="AUD" office:value="64953.504" calcext:value-type="currency">
            <text:p>$64,953.50</text:p>
          </table:table-cell>
          <table:table-cell table:formula="of:=IF([.D161]&lt;=[$'repayment-scenarios'.$B$28];ROUND([$'loan-parameters'.$B$31]*[$'current-situation'.$C$7]*(1+[$'current-situation'.$C$7])^[.C161]/((1+[$'current-situation'.$C$7])^[.C161]-1);5);&quot;&quot;)" office:value-type="currency" office:currency="GBP" office:value="405.9594" calcext:value-type="currency">
            <text:p>£405.96</text:p>
          </table:table-cell>
          <table:table-cell office:value-type="float" office:value="160" calcext:value-type="float">
            <text:p>160</text:p>
          </table:table-cell>
          <table:table-cell table:formula="of:=ROUND([.C161]/12;5)" office:value-type="float" office:value="13.33333" calcext:value-type="float">
            <text:p>13.33</text:p>
          </table:table-cell>
        </table:table-row>
        <table:table-row table:style-name="ro1">
          <table:table-cell table:formula="of:=IF([.B162]&lt;&gt;&quot;&quot;;[.B162]*[.C162]+[$'loan-parameters'.$B$32];&quot;&quot;)" office:value-type="currency" office:currency="AUD" office:value="65046.86097" calcext:value-type="currency">
            <text:p>$65,046.86</text:p>
          </table:table-cell>
          <table:table-cell table:formula="of:=IF([.D162]&lt;=[$'repayment-scenarios'.$B$28];ROUND([$'loan-parameters'.$B$31]*[$'current-situation'.$C$7]*(1+[$'current-situation'.$C$7])^[.C162]/((1+[$'current-situation'.$C$7])^[.C162]-1);5);&quot;&quot;)" office:value-type="currency" office:currency="GBP" office:value="404.01777" calcext:value-type="currency">
            <text:p>£404.02</text:p>
          </table:table-cell>
          <table:table-cell office:value-type="float" office:value="161" calcext:value-type="float">
            <text:p>161</text:p>
          </table:table-cell>
          <table:table-cell table:formula="of:=ROUND([.C162]/12;5)" office:value-type="float" office:value="13.41667" calcext:value-type="float">
            <text:p>13.42</text:p>
          </table:table-cell>
        </table:table-row>
        <table:table-row table:style-name="ro1">
          <table:table-cell table:formula="of:=IF([.B163]&lt;&gt;&quot;&quot;;[.B163]*[.C163]+[$'loan-parameters'.$B$32];&quot;&quot;)" office:value-type="currency" office:currency="AUD" office:value="65140.30044" calcext:value-type="currency">
            <text:p>$65,140.30</text:p>
          </table:table-cell>
          <table:table-cell table:formula="of:=IF([.D163]&lt;=[$'repayment-scenarios'.$B$28];ROUND([$'loan-parameters'.$B$31]*[$'current-situation'.$C$7]*(1+[$'current-situation'.$C$7])^[.C163]/((1+[$'current-situation'.$C$7])^[.C163]-1);5);&quot;&quot;)" office:value-type="currency" office:currency="GBP" office:value="402.10062" calcext:value-type="currency">
            <text:p>£402.10</text:p>
          </table:table-cell>
          <table:table-cell office:value-type="float" office:value="162" calcext:value-type="float">
            <text:p>162</text:p>
          </table:table-cell>
          <table:table-cell table:formula="of:=ROUND([.C163]/12;5)" office:value-type="float" office:value="13.5" calcext:value-type="float">
            <text:p>13.50</text:p>
          </table:table-cell>
        </table:table-row>
        <table:table-row table:style-name="ro1">
          <table:table-cell table:formula="of:=IF([.B164]&lt;&gt;&quot;&quot;;[.B164]*[.C164]+[$'loan-parameters'.$B$32];&quot;&quot;)" office:value-type="currency" office:currency="AUD" office:value="65233.81924" calcext:value-type="currency">
            <text:p>$65,233.82</text:p>
          </table:table-cell>
          <table:table-cell table:formula="of:=IF([.D164]&lt;=[$'repayment-scenarios'.$B$28];ROUND([$'loan-parameters'.$B$31]*[$'current-situation'.$C$7]*(1+[$'current-situation'.$C$7])^[.C164]/((1+[$'current-situation'.$C$7])^[.C164]-1);5);&quot;&quot;)" office:value-type="currency" office:currency="GBP" office:value="400.20748" calcext:value-type="currency">
            <text:p>£400.21</text:p>
          </table:table-cell>
          <table:table-cell office:value-type="float" office:value="163" calcext:value-type="float">
            <text:p>163</text:p>
          </table:table-cell>
          <table:table-cell table:formula="of:=ROUND([.C164]/12;5)" office:value-type="float" office:value="13.58333" calcext:value-type="float">
            <text:p>13.58</text:p>
          </table:table-cell>
        </table:table-row>
        <table:table-row table:style-name="ro1">
          <table:table-cell table:formula="of:=IF([.B165]&lt;&gt;&quot;&quot;;[.B165]*[.C165]+[$'loan-parameters'.$B$32];&quot;&quot;)" office:value-type="currency" office:currency="AUD" office:value="65327.42216" calcext:value-type="currency">
            <text:p>$65,327.42</text:p>
          </table:table-cell>
          <table:table-cell table:formula="of:=IF([.D165]&lt;=[$'repayment-scenarios'.$B$28];ROUND([$'loan-parameters'.$B$31]*[$'current-situation'.$C$7]*(1+[$'current-situation'.$C$7])^[.C165]/((1+[$'current-situation'.$C$7])^[.C165]-1);5);&quot;&quot;)" office:value-type="currency" office:currency="GBP" office:value="398.33794" calcext:value-type="currency">
            <text:p>£398.34</text:p>
          </table:table-cell>
          <table:table-cell office:value-type="float" office:value="164" calcext:value-type="float">
            <text:p>164</text:p>
          </table:table-cell>
          <table:table-cell table:formula="of:=ROUND([.C165]/12;5)" office:value-type="float" office:value="13.66667" calcext:value-type="float">
            <text:p>13.67</text:p>
          </table:table-cell>
        </table:table-row>
        <table:table-row table:style-name="ro1">
          <table:table-cell table:formula="of:=IF([.B166]&lt;&gt;&quot;&quot;;[.B166]*[.C166]+[$'loan-parameters'.$B$32];&quot;&quot;)" office:value-type="currency" office:currency="AUD" office:value="65421.1041" calcext:value-type="currency">
            <text:p>$65,421.10</text:p>
          </table:table-cell>
          <table:table-cell table:formula="of:=IF([.D166]&lt;=[$'repayment-scenarios'.$B$28];ROUND([$'loan-parameters'.$B$31]*[$'current-situation'.$C$7]*(1+[$'current-situation'.$C$7])^[.C166]/((1+[$'current-situation'.$C$7])^[.C166]-1);5);&quot;&quot;)" office:value-type="currency" office:currency="GBP" office:value="396.49154" calcext:value-type="currency">
            <text:p>£396.49</text:p>
          </table:table-cell>
          <table:table-cell office:value-type="float" office:value="165" calcext:value-type="float">
            <text:p>165</text:p>
          </table:table-cell>
          <table:table-cell table:formula="of:=ROUND([.C166]/12;5)" office:value-type="float" office:value="13.75" calcext:value-type="float">
            <text:p>13.75</text:p>
          </table:table-cell>
        </table:table-row>
        <table:table-row table:style-name="ro1">
          <table:table-cell table:formula="of:=IF([.B167]&lt;&gt;&quot;&quot;;[.B167]*[.C167]+[$'loan-parameters'.$B$32];&quot;&quot;)" office:value-type="currency" office:currency="AUD" office:value="65514.86974" calcext:value-type="currency">
            <text:p>$65,514.87</text:p>
          </table:table-cell>
          <table:table-cell table:formula="of:=IF([.D167]&lt;=[$'repayment-scenarios'.$B$28];ROUND([$'loan-parameters'.$B$31]*[$'current-situation'.$C$7]*(1+[$'current-situation'.$C$7])^[.C167]/((1+[$'current-situation'.$C$7])^[.C167]-1);5);&quot;&quot;)" office:value-type="currency" office:currency="GBP" office:value="394.66789" calcext:value-type="currency">
            <text:p>£394.67</text:p>
          </table:table-cell>
          <table:table-cell office:value-type="float" office:value="166" calcext:value-type="float">
            <text:p>166</text:p>
          </table:table-cell>
          <table:table-cell table:formula="of:=ROUND([.C167]/12;5)" office:value-type="float" office:value="13.83333" calcext:value-type="float">
            <text:p>13.83</text:p>
          </table:table-cell>
        </table:table-row>
        <table:table-row table:style-name="ro1">
          <table:table-cell table:formula="of:=IF([.B168]&lt;&gt;&quot;&quot;;[.B168]*[.C168]+[$'loan-parameters'.$B$32];&quot;&quot;)" office:value-type="currency" office:currency="AUD" office:value="65608.71552" calcext:value-type="currency">
            <text:p>$65,608.72</text:p>
          </table:table-cell>
          <table:table-cell table:formula="of:=IF([.D168]&lt;=[$'repayment-scenarios'.$B$28];ROUND([$'loan-parameters'.$B$31]*[$'current-situation'.$C$7]*(1+[$'current-situation'.$C$7])^[.C168]/((1+[$'current-situation'.$C$7])^[.C168]-1);5);&quot;&quot;)" office:value-type="currency" office:currency="GBP" office:value="392.86656" calcext:value-type="currency">
            <text:p>£392.87</text:p>
          </table:table-cell>
          <table:table-cell office:value-type="float" office:value="167" calcext:value-type="float">
            <text:p>167</text:p>
          </table:table-cell>
          <table:table-cell table:formula="of:=ROUND([.C168]/12;5)" office:value-type="float" office:value="13.91667" calcext:value-type="float">
            <text:p>13.92</text:p>
          </table:table-cell>
        </table:table-row>
        <table:table-row table:style-name="ro1">
          <table:table-cell table:formula="of:=IF([.B169]&lt;&gt;&quot;&quot;;[.B169]*[.C169]+[$'loan-parameters'.$B$32];&quot;&quot;)" office:value-type="currency" office:currency="AUD" office:value="65702.64288" calcext:value-type="currency">
            <text:p>$65,702.64</text:p>
          </table:table-cell>
          <table:table-cell table:formula="of:=IF([.D169]&lt;=[$'repayment-scenarios'.$B$28];ROUND([$'loan-parameters'.$B$31]*[$'current-situation'.$C$7]*(1+[$'current-situation'.$C$7])^[.C169]/((1+[$'current-situation'.$C$7])^[.C169]-1);5);&quot;&quot;)" office:value-type="currency" office:currency="GBP" office:value="391.08716" calcext:value-type="currency">
            <text:p>£391.09</text:p>
          </table:table-cell>
          <table:table-cell office:value-type="float" office:value="168" calcext:value-type="float">
            <text:p>168</text:p>
          </table:table-cell>
          <table:table-cell table:formula="of:=ROUND([.C169]/12;5)" office:value-type="float" office:value="14" calcext:value-type="float">
            <text:p>14.00</text:p>
          </table:table-cell>
        </table:table-row>
        <table:table-row table:style-name="ro1">
          <table:table-cell table:formula="of:=IF([.B170]&lt;&gt;&quot;&quot;;[.B170]*[.C170]+[$'loan-parameters'.$B$32];&quot;&quot;)" office:value-type="currency" office:currency="AUD" office:value="65796.65001" calcext:value-type="currency">
            <text:p>$65,796.65</text:p>
          </table:table-cell>
          <table:table-cell table:formula="of:=IF([.D170]&lt;=[$'repayment-scenarios'.$B$28];ROUND([$'loan-parameters'.$B$31]*[$'current-situation'.$C$7]*(1+[$'current-situation'.$C$7])^[.C170]/((1+[$'current-situation'.$C$7])^[.C170]-1);5);&quot;&quot;)" office:value-type="currency" office:currency="GBP" office:value="389.32929" calcext:value-type="currency">
            <text:p>£389.33</text:p>
          </table:table-cell>
          <table:table-cell office:value-type="float" office:value="169" calcext:value-type="float">
            <text:p>169</text:p>
          </table:table-cell>
          <table:table-cell table:formula="of:=ROUND([.C170]/12;5)" office:value-type="float" office:value="14.08333" calcext:value-type="float">
            <text:p>14.08</text:p>
          </table:table-cell>
        </table:table-row>
        <table:table-row table:style-name="ro1">
          <table:table-cell table:formula="of:=IF([.B171]&lt;&gt;&quot;&quot;;[.B171]*[.C171]+[$'loan-parameters'.$B$32];&quot;&quot;)" office:value-type="currency" office:currency="AUD" office:value="65890.7403" calcext:value-type="currency">
            <text:p>$65,890.74</text:p>
          </table:table-cell>
          <table:table-cell table:formula="of:=IF([.D171]&lt;=[$'repayment-scenarios'.$B$28];ROUND([$'loan-parameters'.$B$31]*[$'current-situation'.$C$7]*(1+[$'current-situation'.$C$7])^[.C171]/((1+[$'current-situation'.$C$7])^[.C171]-1);5);&quot;&quot;)" office:value-type="currency" office:currency="GBP" office:value="387.59259" calcext:value-type="currency">
            <text:p>£387.59</text:p>
          </table:table-cell>
          <table:table-cell office:value-type="float" office:value="170" calcext:value-type="float">
            <text:p>170</text:p>
          </table:table-cell>
          <table:table-cell table:formula="of:=ROUND([.C171]/12;5)" office:value-type="float" office:value="14.16667" calcext:value-type="float">
            <text:p>14.17</text:p>
          </table:table-cell>
        </table:table-row>
        <table:table-row table:style-name="ro1">
          <table:table-cell table:formula="of:=IF([.B172]&lt;&gt;&quot;&quot;;[.B172]*[.C172]+[$'loan-parameters'.$B$32];&quot;&quot;)" office:value-type="currency" office:currency="AUD" office:value="65984.91228" calcext:value-type="currency">
            <text:p>$65,984.91</text:p>
          </table:table-cell>
          <table:table-cell table:formula="of:=IF([.D172]&lt;=[$'repayment-scenarios'.$B$28];ROUND([$'loan-parameters'.$B$31]*[$'current-situation'.$C$7]*(1+[$'current-situation'.$C$7])^[.C172]/((1+[$'current-situation'.$C$7])^[.C172]-1);5);&quot;&quot;)" office:value-type="currency" office:currency="GBP" office:value="385.87668" calcext:value-type="currency">
            <text:p>£385.88</text:p>
          </table:table-cell>
          <table:table-cell office:value-type="float" office:value="171" calcext:value-type="float">
            <text:p>171</text:p>
          </table:table-cell>
          <table:table-cell table:formula="of:=ROUND([.C172]/12;5)" office:value-type="float" office:value="14.25" calcext:value-type="float">
            <text:p>14.25</text:p>
          </table:table-cell>
        </table:table-row>
        <table:table-row table:style-name="ro1">
          <table:table-cell table:formula="of:=IF([.B173]&lt;&gt;&quot;&quot;;[.B173]*[.C173]+[$'loan-parameters'.$B$32];&quot;&quot;)" office:value-type="currency" office:currency="AUD" office:value="66079.16468" calcext:value-type="currency">
            <text:p>$66,079.16</text:p>
          </table:table-cell>
          <table:table-cell table:formula="of:=IF([.D173]&lt;=[$'repayment-scenarios'.$B$28];ROUND([$'loan-parameters'.$B$31]*[$'current-situation'.$C$7]*(1+[$'current-situation'.$C$7])^[.C173]/((1+[$'current-situation'.$C$7])^[.C173]-1);5);&quot;&quot;)" office:value-type="currency" office:currency="GBP" office:value="384.18119" calcext:value-type="currency">
            <text:p>£384.18</text:p>
          </table:table-cell>
          <table:table-cell office:value-type="float" office:value="172" calcext:value-type="float">
            <text:p>172</text:p>
          </table:table-cell>
          <table:table-cell table:formula="of:=ROUND([.C173]/12;5)" office:value-type="float" office:value="14.33333" calcext:value-type="float">
            <text:p>14.33</text:p>
          </table:table-cell>
        </table:table-row>
        <table:table-row table:style-name="ro1">
          <table:table-cell table:formula="of:=IF([.B174]&lt;&gt;&quot;&quot;;[.B174]*[.C174]+[$'loan-parameters'.$B$32];&quot;&quot;)" office:value-type="currency" office:currency="AUD" office:value="66173.49821" calcext:value-type="currency">
            <text:p>$66,173.50</text:p>
          </table:table-cell>
          <table:table-cell table:formula="of:=IF([.D174]&lt;=[$'repayment-scenarios'.$B$28];ROUND([$'loan-parameters'.$B$31]*[$'current-situation'.$C$7]*(1+[$'current-situation'.$C$7])^[.C174]/((1+[$'current-situation'.$C$7])^[.C174]-1);5);&quot;&quot;)" office:value-type="currency" office:currency="GBP" office:value="382.50577" calcext:value-type="currency">
            <text:p>£382.51</text:p>
          </table:table-cell>
          <table:table-cell office:value-type="float" office:value="173" calcext:value-type="float">
            <text:p>173</text:p>
          </table:table-cell>
          <table:table-cell table:formula="of:=ROUND([.C174]/12;5)" office:value-type="float" office:value="14.41667" calcext:value-type="float">
            <text:p>14.42</text:p>
          </table:table-cell>
        </table:table-row>
        <table:table-row table:style-name="ro1">
          <table:table-cell table:formula="of:=IF([.B175]&lt;&gt;&quot;&quot;;[.B175]*[.C175]+[$'loan-parameters'.$B$32];&quot;&quot;)" office:value-type="currency" office:currency="AUD" office:value="66267.91218" calcext:value-type="currency">
            <text:p>$66,267.91</text:p>
          </table:table-cell>
          <table:table-cell table:formula="of:=IF([.D175]&lt;=[$'repayment-scenarios'.$B$28];ROUND([$'loan-parameters'.$B$31]*[$'current-situation'.$C$7]*(1+[$'current-situation'.$C$7])^[.C175]/((1+[$'current-situation'.$C$7])^[.C175]-1);5);&quot;&quot;)" office:value-type="currency" office:currency="GBP" office:value="380.85007" calcext:value-type="currency">
            <text:p>£380.85</text:p>
          </table:table-cell>
          <table:table-cell office:value-type="float" office:value="174" calcext:value-type="float">
            <text:p>174</text:p>
          </table:table-cell>
          <table:table-cell table:formula="of:=ROUND([.C175]/12;5)" office:value-type="float" office:value="14.5" calcext:value-type="float">
            <text:p>14.50</text:p>
          </table:table-cell>
        </table:table-row>
        <table:table-row table:style-name="ro1">
          <table:table-cell table:formula="of:=IF([.B176]&lt;&gt;&quot;&quot;;[.B176]*[.C176]+[$'loan-parameters'.$B$32];&quot;&quot;)" office:value-type="currency" office:currency="AUD" office:value="66362.408" calcext:value-type="currency">
            <text:p>$66,362.41</text:p>
          </table:table-cell>
          <table:table-cell table:formula="of:=IF([.D176]&lt;=[$'repayment-scenarios'.$B$28];ROUND([$'loan-parameters'.$B$31]*[$'current-situation'.$C$7]*(1+[$'current-situation'.$C$7])^[.C176]/((1+[$'current-situation'.$C$7])^[.C176]-1);5);&quot;&quot;)" office:value-type="currency" office:currency="GBP" office:value="379.21376" calcext:value-type="currency">
            <text:p>£379.21</text:p>
          </table:table-cell>
          <table:table-cell office:value-type="float" office:value="175" calcext:value-type="float">
            <text:p>175</text:p>
          </table:table-cell>
          <table:table-cell table:formula="of:=ROUND([.C176]/12;5)" office:value-type="float" office:value="14.58333" calcext:value-type="float">
            <text:p>14.58</text:p>
          </table:table-cell>
        </table:table-row>
        <table:table-row table:style-name="ro1">
          <table:table-cell table:formula="of:=IF([.B177]&lt;&gt;&quot;&quot;;[.B177]*[.C177]+[$'loan-parameters'.$B$32];&quot;&quot;)" office:value-type="currency" office:currency="AUD" office:value="66456.98576" calcext:value-type="currency">
            <text:p>$66,456.99</text:p>
          </table:table-cell>
          <table:table-cell table:formula="of:=IF([.D177]&lt;=[$'repayment-scenarios'.$B$28];ROUND([$'loan-parameters'.$B$31]*[$'current-situation'.$C$7]*(1+[$'current-situation'.$C$7])^[.C177]/((1+[$'current-situation'.$C$7])^[.C177]-1);5);&quot;&quot;)" office:value-type="currency" office:currency="GBP" office:value="377.59651" calcext:value-type="currency">
            <text:p>£377.60</text:p>
          </table:table-cell>
          <table:table-cell office:value-type="float" office:value="176" calcext:value-type="float">
            <text:p>176</text:p>
          </table:table-cell>
          <table:table-cell table:formula="of:=ROUND([.C177]/12;5)" office:value-type="float" office:value="14.66667" calcext:value-type="float">
            <text:p>14.67</text:p>
          </table:table-cell>
        </table:table-row>
        <table:table-row table:style-name="ro1">
          <table:table-cell table:formula="of:=IF([.B178]&lt;&gt;&quot;&quot;;[.B178]*[.C178]+[$'loan-parameters'.$B$32];&quot;&quot;)" office:value-type="currency" office:currency="AUD" office:value="66551.64423" calcext:value-type="currency">
            <text:p>$66,551.64</text:p>
          </table:table-cell>
          <table:table-cell table:formula="of:=IF([.D178]&lt;=[$'repayment-scenarios'.$B$28];ROUND([$'loan-parameters'.$B$31]*[$'current-situation'.$C$7]*(1+[$'current-situation'.$C$7])^[.C178]/((1+[$'current-situation'.$C$7])^[.C178]-1);5);&quot;&quot;)" office:value-type="currency" office:currency="GBP" office:value="375.99799" calcext:value-type="currency">
            <text:p>£376.00</text:p>
          </table:table-cell>
          <table:table-cell office:value-type="float" office:value="177" calcext:value-type="float">
            <text:p>177</text:p>
          </table:table-cell>
          <table:table-cell table:formula="of:=ROUND([.C178]/12;5)" office:value-type="float" office:value="14.75" calcext:value-type="float">
            <text:p>14.75</text:p>
          </table:table-cell>
        </table:table-row>
        <table:table-row table:style-name="ro1">
          <table:table-cell table:formula="of:=IF([.B179]&lt;&gt;&quot;&quot;;[.B179]*[.C179]+[$'loan-parameters'.$B$32];&quot;&quot;)" office:value-type="currency" office:currency="AUD" office:value="66646.38442" calcext:value-type="currency">
            <text:p>$66,646.38</text:p>
          </table:table-cell>
          <table:table-cell table:formula="of:=IF([.D179]&lt;=[$'repayment-scenarios'.$B$28];ROUND([$'loan-parameters'.$B$31]*[$'current-situation'.$C$7]*(1+[$'current-situation'.$C$7])^[.C179]/((1+[$'current-situation'.$C$7])^[.C179]-1);5);&quot;&quot;)" office:value-type="currency" office:currency="GBP" office:value="374.41789" calcext:value-type="currency">
            <text:p>£374.42</text:p>
          </table:table-cell>
          <table:table-cell office:value-type="float" office:value="178" calcext:value-type="float">
            <text:p>178</text:p>
          </table:table-cell>
          <table:table-cell table:formula="of:=ROUND([.C179]/12;5)" office:value-type="float" office:value="14.83333" calcext:value-type="float">
            <text:p>14.83</text:p>
          </table:table-cell>
        </table:table-row>
        <table:table-row table:style-name="ro1">
          <table:table-cell table:formula="of:=IF([.B180]&lt;&gt;&quot;&quot;;[.B180]*[.C180]+[$'loan-parameters'.$B$32];&quot;&quot;)" office:value-type="currency" office:currency="AUD" office:value="66741.20431" calcext:value-type="currency">
            <text:p>$66,741.20</text:p>
          </table:table-cell>
          <table:table-cell table:formula="of:=IF([.D180]&lt;=[$'repayment-scenarios'.$B$28];ROUND([$'loan-parameters'.$B$31]*[$'current-situation'.$C$7]*(1+[$'current-situation'.$C$7])^[.C180]/((1+[$'current-situation'.$C$7])^[.C180]-1);5);&quot;&quot;)" office:value-type="currency" office:currency="GBP" office:value="372.85589" calcext:value-type="currency">
            <text:p>£372.86</text:p>
          </table:table-cell>
          <table:table-cell office:value-type="float" office:value="179" calcext:value-type="float">
            <text:p>179</text:p>
          </table:table-cell>
          <table:table-cell table:formula="of:=ROUND([.C180]/12;5)" office:value-type="float" office:value="14.91667" calcext:value-type="float">
            <text:p>14.92</text:p>
          </table:table-cell>
        </table:table-row>
        <table:table-row table:style-name="ro1">
          <table:table-cell table:formula="of:=IF([.B181]&lt;&gt;&quot;&quot;;[.B181]*[.C181]+[$'loan-parameters'.$B$32];&quot;&quot;)" office:value-type="currency" office:currency="AUD" office:value="66836.106" calcext:value-type="currency">
            <text:p>$66,836.11</text:p>
          </table:table-cell>
          <table:table-cell table:formula="of:=IF([.D181]&lt;=[$'repayment-scenarios'.$B$28];ROUND([$'loan-parameters'.$B$31]*[$'current-situation'.$C$7]*(1+[$'current-situation'.$C$7])^[.C181]/((1+[$'current-situation'.$C$7])^[.C181]-1);5);&quot;&quot;)" office:value-type="currency" office:currency="GBP" office:value="371.3117" calcext:value-type="currency">
            <text:p>£371.31</text:p>
          </table:table-cell>
          <table:table-cell office:value-type="float" office:value="180" calcext:value-type="float">
            <text:p>180</text:p>
          </table:table-cell>
          <table:table-cell table:formula="of:=ROUND([.C181]/12;5)" office:value-type="float" office:value="15" calcext:value-type="float">
            <text:p>15.00</text:p>
          </table:table-cell>
        </table:table-row>
        <table:table-row table:style-name="ro1">
          <table:table-cell table:formula="of:=IF([.B182]&lt;&gt;&quot;&quot;;[.B182]*[.C182]+[$'loan-parameters'.$B$32];&quot;&quot;)" office:value-type="currency" office:currency="AUD" office:value="66931.08862" calcext:value-type="currency">
            <text:p>$66,931.09</text:p>
          </table:table-cell>
          <table:table-cell table:formula="of:=IF([.D182]&lt;=[$'repayment-scenarios'.$B$28];ROUND([$'loan-parameters'.$B$31]*[$'current-situation'.$C$7]*(1+[$'current-situation'.$C$7])^[.C182]/((1+[$'current-situation'.$C$7])^[.C182]-1);5);&quot;&quot;)" office:value-type="currency" office:currency="GBP" office:value="369.78502" calcext:value-type="currency">
            <text:p>£369.79</text:p>
          </table:table-cell>
          <table:table-cell office:value-type="float" office:value="181" calcext:value-type="float">
            <text:p>181</text:p>
          </table:table-cell>
          <table:table-cell table:formula="of:=ROUND([.C182]/12;5)" office:value-type="float" office:value="15.08333" calcext:value-type="float">
            <text:p>15.08</text:p>
          </table:table-cell>
        </table:table-row>
        <table:table-row table:style-name="ro1">
          <table:table-cell table:formula="of:=IF([.B183]&lt;&gt;&quot;&quot;;[.B183]*[.C183]+[$'loan-parameters'.$B$32];&quot;&quot;)" office:value-type="currency" office:currency="AUD" office:value="67026.15192" calcext:value-type="currency">
            <text:p>$67,026.15</text:p>
          </table:table-cell>
          <table:table-cell table:formula="of:=IF([.D183]&lt;=[$'repayment-scenarios'.$B$28];ROUND([$'loan-parameters'.$B$31]*[$'current-situation'.$C$7]*(1+[$'current-situation'.$C$7])^[.C183]/((1+[$'current-situation'.$C$7])^[.C183]-1);5);&quot;&quot;)" office:value-type="currency" office:currency="GBP" office:value="368.27556" calcext:value-type="currency">
            <text:p>£368.28</text:p>
          </table:table-cell>
          <table:table-cell office:value-type="float" office:value="182" calcext:value-type="float">
            <text:p>182</text:p>
          </table:table-cell>
          <table:table-cell table:formula="of:=ROUND([.C183]/12;5)" office:value-type="float" office:value="15.16667" calcext:value-type="float">
            <text:p>15.17</text:p>
          </table:table-cell>
        </table:table-row>
        <table:table-row table:style-name="ro1">
          <table:table-cell table:formula="of:=IF([.B184]&lt;&gt;&quot;&quot;;[.B184]*[.C184]+[$'loan-parameters'.$B$32];&quot;&quot;)" office:value-type="currency" office:currency="AUD" office:value="67121.29632" calcext:value-type="currency">
            <text:p>$67,121.30</text:p>
          </table:table-cell>
          <table:table-cell table:formula="of:=IF([.D184]&lt;=[$'repayment-scenarios'.$B$28];ROUND([$'loan-parameters'.$B$31]*[$'current-situation'.$C$7]*(1+[$'current-situation'.$C$7])^[.C184]/((1+[$'current-situation'.$C$7])^[.C184]-1);5);&quot;&quot;)" office:value-type="currency" office:currency="GBP" office:value="366.78304" calcext:value-type="currency">
            <text:p>£366.78</text:p>
          </table:table-cell>
          <table:table-cell office:value-type="float" office:value="183" calcext:value-type="float">
            <text:p>183</text:p>
          </table:table-cell>
          <table:table-cell table:formula="of:=ROUND([.C184]/12;5)" office:value-type="float" office:value="15.25" calcext:value-type="float">
            <text:p>15.25</text:p>
          </table:table-cell>
        </table:table-row>
        <table:table-row table:style-name="ro1">
          <table:table-cell table:formula="of:=IF([.B185]&lt;&gt;&quot;&quot;;[.B185]*[.C185]+[$'loan-parameters'.$B$32];&quot;&quot;)" office:value-type="currency" office:currency="AUD" office:value="67216.52112" calcext:value-type="currency">
            <text:p>$67,216.52</text:p>
          </table:table-cell>
          <table:table-cell table:formula="of:=IF([.D185]&lt;=[$'repayment-scenarios'.$B$28];ROUND([$'loan-parameters'.$B$31]*[$'current-situation'.$C$7]*(1+[$'current-situation'.$C$7])^[.C185]/((1+[$'current-situation'.$C$7])^[.C185]-1);5);&quot;&quot;)" office:value-type="currency" office:currency="GBP" office:value="365.30718" calcext:value-type="currency">
            <text:p>£365.31</text:p>
          </table:table-cell>
          <table:table-cell office:value-type="float" office:value="184" calcext:value-type="float">
            <text:p>184</text:p>
          </table:table-cell>
          <table:table-cell table:formula="of:=ROUND([.C185]/12;5)" office:value-type="float" office:value="15.33333" calcext:value-type="float">
            <text:p>15.33</text:p>
          </table:table-cell>
        </table:table-row>
        <table:table-row table:style-name="ro1">
          <table:table-cell table:formula="of:=IF([.B186]&lt;&gt;&quot;&quot;;[.B186]*[.C186]+[$'loan-parameters'.$B$32];&quot;&quot;)" office:value-type="currency" office:currency="AUD" office:value="67311.8282" calcext:value-type="currency">
            <text:p>$67,311.83</text:p>
          </table:table-cell>
          <table:table-cell table:formula="of:=IF([.D186]&lt;=[$'repayment-scenarios'.$B$28];ROUND([$'loan-parameters'.$B$31]*[$'current-situation'.$C$7]*(1+[$'current-situation'.$C$7])^[.C186]/((1+[$'current-situation'.$C$7])^[.C186]-1);5);&quot;&quot;)" office:value-type="currency" office:currency="GBP" office:value="363.84772" calcext:value-type="currency">
            <text:p>£363.85</text:p>
          </table:table-cell>
          <table:table-cell office:value-type="float" office:value="185" calcext:value-type="float">
            <text:p>185</text:p>
          </table:table-cell>
          <table:table-cell table:formula="of:=ROUND([.C186]/12;5)" office:value-type="float" office:value="15.41667" calcext:value-type="float">
            <text:p>15.42</text:p>
          </table:table-cell>
        </table:table-row>
        <table:table-row table:style-name="ro1">
          <table:table-cell table:formula="of:=IF([.B187]&lt;&gt;&quot;&quot;;[.B187]*[.C187]+[$'loan-parameters'.$B$32];&quot;&quot;)" office:value-type="currency" office:currency="AUD" office:value="67407.21468" calcext:value-type="currency">
            <text:p>$67,407.21</text:p>
          </table:table-cell>
          <table:table-cell table:formula="of:=IF([.D187]&lt;=[$'repayment-scenarios'.$B$28];ROUND([$'loan-parameters'.$B$31]*[$'current-situation'.$C$7]*(1+[$'current-situation'.$C$7])^[.C187]/((1+[$'current-situation'.$C$7])^[.C187]-1);5);&quot;&quot;)" office:value-type="currency" office:currency="GBP" office:value="362.40438" calcext:value-type="currency">
            <text:p>£362.40</text:p>
          </table:table-cell>
          <table:table-cell office:value-type="float" office:value="186" calcext:value-type="float">
            <text:p>186</text:p>
          </table:table-cell>
          <table:table-cell table:formula="of:=ROUND([.C187]/12;5)" office:value-type="float" office:value="15.5" calcext:value-type="float">
            <text:p>15.50</text:p>
          </table:table-cell>
        </table:table-row>
        <table:table-row table:style-name="ro1">
          <table:table-cell table:formula="of:=IF([.B188]&lt;&gt;&quot;&quot;;[.B188]*[.C188]+[$'loan-parameters'.$B$32];&quot;&quot;)" office:value-type="currency" office:currency="AUD" office:value="67502.68404" calcext:value-type="currency">
            <text:p>$67,502.68</text:p>
          </table:table-cell>
          <table:table-cell table:formula="of:=IF([.D188]&lt;=[$'repayment-scenarios'.$B$28];ROUND([$'loan-parameters'.$B$31]*[$'current-situation'.$C$7]*(1+[$'current-situation'.$C$7])^[.C188]/((1+[$'current-situation'.$C$7])^[.C188]-1);5);&quot;&quot;)" office:value-type="currency" office:currency="GBP" office:value="360.97692" calcext:value-type="currency">
            <text:p>£360.98</text:p>
          </table:table-cell>
          <table:table-cell office:value-type="float" office:value="187" calcext:value-type="float">
            <text:p>187</text:p>
          </table:table-cell>
          <table:table-cell table:formula="of:=ROUND([.C188]/12;5)" office:value-type="float" office:value="15.58333" calcext:value-type="float">
            <text:p>15.58</text:p>
          </table:table-cell>
        </table:table-row>
        <table:table-row table:style-name="ro1">
          <table:table-cell table:formula="of:=IF([.B189]&lt;&gt;&quot;&quot;;[.B189]*[.C189]+[$'loan-parameters'.$B$32];&quot;&quot;)" office:value-type="currency" office:currency="AUD" office:value="67598.23316" calcext:value-type="currency">
            <text:p>$67,598.23</text:p>
          </table:table-cell>
          <table:table-cell table:formula="of:=IF([.D189]&lt;=[$'repayment-scenarios'.$B$28];ROUND([$'loan-parameters'.$B$31]*[$'current-situation'.$C$7]*(1+[$'current-situation'.$C$7])^[.C189]/((1+[$'current-situation'.$C$7])^[.C189]-1);5);&quot;&quot;)" office:value-type="currency" office:currency="GBP" office:value="359.56507" calcext:value-type="currency">
            <text:p>£359.57</text:p>
          </table:table-cell>
          <table:table-cell office:value-type="float" office:value="188" calcext:value-type="float">
            <text:p>188</text:p>
          </table:table-cell>
          <table:table-cell table:formula="of:=ROUND([.C189]/12;5)" office:value-type="float" office:value="15.66667" calcext:value-type="float">
            <text:p>15.67</text:p>
          </table:table-cell>
        </table:table-row>
        <table:table-row table:style-name="ro1">
          <table:table-cell table:formula="of:=IF([.B190]&lt;&gt;&quot;&quot;;[.B190]*[.C190]+[$'loan-parameters'.$B$32];&quot;&quot;)" office:value-type="currency" office:currency="AUD" office:value="67693.86162" calcext:value-type="currency">
            <text:p>$67,693.86</text:p>
          </table:table-cell>
          <table:table-cell table:formula="of:=IF([.D190]&lt;=[$'repayment-scenarios'.$B$28];ROUND([$'loan-parameters'.$B$31]*[$'current-situation'.$C$7]*(1+[$'current-situation'.$C$7])^[.C190]/((1+[$'current-situation'.$C$7])^[.C190]-1);5);&quot;&quot;)" office:value-type="currency" office:currency="GBP" office:value="358.16858" calcext:value-type="currency">
            <text:p>£358.17</text:p>
          </table:table-cell>
          <table:table-cell office:value-type="float" office:value="189" calcext:value-type="float">
            <text:p>189</text:p>
          </table:table-cell>
          <table:table-cell table:formula="of:=ROUND([.C190]/12;5)" office:value-type="float" office:value="15.75" calcext:value-type="float">
            <text:p>15.75</text:p>
          </table:table-cell>
        </table:table-row>
        <table:table-row table:style-name="ro1">
          <table:table-cell table:formula="of:=IF([.B191]&lt;&gt;&quot;&quot;;[.B191]*[.C191]+[$'loan-parameters'.$B$32];&quot;&quot;)" office:value-type="currency" office:currency="AUD" office:value="67789.5718" calcext:value-type="currency">
            <text:p>$67,789.57</text:p>
          </table:table-cell>
          <table:table-cell table:formula="of:=IF([.D191]&lt;=[$'repayment-scenarios'.$B$28];ROUND([$'loan-parameters'.$B$31]*[$'current-situation'.$C$7]*(1+[$'current-situation'.$C$7])^[.C191]/((1+[$'current-situation'.$C$7])^[.C191]-1);5);&quot;&quot;)" office:value-type="currency" office:currency="GBP" office:value="356.78722" calcext:value-type="currency">
            <text:p>£356.79</text:p>
          </table:table-cell>
          <table:table-cell office:value-type="float" office:value="190" calcext:value-type="float">
            <text:p>190</text:p>
          </table:table-cell>
          <table:table-cell table:formula="of:=ROUND([.C191]/12;5)" office:value-type="float" office:value="15.83333" calcext:value-type="float">
            <text:p>15.83</text:p>
          </table:table-cell>
        </table:table-row>
        <table:table-row table:style-name="ro1">
          <table:table-cell table:formula="of:=IF([.B192]&lt;&gt;&quot;&quot;;[.B192]*[.C192]+[$'loan-parameters'.$B$32];&quot;&quot;)" office:value-type="currency" office:currency="AUD" office:value="67885.36325" calcext:value-type="currency">
            <text:p>$67,885.36</text:p>
          </table:table-cell>
          <table:table-cell table:formula="of:=IF([.D192]&lt;=[$'repayment-scenarios'.$B$28];ROUND([$'loan-parameters'.$B$31]*[$'current-situation'.$C$7]*(1+[$'current-situation'.$C$7])^[.C192]/((1+[$'current-situation'.$C$7])^[.C192]-1);5);&quot;&quot;)" office:value-type="currency" office:currency="GBP" office:value="355.42075" calcext:value-type="currency">
            <text:p>£355.42</text:p>
          </table:table-cell>
          <table:table-cell office:value-type="float" office:value="191" calcext:value-type="float">
            <text:p>191</text:p>
          </table:table-cell>
          <table:table-cell table:formula="of:=ROUND([.C192]/12;5)" office:value-type="float" office:value="15.91667" calcext:value-type="float">
            <text:p>15.92</text:p>
          </table:table-cell>
        </table:table-row>
        <table:table-row table:style-name="ro1">
          <table:table-cell table:formula="of:=IF([.B193]&lt;&gt;&quot;&quot;;[.B193]*[.C193]+[$'loan-parameters'.$B$32];&quot;&quot;)" office:value-type="currency" office:currency="AUD" office:value="67981.23648" calcext:value-type="currency">
            <text:p>$67,981.24</text:p>
          </table:table-cell>
          <table:table-cell table:formula="of:=IF([.D193]&lt;=[$'repayment-scenarios'.$B$28];ROUND([$'loan-parameters'.$B$31]*[$'current-situation'.$C$7]*(1+[$'current-situation'.$C$7])^[.C193]/((1+[$'current-situation'.$C$7])^[.C193]-1);5);&quot;&quot;)" office:value-type="currency" office:currency="GBP" office:value="354.06894" calcext:value-type="currency">
            <text:p>£354.07</text:p>
          </table:table-cell>
          <table:table-cell office:value-type="float" office:value="192" calcext:value-type="float">
            <text:p>192</text:p>
          </table:table-cell>
          <table:table-cell table:formula="of:=ROUND([.C193]/12;5)" office:value-type="float" office:value="16" calcext:value-type="float">
            <text:p>16.00</text:p>
          </table:table-cell>
        </table:table-row>
        <table:table-row table:style-name="ro1">
          <table:table-cell table:formula="of:=IF([.B194]&lt;&gt;&quot;&quot;;[.B194]*[.C194]+[$'loan-parameters'.$B$32];&quot;&quot;)" office:value-type="currency" office:currency="AUD" office:value="68077.18722" calcext:value-type="currency">
            <text:p>$68,077.19</text:p>
          </table:table-cell>
          <table:table-cell table:formula="of:=IF([.D194]&lt;=[$'repayment-scenarios'.$B$28];ROUND([$'loan-parameters'.$B$31]*[$'current-situation'.$C$7]*(1+[$'current-situation'.$C$7])^[.C194]/((1+[$'current-situation'.$C$7])^[.C194]-1);5);&quot;&quot;)" office:value-type="currency" office:currency="GBP" office:value="352.73154" calcext:value-type="currency">
            <text:p>£352.73</text:p>
          </table:table-cell>
          <table:table-cell office:value-type="float" office:value="193" calcext:value-type="float">
            <text:p>193</text:p>
          </table:table-cell>
          <table:table-cell table:formula="of:=ROUND([.C194]/12;5)" office:value-type="float" office:value="16.08333" calcext:value-type="float">
            <text:p>16.08</text:p>
          </table:table-cell>
        </table:table-row>
        <table:table-row table:style-name="ro1">
          <table:table-cell table:formula="of:=IF([.B195]&lt;&gt;&quot;&quot;;[.B195]*[.C195]+[$'loan-parameters'.$B$32];&quot;&quot;)" office:value-type="currency" office:currency="AUD" office:value="68173.22184" calcext:value-type="currency">
            <text:p>$68,173.22</text:p>
          </table:table-cell>
          <table:table-cell table:formula="of:=IF([.D195]&lt;=[$'repayment-scenarios'.$B$28];ROUND([$'loan-parameters'.$B$31]*[$'current-situation'.$C$7]*(1+[$'current-situation'.$C$7])^[.C195]/((1+[$'current-situation'.$C$7])^[.C195]-1);5);&quot;&quot;)" office:value-type="currency" office:currency="GBP" office:value="351.40836" calcext:value-type="currency">
            <text:p>£351.41</text:p>
          </table:table-cell>
          <table:table-cell office:value-type="float" office:value="194" calcext:value-type="float">
            <text:p>194</text:p>
          </table:table-cell>
          <table:table-cell table:formula="of:=ROUND([.C195]/12;5)" office:value-type="float" office:value="16.16667" calcext:value-type="float">
            <text:p>16.17</text:p>
          </table:table-cell>
        </table:table-row>
        <table:table-row table:style-name="ro1">
          <table:table-cell table:formula="of:=IF([.B196]&lt;&gt;&quot;&quot;;[.B196]*[.C196]+[$'loan-parameters'.$B$32];&quot;&quot;)" office:value-type="currency" office:currency="AUD" office:value="68269.33425" calcext:value-type="currency">
            <text:p>$68,269.33</text:p>
          </table:table-cell>
          <table:table-cell table:formula="of:=IF([.D196]&lt;=[$'repayment-scenarios'.$B$28];ROUND([$'loan-parameters'.$B$31]*[$'current-situation'.$C$7]*(1+[$'current-situation'.$C$7])^[.C196]/((1+[$'current-situation'.$C$7])^[.C196]-1);5);&quot;&quot;)" office:value-type="currency" office:currency="GBP" office:value="350.09915" calcext:value-type="currency">
            <text:p>£350.10</text:p>
          </table:table-cell>
          <table:table-cell office:value-type="float" office:value="195" calcext:value-type="float">
            <text:p>195</text:p>
          </table:table-cell>
          <table:table-cell table:formula="of:=ROUND([.C196]/12;5)" office:value-type="float" office:value="16.25" calcext:value-type="float">
            <text:p>16.25</text:p>
          </table:table-cell>
        </table:table-row>
        <table:table-row table:style-name="ro1">
          <table:table-cell table:formula="of:=IF([.B197]&lt;&gt;&quot;&quot;;[.B197]*[.C197]+[$'loan-parameters'.$B$32];&quot;&quot;)" office:value-type="currency" office:currency="AUD" office:value="68365.52912" calcext:value-type="currency">
            <text:p>$68,365.53</text:p>
          </table:table-cell>
          <table:table-cell table:formula="of:=IF([.D197]&lt;=[$'repayment-scenarios'.$B$28];ROUND([$'loan-parameters'.$B$31]*[$'current-situation'.$C$7]*(1+[$'current-situation'.$C$7])^[.C197]/((1+[$'current-situation'.$C$7])^[.C197]-1);5);&quot;&quot;)" office:value-type="currency" office:currency="GBP" office:value="348.80372" calcext:value-type="currency">
            <text:p>£348.80</text:p>
          </table:table-cell>
          <table:table-cell office:value-type="float" office:value="196" calcext:value-type="float">
            <text:p>196</text:p>
          </table:table-cell>
          <table:table-cell table:formula="of:=ROUND([.C197]/12;5)" office:value-type="float" office:value="16.33333" calcext:value-type="float">
            <text:p>16.33</text:p>
          </table:table-cell>
        </table:table-row>
        <table:table-row table:style-name="ro1">
          <table:table-cell table:formula="of:=IF([.B198]&lt;&gt;&quot;&quot;;[.B198]*[.C198]+[$'loan-parameters'.$B$32];&quot;&quot;)" office:value-type="currency" office:currency="AUD" office:value="68461.80445" calcext:value-type="currency">
            <text:p>$68,461.80</text:p>
          </table:table-cell>
          <table:table-cell table:formula="of:=IF([.D198]&lt;=[$'repayment-scenarios'.$B$28];ROUND([$'loan-parameters'.$B$31]*[$'current-situation'.$C$7]*(1+[$'current-situation'.$C$7])^[.C198]/((1+[$'current-situation'.$C$7])^[.C198]-1);5);&quot;&quot;)" office:value-type="currency" office:currency="GBP" office:value="347.52185" calcext:value-type="currency">
            <text:p>£347.52</text:p>
          </table:table-cell>
          <table:table-cell office:value-type="float" office:value="197" calcext:value-type="float">
            <text:p>197</text:p>
          </table:table-cell>
          <table:table-cell table:formula="of:=ROUND([.C198]/12;5)" office:value-type="float" office:value="16.41667" calcext:value-type="float">
            <text:p>16.42</text:p>
          </table:table-cell>
        </table:table-row>
        <table:table-row table:style-name="ro1">
          <table:table-cell table:formula="of:=IF([.B199]&lt;&gt;&quot;&quot;;[.B199]*[.C199]+[$'loan-parameters'.$B$32];&quot;&quot;)" office:value-type="currency" office:currency="AUD" office:value="68558.15934" calcext:value-type="currency">
            <text:p>$68,558.16</text:p>
          </table:table-cell>
          <table:table-cell table:formula="of:=IF([.D199]&lt;=[$'repayment-scenarios'.$B$28];ROUND([$'loan-parameters'.$B$31]*[$'current-situation'.$C$7]*(1+[$'current-situation'.$C$7])^[.C199]/((1+[$'current-situation'.$C$7])^[.C199]-1);5);&quot;&quot;)" office:value-type="currency" office:currency="GBP" office:value="346.25333" calcext:value-type="currency">
            <text:p>£346.25</text:p>
          </table:table-cell>
          <table:table-cell office:value-type="float" office:value="198" calcext:value-type="float">
            <text:p>198</text:p>
          </table:table-cell>
          <table:table-cell table:formula="of:=ROUND([.C199]/12;5)" office:value-type="float" office:value="16.5" calcext:value-type="float">
            <text:p>16.50</text:p>
          </table:table-cell>
        </table:table-row>
        <table:table-row table:style-name="ro1">
          <table:table-cell table:formula="of:=IF([.B200]&lt;&gt;&quot;&quot;;[.B200]*[.C200]+[$'loan-parameters'.$B$32];&quot;&quot;)" office:value-type="currency" office:currency="AUD" office:value="68654.59603" calcext:value-type="currency">
            <text:p>$68,654.60</text:p>
          </table:table-cell>
          <table:table-cell table:formula="of:=IF([.D200]&lt;=[$'repayment-scenarios'.$B$28];ROUND([$'loan-parameters'.$B$31]*[$'current-situation'.$C$7]*(1+[$'current-situation'.$C$7])^[.C200]/((1+[$'current-situation'.$C$7])^[.C200]-1);5);&quot;&quot;)" office:value-type="currency" office:currency="GBP" office:value="344.99797" calcext:value-type="currency">
            <text:p>£345.00</text:p>
          </table:table-cell>
          <table:table-cell office:value-type="float" office:value="199" calcext:value-type="float">
            <text:p>199</text:p>
          </table:table-cell>
          <table:table-cell table:formula="of:=ROUND([.C200]/12;5)" office:value-type="float" office:value="16.58333" calcext:value-type="float">
            <text:p>16.58</text:p>
          </table:table-cell>
        </table:table-row>
        <table:table-row table:style-name="ro1">
          <table:table-cell table:formula="of:=IF([.B201]&lt;&gt;&quot;&quot;;[.B201]*[.C201]+[$'loan-parameters'.$B$32];&quot;&quot;)" office:value-type="currency" office:currency="AUD" office:value="68751.112" calcext:value-type="currency">
            <text:p>$68,751.11</text:p>
          </table:table-cell>
          <table:table-cell table:formula="of:=IF([.D201]&lt;=[$'repayment-scenarios'.$B$28];ROUND([$'loan-parameters'.$B$31]*[$'current-situation'.$C$7]*(1+[$'current-situation'.$C$7])^[.C201]/((1+[$'current-situation'.$C$7])^[.C201]-1);5);&quot;&quot;)" office:value-type="currency" office:currency="GBP" office:value="343.75556" calcext:value-type="currency">
            <text:p>£343.76</text:p>
          </table:table-cell>
          <table:table-cell office:value-type="float" office:value="200" calcext:value-type="float">
            <text:p>200</text:p>
          </table:table-cell>
          <table:table-cell table:formula="of:=ROUND([.C201]/12;5)" office:value-type="float" office:value="16.66667" calcext:value-type="float">
            <text:p>16.67</text:p>
          </table:table-cell>
        </table:table-row>
        <table:table-row table:style-name="ro1">
          <table:table-cell table:formula="of:=IF([.B202]&lt;&gt;&quot;&quot;;[.B202]*[.C202]+[$'loan-parameters'.$B$32];&quot;&quot;)" office:value-type="currency" office:currency="AUD" office:value="68847.70791" calcext:value-type="currency">
            <text:p>$68,847.71</text:p>
          </table:table-cell>
          <table:table-cell table:formula="of:=IF([.D202]&lt;=[$'repayment-scenarios'.$B$28];ROUND([$'loan-parameters'.$B$31]*[$'current-situation'.$C$7]*(1+[$'current-situation'.$C$7])^[.C202]/((1+[$'current-situation'.$C$7])^[.C202]-1);5);&quot;&quot;)" office:value-type="currency" office:currency="GBP" office:value="342.52591" calcext:value-type="currency">
            <text:p>£342.53</text:p>
          </table:table-cell>
          <table:table-cell office:value-type="float" office:value="201" calcext:value-type="float">
            <text:p>201</text:p>
          </table:table-cell>
          <table:table-cell table:formula="of:=ROUND([.C202]/12;5)" office:value-type="float" office:value="16.75" calcext:value-type="float">
            <text:p>16.75</text:p>
          </table:table-cell>
        </table:table-row>
        <table:table-row table:style-name="ro1">
          <table:table-cell table:formula="of:=IF([.B203]&lt;&gt;&quot;&quot;;[.B203]*[.C203]+[$'loan-parameters'.$B$32];&quot;&quot;)" office:value-type="currency" office:currency="AUD" office:value="68944.38568" calcext:value-type="currency">
            <text:p>$68,944.39</text:p>
          </table:table-cell>
          <table:table-cell table:formula="of:=IF([.D203]&lt;=[$'repayment-scenarios'.$B$28];ROUND([$'loan-parameters'.$B$31]*[$'current-situation'.$C$7]*(1+[$'current-situation'.$C$7])^[.C203]/((1+[$'current-situation'.$C$7])^[.C203]-1);5);&quot;&quot;)" office:value-type="currency" office:currency="GBP" office:value="341.30884" calcext:value-type="currency">
            <text:p>£341.31</text:p>
          </table:table-cell>
          <table:table-cell office:value-type="float" office:value="202" calcext:value-type="float">
            <text:p>202</text:p>
          </table:table-cell>
          <table:table-cell table:formula="of:=ROUND([.C203]/12;5)" office:value-type="float" office:value="16.83333" calcext:value-type="float">
            <text:p>16.83</text:p>
          </table:table-cell>
        </table:table-row>
        <table:table-row table:style-name="ro1">
          <table:table-cell table:formula="of:=IF([.B204]&lt;&gt;&quot;&quot;;[.B204]*[.C204]+[$'loan-parameters'.$B$32];&quot;&quot;)" office:value-type="currency" office:currency="AUD" office:value="69041.14245" calcext:value-type="currency">
            <text:p>$69,041.14</text:p>
          </table:table-cell>
          <table:table-cell table:formula="of:=IF([.D204]&lt;=[$'repayment-scenarios'.$B$28];ROUND([$'loan-parameters'.$B$31]*[$'current-situation'.$C$7]*(1+[$'current-situation'.$C$7])^[.C204]/((1+[$'current-situation'.$C$7])^[.C204]-1);5);&quot;&quot;)" office:value-type="currency" office:currency="GBP" office:value="340.10415" calcext:value-type="currency">
            <text:p>£340.10</text:p>
          </table:table-cell>
          <table:table-cell office:value-type="float" office:value="203" calcext:value-type="float">
            <text:p>203</text:p>
          </table:table-cell>
          <table:table-cell table:formula="of:=ROUND([.C204]/12;5)" office:value-type="float" office:value="16.91667" calcext:value-type="float">
            <text:p>16.92</text:p>
          </table:table-cell>
        </table:table-row>
        <table:table-row table:style-name="ro1">
          <table:table-cell table:formula="of:=IF([.B205]&lt;&gt;&quot;&quot;;[.B205]*[.C205]+[$'loan-parameters'.$B$32];&quot;&quot;)" office:value-type="currency" office:currency="AUD" office:value="69137.98068" calcext:value-type="currency">
            <text:p>$69,137.98</text:p>
          </table:table-cell>
          <table:table-cell table:formula="of:=IF([.D205]&lt;=[$'repayment-scenarios'.$B$28];ROUND([$'loan-parameters'.$B$31]*[$'current-situation'.$C$7]*(1+[$'current-situation'.$C$7])^[.C205]/((1+[$'current-situation'.$C$7])^[.C205]-1);5);&quot;&quot;)" office:value-type="currency" office:currency="GBP" office:value="338.91167" calcext:value-type="currency">
            <text:p>£338.91</text:p>
          </table:table-cell>
          <table:table-cell office:value-type="float" office:value="204" calcext:value-type="float">
            <text:p>204</text:p>
          </table:table-cell>
          <table:table-cell table:formula="of:=ROUND([.C205]/12;5)" office:value-type="float" office:value="17" calcext:value-type="float">
            <text:p>17.00</text:p>
          </table:table-cell>
        </table:table-row>
        <table:table-row table:style-name="ro1">
          <table:table-cell table:formula="of:=IF([.B206]&lt;&gt;&quot;&quot;;[.B206]*[.C206]+[$'loan-parameters'.$B$32];&quot;&quot;)" office:value-type="currency" office:currency="AUD" office:value="69234.89805" calcext:value-type="currency">
            <text:p>$69,234.90</text:p>
          </table:table-cell>
          <table:table-cell table:formula="of:=IF([.D206]&lt;=[$'repayment-scenarios'.$B$28];ROUND([$'loan-parameters'.$B$31]*[$'current-situation'.$C$7]*(1+[$'current-situation'.$C$7])^[.C206]/((1+[$'current-situation'.$C$7])^[.C206]-1);5);&quot;&quot;)" office:value-type="currency" office:currency="GBP" office:value="337.73121" calcext:value-type="currency">
            <text:p>£337.73</text:p>
          </table:table-cell>
          <table:table-cell office:value-type="float" office:value="205" calcext:value-type="float">
            <text:p>205</text:p>
          </table:table-cell>
          <table:table-cell table:formula="of:=ROUND([.C206]/12;5)" office:value-type="float" office:value="17.08333" calcext:value-type="float">
            <text:p>17.08</text:p>
          </table:table-cell>
        </table:table-row>
        <table:table-row table:style-name="ro1">
          <table:table-cell table:formula="of:=IF([.B207]&lt;&gt;&quot;&quot;;[.B207]*[.C207]+[$'loan-parameters'.$B$32];&quot;&quot;)" office:value-type="currency" office:currency="AUD" office:value="69331.89766" calcext:value-type="currency">
            <text:p>$69,331.90</text:p>
          </table:table-cell>
          <table:table-cell table:formula="of:=IF([.D207]&lt;=[$'repayment-scenarios'.$B$28];ROUND([$'loan-parameters'.$B$31]*[$'current-situation'.$C$7]*(1+[$'current-situation'.$C$7])^[.C207]/((1+[$'current-situation'.$C$7])^[.C207]-1);5);&quot;&quot;)" office:value-type="currency" office:currency="GBP" office:value="336.56261" calcext:value-type="currency">
            <text:p>£336.56</text:p>
          </table:table-cell>
          <table:table-cell office:value-type="float" office:value="206" calcext:value-type="float">
            <text:p>206</text:p>
          </table:table-cell>
          <table:table-cell table:formula="of:=ROUND([.C207]/12;5)" office:value-type="float" office:value="17.16667" calcext:value-type="float">
            <text:p>17.17</text:p>
          </table:table-cell>
        </table:table-row>
        <table:table-row table:style-name="ro1">
          <table:table-cell table:formula="of:=IF([.B208]&lt;&gt;&quot;&quot;;[.B208]*[.C208]+[$'loan-parameters'.$B$32];&quot;&quot;)" office:value-type="currency" office:currency="AUD" office:value="69428.97576" calcext:value-type="currency">
            <text:p>$69,428.98</text:p>
          </table:table-cell>
          <table:table-cell table:formula="of:=IF([.D208]&lt;=[$'repayment-scenarios'.$B$28];ROUND([$'loan-parameters'.$B$31]*[$'current-situation'.$C$7]*(1+[$'current-situation'.$C$7])^[.C208]/((1+[$'current-situation'.$C$7])^[.C208]-1);5);&quot;&quot;)" office:value-type="currency" office:currency="GBP" office:value="335.40568" calcext:value-type="currency">
            <text:p>£335.41</text:p>
          </table:table-cell>
          <table:table-cell office:value-type="float" office:value="207" calcext:value-type="float">
            <text:p>207</text:p>
          </table:table-cell>
          <table:table-cell table:formula="of:=ROUND([.C208]/12;5)" office:value-type="float" office:value="17.25" calcext:value-type="float">
            <text:p>17.25</text:p>
          </table:table-cell>
        </table:table-row>
        <table:table-row table:style-name="ro1">
          <table:table-cell table:formula="of:=IF([.B209]&lt;&gt;&quot;&quot;;[.B209]*[.C209]+[$'loan-parameters'.$B$32];&quot;&quot;)" office:value-type="currency" office:currency="AUD" office:value="69526.13408" calcext:value-type="currency">
            <text:p>$69,526.13</text:p>
          </table:table-cell>
          <table:table-cell table:formula="of:=IF([.D209]&lt;=[$'repayment-scenarios'.$B$28];ROUND([$'loan-parameters'.$B$31]*[$'current-situation'.$C$7]*(1+[$'current-situation'.$C$7])^[.C209]/((1+[$'current-situation'.$C$7])^[.C209]-1);5);&quot;&quot;)" office:value-type="currency" office:currency="GBP" office:value="334.26026" calcext:value-type="currency">
            <text:p>£334.26</text:p>
          </table:table-cell>
          <table:table-cell office:value-type="float" office:value="208" calcext:value-type="float">
            <text:p>208</text:p>
          </table:table-cell>
          <table:table-cell table:formula="of:=ROUND([.C209]/12;5)" office:value-type="float" office:value="17.33333" calcext:value-type="float">
            <text:p>17.33</text:p>
          </table:table-cell>
        </table:table-row>
        <table:table-row table:style-name="ro1">
          <table:table-cell table:formula="of:=IF([.B210]&lt;&gt;&quot;&quot;;[.B210]*[.C210]+[$'loan-parameters'.$B$32];&quot;&quot;)" office:value-type="currency" office:currency="AUD" office:value="69623.37371" calcext:value-type="currency">
            <text:p>$69,623.37</text:p>
          </table:table-cell>
          <table:table-cell table:formula="of:=IF([.D210]&lt;=[$'repayment-scenarios'.$B$28];ROUND([$'loan-parameters'.$B$31]*[$'current-situation'.$C$7]*(1+[$'current-situation'.$C$7])^[.C210]/((1+[$'current-situation'.$C$7])^[.C210]-1);5);&quot;&quot;)" office:value-type="currency" office:currency="GBP" office:value="333.12619" calcext:value-type="currency">
            <text:p>£333.13</text:p>
          </table:table-cell>
          <table:table-cell office:value-type="float" office:value="209" calcext:value-type="float">
            <text:p>209</text:p>
          </table:table-cell>
          <table:table-cell table:formula="of:=ROUND([.C210]/12;5)" office:value-type="float" office:value="17.41667" calcext:value-type="float">
            <text:p>17.42</text:p>
          </table:table-cell>
        </table:table-row>
        <table:table-row table:style-name="ro1">
          <table:table-cell table:formula="of:=IF([.B211]&lt;&gt;&quot;&quot;;[.B211]*[.C211]+[$'loan-parameters'.$B$32];&quot;&quot;)" office:value-type="currency" office:currency="AUD" office:value="69720.693" calcext:value-type="currency">
            <text:p>$69,720.69</text:p>
          </table:table-cell>
          <table:table-cell table:formula="of:=IF([.D211]&lt;=[$'repayment-scenarios'.$B$28];ROUND([$'loan-parameters'.$B$31]*[$'current-situation'.$C$7]*(1+[$'current-situation'.$C$7])^[.C211]/((1+[$'current-situation'.$C$7])^[.C211]-1);5);&quot;&quot;)" office:value-type="currency" office:currency="GBP" office:value="332.0033" calcext:value-type="currency">
            <text:p>£332.00</text:p>
          </table:table-cell>
          <table:table-cell office:value-type="float" office:value="210" calcext:value-type="float">
            <text:p>210</text:p>
          </table:table-cell>
          <table:table-cell table:formula="of:=ROUND([.C211]/12;5)" office:value-type="float" office:value="17.5" calcext:value-type="float">
            <text:p>17.50</text:p>
          </table:table-cell>
        </table:table-row>
        <table:table-row table:style-name="ro1">
          <table:table-cell table:formula="of:=IF([.B212]&lt;&gt;&quot;&quot;;[.B212]*[.C212]+[$'loan-parameters'.$B$32];&quot;&quot;)" office:value-type="currency" office:currency="AUD" office:value="69818.09173" calcext:value-type="currency">
            <text:p>$69,818.09</text:p>
          </table:table-cell>
          <table:table-cell table:formula="of:=IF([.D212]&lt;=[$'repayment-scenarios'.$B$28];ROUND([$'loan-parameters'.$B$31]*[$'current-situation'.$C$7]*(1+[$'current-situation'.$C$7])^[.C212]/((1+[$'current-situation'.$C$7])^[.C212]-1);5);&quot;&quot;)" office:value-type="currency" office:currency="GBP" office:value="330.89143" calcext:value-type="currency">
            <text:p>£330.89</text:p>
          </table:table-cell>
          <table:table-cell office:value-type="float" office:value="211" calcext:value-type="float">
            <text:p>211</text:p>
          </table:table-cell>
          <table:table-cell table:formula="of:=ROUND([.C212]/12;5)" office:value-type="float" office:value="17.58333" calcext:value-type="float">
            <text:p>17.58</text:p>
          </table:table-cell>
        </table:table-row>
        <table:table-row table:style-name="ro1">
          <table:table-cell table:formula="of:=IF([.B213]&lt;&gt;&quot;&quot;;[.B213]*[.C213]+[$'loan-parameters'.$B$32];&quot;&quot;)" office:value-type="currency" office:currency="AUD" office:value="69915.57116" calcext:value-type="currency">
            <text:p>$69,915.57</text:p>
          </table:table-cell>
          <table:table-cell table:formula="of:=IF([.D213]&lt;=[$'repayment-scenarios'.$B$28];ROUND([$'loan-parameters'.$B$31]*[$'current-situation'.$C$7]*(1+[$'current-situation'.$C$7])^[.C213]/((1+[$'current-situation'.$C$7])^[.C213]-1);5);&quot;&quot;)" office:value-type="currency" office:currency="GBP" office:value="329.79043" calcext:value-type="currency">
            <text:p>£329.79</text:p>
          </table:table-cell>
          <table:table-cell office:value-type="float" office:value="212" calcext:value-type="float">
            <text:p>212</text:p>
          </table:table-cell>
          <table:table-cell table:formula="of:=ROUND([.C213]/12;5)" office:value-type="float" office:value="17.66667" calcext:value-type="float">
            <text:p>17.67</text:p>
          </table:table-cell>
        </table:table-row>
        <table:table-row table:style-name="ro1">
          <table:table-cell table:formula="of:=IF([.B214]&lt;&gt;&quot;&quot;;[.B214]*[.C214]+[$'loan-parameters'.$B$32];&quot;&quot;)" office:value-type="currency" office:currency="AUD" office:value="70013.12982" calcext:value-type="currency">
            <text:p>$70,013.13</text:p>
          </table:table-cell>
          <table:table-cell table:formula="of:=IF([.D214]&lt;=[$'repayment-scenarios'.$B$28];ROUND([$'loan-parameters'.$B$31]*[$'current-situation'.$C$7]*(1+[$'current-situation'.$C$7])^[.C214]/((1+[$'current-situation'.$C$7])^[.C214]-1);5);&quot;&quot;)" office:value-type="currency" office:currency="GBP" office:value="328.70014" calcext:value-type="currency">
            <text:p>£328.70</text:p>
          </table:table-cell>
          <table:table-cell office:value-type="float" office:value="213" calcext:value-type="float">
            <text:p>213</text:p>
          </table:table-cell>
          <table:table-cell table:formula="of:=ROUND([.C214]/12;5)" office:value-type="float" office:value="17.75" calcext:value-type="float">
            <text:p>17.75</text:p>
          </table:table-cell>
        </table:table-row>
        <table:table-row table:style-name="ro1">
          <table:table-cell table:formula="of:=IF([.B215]&lt;&gt;&quot;&quot;;[.B215]*[.C215]+[$'loan-parameters'.$B$32];&quot;&quot;)" office:value-type="currency" office:currency="AUD" office:value="70110.76988" calcext:value-type="currency">
            <text:p>$70,110.77</text:p>
          </table:table-cell>
          <table:table-cell table:formula="of:=IF([.D215]&lt;=[$'repayment-scenarios'.$B$28];ROUND([$'loan-parameters'.$B$31]*[$'current-situation'.$C$7]*(1+[$'current-situation'.$C$7])^[.C215]/((1+[$'current-situation'.$C$7])^[.C215]-1);5);&quot;&quot;)" office:value-type="currency" office:currency="GBP" office:value="327.62042" calcext:value-type="currency">
            <text:p>£327.62</text:p>
          </table:table-cell>
          <table:table-cell office:value-type="float" office:value="214" calcext:value-type="float">
            <text:p>214</text:p>
          </table:table-cell>
          <table:table-cell table:formula="of:=ROUND([.C215]/12;5)" office:value-type="float" office:value="17.83333" calcext:value-type="float">
            <text:p>17.83</text:p>
          </table:table-cell>
        </table:table-row>
        <table:table-row table:style-name="ro1">
          <table:table-cell table:formula="of:=IF([.B216]&lt;&gt;&quot;&quot;;[.B216]*[.C216]+[$'loan-parameters'.$B$32];&quot;&quot;)" office:value-type="currency" office:currency="AUD" office:value="70208.48865" calcext:value-type="currency">
            <text:p>$70,208.49</text:p>
          </table:table-cell>
          <table:table-cell table:formula="of:=IF([.D216]&lt;=[$'repayment-scenarios'.$B$28];ROUND([$'loan-parameters'.$B$31]*[$'current-situation'.$C$7]*(1+[$'current-situation'.$C$7])^[.C216]/((1+[$'current-situation'.$C$7])^[.C216]-1);5);&quot;&quot;)" office:value-type="currency" office:currency="GBP" office:value="326.55111" calcext:value-type="currency">
            <text:p>£326.55</text:p>
          </table:table-cell>
          <table:table-cell office:value-type="float" office:value="215" calcext:value-type="float">
            <text:p>215</text:p>
          </table:table-cell>
          <table:table-cell table:formula="of:=ROUND([.C216]/12;5)" office:value-type="float" office:value="17.91667" calcext:value-type="float">
            <text:p>17.92</text:p>
          </table:table-cell>
        </table:table-row>
        <table:table-row table:style-name="ro1">
          <table:table-cell table:formula="of:=IF([.B217]&lt;&gt;&quot;&quot;;[.B217]*[.C217]+[$'loan-parameters'.$B$32];&quot;&quot;)" office:value-type="currency" office:currency="AUD" office:value="70306.28712" calcext:value-type="currency">
            <text:p>$70,306.29</text:p>
          </table:table-cell>
          <table:table-cell table:formula="of:=IF([.D217]&lt;=[$'repayment-scenarios'.$B$28];ROUND([$'loan-parameters'.$B$31]*[$'current-situation'.$C$7]*(1+[$'current-situation'.$C$7])^[.C217]/((1+[$'current-situation'.$C$7])^[.C217]-1);5);&quot;&quot;)" office:value-type="currency" office:currency="GBP" office:value="325.49207" calcext:value-type="currency">
            <text:p>£325.49</text:p>
          </table:table-cell>
          <table:table-cell office:value-type="float" office:value="216" calcext:value-type="float">
            <text:p>216</text:p>
          </table:table-cell>
          <table:table-cell table:formula="of:=ROUND([.C217]/12;5)" office:value-type="float" office:value="18" calcext:value-type="float">
            <text:p>18.00</text:p>
          </table:table-cell>
        </table:table-row>
        <table:table-row table:style-name="ro1">
          <table:table-cell table:formula="of:=IF([.B218]&lt;&gt;&quot;&quot;;[.B218]*[.C218]+[$'loan-parameters'.$B$32];&quot;&quot;)" office:value-type="currency" office:currency="AUD" office:value="70404.16572" calcext:value-type="currency">
            <text:p>$70,404.17</text:p>
          </table:table-cell>
          <table:table-cell table:formula="of:=IF([.D218]&lt;=[$'repayment-scenarios'.$B$28];ROUND([$'loan-parameters'.$B$31]*[$'current-situation'.$C$7]*(1+[$'current-situation'.$C$7])^[.C218]/((1+[$'current-situation'.$C$7])^[.C218]-1);5);&quot;&quot;)" office:value-type="currency" office:currency="GBP" office:value="324.44316" calcext:value-type="currency">
            <text:p>£324.44</text:p>
          </table:table-cell>
          <table:table-cell office:value-type="float" office:value="217" calcext:value-type="float">
            <text:p>217</text:p>
          </table:table-cell>
          <table:table-cell table:formula="of:=ROUND([.C218]/12;5)" office:value-type="float" office:value="18.08333" calcext:value-type="float">
            <text:p>18.08</text:p>
          </table:table-cell>
        </table:table-row>
        <table:table-row table:style-name="ro1">
          <table:table-cell table:formula="of:=IF([.B219]&lt;&gt;&quot;&quot;;[.B219]*[.C219]+[$'loan-parameters'.$B$32];&quot;&quot;)" office:value-type="currency" office:currency="AUD" office:value="70502.12432" calcext:value-type="currency">
            <text:p>$70,502.12</text:p>
          </table:table-cell>
          <table:table-cell table:formula="of:=IF([.D219]&lt;=[$'repayment-scenarios'.$B$28];ROUND([$'loan-parameters'.$B$31]*[$'current-situation'.$C$7]*(1+[$'current-situation'.$C$7])^[.C219]/((1+[$'current-situation'.$C$7])^[.C219]-1);5);&quot;&quot;)" office:value-type="currency" office:currency="GBP" office:value="323.40424" calcext:value-type="currency">
            <text:p>£323.40</text:p>
          </table:table-cell>
          <table:table-cell office:value-type="float" office:value="218" calcext:value-type="float">
            <text:p>218</text:p>
          </table:table-cell>
          <table:table-cell table:formula="of:=ROUND([.C219]/12;5)" office:value-type="float" office:value="18.16667" calcext:value-type="float">
            <text:p>18.17</text:p>
          </table:table-cell>
        </table:table-row>
        <table:table-row table:style-name="ro1">
          <table:table-cell table:formula="of:=IF([.B220]&lt;&gt;&quot;&quot;;[.B220]*[.C220]+[$'loan-parameters'.$B$32];&quot;&quot;)" office:value-type="currency" office:currency="AUD" office:value="70600.16442" calcext:value-type="currency">
            <text:p>$70,600.16</text:p>
          </table:table-cell>
          <table:table-cell table:formula="of:=IF([.D220]&lt;=[$'repayment-scenarios'.$B$28];ROUND([$'loan-parameters'.$B$31]*[$'current-situation'.$C$7]*(1+[$'current-situation'.$C$7])^[.C220]/((1+[$'current-situation'.$C$7])^[.C220]-1);5);&quot;&quot;)" office:value-type="currency" office:currency="GBP" office:value="322.37518" calcext:value-type="currency">
            <text:p>£322.38</text:p>
          </table:table-cell>
          <table:table-cell office:value-type="float" office:value="219" calcext:value-type="float">
            <text:p>219</text:p>
          </table:table-cell>
          <table:table-cell table:formula="of:=ROUND([.C220]/12;5)" office:value-type="float" office:value="18.25" calcext:value-type="float">
            <text:p>18.25</text:p>
          </table:table-cell>
        </table:table-row>
        <table:table-row table:style-name="ro1">
          <table:table-cell table:formula="of:=IF([.B221]&lt;&gt;&quot;&quot;;[.B221]*[.C221]+[$'loan-parameters'.$B$32];&quot;&quot;)" office:value-type="currency" office:currency="AUD" office:value="70698.2826" calcext:value-type="currency">
            <text:p>$70,698.28</text:p>
          </table:table-cell>
          <table:table-cell table:formula="of:=IF([.D221]&lt;=[$'repayment-scenarios'.$B$28];ROUND([$'loan-parameters'.$B$31]*[$'current-situation'.$C$7]*(1+[$'current-situation'.$C$7])^[.C221]/((1+[$'current-situation'.$C$7])^[.C221]-1);5);&quot;&quot;)" office:value-type="currency" office:currency="GBP" office:value="321.35583" calcext:value-type="currency">
            <text:p>£321.36</text:p>
          </table:table-cell>
          <table:table-cell office:value-type="float" office:value="220" calcext:value-type="float">
            <text:p>220</text:p>
          </table:table-cell>
          <table:table-cell table:formula="of:=ROUND([.C221]/12;5)" office:value-type="float" office:value="18.33333" calcext:value-type="float">
            <text:p>18.33</text:p>
          </table:table-cell>
        </table:table-row>
        <table:table-row table:style-name="ro1">
          <table:table-cell table:formula="of:=IF([.B222]&lt;&gt;&quot;&quot;;[.B222]*[.C222]+[$'loan-parameters'.$B$32];&quot;&quot;)" office:value-type="currency" office:currency="AUD" office:value="70796.48147" calcext:value-type="currency">
            <text:p>$70,796.48</text:p>
          </table:table-cell>
          <table:table-cell table:formula="of:=IF([.D222]&lt;=[$'repayment-scenarios'.$B$28];ROUND([$'loan-parameters'.$B$31]*[$'current-situation'.$C$7]*(1+[$'current-situation'.$C$7])^[.C222]/((1+[$'current-situation'.$C$7])^[.C222]-1);5);&quot;&quot;)" office:value-type="currency" office:currency="GBP" office:value="320.34607" calcext:value-type="currency">
            <text:p>£320.35</text:p>
          </table:table-cell>
          <table:table-cell office:value-type="float" office:value="221" calcext:value-type="float">
            <text:p>221</text:p>
          </table:table-cell>
          <table:table-cell table:formula="of:=ROUND([.C222]/12;5)" office:value-type="float" office:value="18.41667" calcext:value-type="float">
            <text:p>18.42</text:p>
          </table:table-cell>
        </table:table-row>
        <table:table-row table:style-name="ro1">
          <table:table-cell table:formula="of:=IF([.B223]&lt;&gt;&quot;&quot;;[.B223]*[.C223]+[$'loan-parameters'.$B$32];&quot;&quot;)" office:value-type="currency" office:currency="AUD" office:value="70894.75872" calcext:value-type="currency">
            <text:p>$70,894.76</text:p>
          </table:table-cell>
          <table:table-cell table:formula="of:=IF([.D223]&lt;=[$'repayment-scenarios'.$B$28];ROUND([$'loan-parameters'.$B$31]*[$'current-situation'.$C$7]*(1+[$'current-situation'.$C$7])^[.C223]/((1+[$'current-situation'.$C$7])^[.C223]-1);5);&quot;&quot;)" office:value-type="currency" office:currency="GBP" office:value="319.34576" calcext:value-type="currency">
            <text:p>£319.35</text:p>
          </table:table-cell>
          <table:table-cell office:value-type="float" office:value="222" calcext:value-type="float">
            <text:p>222</text:p>
          </table:table-cell>
          <table:table-cell table:formula="of:=ROUND([.C223]/12;5)" office:value-type="float" office:value="18.5" calcext:value-type="float">
            <text:p>18.50</text:p>
          </table:table-cell>
        </table:table-row>
        <table:table-row table:style-name="ro1">
          <table:table-cell table:formula="of:=IF([.B224]&lt;&gt;&quot;&quot;;[.B224]*[.C224]+[$'loan-parameters'.$B$32];&quot;&quot;)" office:value-type="currency" office:currency="AUD" office:value="70993.11594" calcext:value-type="currency">
            <text:p>$70,993.12</text:p>
          </table:table-cell>
          <table:table-cell table:formula="of:=IF([.D224]&lt;=[$'repayment-scenarios'.$B$28];ROUND([$'loan-parameters'.$B$31]*[$'current-situation'.$C$7]*(1+[$'current-situation'.$C$7])^[.C224]/((1+[$'current-situation'.$C$7])^[.C224]-1);5);&quot;&quot;)" office:value-type="currency" office:currency="GBP" office:value="318.35478" calcext:value-type="currency">
            <text:p>£318.35</text:p>
          </table:table-cell>
          <table:table-cell office:value-type="float" office:value="223" calcext:value-type="float">
            <text:p>223</text:p>
          </table:table-cell>
          <table:table-cell table:formula="of:=ROUND([.C224]/12;5)" office:value-type="float" office:value="18.58333" calcext:value-type="float">
            <text:p>18.58</text:p>
          </table:table-cell>
        </table:table-row>
        <table:table-row table:style-name="ro1">
          <table:table-cell table:formula="of:=IF([.B225]&lt;&gt;&quot;&quot;;[.B225]*[.C225]+[$'loan-parameters'.$B$32];&quot;&quot;)" office:value-type="currency" office:currency="AUD" office:value="71091.55424" calcext:value-type="currency">
            <text:p>$71,091.55</text:p>
          </table:table-cell>
          <table:table-cell table:formula="of:=IF([.D225]&lt;=[$'repayment-scenarios'.$B$28];ROUND([$'loan-parameters'.$B$31]*[$'current-situation'.$C$7]*(1+[$'current-situation'.$C$7])^[.C225]/((1+[$'current-situation'.$C$7])^[.C225]-1);5);&quot;&quot;)" office:value-type="currency" office:currency="GBP" office:value="317.37301" calcext:value-type="currency">
            <text:p>£317.37</text:p>
          </table:table-cell>
          <table:table-cell office:value-type="float" office:value="224" calcext:value-type="float">
            <text:p>224</text:p>
          </table:table-cell>
          <table:table-cell table:formula="of:=ROUND([.C225]/12;5)" office:value-type="float" office:value="18.66667" calcext:value-type="float">
            <text:p>18.67</text:p>
          </table:table-cell>
        </table:table-row>
        <table:table-row table:style-name="ro1">
          <table:table-cell table:formula="of:=IF([.B226]&lt;&gt;&quot;&quot;;[.B226]*[.C226]+[$'loan-parameters'.$B$32];&quot;&quot;)" office:value-type="currency" office:currency="AUD" office:value="71190.06975" calcext:value-type="currency">
            <text:p>$71,190.07</text:p>
          </table:table-cell>
          <table:table-cell table:formula="of:=IF([.D226]&lt;=[$'repayment-scenarios'.$B$28];ROUND([$'loan-parameters'.$B$31]*[$'current-situation'.$C$7]*(1+[$'current-situation'.$C$7])^[.C226]/((1+[$'current-situation'.$C$7])^[.C226]-1);5);&quot;&quot;)" office:value-type="currency" office:currency="GBP" office:value="316.40031" calcext:value-type="currency">
            <text:p>£316.40</text:p>
          </table:table-cell>
          <table:table-cell office:value-type="float" office:value="225" calcext:value-type="float">
            <text:p>225</text:p>
          </table:table-cell>
          <table:table-cell table:formula="of:=ROUND([.C226]/12;5)" office:value-type="float" office:value="18.75" calcext:value-type="float">
            <text:p>18.75</text:p>
          </table:table-cell>
        </table:table-row>
        <table:table-row table:style-name="ro1">
          <table:table-cell table:formula="of:=IF([.B227]&lt;&gt;&quot;&quot;;[.B227]*[.C227]+[$'loan-parameters'.$B$32];&quot;&quot;)" office:value-type="currency" office:currency="AUD" office:value="71288.66708" calcext:value-type="currency">
            <text:p>$71,288.67</text:p>
          </table:table-cell>
          <table:table-cell table:formula="of:=IF([.D227]&lt;=[$'repayment-scenarios'.$B$28];ROUND([$'loan-parameters'.$B$31]*[$'current-situation'.$C$7]*(1+[$'current-situation'.$C$7])^[.C227]/((1+[$'current-situation'.$C$7])^[.C227]-1);5);&quot;&quot;)" office:value-type="currency" office:currency="GBP" office:value="315.43658" calcext:value-type="currency">
            <text:p>£315.44</text:p>
          </table:table-cell>
          <table:table-cell office:value-type="float" office:value="226" calcext:value-type="float">
            <text:p>226</text:p>
          </table:table-cell>
          <table:table-cell table:formula="of:=ROUND([.C227]/12;5)" office:value-type="float" office:value="18.83333" calcext:value-type="float">
            <text:p>18.83</text:p>
          </table:table-cell>
        </table:table-row>
        <table:table-row table:style-name="ro1">
          <table:table-cell table:formula="of:=IF([.B228]&lt;&gt;&quot;&quot;;[.B228]*[.C228]+[$'loan-parameters'.$B$32];&quot;&quot;)" office:value-type="currency" office:currency="AUD" office:value="71387.34363" calcext:value-type="currency">
            <text:p>$71,387.34</text:p>
          </table:table-cell>
          <table:table-cell table:formula="of:=IF([.D228]&lt;=[$'repayment-scenarios'.$B$28];ROUND([$'loan-parameters'.$B$31]*[$'current-situation'.$C$7]*(1+[$'current-situation'.$C$7])^[.C228]/((1+[$'current-situation'.$C$7])^[.C228]-1);5);&quot;&quot;)" office:value-type="currency" office:currency="GBP" office:value="314.48169" calcext:value-type="currency">
            <text:p>£314.48</text:p>
          </table:table-cell>
          <table:table-cell office:value-type="float" office:value="227" calcext:value-type="float">
            <text:p>227</text:p>
          </table:table-cell>
          <table:table-cell table:formula="of:=ROUND([.C228]/12;5)" office:value-type="float" office:value="18.91667" calcext:value-type="float">
            <text:p>18.92</text:p>
          </table:table-cell>
        </table:table-row>
        <table:table-row table:style-name="ro1">
          <table:table-cell table:formula="of:=IF([.B229]&lt;&gt;&quot;&quot;;[.B229]*[.C229]+[$'loan-parameters'.$B$32];&quot;&quot;)" office:value-type="currency" office:currency="AUD" office:value="71486.09856" calcext:value-type="currency">
            <text:p>$71,486.10</text:p>
          </table:table-cell>
          <table:table-cell table:formula="of:=IF([.D229]&lt;=[$'repayment-scenarios'.$B$28];ROUND([$'loan-parameters'.$B$31]*[$'current-situation'.$C$7]*(1+[$'current-situation'.$C$7])^[.C229]/((1+[$'current-situation'.$C$7])^[.C229]-1);5);&quot;&quot;)" office:value-type="currency" office:currency="GBP" office:value="313.53552" calcext:value-type="currency">
            <text:p>£313.54</text:p>
          </table:table-cell>
          <table:table-cell office:value-type="float" office:value="228" calcext:value-type="float">
            <text:p>228</text:p>
          </table:table-cell>
          <table:table-cell table:formula="of:=ROUND([.C229]/12;5)" office:value-type="float" office:value="19" calcext:value-type="float">
            <text:p>19.00</text:p>
          </table:table-cell>
        </table:table-row>
        <table:table-row table:style-name="ro1">
          <table:table-cell table:formula="of:=IF([.B230]&lt;&gt;&quot;&quot;;[.B230]*[.C230]+[$'loan-parameters'.$B$32];&quot;&quot;)" office:value-type="currency" office:currency="AUD" office:value="71584.93284" calcext:value-type="currency">
            <text:p>$71,584.93</text:p>
          </table:table-cell>
          <table:table-cell table:formula="of:=IF([.D230]&lt;=[$'repayment-scenarios'.$B$28];ROUND([$'loan-parameters'.$B$31]*[$'current-situation'.$C$7]*(1+[$'current-situation'.$C$7])^[.C230]/((1+[$'current-situation'.$C$7])^[.C230]-1);5);&quot;&quot;)" office:value-type="currency" office:currency="GBP" office:value="312.59796" calcext:value-type="currency">
            <text:p>£312.60</text:p>
          </table:table-cell>
          <table:table-cell office:value-type="float" office:value="229" calcext:value-type="float">
            <text:p>229</text:p>
          </table:table-cell>
          <table:table-cell table:formula="of:=ROUND([.C230]/12;5)" office:value-type="float" office:value="19.08333" calcext:value-type="float">
            <text:p>19.08</text:p>
          </table:table-cell>
        </table:table-row>
        <table:table-row table:style-name="ro1">
          <table:table-cell table:formula="of:=IF([.B231]&lt;&gt;&quot;&quot;;[.B231]*[.C231]+[$'loan-parameters'.$B$32];&quot;&quot;)" office:value-type="currency" office:currency="AUD" office:value="71683.8493" calcext:value-type="currency">
            <text:p>$71,683.85</text:p>
          </table:table-cell>
          <table:table-cell table:formula="of:=IF([.D231]&lt;=[$'repayment-scenarios'.$B$28];ROUND([$'loan-parameters'.$B$31]*[$'current-situation'.$C$7]*(1+[$'current-situation'.$C$7])^[.C231]/((1+[$'current-situation'.$C$7])^[.C231]-1);5);&quot;&quot;)" office:value-type="currency" office:currency="GBP" office:value="311.66891" calcext:value-type="currency">
            <text:p>£311.67</text:p>
          </table:table-cell>
          <table:table-cell office:value-type="float" office:value="230" calcext:value-type="float">
            <text:p>230</text:p>
          </table:table-cell>
          <table:table-cell table:formula="of:=ROUND([.C231]/12;5)" office:value-type="float" office:value="19.16667" calcext:value-type="float">
            <text:p>19.17</text:p>
          </table:table-cell>
        </table:table-row>
        <table:table-row table:style-name="ro1">
          <table:table-cell table:formula="of:=IF([.B232]&lt;&gt;&quot;&quot;;[.B232]*[.C232]+[$'loan-parameters'.$B$32];&quot;&quot;)" office:value-type="currency" office:currency="AUD" office:value="71782.84113" calcext:value-type="currency">
            <text:p>$71,782.84</text:p>
          </table:table-cell>
          <table:table-cell table:formula="of:=IF([.D232]&lt;=[$'repayment-scenarios'.$B$28];ROUND([$'loan-parameters'.$B$31]*[$'current-situation'.$C$7]*(1+[$'current-situation'.$C$7])^[.C232]/((1+[$'current-situation'.$C$7])^[.C232]-1);5);&quot;&quot;)" office:value-type="currency" office:currency="GBP" office:value="310.74823" calcext:value-type="currency">
            <text:p>£310.75</text:p>
          </table:table-cell>
          <table:table-cell office:value-type="float" office:value="231" calcext:value-type="float">
            <text:p>231</text:p>
          </table:table-cell>
          <table:table-cell table:formula="of:=ROUND([.C232]/12;5)" office:value-type="float" office:value="19.25" calcext:value-type="float">
            <text:p>19.25</text:p>
          </table:table-cell>
        </table:table-row>
        <table:table-row table:style-name="ro1">
          <table:table-cell table:formula="of:=IF([.B233]&lt;&gt;&quot;&quot;;[.B233]*[.C233]+[$'loan-parameters'.$B$32];&quot;&quot;)" office:value-type="currency" office:currency="AUD" office:value="71881.91488" calcext:value-type="currency">
            <text:p>$71,881.91</text:p>
          </table:table-cell>
          <table:table-cell table:formula="of:=IF([.D233]&lt;=[$'repayment-scenarios'.$B$28];ROUND([$'loan-parameters'.$B$31]*[$'current-situation'.$C$7]*(1+[$'current-situation'.$C$7])^[.C233]/((1+[$'current-situation'.$C$7])^[.C233]-1);5);&quot;&quot;)" office:value-type="currency" office:currency="GBP" office:value="309.83584" calcext:value-type="currency">
            <text:p>£309.84</text:p>
          </table:table-cell>
          <table:table-cell office:value-type="float" office:value="232" calcext:value-type="float">
            <text:p>232</text:p>
          </table:table-cell>
          <table:table-cell table:formula="of:=ROUND([.C233]/12;5)" office:value-type="float" office:value="19.33333" calcext:value-type="float">
            <text:p>19.33</text:p>
          </table:table-cell>
        </table:table-row>
        <table:table-row table:style-name="ro1">
          <table:table-cell table:formula="of:=IF([.B234]&lt;&gt;&quot;&quot;;[.B234]*[.C234]+[$'loan-parameters'.$B$32];&quot;&quot;)" office:value-type="currency" office:currency="AUD" office:value="71981.06746" calcext:value-type="currency">
            <text:p>$71,981.07</text:p>
          </table:table-cell>
          <table:table-cell table:formula="of:=IF([.D234]&lt;=[$'repayment-scenarios'.$B$28];ROUND([$'loan-parameters'.$B$31]*[$'current-situation'.$C$7]*(1+[$'current-situation'.$C$7])^[.C234]/((1+[$'current-situation'.$C$7])^[.C234]-1);5);&quot;&quot;)" office:value-type="currency" office:currency="GBP" office:value="308.93162" calcext:value-type="currency">
            <text:p>£308.93</text:p>
          </table:table-cell>
          <table:table-cell office:value-type="float" office:value="233" calcext:value-type="float">
            <text:p>233</text:p>
          </table:table-cell>
          <table:table-cell table:formula="of:=ROUND([.C234]/12;5)" office:value-type="float" office:value="19.41667" calcext:value-type="float">
            <text:p>19.42</text:p>
          </table:table-cell>
        </table:table-row>
        <table:table-row table:style-name="ro1">
          <table:table-cell table:formula="of:=IF([.B235]&lt;&gt;&quot;&quot;;[.B235]*[.C235]+[$'loan-parameters'.$B$32];&quot;&quot;)" office:value-type="currency" office:currency="AUD" office:value="72080.29998" calcext:value-type="currency">
            <text:p>$72,080.30</text:p>
          </table:table-cell>
          <table:table-cell table:formula="of:=IF([.D235]&lt;=[$'repayment-scenarios'.$B$28];ROUND([$'loan-parameters'.$B$31]*[$'current-situation'.$C$7]*(1+[$'current-situation'.$C$7])^[.C235]/((1+[$'current-situation'.$C$7])^[.C235]-1);5);&quot;&quot;)" office:value-type="currency" office:currency="GBP" office:value="308.03547" calcext:value-type="currency">
            <text:p>£308.04</text:p>
          </table:table-cell>
          <table:table-cell office:value-type="float" office:value="234" calcext:value-type="float">
            <text:p>234</text:p>
          </table:table-cell>
          <table:table-cell table:formula="of:=ROUND([.C235]/12;5)" office:value-type="float" office:value="19.5" calcext:value-type="float">
            <text:p>19.50</text:p>
          </table:table-cell>
        </table:table-row>
        <table:table-row table:style-name="ro1">
          <table:table-cell table:formula="of:=IF([.B236]&lt;&gt;&quot;&quot;;[.B236]*[.C236]+[$'loan-parameters'.$B$32];&quot;&quot;)" office:value-type="currency" office:currency="AUD" office:value="72179.6108" calcext:value-type="currency">
            <text:p>$72,179.61</text:p>
          </table:table-cell>
          <table:table-cell table:formula="of:=IF([.D236]&lt;=[$'repayment-scenarios'.$B$28];ROUND([$'loan-parameters'.$B$31]*[$'current-situation'.$C$7]*(1+[$'current-situation'.$C$7])^[.C236]/((1+[$'current-situation'.$C$7])^[.C236]-1);5);&quot;&quot;)" office:value-type="currency" office:currency="GBP" office:value="307.14728" calcext:value-type="currency">
            <text:p>£307.15</text:p>
          </table:table-cell>
          <table:table-cell office:value-type="float" office:value="235" calcext:value-type="float">
            <text:p>235</text:p>
          </table:table-cell>
          <table:table-cell table:formula="of:=ROUND([.C236]/12;5)" office:value-type="float" office:value="19.58333" calcext:value-type="float">
            <text:p>19.58</text:p>
          </table:table-cell>
        </table:table-row>
        <table:table-row table:style-name="ro1">
          <table:table-cell table:formula="of:=IF([.B237]&lt;&gt;&quot;&quot;;[.B237]*[.C237]+[$'loan-parameters'.$B$32];&quot;&quot;)" office:value-type="currency" office:currency="AUD" office:value="72279.00256" calcext:value-type="currency">
            <text:p>$72,279.00</text:p>
          </table:table-cell>
          <table:table-cell table:formula="of:=IF([.D237]&lt;=[$'repayment-scenarios'.$B$28];ROUND([$'loan-parameters'.$B$31]*[$'current-situation'.$C$7]*(1+[$'current-situation'.$C$7])^[.C237]/((1+[$'current-situation'.$C$7])^[.C237]-1);5);&quot;&quot;)" office:value-type="currency" office:currency="GBP" office:value="306.26696" calcext:value-type="currency">
            <text:p>£306.27</text:p>
          </table:table-cell>
          <table:table-cell office:value-type="float" office:value="236" calcext:value-type="float">
            <text:p>236</text:p>
          </table:table-cell>
          <table:table-cell table:formula="of:=ROUND([.C237]/12;5)" office:value-type="float" office:value="19.66667" calcext:value-type="float">
            <text:p>19.67</text:p>
          </table:table-cell>
        </table:table-row>
        <table:table-row table:style-name="ro1">
          <table:table-cell table:formula="of:=IF([.B238]&lt;&gt;&quot;&quot;;[.B238]*[.C238]+[$'loan-parameters'.$B$32];&quot;&quot;)" office:value-type="currency" office:currency="AUD" office:value="72378.4728" calcext:value-type="currency">
            <text:p>$72,378.47</text:p>
          </table:table-cell>
          <table:table-cell table:formula="of:=IF([.D238]&lt;=[$'repayment-scenarios'.$B$28];ROUND([$'loan-parameters'.$B$31]*[$'current-situation'.$C$7]*(1+[$'current-situation'.$C$7])^[.C238]/((1+[$'current-situation'.$C$7])^[.C238]-1);5);&quot;&quot;)" office:value-type="currency" office:currency="GBP" office:value="305.3944" calcext:value-type="currency">
            <text:p>£305.39</text:p>
          </table:table-cell>
          <table:table-cell office:value-type="float" office:value="237" calcext:value-type="float">
            <text:p>237</text:p>
          </table:table-cell>
          <table:table-cell table:formula="of:=ROUND([.C238]/12;5)" office:value-type="float" office:value="19.75" calcext:value-type="float">
            <text:p>19.75</text:p>
          </table:table-cell>
        </table:table-row>
        <table:table-row table:style-name="ro1">
          <table:table-cell table:formula="of:=IF([.B239]&lt;&gt;&quot;&quot;;[.B239]*[.C239]+[$'loan-parameters'.$B$32];&quot;&quot;)" office:value-type="currency" office:currency="AUD" office:value="72478.021" calcext:value-type="currency">
            <text:p>$72,478.02</text:p>
          </table:table-cell>
          <table:table-cell table:formula="of:=IF([.D239]&lt;=[$'repayment-scenarios'.$B$28];ROUND([$'loan-parameters'.$B$31]*[$'current-situation'.$C$7]*(1+[$'current-situation'.$C$7])^[.C239]/((1+[$'current-situation'.$C$7])^[.C239]-1);5);&quot;&quot;)" office:value-type="currency" office:currency="GBP" office:value="304.5295" calcext:value-type="currency">
            <text:p>£304.53</text:p>
          </table:table-cell>
          <table:table-cell office:value-type="float" office:value="238" calcext:value-type="float">
            <text:p>238</text:p>
          </table:table-cell>
          <table:table-cell table:formula="of:=ROUND([.C239]/12;5)" office:value-type="float" office:value="19.83333" calcext:value-type="float">
            <text:p>19.83</text:p>
          </table:table-cell>
        </table:table-row>
        <table:table-row table:style-name="ro1">
          <table:table-cell table:formula="of:=IF([.B240]&lt;&gt;&quot;&quot;;[.B240]*[.C240]+[$'loan-parameters'.$B$32];&quot;&quot;)" office:value-type="currency" office:currency="AUD" office:value="72577.64863" calcext:value-type="currency">
            <text:p>$72,577.65</text:p>
          </table:table-cell>
          <table:table-cell table:formula="of:=IF([.D240]&lt;=[$'repayment-scenarios'.$B$28];ROUND([$'loan-parameters'.$B$31]*[$'current-situation'.$C$7]*(1+[$'current-situation'.$C$7])^[.C240]/((1+[$'current-situation'.$C$7])^[.C240]-1);5);&quot;&quot;)" office:value-type="currency" office:currency="GBP" office:value="303.67217" calcext:value-type="currency">
            <text:p>£303.67</text:p>
          </table:table-cell>
          <table:table-cell office:value-type="float" office:value="239" calcext:value-type="float">
            <text:p>239</text:p>
          </table:table-cell>
          <table:table-cell table:formula="of:=ROUND([.C240]/12;5)" office:value-type="float" office:value="19.91667" calcext:value-type="float">
            <text:p>19.92</text:p>
          </table:table-cell>
        </table:table-row>
        <table:table-row table:style-name="ro1">
          <table:table-cell table:formula="of:=IF([.B241]&lt;&gt;&quot;&quot;;[.B241]*[.C241]+[$'loan-parameters'.$B$32];&quot;&quot;)" office:value-type="currency" office:currency="AUD" office:value="72677.3568" calcext:value-type="currency">
            <text:p>$72,677.36</text:p>
          </table:table-cell>
          <table:table-cell table:formula="of:=IF([.D241]&lt;=[$'repayment-scenarios'.$B$28];ROUND([$'loan-parameters'.$B$31]*[$'current-situation'.$C$7]*(1+[$'current-situation'.$C$7])^[.C241]/((1+[$'current-situation'.$C$7])^[.C241]-1);5);&quot;&quot;)" office:value-type="currency" office:currency="GBP" office:value="302.82232" calcext:value-type="currency">
            <text:p>£302.82</text:p>
          </table:table-cell>
          <table:table-cell office:value-type="float" office:value="240" calcext:value-type="float">
            <text:p>240</text:p>
          </table:table-cell>
          <table:table-cell table:formula="of:=ROUND([.C241]/12;5)" office:value-type="float" office:value="20" calcext:value-type="float">
            <text:p>20.00</text:p>
          </table:table-cell>
        </table:table-row>
        <table:table-row table:style-name="ro1">
          <table:table-cell table:formula="of:=IF([.B242]&lt;&gt;&quot;&quot;;[.B242]*[.C242]+[$'loan-parameters'.$B$32];&quot;&quot;)" office:value-type="currency" office:currency="AUD" office:value="72777.14144" calcext:value-type="currency">
            <text:p>$72,777.14</text:p>
          </table:table-cell>
          <table:table-cell table:formula="of:=IF([.D242]&lt;=[$'repayment-scenarios'.$B$28];ROUND([$'loan-parameters'.$B$31]*[$'current-situation'.$C$7]*(1+[$'current-situation'.$C$7])^[.C242]/((1+[$'current-situation'.$C$7])^[.C242]-1);5);&quot;&quot;)" office:value-type="currency" office:currency="GBP" office:value="301.97984" calcext:value-type="currency">
            <text:p>£301.98</text:p>
          </table:table-cell>
          <table:table-cell office:value-type="float" office:value="241" calcext:value-type="float">
            <text:p>241</text:p>
          </table:table-cell>
          <table:table-cell table:formula="of:=ROUND([.C242]/12;5)" office:value-type="float" office:value="20.08333" calcext:value-type="float">
            <text:p>20.08</text:p>
          </table:table-cell>
        </table:table-row>
        <table:table-row table:style-name="ro1">
          <table:table-cell table:formula="of:=IF([.B243]&lt;&gt;&quot;&quot;;[.B243]*[.C243]+[$'loan-parameters'.$B$32];&quot;&quot;)" office:value-type="currency" office:currency="AUD" office:value="72877.00772" calcext:value-type="currency">
            <text:p>$72,877.01</text:p>
          </table:table-cell>
          <table:table-cell table:formula="of:=IF([.D243]&lt;=[$'repayment-scenarios'.$B$28];ROUND([$'loan-parameters'.$B$31]*[$'current-situation'.$C$7]*(1+[$'current-situation'.$C$7])^[.C243]/((1+[$'current-situation'.$C$7])^[.C243]-1);5);&quot;&quot;)" office:value-type="currency" office:currency="GBP" office:value="301.14466" calcext:value-type="currency">
            <text:p>£301.14</text:p>
          </table:table-cell>
          <table:table-cell office:value-type="float" office:value="242" calcext:value-type="float">
            <text:p>242</text:p>
          </table:table-cell>
          <table:table-cell table:formula="of:=ROUND([.C243]/12;5)" office:value-type="float" office:value="20.16667" calcext:value-type="float">
            <text:p>20.17</text:p>
          </table:table-cell>
        </table:table-row>
        <table:table-row table:style-name="ro1">
          <table:table-cell table:formula="of:=IF([.B244]&lt;&gt;&quot;&quot;;[.B244]*[.C244]+[$'loan-parameters'.$B$32];&quot;&quot;)" office:value-type="currency" office:currency="AUD" office:value="72976.95081" calcext:value-type="currency">
            <text:p>$72,976.95</text:p>
          </table:table-cell>
          <table:table-cell table:formula="of:=IF([.D244]&lt;=[$'repayment-scenarios'.$B$28];ROUND([$'loan-parameters'.$B$31]*[$'current-situation'.$C$7]*(1+[$'current-situation'.$C$7])^[.C244]/((1+[$'current-situation'.$C$7])^[.C244]-1);5);&quot;&quot;)" office:value-type="currency" office:currency="GBP" office:value="300.31667" calcext:value-type="currency">
            <text:p>£300.32</text:p>
          </table:table-cell>
          <table:table-cell office:value-type="float" office:value="243" calcext:value-type="float">
            <text:p>243</text:p>
          </table:table-cell>
          <table:table-cell table:formula="of:=ROUND([.C244]/12;5)" office:value-type="float" office:value="20.25" calcext:value-type="float">
            <text:p>20.25</text:p>
          </table:table-cell>
        </table:table-row>
        <table:table-row table:style-name="ro1">
          <table:table-cell table:formula="of:=IF([.B245]&lt;&gt;&quot;&quot;;[.B245]*[.C245]+[$'loan-parameters'.$B$32];&quot;&quot;)" office:value-type="currency" office:currency="AUD" office:value="73076.9752" calcext:value-type="currency">
            <text:p>$73,076.98</text:p>
          </table:table-cell>
          <table:table-cell table:formula="of:=IF([.D245]&lt;=[$'repayment-scenarios'.$B$28];ROUND([$'loan-parameters'.$B$31]*[$'current-situation'.$C$7]*(1+[$'current-situation'.$C$7])^[.C245]/((1+[$'current-situation'.$C$7])^[.C245]-1);5);&quot;&quot;)" office:value-type="currency" office:currency="GBP" office:value="299.4958" calcext:value-type="currency">
            <text:p>£299.50</text:p>
          </table:table-cell>
          <table:table-cell office:value-type="float" office:value="244" calcext:value-type="float">
            <text:p>244</text:p>
          </table:table-cell>
          <table:table-cell table:formula="of:=ROUND([.C245]/12;5)" office:value-type="float" office:value="20.33333" calcext:value-type="float">
            <text:p>20.33</text:p>
          </table:table-cell>
        </table:table-row>
        <table:table-row table:style-name="ro1">
          <table:table-cell table:formula="of:=IF([.B246]&lt;&gt;&quot;&quot;;[.B246]*[.C246]+[$'loan-parameters'.$B$32];&quot;&quot;)" office:value-type="currency" office:currency="AUD" office:value="73177.0753" calcext:value-type="currency">
            <text:p>$73,177.08</text:p>
          </table:table-cell>
          <table:table-cell table:formula="of:=IF([.D246]&lt;=[$'repayment-scenarios'.$B$28];ROUND([$'loan-parameters'.$B$31]*[$'current-situation'.$C$7]*(1+[$'current-situation'.$C$7])^[.C246]/((1+[$'current-situation'.$C$7])^[.C246]-1);5);&quot;&quot;)" office:value-type="currency" office:currency="GBP" office:value="298.68194" calcext:value-type="currency">
            <text:p>£298.68</text:p>
          </table:table-cell>
          <table:table-cell office:value-type="float" office:value="245" calcext:value-type="float">
            <text:p>245</text:p>
          </table:table-cell>
          <table:table-cell table:formula="of:=ROUND([.C246]/12;5)" office:value-type="float" office:value="20.41667" calcext:value-type="float">
            <text:p>20.42</text:p>
          </table:table-cell>
        </table:table-row>
        <table:table-row table:style-name="ro1">
          <table:table-cell table:formula="of:=IF([.B247]&lt;&gt;&quot;&quot;;[.B247]*[.C247]+[$'loan-parameters'.$B$32];&quot;&quot;)" office:value-type="currency" office:currency="AUD" office:value="73277.25738" calcext:value-type="currency">
            <text:p>$73,277.26</text:p>
          </table:table-cell>
          <table:table-cell table:formula="of:=IF([.D247]&lt;=[$'repayment-scenarios'.$B$28];ROUND([$'loan-parameters'.$B$31]*[$'current-situation'.$C$7]*(1+[$'current-situation'.$C$7])^[.C247]/((1+[$'current-situation'.$C$7])^[.C247]-1);5);&quot;&quot;)" office:value-type="currency" office:currency="GBP" office:value="297.87503" calcext:value-type="currency">
            <text:p>£297.88</text:p>
          </table:table-cell>
          <table:table-cell office:value-type="float" office:value="246" calcext:value-type="float">
            <text:p>246</text:p>
          </table:table-cell>
          <table:table-cell table:formula="of:=ROUND([.C247]/12;5)" office:value-type="float" office:value="20.5" calcext:value-type="float">
            <text:p>20.50</text:p>
          </table:table-cell>
        </table:table-row>
        <table:table-row table:style-name="ro1">
          <table:table-cell table:formula="of:=IF([.B248]&lt;&gt;&quot;&quot;;[.B248]*[.C248]+[$'loan-parameters'.$B$32];&quot;&quot;)" office:value-type="currency" office:currency="AUD" office:value="73377.51759" calcext:value-type="currency">
            <text:p>$73,377.52</text:p>
          </table:table-cell>
          <table:table-cell table:formula="of:=IF([.D248]&lt;=[$'repayment-scenarios'.$B$28];ROUND([$'loan-parameters'.$B$31]*[$'current-situation'.$C$7]*(1+[$'current-situation'.$C$7])^[.C248]/((1+[$'current-situation'.$C$7])^[.C248]-1);5);&quot;&quot;)" office:value-type="currency" office:currency="GBP" office:value="297.07497" calcext:value-type="currency">
            <text:p>£297.07</text:p>
          </table:table-cell>
          <table:table-cell office:value-type="float" office:value="247" calcext:value-type="float">
            <text:p>247</text:p>
          </table:table-cell>
          <table:table-cell table:formula="of:=ROUND([.C248]/12;5)" office:value-type="float" office:value="20.58333" calcext:value-type="float">
            <text:p>20.58</text:p>
          </table:table-cell>
        </table:table-row>
        <table:table-row table:style-name="ro1">
          <table:table-cell table:formula="of:=IF([.B249]&lt;&gt;&quot;&quot;;[.B249]*[.C249]+[$'loan-parameters'.$B$32];&quot;&quot;)" office:value-type="currency" office:currency="AUD" office:value="73477.85416" calcext:value-type="currency">
            <text:p>$73,477.85</text:p>
          </table:table-cell>
          <table:table-cell table:formula="of:=IF([.D249]&lt;=[$'repayment-scenarios'.$B$28];ROUND([$'loan-parameters'.$B$31]*[$'current-situation'.$C$7]*(1+[$'current-situation'.$C$7])^[.C249]/((1+[$'current-situation'.$C$7])^[.C249]-1);5);&quot;&quot;)" office:value-type="currency" office:currency="GBP" office:value="296.28167" calcext:value-type="currency">
            <text:p>£296.28</text:p>
          </table:table-cell>
          <table:table-cell office:value-type="float" office:value="248" calcext:value-type="float">
            <text:p>248</text:p>
          </table:table-cell>
          <table:table-cell table:formula="of:=ROUND([.C249]/12;5)" office:value-type="float" office:value="20.66667" calcext:value-type="float">
            <text:p>20.67</text:p>
          </table:table-cell>
        </table:table-row>
        <table:table-row table:style-name="ro1">
          <table:table-cell table:formula="of:=IF([.B250]&lt;&gt;&quot;&quot;;[.B250]*[.C250]+[$'loan-parameters'.$B$32];&quot;&quot;)" office:value-type="currency" office:currency="AUD" office:value="73578.27243" calcext:value-type="currency">
            <text:p>$73,578.27</text:p>
          </table:table-cell>
          <table:table-cell table:formula="of:=IF([.D250]&lt;=[$'repayment-scenarios'.$B$28];ROUND([$'loan-parameters'.$B$31]*[$'current-situation'.$C$7]*(1+[$'current-situation'.$C$7])^[.C250]/((1+[$'current-situation'.$C$7])^[.C250]-1);5);&quot;&quot;)" office:value-type="currency" office:currency="GBP" office:value="295.49507" calcext:value-type="currency">
            <text:p>£295.50</text:p>
          </table:table-cell>
          <table:table-cell office:value-type="float" office:value="249" calcext:value-type="float">
            <text:p>249</text:p>
          </table:table-cell>
          <table:table-cell table:formula="of:=ROUND([.C250]/12;5)" office:value-type="float" office:value="20.75" calcext:value-type="float">
            <text:p>20.75</text:p>
          </table:table-cell>
        </table:table-row>
        <table:table-row table:style-name="ro1">
          <table:table-cell table:formula="of:=IF([.B251]&lt;&gt;&quot;&quot;;[.B251]*[.C251]+[$'loan-parameters'.$B$32];&quot;&quot;)" office:value-type="currency" office:currency="AUD" office:value="73678.7675" calcext:value-type="currency">
            <text:p>$73,678.77</text:p>
          </table:table-cell>
          <table:table-cell table:formula="of:=IF([.D251]&lt;=[$'repayment-scenarios'.$B$28];ROUND([$'loan-parameters'.$B$31]*[$'current-situation'.$C$7]*(1+[$'current-situation'.$C$7])^[.C251]/((1+[$'current-situation'.$C$7])^[.C251]-1);5);&quot;&quot;)" office:value-type="currency" office:currency="GBP" office:value="294.71507" calcext:value-type="currency">
            <text:p>£294.72</text:p>
          </table:table-cell>
          <table:table-cell office:value-type="float" office:value="250" calcext:value-type="float">
            <text:p>250</text:p>
          </table:table-cell>
          <table:table-cell table:formula="of:=ROUND([.C251]/12;5)" office:value-type="float" office:value="20.83333" calcext:value-type="float">
            <text:p>20.83</text:p>
          </table:table-cell>
        </table:table-row>
        <table:table-row table:style-name="ro1">
          <table:table-cell table:formula="of:=IF([.B252]&lt;&gt;&quot;&quot;;[.B252]*[.C252]+[$'loan-parameters'.$B$32];&quot;&quot;)" office:value-type="currency" office:currency="AUD" office:value="73779.3416" calcext:value-type="currency">
            <text:p>$73,779.34</text:p>
          </table:table-cell>
          <table:table-cell table:formula="of:=IF([.D252]&lt;=[$'repayment-scenarios'.$B$28];ROUND([$'loan-parameters'.$B$31]*[$'current-situation'.$C$7]*(1+[$'current-situation'.$C$7])^[.C252]/((1+[$'current-situation'.$C$7])^[.C252]-1);5);&quot;&quot;)" office:value-type="currency" office:currency="GBP" office:value="293.9416" calcext:value-type="currency">
            <text:p>£293.94</text:p>
          </table:table-cell>
          <table:table-cell office:value-type="float" office:value="251" calcext:value-type="float">
            <text:p>251</text:p>
          </table:table-cell>
          <table:table-cell table:formula="of:=ROUND([.C252]/12;5)" office:value-type="float" office:value="20.91667" calcext:value-type="float">
            <text:p>20.92</text:p>
          </table:table-cell>
        </table:table-row>
        <table:table-row table:style-name="ro1">
          <table:table-cell table:formula="of:=IF([.B253]&lt;&gt;&quot;&quot;;[.B253]*[.C253]+[$'loan-parameters'.$B$32];&quot;&quot;)" office:value-type="currency" office:currency="AUD" office:value="73879.99668" calcext:value-type="currency">
            <text:p>$73,880.00</text:p>
          </table:table-cell>
          <table:table-cell table:formula="of:=IF([.D253]&lt;=[$'repayment-scenarios'.$B$28];ROUND([$'loan-parameters'.$B$31]*[$'current-situation'.$C$7]*(1+[$'current-situation'.$C$7])^[.C253]/((1+[$'current-situation'.$C$7])^[.C253]-1);5);&quot;&quot;)" office:value-type="currency" office:currency="GBP" office:value="293.17459" calcext:value-type="currency">
            <text:p>£293.17</text:p>
          </table:table-cell>
          <table:table-cell office:value-type="float" office:value="252" calcext:value-type="float">
            <text:p>252</text:p>
          </table:table-cell>
          <table:table-cell table:formula="of:=ROUND([.C253]/12;5)" office:value-type="float" office:value="21" calcext:value-type="float">
            <text:p>21.00</text:p>
          </table:table-cell>
        </table:table-row>
        <table:table-row table:style-name="ro1">
          <table:table-cell table:formula="of:=IF([.B254]&lt;&gt;&quot;&quot;;[.B254]*[.C254]+[$'loan-parameters'.$B$32];&quot;&quot;)" office:value-type="currency" office:currency="AUD" office:value="73980.72682" calcext:value-type="currency">
            <text:p>$73,980.73</text:p>
          </table:table-cell>
          <table:table-cell table:formula="of:=IF([.D254]&lt;=[$'repayment-scenarios'.$B$28];ROUND([$'loan-parameters'.$B$31]*[$'current-situation'.$C$7]*(1+[$'current-situation'.$C$7])^[.C254]/((1+[$'current-situation'.$C$7])^[.C254]-1);5);&quot;&quot;)" office:value-type="currency" office:currency="GBP" office:value="292.41394" calcext:value-type="currency">
            <text:p>£292.41</text:p>
          </table:table-cell>
          <table:table-cell office:value-type="float" office:value="253" calcext:value-type="float">
            <text:p>253</text:p>
          </table:table-cell>
          <table:table-cell table:formula="of:=ROUND([.C254]/12;5)" office:value-type="float" office:value="21.08333" calcext:value-type="float">
            <text:p>21.08</text:p>
          </table:table-cell>
        </table:table-row>
        <table:table-row table:style-name="ro1">
          <table:table-cell table:formula="of:=IF([.B255]&lt;&gt;&quot;&quot;;[.B255]*[.C255]+[$'loan-parameters'.$B$32];&quot;&quot;)" office:value-type="currency" office:currency="AUD" office:value="74081.5384" calcext:value-type="currency">
            <text:p>$74,081.54</text:p>
          </table:table-cell>
          <table:table-cell table:formula="of:=IF([.D255]&lt;=[$'repayment-scenarios'.$B$28];ROUND([$'loan-parameters'.$B$31]*[$'current-situation'.$C$7]*(1+[$'current-situation'.$C$7])^[.C255]/((1+[$'current-situation'.$C$7])^[.C255]-1);5);&quot;&quot;)" office:value-type="currency" office:currency="GBP" office:value="291.6596" calcext:value-type="currency">
            <text:p>£291.66</text:p>
          </table:table-cell>
          <table:table-cell office:value-type="float" office:value="254" calcext:value-type="float">
            <text:p>254</text:p>
          </table:table-cell>
          <table:table-cell table:formula="of:=ROUND([.C255]/12;5)" office:value-type="float" office:value="21.16667" calcext:value-type="float">
            <text:p>21.17</text:p>
          </table:table-cell>
        </table:table-row>
        <table:table-row table:style-name="ro1">
          <table:table-cell table:formula="of:=IF([.B256]&lt;&gt;&quot;&quot;;[.B256]*[.C256]+[$'loan-parameters'.$B$32];&quot;&quot;)" office:value-type="currency" office:currency="AUD" office:value="74182.4274" calcext:value-type="currency">
            <text:p>$74,182.43</text:p>
          </table:table-cell>
          <table:table-cell table:formula="of:=IF([.D256]&lt;=[$'repayment-scenarios'.$B$28];ROUND([$'loan-parameters'.$B$31]*[$'current-situation'.$C$7]*(1+[$'current-situation'.$C$7])^[.C256]/((1+[$'current-situation'.$C$7])^[.C256]-1);5);&quot;&quot;)" office:value-type="currency" office:currency="GBP" office:value="290.91148" calcext:value-type="currency">
            <text:p>£290.91</text:p>
          </table:table-cell>
          <table:table-cell office:value-type="float" office:value="255" calcext:value-type="float">
            <text:p>255</text:p>
          </table:table-cell>
          <table:table-cell table:formula="of:=ROUND([.C256]/12;5)" office:value-type="float" office:value="21.25" calcext:value-type="float">
            <text:p>21.25</text:p>
          </table:table-cell>
        </table:table-row>
        <table:table-row table:style-name="ro1">
          <table:table-cell table:formula="of:=IF([.B257]&lt;&gt;&quot;&quot;;[.B257]*[.C257]+[$'loan-parameters'.$B$32];&quot;&quot;)" office:value-type="currency" office:currency="AUD" office:value="74283.39456" calcext:value-type="currency">
            <text:p>$74,283.39</text:p>
          </table:table-cell>
          <table:table-cell table:formula="of:=IF([.D257]&lt;=[$'repayment-scenarios'.$B$28];ROUND([$'loan-parameters'.$B$31]*[$'current-situation'.$C$7]*(1+[$'current-situation'.$C$7])^[.C257]/((1+[$'current-situation'.$C$7])^[.C257]-1);5);&quot;&quot;)" office:value-type="currency" office:currency="GBP" office:value="290.16951" calcext:value-type="currency">
            <text:p>£290.17</text:p>
          </table:table-cell>
          <table:table-cell office:value-type="float" office:value="256" calcext:value-type="float">
            <text:p>256</text:p>
          </table:table-cell>
          <table:table-cell table:formula="of:=ROUND([.C257]/12;5)" office:value-type="float" office:value="21.33333" calcext:value-type="float">
            <text:p>21.33</text:p>
          </table:table-cell>
        </table:table-row>
        <table:table-row table:style-name="ro1">
          <table:table-cell table:formula="of:=IF([.B258]&lt;&gt;&quot;&quot;;[.B258]*[.C258]+[$'loan-parameters'.$B$32];&quot;&quot;)" office:value-type="currency" office:currency="AUD" office:value="74384.44034" calcext:value-type="currency">
            <text:p>$74,384.44</text:p>
          </table:table-cell>
          <table:table-cell table:formula="of:=IF([.D258]&lt;=[$'repayment-scenarios'.$B$28];ROUND([$'loan-parameters'.$B$31]*[$'current-situation'.$C$7]*(1+[$'current-situation'.$C$7])^[.C258]/((1+[$'current-situation'.$C$7])^[.C258]-1);5);&quot;&quot;)" office:value-type="currency" office:currency="GBP" office:value="289.43362" calcext:value-type="currency">
            <text:p>£289.43</text:p>
          </table:table-cell>
          <table:table-cell office:value-type="float" office:value="257" calcext:value-type="float">
            <text:p>257</text:p>
          </table:table-cell>
          <table:table-cell table:formula="of:=ROUND([.C258]/12;5)" office:value-type="float" office:value="21.41667" calcext:value-type="float">
            <text:p>21.42</text:p>
          </table:table-cell>
        </table:table-row>
        <table:table-row table:style-name="ro1">
          <table:table-cell table:formula="of:=IF([.B259]&lt;&gt;&quot;&quot;;[.B259]*[.C259]+[$'loan-parameters'.$B$32];&quot;&quot;)" office:value-type="currency" office:currency="AUD" office:value="74485.56492" calcext:value-type="currency">
            <text:p>$74,485.56</text:p>
          </table:table-cell>
          <table:table-cell table:formula="of:=IF([.D259]&lt;=[$'repayment-scenarios'.$B$28];ROUND([$'loan-parameters'.$B$31]*[$'current-situation'.$C$7]*(1+[$'current-situation'.$C$7])^[.C259]/((1+[$'current-situation'.$C$7])^[.C259]-1);5);&quot;&quot;)" office:value-type="currency" office:currency="GBP" office:value="288.70374" calcext:value-type="currency">
            <text:p>£288.70</text:p>
          </table:table-cell>
          <table:table-cell office:value-type="float" office:value="258" calcext:value-type="float">
            <text:p>258</text:p>
          </table:table-cell>
          <table:table-cell table:formula="of:=ROUND([.C259]/12;5)" office:value-type="float" office:value="21.5" calcext:value-type="float">
            <text:p>21.50</text:p>
          </table:table-cell>
        </table:table-row>
        <table:table-row table:style-name="ro1">
          <table:table-cell table:formula="of:=IF([.B260]&lt;&gt;&quot;&quot;;[.B260]*[.C260]+[$'loan-parameters'.$B$32];&quot;&quot;)" office:value-type="currency" office:currency="AUD" office:value="74586.76561" calcext:value-type="currency">
            <text:p>$74,586.77</text:p>
          </table:table-cell>
          <table:table-cell table:formula="of:=IF([.D260]&lt;=[$'repayment-scenarios'.$B$28];ROUND([$'loan-parameters'.$B$31]*[$'current-situation'.$C$7]*(1+[$'current-situation'.$C$7])^[.C260]/((1+[$'current-situation'.$C$7])^[.C260]-1);5);&quot;&quot;)" office:value-type="currency" office:currency="GBP" office:value="287.97979" calcext:value-type="currency">
            <text:p>£287.98</text:p>
          </table:table-cell>
          <table:table-cell office:value-type="float" office:value="259" calcext:value-type="float">
            <text:p>259</text:p>
          </table:table-cell>
          <table:table-cell table:formula="of:=ROUND([.C260]/12;5)" office:value-type="float" office:value="21.58333" calcext:value-type="float">
            <text:p>21.58</text:p>
          </table:table-cell>
        </table:table-row>
        <table:table-row table:style-name="ro1">
          <table:table-cell table:formula="of:=IF([.B261]&lt;&gt;&quot;&quot;;[.B261]*[.C261]+[$'loan-parameters'.$B$32];&quot;&quot;)" office:value-type="currency" office:currency="AUD" office:value="74688.0472" calcext:value-type="currency">
            <text:p>$74,688.05</text:p>
          </table:table-cell>
          <table:table-cell table:formula="of:=IF([.D261]&lt;=[$'repayment-scenarios'.$B$28];ROUND([$'loan-parameters'.$B$31]*[$'current-situation'.$C$7]*(1+[$'current-situation'.$C$7])^[.C261]/((1+[$'current-situation'.$C$7])^[.C261]-1);5);&quot;&quot;)" office:value-type="currency" office:currency="GBP" office:value="287.26172" calcext:value-type="currency">
            <text:p>£287.26</text:p>
          </table:table-cell>
          <table:table-cell office:value-type="float" office:value="260" calcext:value-type="float">
            <text:p>260</text:p>
          </table:table-cell>
          <table:table-cell table:formula="of:=ROUND([.C261]/12;5)" office:value-type="float" office:value="21.66667" calcext:value-type="float">
            <text:p>21.67</text:p>
          </table:table-cell>
        </table:table-row>
        <table:table-row table:style-name="ro1">
          <table:table-cell table:formula="of:=IF([.B262]&lt;&gt;&quot;&quot;;[.B262]*[.C262]+[$'loan-parameters'.$B$32];&quot;&quot;)" office:value-type="currency" office:currency="AUD" office:value="74789.40645" calcext:value-type="currency">
            <text:p>$74,789.41</text:p>
          </table:table-cell>
          <table:table-cell table:formula="of:=IF([.D262]&lt;=[$'repayment-scenarios'.$B$28];ROUND([$'loan-parameters'.$B$31]*[$'current-situation'.$C$7]*(1+[$'current-situation'.$C$7])^[.C262]/((1+[$'current-situation'.$C$7])^[.C262]-1);5);&quot;&quot;)" office:value-type="currency" office:currency="GBP" office:value="286.54945" calcext:value-type="currency">
            <text:p>£286.55</text:p>
          </table:table-cell>
          <table:table-cell office:value-type="float" office:value="261" calcext:value-type="float">
            <text:p>261</text:p>
          </table:table-cell>
          <table:table-cell table:formula="of:=ROUND([.C262]/12;5)" office:value-type="float" office:value="21.75" calcext:value-type="float">
            <text:p>21.75</text:p>
          </table:table-cell>
        </table:table-row>
        <table:table-row table:style-name="ro1">
          <table:table-cell table:formula="of:=IF([.B263]&lt;&gt;&quot;&quot;;[.B263]*[.C263]+[$'loan-parameters'.$B$32];&quot;&quot;)" office:value-type="currency" office:currency="AUD" office:value="74890.84504" calcext:value-type="currency">
            <text:p>$74,890.85</text:p>
          </table:table-cell>
          <table:table-cell table:formula="of:=IF([.D263]&lt;=[$'repayment-scenarios'.$B$28];ROUND([$'loan-parameters'.$B$31]*[$'current-situation'.$C$7]*(1+[$'current-situation'.$C$7])^[.C263]/((1+[$'current-situation'.$C$7])^[.C263]-1);5);&quot;&quot;)" office:value-type="currency" office:currency="GBP" office:value="285.84292" calcext:value-type="currency">
            <text:p>£285.84</text:p>
          </table:table-cell>
          <table:table-cell office:value-type="float" office:value="262" calcext:value-type="float">
            <text:p>262</text:p>
          </table:table-cell>
          <table:table-cell table:formula="of:=ROUND([.C263]/12;5)" office:value-type="float" office:value="21.83333" calcext:value-type="float">
            <text:p>21.83</text:p>
          </table:table-cell>
        </table:table-row>
        <table:table-row table:style-name="ro1">
          <table:table-cell table:formula="of:=IF([.B264]&lt;&gt;&quot;&quot;;[.B264]*[.C264]+[$'loan-parameters'.$B$32];&quot;&quot;)" office:value-type="currency" office:currency="AUD" office:value="74992.35915" calcext:value-type="currency">
            <text:p>$74,992.36</text:p>
          </table:table-cell>
          <table:table-cell table:formula="of:=IF([.D264]&lt;=[$'repayment-scenarios'.$B$28];ROUND([$'loan-parameters'.$B$31]*[$'current-situation'.$C$7]*(1+[$'current-situation'.$C$7])^[.C264]/((1+[$'current-situation'.$C$7])^[.C264]-1);5);&quot;&quot;)" office:value-type="currency" office:currency="GBP" office:value="285.14205" calcext:value-type="currency">
            <text:p>£285.14</text:p>
          </table:table-cell>
          <table:table-cell office:value-type="float" office:value="263" calcext:value-type="float">
            <text:p>263</text:p>
          </table:table-cell>
          <table:table-cell table:formula="of:=ROUND([.C264]/12;5)" office:value-type="float" office:value="21.91667" calcext:value-type="float">
            <text:p>21.92</text:p>
          </table:table-cell>
        </table:table-row>
        <table:table-row table:style-name="ro1">
          <table:table-cell table:formula="of:=IF([.B265]&lt;&gt;&quot;&quot;;[.B265]*[.C265]+[$'loan-parameters'.$B$32];&quot;&quot;)" office:value-type="currency" office:currency="AUD" office:value="75093.95256" calcext:value-type="currency">
            <text:p>$75,093.95</text:p>
          </table:table-cell>
          <table:table-cell table:formula="of:=IF([.D265]&lt;=[$'repayment-scenarios'.$B$28];ROUND([$'loan-parameters'.$B$31]*[$'current-situation'.$C$7]*(1+[$'current-situation'.$C$7])^[.C265]/((1+[$'current-situation'.$C$7])^[.C265]-1);5);&quot;&quot;)" office:value-type="currency" office:currency="GBP" office:value="284.44679" calcext:value-type="currency">
            <text:p>£284.45</text:p>
          </table:table-cell>
          <table:table-cell office:value-type="float" office:value="264" calcext:value-type="float">
            <text:p>264</text:p>
          </table:table-cell>
          <table:table-cell table:formula="of:=ROUND([.C265]/12;5)" office:value-type="float" office:value="22" calcext:value-type="float">
            <text:p>22.00</text:p>
          </table:table-cell>
        </table:table-row>
        <table:table-row table:style-name="ro1">
          <table:table-cell table:formula="of:=IF([.B266]&lt;&gt;&quot;&quot;;[.B266]*[.C266]+[$'loan-parameters'.$B$32];&quot;&quot;)" office:value-type="currency" office:currency="AUD" office:value="75195.6262" calcext:value-type="currency">
            <text:p>$75,195.63</text:p>
          </table:table-cell>
          <table:table-cell table:formula="of:=IF([.D266]&lt;=[$'repayment-scenarios'.$B$28];ROUND([$'loan-parameters'.$B$31]*[$'current-situation'.$C$7]*(1+[$'current-situation'.$C$7])^[.C266]/((1+[$'current-situation'.$C$7])^[.C266]-1);5);&quot;&quot;)" office:value-type="currency" office:currency="GBP" office:value="283.75708" calcext:value-type="currency">
            <text:p>£283.76</text:p>
          </table:table-cell>
          <table:table-cell office:value-type="float" office:value="265" calcext:value-type="float">
            <text:p>265</text:p>
          </table:table-cell>
          <table:table-cell table:formula="of:=ROUND([.C266]/12;5)" office:value-type="float" office:value="22.08333" calcext:value-type="float">
            <text:p>22.08</text:p>
          </table:table-cell>
        </table:table-row>
        <table:table-row table:style-name="ro1">
          <table:table-cell table:formula="of:=IF([.B267]&lt;&gt;&quot;&quot;;[.B267]*[.C267]+[$'loan-parameters'.$B$32];&quot;&quot;)" office:value-type="currency" office:currency="AUD" office:value="75297.37544" calcext:value-type="currency">
            <text:p>$75,297.38</text:p>
          </table:table-cell>
          <table:table-cell table:formula="of:=IF([.D267]&lt;=[$'repayment-scenarios'.$B$28];ROUND([$'loan-parameters'.$B$31]*[$'current-situation'.$C$7]*(1+[$'current-situation'.$C$7])^[.C267]/((1+[$'current-situation'.$C$7])^[.C267]-1);5);&quot;&quot;)" office:value-type="currency" office:currency="GBP" office:value="283.07284" calcext:value-type="currency">
            <text:p>£283.07</text:p>
          </table:table-cell>
          <table:table-cell office:value-type="float" office:value="266" calcext:value-type="float">
            <text:p>266</text:p>
          </table:table-cell>
          <table:table-cell table:formula="of:=ROUND([.C267]/12;5)" office:value-type="float" office:value="22.16667" calcext:value-type="float">
            <text:p>22.17</text:p>
          </table:table-cell>
        </table:table-row>
        <table:table-row table:style-name="ro1">
          <table:table-cell table:formula="of:=IF([.B268]&lt;&gt;&quot;&quot;;[.B268]*[.C268]+[$'loan-parameters'.$B$32];&quot;&quot;)" office:value-type="currency" office:currency="AUD" office:value="75399.20334" calcext:value-type="currency">
            <text:p>$75,399.20</text:p>
          </table:table-cell>
          <table:table-cell table:formula="of:=IF([.D268]&lt;=[$'repayment-scenarios'.$B$28];ROUND([$'loan-parameters'.$B$31]*[$'current-situation'.$C$7]*(1+[$'current-situation'.$C$7])^[.C268]/((1+[$'current-situation'.$C$7])^[.C268]-1);5);&quot;&quot;)" office:value-type="currency" office:currency="GBP" office:value="282.39402" calcext:value-type="currency">
            <text:p>£282.39</text:p>
          </table:table-cell>
          <table:table-cell office:value-type="float" office:value="267" calcext:value-type="float">
            <text:p>267</text:p>
          </table:table-cell>
          <table:table-cell table:formula="of:=ROUND([.C268]/12;5)" office:value-type="float" office:value="22.25" calcext:value-type="float">
            <text:p>22.25</text:p>
          </table:table-cell>
        </table:table-row>
        <table:table-row table:style-name="ro1">
          <table:table-cell table:formula="of:=IF([.B269]&lt;&gt;&quot;&quot;;[.B269]*[.C269]+[$'loan-parameters'.$B$32];&quot;&quot;)" office:value-type="currency" office:currency="AUD" office:value="75501.11008" calcext:value-type="currency">
            <text:p>$75,501.11</text:p>
          </table:table-cell>
          <table:table-cell table:formula="of:=IF([.D269]&lt;=[$'repayment-scenarios'.$B$28];ROUND([$'loan-parameters'.$B$31]*[$'current-situation'.$C$7]*(1+[$'current-situation'.$C$7])^[.C269]/((1+[$'current-situation'.$C$7])^[.C269]-1);5);&quot;&quot;)" office:value-type="currency" office:currency="GBP" office:value="281.72056" calcext:value-type="currency">
            <text:p>£281.72</text:p>
          </table:table-cell>
          <table:table-cell office:value-type="float" office:value="268" calcext:value-type="float">
            <text:p>268</text:p>
          </table:table-cell>
          <table:table-cell table:formula="of:=ROUND([.C269]/12;5)" office:value-type="float" office:value="22.33333" calcext:value-type="float">
            <text:p>22.33</text:p>
          </table:table-cell>
        </table:table-row>
        <table:table-row table:style-name="ro1">
          <table:table-cell table:formula="of:=IF([.B270]&lt;&gt;&quot;&quot;;[.B270]*[.C270]+[$'loan-parameters'.$B$32];&quot;&quot;)" office:value-type="currency" office:currency="AUD" office:value="75603.09291" calcext:value-type="currency">
            <text:p>$75,603.09</text:p>
          </table:table-cell>
          <table:table-cell table:formula="of:=IF([.D270]&lt;=[$'repayment-scenarios'.$B$28];ROUND([$'loan-parameters'.$B$31]*[$'current-situation'.$C$7]*(1+[$'current-situation'.$C$7])^[.C270]/((1+[$'current-situation'.$C$7])^[.C270]-1);5);&quot;&quot;)" office:value-type="currency" office:currency="GBP" office:value="281.05239" calcext:value-type="currency">
            <text:p>£281.05</text:p>
          </table:table-cell>
          <table:table-cell office:value-type="float" office:value="269" calcext:value-type="float">
            <text:p>269</text:p>
          </table:table-cell>
          <table:table-cell table:formula="of:=ROUND([.C270]/12;5)" office:value-type="float" office:value="22.41667" calcext:value-type="float">
            <text:p>22.42</text:p>
          </table:table-cell>
        </table:table-row>
        <table:table-row table:style-name="ro1">
          <table:table-cell table:formula="of:=IF([.B271]&lt;&gt;&quot;&quot;;[.B271]*[.C271]+[$'loan-parameters'.$B$32];&quot;&quot;)" office:value-type="currency" office:currency="AUD" office:value="75705.1569" calcext:value-type="currency">
            <text:p>$75,705.16</text:p>
          </table:table-cell>
          <table:table-cell table:formula="of:=IF([.D271]&lt;=[$'repayment-scenarios'.$B$28];ROUND([$'loan-parameters'.$B$31]*[$'current-situation'.$C$7]*(1+[$'current-situation'.$C$7])^[.C271]/((1+[$'current-situation'.$C$7])^[.C271]-1);5);&quot;&quot;)" office:value-type="currency" office:currency="GBP" office:value="280.38947" calcext:value-type="currency">
            <text:p>£280.39</text:p>
          </table:table-cell>
          <table:table-cell office:value-type="float" office:value="270" calcext:value-type="float">
            <text:p>270</text:p>
          </table:table-cell>
          <table:table-cell table:formula="of:=ROUND([.C271]/12;5)" office:value-type="float" office:value="22.5" calcext:value-type="float">
            <text:p>22.50</text:p>
          </table:table-cell>
        </table:table-row>
        <table:table-row table:style-name="ro1">
          <table:table-cell table:formula="of:=IF([.B272]&lt;&gt;&quot;&quot;;[.B272]*[.C272]+[$'loan-parameters'.$B$32];&quot;&quot;)" office:value-type="currency" office:currency="AUD" office:value="75807.29612" calcext:value-type="currency">
            <text:p>$75,807.30</text:p>
          </table:table-cell>
          <table:table-cell table:formula="of:=IF([.D272]&lt;=[$'repayment-scenarios'.$B$28];ROUND([$'loan-parameters'.$B$31]*[$'current-situation'.$C$7]*(1+[$'current-situation'.$C$7])^[.C272]/((1+[$'current-situation'.$C$7])^[.C272]-1);5);&quot;&quot;)" office:value-type="currency" office:currency="GBP" office:value="279.73172" calcext:value-type="currency">
            <text:p>£279.73</text:p>
          </table:table-cell>
          <table:table-cell office:value-type="float" office:value="271" calcext:value-type="float">
            <text:p>271</text:p>
          </table:table-cell>
          <table:table-cell table:formula="of:=ROUND([.C272]/12;5)" office:value-type="float" office:value="22.58333" calcext:value-type="float">
            <text:p>22.58</text:p>
          </table:table-cell>
        </table:table-row>
        <table:table-row table:style-name="ro1">
          <table:table-cell table:formula="of:=IF([.B273]&lt;&gt;&quot;&quot;;[.B273]*[.C273]+[$'loan-parameters'.$B$32];&quot;&quot;)" office:value-type="currency" office:currency="AUD" office:value="75909.51248" calcext:value-type="currency">
            <text:p>$75,909.51</text:p>
          </table:table-cell>
          <table:table-cell table:formula="of:=IF([.D273]&lt;=[$'repayment-scenarios'.$B$28];ROUND([$'loan-parameters'.$B$31]*[$'current-situation'.$C$7]*(1+[$'current-situation'.$C$7])^[.C273]/((1+[$'current-situation'.$C$7])^[.C273]-1);5);&quot;&quot;)" office:value-type="currency" office:currency="GBP" office:value="279.07909" calcext:value-type="currency">
            <text:p>£279.08</text:p>
          </table:table-cell>
          <table:table-cell office:value-type="float" office:value="272" calcext:value-type="float">
            <text:p>272</text:p>
          </table:table-cell>
          <table:table-cell table:formula="of:=ROUND([.C273]/12;5)" office:value-type="float" office:value="22.66667" calcext:value-type="float">
            <text:p>22.67</text:p>
          </table:table-cell>
        </table:table-row>
        <table:table-row table:style-name="ro1">
          <table:table-cell table:formula="of:=IF([.B274]&lt;&gt;&quot;&quot;;[.B274]*[.C274]+[$'loan-parameters'.$B$32];&quot;&quot;)" office:value-type="currency" office:currency="AUD" office:value="76011.80769" calcext:value-type="currency">
            <text:p>$76,011.81</text:p>
          </table:table-cell>
          <table:table-cell table:formula="of:=IF([.D274]&lt;=[$'repayment-scenarios'.$B$28];ROUND([$'loan-parameters'.$B$31]*[$'current-situation'.$C$7]*(1+[$'current-situation'.$C$7])^[.C274]/((1+[$'current-situation'.$C$7])^[.C274]-1);5);&quot;&quot;)" office:value-type="currency" office:currency="GBP" office:value="278.43153" calcext:value-type="currency">
            <text:p>£278.43</text:p>
          </table:table-cell>
          <table:table-cell office:value-type="float" office:value="273" calcext:value-type="float">
            <text:p>273</text:p>
          </table:table-cell>
          <table:table-cell table:formula="of:=ROUND([.C274]/12;5)" office:value-type="float" office:value="22.75" calcext:value-type="float">
            <text:p>22.75</text:p>
          </table:table-cell>
        </table:table-row>
        <table:table-row table:style-name="ro1">
          <table:table-cell table:formula="of:=IF([.B275]&lt;&gt;&quot;&quot;;[.B275]*[.C275]+[$'loan-parameters'.$B$32];&quot;&quot;)" office:value-type="currency" office:currency="AUD" office:value="76114.18326" calcext:value-type="currency">
            <text:p>$76,114.18</text:p>
          </table:table-cell>
          <table:table-cell table:formula="of:=IF([.D275]&lt;=[$'repayment-scenarios'.$B$28];ROUND([$'loan-parameters'.$B$31]*[$'current-situation'.$C$7]*(1+[$'current-situation'.$C$7])^[.C275]/((1+[$'current-situation'.$C$7])^[.C275]-1);5);&quot;&quot;)" office:value-type="currency" office:currency="GBP" office:value="277.78899" calcext:value-type="currency">
            <text:p>£277.79</text:p>
          </table:table-cell>
          <table:table-cell office:value-type="float" office:value="274" calcext:value-type="float">
            <text:p>274</text:p>
          </table:table-cell>
          <table:table-cell table:formula="of:=ROUND([.C275]/12;5)" office:value-type="float" office:value="22.83333" calcext:value-type="float">
            <text:p>22.83</text:p>
          </table:table-cell>
        </table:table-row>
        <table:table-row table:style-name="ro1">
          <table:table-cell table:formula="of:=IF([.B276]&lt;&gt;&quot;&quot;;[.B276]*[.C276]+[$'loan-parameters'.$B$32];&quot;&quot;)" office:value-type="currency" office:currency="AUD" office:value="76216.63225" calcext:value-type="currency">
            <text:p>$76,216.63</text:p>
          </table:table-cell>
          <table:table-cell table:formula="of:=IF([.D276]&lt;=[$'repayment-scenarios'.$B$28];ROUND([$'loan-parameters'.$B$31]*[$'current-situation'.$C$7]*(1+[$'current-situation'.$C$7])^[.C276]/((1+[$'current-situation'.$C$7])^[.C276]-1);5);&quot;&quot;)" office:value-type="currency" office:currency="GBP" office:value="277.15139" calcext:value-type="currency">
            <text:p>£277.15</text:p>
          </table:table-cell>
          <table:table-cell office:value-type="float" office:value="275" calcext:value-type="float">
            <text:p>275</text:p>
          </table:table-cell>
          <table:table-cell table:formula="of:=ROUND([.C276]/12;5)" office:value-type="float" office:value="22.91667" calcext:value-type="float">
            <text:p>22.92</text:p>
          </table:table-cell>
        </table:table-row>
        <table:table-row table:style-name="ro1">
          <table:table-cell table:formula="of:=IF([.B277]&lt;&gt;&quot;&quot;;[.B277]*[.C277]+[$'loan-parameters'.$B$32];&quot;&quot;)" office:value-type="currency" office:currency="AUD" office:value="76319.1612" calcext:value-type="currency">
            <text:p>$76,319.16</text:p>
          </table:table-cell>
          <table:table-cell table:formula="of:=IF([.D277]&lt;=[$'repayment-scenarios'.$B$28];ROUND([$'loan-parameters'.$B$31]*[$'current-situation'.$C$7]*(1+[$'current-situation'.$C$7])^[.C277]/((1+[$'current-situation'.$C$7])^[.C277]-1);5);&quot;&quot;)" office:value-type="currency" office:currency="GBP" office:value="276.5187" calcext:value-type="currency">
            <text:p>£276.52</text:p>
          </table:table-cell>
          <table:table-cell office:value-type="float" office:value="276" calcext:value-type="float">
            <text:p>276</text:p>
          </table:table-cell>
          <table:table-cell table:formula="of:=ROUND([.C277]/12;5)" office:value-type="float" office:value="23" calcext:value-type="float">
            <text:p>23.00</text:p>
          </table:table-cell>
        </table:table-row>
        <table:table-row table:style-name="ro1">
          <table:table-cell table:formula="of:=IF([.B278]&lt;&gt;&quot;&quot;;[.B278]*[.C278]+[$'loan-parameters'.$B$32];&quot;&quot;)" office:value-type="currency" office:currency="AUD" office:value="76421.76822" calcext:value-type="currency">
            <text:p>$76,421.77</text:p>
          </table:table-cell>
          <table:table-cell table:formula="of:=IF([.D278]&lt;=[$'repayment-scenarios'.$B$28];ROUND([$'loan-parameters'.$B$31]*[$'current-situation'.$C$7]*(1+[$'current-situation'.$C$7])^[.C278]/((1+[$'current-situation'.$C$7])^[.C278]-1);5);&quot;&quot;)" office:value-type="currency" office:currency="GBP" office:value="275.89086" calcext:value-type="currency">
            <text:p>£275.89</text:p>
          </table:table-cell>
          <table:table-cell office:value-type="float" office:value="277" calcext:value-type="float">
            <text:p>277</text:p>
          </table:table-cell>
          <table:table-cell table:formula="of:=ROUND([.C278]/12;5)" office:value-type="float" office:value="23.08333" calcext:value-type="float">
            <text:p>23.08</text:p>
          </table:table-cell>
        </table:table-row>
        <table:table-row table:style-name="ro1">
          <table:table-cell table:formula="of:=IF([.B279]&lt;&gt;&quot;&quot;;[.B279]*[.C279]+[$'loan-parameters'.$B$32];&quot;&quot;)" office:value-type="currency" office:currency="AUD" office:value="76524.45118" calcext:value-type="currency">
            <text:p>$76,524.45</text:p>
          </table:table-cell>
          <table:table-cell table:formula="of:=IF([.D279]&lt;=[$'repayment-scenarios'.$B$28];ROUND([$'loan-parameters'.$B$31]*[$'current-situation'.$C$7]*(1+[$'current-situation'.$C$7])^[.C279]/((1+[$'current-situation'.$C$7])^[.C279]-1);5);&quot;&quot;)" office:value-type="currency" office:currency="GBP" office:value="275.26781" calcext:value-type="currency">
            <text:p>£275.27</text:p>
          </table:table-cell>
          <table:table-cell office:value-type="float" office:value="278" calcext:value-type="float">
            <text:p>278</text:p>
          </table:table-cell>
          <table:table-cell table:formula="of:=ROUND([.C279]/12;5)" office:value-type="float" office:value="23.16667" calcext:value-type="float">
            <text:p>23.17</text:p>
          </table:table-cell>
        </table:table-row>
        <table:table-row table:style-name="ro1">
          <table:table-cell table:formula="of:=IF([.B280]&lt;&gt;&quot;&quot;;[.B280]*[.C280]+[$'loan-parameters'.$B$32];&quot;&quot;)" office:value-type="currency" office:currency="AUD" office:value="76627.21329" calcext:value-type="currency">
            <text:p>$76,627.21</text:p>
          </table:table-cell>
          <table:table-cell table:formula="of:=IF([.D280]&lt;=[$'repayment-scenarios'.$B$28];ROUND([$'loan-parameters'.$B$31]*[$'current-situation'.$C$7]*(1+[$'current-situation'.$C$7])^[.C280]/((1+[$'current-situation'.$C$7])^[.C280]-1);5);&quot;&quot;)" office:value-type="currency" office:currency="GBP" office:value="274.64951" calcext:value-type="currency">
            <text:p>£274.65</text:p>
          </table:table-cell>
          <table:table-cell office:value-type="float" office:value="279" calcext:value-type="float">
            <text:p>279</text:p>
          </table:table-cell>
          <table:table-cell table:formula="of:=ROUND([.C280]/12;5)" office:value-type="float" office:value="23.25" calcext:value-type="float">
            <text:p>23.25</text:p>
          </table:table-cell>
        </table:table-row>
        <table:table-row table:style-name="ro1">
          <table:table-cell table:formula="of:=IF([.B281]&lt;&gt;&quot;&quot;;[.B281]*[.C281]+[$'loan-parameters'.$B$32];&quot;&quot;)" office:value-type="currency" office:currency="AUD" office:value="76730.052" calcext:value-type="currency">
            <text:p>$76,730.05</text:p>
          </table:table-cell>
          <table:table-cell table:formula="of:=IF([.D281]&lt;=[$'repayment-scenarios'.$B$28];ROUND([$'loan-parameters'.$B$31]*[$'current-situation'.$C$7]*(1+[$'current-situation'.$C$7])^[.C281]/((1+[$'current-situation'.$C$7])^[.C281]-1);5);&quot;&quot;)" office:value-type="currency" office:currency="GBP" office:value="274.0359" calcext:value-type="currency">
            <text:p>£274.04</text:p>
          </table:table-cell>
          <table:table-cell office:value-type="float" office:value="280" calcext:value-type="float">
            <text:p>280</text:p>
          </table:table-cell>
          <table:table-cell table:formula="of:=ROUND([.C281]/12;5)" office:value-type="float" office:value="23.33333" calcext:value-type="float">
            <text:p>23.33</text:p>
          </table:table-cell>
        </table:table-row>
        <table:table-row table:style-name="ro1">
          <table:table-cell table:formula="of:=IF([.B282]&lt;&gt;&quot;&quot;;[.B282]*[.C282]+[$'loan-parameters'.$B$32];&quot;&quot;)" office:value-type="currency" office:currency="AUD" office:value="76832.97014" calcext:value-type="currency">
            <text:p>$76,832.97</text:p>
          </table:table-cell>
          <table:table-cell table:formula="of:=IF([.D282]&lt;=[$'repayment-scenarios'.$B$28];ROUND([$'loan-parameters'.$B$31]*[$'current-situation'.$C$7]*(1+[$'current-situation'.$C$7])^[.C282]/((1+[$'current-situation'.$C$7])^[.C282]-1);5);&quot;&quot;)" office:value-type="currency" office:currency="GBP" office:value="273.42694" calcext:value-type="currency">
            <text:p>£273.43</text:p>
          </table:table-cell>
          <table:table-cell office:value-type="float" office:value="281" calcext:value-type="float">
            <text:p>281</text:p>
          </table:table-cell>
          <table:table-cell table:formula="of:=ROUND([.C282]/12;5)" office:value-type="float" office:value="23.41667" calcext:value-type="float">
            <text:p>23.42</text:p>
          </table:table-cell>
        </table:table-row>
        <table:table-row table:style-name="ro1">
          <table:table-cell table:formula="of:=IF([.B283]&lt;&gt;&quot;&quot;;[.B283]*[.C283]+[$'loan-parameters'.$B$32];&quot;&quot;)" office:value-type="currency" office:currency="AUD" office:value="76935.96192" calcext:value-type="currency">
            <text:p>$76,935.96</text:p>
          </table:table-cell>
          <table:table-cell table:formula="of:=IF([.D283]&lt;=[$'repayment-scenarios'.$B$28];ROUND([$'loan-parameters'.$B$31]*[$'current-situation'.$C$7]*(1+[$'current-situation'.$C$7])^[.C283]/((1+[$'current-situation'.$C$7])^[.C283]-1);5);&quot;&quot;)" office:value-type="currency" office:currency="GBP" office:value="272.82256" calcext:value-type="currency">
            <text:p>£272.82</text:p>
          </table:table-cell>
          <table:table-cell office:value-type="float" office:value="282" calcext:value-type="float">
            <text:p>282</text:p>
          </table:table-cell>
          <table:table-cell table:formula="of:=ROUND([.C283]/12;5)" office:value-type="float" office:value="23.5" calcext:value-type="float">
            <text:p>23.50</text:p>
          </table:table-cell>
        </table:table-row>
        <table:table-row table:style-name="ro1">
          <table:table-cell table:formula="of:=IF([.B284]&lt;&gt;&quot;&quot;;[.B284]*[.C284]+[$'loan-parameters'.$B$32];&quot;&quot;)" office:value-type="currency" office:currency="AUD" office:value="77039.03542" calcext:value-type="currency">
            <text:p>$77,039.04</text:p>
          </table:table-cell>
          <table:table-cell table:formula="of:=IF([.D284]&lt;=[$'repayment-scenarios'.$B$28];ROUND([$'loan-parameters'.$B$31]*[$'current-situation'.$C$7]*(1+[$'current-situation'.$C$7])^[.C284]/((1+[$'current-situation'.$C$7])^[.C284]-1);5);&quot;&quot;)" office:value-type="currency" office:currency="GBP" office:value="272.22274" calcext:value-type="currency">
            <text:p>£272.22</text:p>
          </table:table-cell>
          <table:table-cell office:value-type="float" office:value="283" calcext:value-type="float">
            <text:p>283</text:p>
          </table:table-cell>
          <table:table-cell table:formula="of:=ROUND([.C284]/12;5)" office:value-type="float" office:value="23.58333" calcext:value-type="float">
            <text:p>23.58</text:p>
          </table:table-cell>
        </table:table-row>
        <table:table-row table:style-name="ro1">
          <table:table-cell table:formula="of:=IF([.B285]&lt;&gt;&quot;&quot;;[.B285]*[.C285]+[$'loan-parameters'.$B$32];&quot;&quot;)" office:value-type="currency" office:currency="AUD" office:value="77142.1816" calcext:value-type="currency">
            <text:p>$77,142.18</text:p>
          </table:table-cell>
          <table:table-cell table:formula="of:=IF([.D285]&lt;=[$'repayment-scenarios'.$B$28];ROUND([$'loan-parameters'.$B$31]*[$'current-situation'.$C$7]*(1+[$'current-situation'.$C$7])^[.C285]/((1+[$'current-situation'.$C$7])^[.C285]-1);5);&quot;&quot;)" office:value-type="currency" office:currency="GBP" office:value="271.6274" calcext:value-type="currency">
            <text:p>£271.63</text:p>
          </table:table-cell>
          <table:table-cell office:value-type="float" office:value="284" calcext:value-type="float">
            <text:p>284</text:p>
          </table:table-cell>
          <table:table-cell table:formula="of:=ROUND([.C285]/12;5)" office:value-type="float" office:value="23.66667" calcext:value-type="float">
            <text:p>23.67</text:p>
          </table:table-cell>
        </table:table-row>
        <table:table-row table:style-name="ro1">
          <table:table-cell table:formula="of:=IF([.B286]&lt;&gt;&quot;&quot;;[.B286]*[.C286]+[$'loan-parameters'.$B$32];&quot;&quot;)" office:value-type="currency" office:currency="AUD" office:value="77245.4082" calcext:value-type="currency">
            <text:p>$77,245.41</text:p>
          </table:table-cell>
          <table:table-cell table:formula="of:=IF([.D286]&lt;=[$'repayment-scenarios'.$B$28];ROUND([$'loan-parameters'.$B$31]*[$'current-situation'.$C$7]*(1+[$'current-situation'.$C$7])^[.C286]/((1+[$'current-situation'.$C$7])^[.C286]-1);5);&quot;&quot;)" office:value-type="currency" office:currency="GBP" office:value="271.03652" calcext:value-type="currency">
            <text:p>£271.04</text:p>
          </table:table-cell>
          <table:table-cell office:value-type="float" office:value="285" calcext:value-type="float">
            <text:p>285</text:p>
          </table:table-cell>
          <table:table-cell table:formula="of:=ROUND([.C286]/12;5)" office:value-type="float" office:value="23.75" calcext:value-type="float">
            <text:p>23.75</text:p>
          </table:table-cell>
        </table:table-row>
        <table:table-row table:style-name="ro1">
          <table:table-cell table:formula="of:=IF([.B287]&lt;&gt;&quot;&quot;;[.B287]*[.C287]+[$'loan-parameters'.$B$32];&quot;&quot;)" office:value-type="currency" office:currency="AUD" office:value="77348.71144" calcext:value-type="currency">
            <text:p>$77,348.71</text:p>
          </table:table-cell>
          <table:table-cell table:formula="of:=IF([.D287]&lt;=[$'repayment-scenarios'.$B$28];ROUND([$'loan-parameters'.$B$31]*[$'current-situation'.$C$7]*(1+[$'current-situation'.$C$7])^[.C287]/((1+[$'current-situation'.$C$7])^[.C287]-1);5);&quot;&quot;)" office:value-type="currency" office:currency="GBP" office:value="270.45004" calcext:value-type="currency">
            <text:p>£270.45</text:p>
          </table:table-cell>
          <table:table-cell office:value-type="float" office:value="286" calcext:value-type="float">
            <text:p>286</text:p>
          </table:table-cell>
          <table:table-cell table:formula="of:=ROUND([.C287]/12;5)" office:value-type="float" office:value="23.83333" calcext:value-type="float">
            <text:p>23.83</text:p>
          </table:table-cell>
        </table:table-row>
        <table:table-row table:style-name="ro1">
          <table:table-cell table:formula="of:=IF([.B288]&lt;&gt;&quot;&quot;;[.B288]*[.C288]+[$'loan-parameters'.$B$32];&quot;&quot;)" office:value-type="currency" office:currency="AUD" office:value="77452.09304" calcext:value-type="currency">
            <text:p>$77,452.09</text:p>
          </table:table-cell>
          <table:table-cell table:formula="of:=IF([.D288]&lt;=[$'repayment-scenarios'.$B$28];ROUND([$'loan-parameters'.$B$31]*[$'current-situation'.$C$7]*(1+[$'current-situation'.$C$7])^[.C288]/((1+[$'current-situation'.$C$7])^[.C288]-1);5);&quot;&quot;)" office:value-type="currency" office:currency="GBP" office:value="269.86792" calcext:value-type="currency">
            <text:p>£269.87</text:p>
          </table:table-cell>
          <table:table-cell office:value-type="float" office:value="287" calcext:value-type="float">
            <text:p>287</text:p>
          </table:table-cell>
          <table:table-cell table:formula="of:=ROUND([.C288]/12;5)" office:value-type="float" office:value="23.91667" calcext:value-type="float">
            <text:p>23.92</text:p>
          </table:table-cell>
        </table:table-row>
        <table:table-row table:style-name="ro1">
          <table:table-cell table:formula="of:=IF([.B289]&lt;&gt;&quot;&quot;;[.B289]*[.C289]+[$'loan-parameters'.$B$32];&quot;&quot;)" office:value-type="currency" office:currency="AUD" office:value="77555.5488" calcext:value-type="currency">
            <text:p>$77,555.55</text:p>
          </table:table-cell>
          <table:table-cell table:formula="of:=IF([.D289]&lt;=[$'repayment-scenarios'.$B$28];ROUND([$'loan-parameters'.$B$31]*[$'current-situation'.$C$7]*(1+[$'current-situation'.$C$7])^[.C289]/((1+[$'current-situation'.$C$7])^[.C289]-1);5);&quot;&quot;)" office:value-type="currency" office:currency="GBP" office:value="269.2901" calcext:value-type="currency">
            <text:p>£269.29</text:p>
          </table:table-cell>
          <table:table-cell office:value-type="float" office:value="288" calcext:value-type="float">
            <text:p>288</text:p>
          </table:table-cell>
          <table:table-cell table:formula="of:=ROUND([.C289]/12;5)" office:value-type="float" office:value="24" calcext:value-type="float">
            <text:p>24.00</text:p>
          </table:table-cell>
        </table:table-row>
        <table:table-row table:style-name="ro1">
          <table:table-cell table:formula="of:=IF([.B290]&lt;&gt;&quot;&quot;;[.B290]*[.C290]+[$'loan-parameters'.$B$32];&quot;&quot;)" office:value-type="currency" office:currency="AUD" office:value="77659.08584" calcext:value-type="currency">
            <text:p>$77,659.09</text:p>
          </table:table-cell>
          <table:table-cell table:formula="of:=IF([.D290]&lt;=[$'repayment-scenarios'.$B$28];ROUND([$'loan-parameters'.$B$31]*[$'current-situation'.$C$7]*(1+[$'current-situation'.$C$7])^[.C290]/((1+[$'current-situation'.$C$7])^[.C290]-1);5);&quot;&quot;)" office:value-type="currency" office:currency="GBP" office:value="268.71656" calcext:value-type="currency">
            <text:p>£268.72</text:p>
          </table:table-cell>
          <table:table-cell office:value-type="float" office:value="289" calcext:value-type="float">
            <text:p>289</text:p>
          </table:table-cell>
          <table:table-cell table:formula="of:=ROUND([.C290]/12;5)" office:value-type="float" office:value="24.08333" calcext:value-type="float">
            <text:p>24.08</text:p>
          </table:table-cell>
        </table:table-row>
        <table:table-row table:style-name="ro1">
          <table:table-cell table:formula="of:=IF([.B291]&lt;&gt;&quot;&quot;;[.B291]*[.C291]+[$'loan-parameters'.$B$32];&quot;&quot;)" office:value-type="currency" office:currency="AUD" office:value="77762.6967" calcext:value-type="currency">
            <text:p>$77,762.70</text:p>
          </table:table-cell>
          <table:table-cell table:formula="of:=IF([.D291]&lt;=[$'repayment-scenarios'.$B$28];ROUND([$'loan-parameters'.$B$31]*[$'current-situation'.$C$7]*(1+[$'current-situation'.$C$7])^[.C291]/((1+[$'current-situation'.$C$7])^[.C291]-1);5);&quot;&quot;)" office:value-type="currency" office:currency="GBP" office:value="268.14723" calcext:value-type="currency">
            <text:p>£268.15</text:p>
          </table:table-cell>
          <table:table-cell office:value-type="float" office:value="290" calcext:value-type="float">
            <text:p>290</text:p>
          </table:table-cell>
          <table:table-cell table:formula="of:=ROUND([.C291]/12;5)" office:value-type="float" office:value="24.16667" calcext:value-type="float">
            <text:p>24.17</text:p>
          </table:table-cell>
        </table:table-row>
        <table:table-row table:style-name="ro1">
          <table:table-cell table:formula="of:=IF([.B292]&lt;&gt;&quot;&quot;;[.B292]*[.C292]+[$'loan-parameters'.$B$32];&quot;&quot;)" office:value-type="currency" office:currency="AUD" office:value="77866.38528" calcext:value-type="currency">
            <text:p>$77,866.39</text:p>
          </table:table-cell>
          <table:table-cell table:formula="of:=IF([.D292]&lt;=[$'repayment-scenarios'.$B$28];ROUND([$'loan-parameters'.$B$31]*[$'current-situation'.$C$7]*(1+[$'current-situation'.$C$7])^[.C292]/((1+[$'current-situation'.$C$7])^[.C292]-1);5);&quot;&quot;)" office:value-type="currency" office:currency="GBP" office:value="267.58208" calcext:value-type="currency">
            <text:p>£267.58</text:p>
          </table:table-cell>
          <table:table-cell office:value-type="float" office:value="291" calcext:value-type="float">
            <text:p>291</text:p>
          </table:table-cell>
          <table:table-cell table:formula="of:=ROUND([.C292]/12;5)" office:value-type="float" office:value="24.25" calcext:value-type="float">
            <text:p>24.25</text:p>
          </table:table-cell>
        </table:table-row>
        <table:table-row table:style-name="ro1">
          <table:table-cell table:formula="of:=IF([.B293]&lt;&gt;&quot;&quot;;[.B293]*[.C293]+[$'loan-parameters'.$B$32];&quot;&quot;)" office:value-type="currency" office:currency="AUD" office:value="77970.15244" calcext:value-type="currency">
            <text:p>$77,970.15</text:p>
          </table:table-cell>
          <table:table-cell table:formula="of:=IF([.D293]&lt;=[$'repayment-scenarios'.$B$28];ROUND([$'loan-parameters'.$B$31]*[$'current-situation'.$C$7]*(1+[$'current-situation'.$C$7])^[.C293]/((1+[$'current-situation'.$C$7])^[.C293]-1);5);&quot;&quot;)" office:value-type="currency" office:currency="GBP" office:value="267.02107" calcext:value-type="currency">
            <text:p>£267.02</text:p>
          </table:table-cell>
          <table:table-cell office:value-type="float" office:value="292" calcext:value-type="float">
            <text:p>292</text:p>
          </table:table-cell>
          <table:table-cell table:formula="of:=ROUND([.C293]/12;5)" office:value-type="float" office:value="24.33333" calcext:value-type="float">
            <text:p>24.33</text:p>
          </table:table-cell>
        </table:table-row>
        <table:table-row table:style-name="ro1">
          <table:table-cell table:formula="of:=IF([.B294]&lt;&gt;&quot;&quot;;[.B294]*[.C294]+[$'loan-parameters'.$B$32];&quot;&quot;)" office:value-type="currency" office:currency="AUD" office:value="78073.99302" calcext:value-type="currency">
            <text:p>$78,073.99</text:p>
          </table:table-cell>
          <table:table-cell table:formula="of:=IF([.D294]&lt;=[$'repayment-scenarios'.$B$28];ROUND([$'loan-parameters'.$B$31]*[$'current-situation'.$C$7]*(1+[$'current-situation'.$C$7])^[.C294]/((1+[$'current-situation'.$C$7])^[.C294]-1);5);&quot;&quot;)" office:value-type="currency" office:currency="GBP" office:value="266.46414" calcext:value-type="currency">
            <text:p>£266.46</text:p>
          </table:table-cell>
          <table:table-cell office:value-type="float" office:value="293" calcext:value-type="float">
            <text:p>293</text:p>
          </table:table-cell>
          <table:table-cell table:formula="of:=ROUND([.C294]/12;5)" office:value-type="float" office:value="24.41667" calcext:value-type="float">
            <text:p>24.42</text:p>
          </table:table-cell>
        </table:table-row>
        <table:table-row table:style-name="ro1">
          <table:table-cell table:formula="of:=IF([.B295]&lt;&gt;&quot;&quot;;[.B295]*[.C295]+[$'loan-parameters'.$B$32];&quot;&quot;)" office:value-type="currency" office:currency="AUD" office:value="78177.91338" calcext:value-type="currency">
            <text:p>$78,177.91</text:p>
          </table:table-cell>
          <table:table-cell table:formula="of:=IF([.D295]&lt;=[$'repayment-scenarios'.$B$28];ROUND([$'loan-parameters'.$B$31]*[$'current-situation'.$C$7]*(1+[$'current-situation'.$C$7])^[.C295]/((1+[$'current-situation'.$C$7])^[.C295]-1);5);&quot;&quot;)" office:value-type="currency" office:currency="GBP" office:value="265.91127" calcext:value-type="currency">
            <text:p>£265.91</text:p>
          </table:table-cell>
          <table:table-cell office:value-type="float" office:value="294" calcext:value-type="float">
            <text:p>294</text:p>
          </table:table-cell>
          <table:table-cell table:formula="of:=ROUND([.C295]/12;5)" office:value-type="float" office:value="24.5" calcext:value-type="float">
            <text:p>24.50</text:p>
          </table:table-cell>
        </table:table-row>
        <table:table-row table:style-name="ro1">
          <table:table-cell table:formula="of:=IF([.B296]&lt;&gt;&quot;&quot;;[.B296]*[.C296]+[$'loan-parameters'.$B$32];&quot;&quot;)" office:value-type="currency" office:currency="AUD" office:value="78281.91095" calcext:value-type="currency">
            <text:p>$78,281.91</text:p>
          </table:table-cell>
          <table:table-cell table:formula="of:=IF([.D296]&lt;=[$'repayment-scenarios'.$B$28];ROUND([$'loan-parameters'.$B$31]*[$'current-situation'.$C$7]*(1+[$'current-situation'.$C$7])^[.C296]/((1+[$'current-situation'.$C$7])^[.C296]-1);5);&quot;&quot;)" office:value-type="currency" office:currency="GBP" office:value="265.36241" calcext:value-type="currency">
            <text:p>£265.36</text:p>
          </table:table-cell>
          <table:table-cell office:value-type="float" office:value="295" calcext:value-type="float">
            <text:p>295</text:p>
          </table:table-cell>
          <table:table-cell table:formula="of:=ROUND([.C296]/12;5)" office:value-type="float" office:value="24.58333" calcext:value-type="float">
            <text:p>24.58</text:p>
          </table:table-cell>
        </table:table-row>
        <table:table-row table:style-name="ro1">
          <table:table-cell table:formula="of:=IF([.B297]&lt;&gt;&quot;&quot;;[.B297]*[.C297]+[$'loan-parameters'.$B$32];&quot;&quot;)" office:value-type="currency" office:currency="AUD" office:value="78385.98296" calcext:value-type="currency">
            <text:p>$78,385.98</text:p>
          </table:table-cell>
          <table:table-cell table:formula="of:=IF([.D297]&lt;=[$'repayment-scenarios'.$B$28];ROUND([$'loan-parameters'.$B$31]*[$'current-situation'.$C$7]*(1+[$'current-situation'.$C$7])^[.C297]/((1+[$'current-situation'.$C$7])^[.C297]-1);5);&quot;&quot;)" office:value-type="currency" office:currency="GBP" office:value="264.81751" calcext:value-type="currency">
            <text:p>£264.82</text:p>
          </table:table-cell>
          <table:table-cell office:value-type="float" office:value="296" calcext:value-type="float">
            <text:p>296</text:p>
          </table:table-cell>
          <table:table-cell table:formula="of:=ROUND([.C297]/12;5)" office:value-type="float" office:value="24.66667" calcext:value-type="float">
            <text:p>24.67</text:p>
          </table:table-cell>
        </table:table-row>
        <table:table-row table:style-name="ro1">
          <table:table-cell table:formula="of:=IF([.B298]&lt;&gt;&quot;&quot;;[.B298]*[.C298]+[$'loan-parameters'.$B$32];&quot;&quot;)" office:value-type="currency" office:currency="AUD" office:value="78490.13535" calcext:value-type="currency">
            <text:p>$78,490.14</text:p>
          </table:table-cell>
          <table:table-cell table:formula="of:=IF([.D298]&lt;=[$'repayment-scenarios'.$B$28];ROUND([$'loan-parameters'.$B$31]*[$'current-situation'.$C$7]*(1+[$'current-situation'.$C$7])^[.C298]/((1+[$'current-situation'.$C$7])^[.C298]-1);5);&quot;&quot;)" office:value-type="currency" office:currency="GBP" office:value="264.27655" calcext:value-type="currency">
            <text:p>£264.28</text:p>
          </table:table-cell>
          <table:table-cell office:value-type="float" office:value="297" calcext:value-type="float">
            <text:p>297</text:p>
          </table:table-cell>
          <table:table-cell table:formula="of:=ROUND([.C298]/12;5)" office:value-type="float" office:value="24.75" calcext:value-type="float">
            <text:p>24.75</text:p>
          </table:table-cell>
        </table:table-row>
        <table:table-row table:style-name="ro1">
          <table:table-cell table:formula="of:=IF([.B299]&lt;&gt;&quot;&quot;;[.B299]*[.C299]+[$'loan-parameters'.$B$32];&quot;&quot;)" office:value-type="currency" office:currency="AUD" office:value="78594.36206" calcext:value-type="currency">
            <text:p>$78,594.36</text:p>
          </table:table-cell>
          <table:table-cell table:formula="of:=IF([.D299]&lt;=[$'repayment-scenarios'.$B$28];ROUND([$'loan-parameters'.$B$31]*[$'current-situation'.$C$7]*(1+[$'current-situation'.$C$7])^[.C299]/((1+[$'current-situation'.$C$7])^[.C299]-1);5);&quot;&quot;)" office:value-type="currency" office:currency="GBP" office:value="263.73947" calcext:value-type="currency">
            <text:p>£263.74</text:p>
          </table:table-cell>
          <table:table-cell office:value-type="float" office:value="298" calcext:value-type="float">
            <text:p>298</text:p>
          </table:table-cell>
          <table:table-cell table:formula="of:=ROUND([.C299]/12;5)" office:value-type="float" office:value="24.83333" calcext:value-type="float">
            <text:p>24.83</text:p>
          </table:table-cell>
        </table:table-row>
        <table:table-row table:style-name="ro1">
          <table:table-cell table:formula="of:=IF([.B300]&lt;&gt;&quot;&quot;;[.B300]*[.C300]+[$'loan-parameters'.$B$32];&quot;&quot;)" office:value-type="currency" office:currency="AUD" office:value="78698.66576" calcext:value-type="currency">
            <text:p>$78,698.67</text:p>
          </table:table-cell>
          <table:table-cell table:formula="of:=IF([.D300]&lt;=[$'repayment-scenarios'.$B$28];ROUND([$'loan-parameters'.$B$31]*[$'current-situation'.$C$7]*(1+[$'current-situation'.$C$7])^[.C300]/((1+[$'current-situation'.$C$7])^[.C300]-1);5);&quot;&quot;)" office:value-type="currency" office:currency="GBP" office:value="263.20624" calcext:value-type="currency">
            <text:p>£263.21</text:p>
          </table:table-cell>
          <table:table-cell office:value-type="float" office:value="299" calcext:value-type="float">
            <text:p>299</text:p>
          </table:table-cell>
          <table:table-cell table:formula="of:=ROUND([.C300]/12;5)" office:value-type="float" office:value="24.91667" calcext:value-type="float">
            <text:p>24.92</text:p>
          </table:table-cell>
        </table:table-row>
        <table:table-row table:style-name="ro1">
          <table:table-cell table:formula="of:=IF([.B301]&lt;&gt;&quot;&quot;;[.B301]*[.C301]+[$'loan-parameters'.$B$32];&quot;&quot;)" office:value-type="currency" office:currency="AUD" office:value="78803.046" calcext:value-type="currency">
            <text:p>$78,803.05</text:p>
          </table:table-cell>
          <table:table-cell table:formula="of:=IF([.D301]&lt;=[$'repayment-scenarios'.$B$28];ROUND([$'loan-parameters'.$B$31]*[$'current-situation'.$C$7]*(1+[$'current-situation'.$C$7])^[.C301]/((1+[$'current-situation'.$C$7])^[.C301]-1);5);&quot;&quot;)" office:value-type="currency" office:currency="GBP" office:value="262.67682" calcext:value-type="currency">
            <text:p>£262.68</text:p>
          </table:table-cell>
          <table:table-cell office:value-type="float" office:value="300" calcext:value-type="float">
            <text:p>300</text:p>
          </table:table-cell>
          <table:table-cell table:formula="of:=ROUND([.C301]/12;5)" office:value-type="float" office:value="25" calcext:value-type="float">
            <text:p>25.00</text:p>
          </table:table-cell>
        </table:table-row>
        <table:table-row table:style-name="ro1">
          <table:table-cell table:formula="of:=IF([.B302]&lt;&gt;&quot;&quot;;[.B302]*[.C302]+[$'loan-parameters'.$B$32];&quot;&quot;)" office:value-type="currency" office:currency="AUD" office:value="78907.50217" calcext:value-type="currency">
            <text:p>$78,907.50</text:p>
          </table:table-cell>
          <table:table-cell table:formula="of:=IF([.D302]&lt;=[$'repayment-scenarios'.$B$28];ROUND([$'loan-parameters'.$B$31]*[$'current-situation'.$C$7]*(1+[$'current-situation'.$C$7])^[.C302]/((1+[$'current-situation'.$C$7])^[.C302]-1);5);&quot;&quot;)" office:value-type="currency" office:currency="GBP" office:value="262.15117" calcext:value-type="currency">
            <text:p>£262.15</text:p>
          </table:table-cell>
          <table:table-cell office:value-type="float" office:value="301" calcext:value-type="float">
            <text:p>301</text:p>
          </table:table-cell>
          <table:table-cell table:formula="of:=ROUND([.C302]/12;5)" office:value-type="float" office:value="25.08333" calcext:value-type="float">
            <text:p>25.08</text:p>
          </table:table-cell>
        </table:table-row>
        <table:table-row table:style-name="ro1">
          <table:table-cell table:formula="of:=IF([.B303]&lt;&gt;&quot;&quot;;[.B303]*[.C303]+[$'loan-parameters'.$B$32];&quot;&quot;)" office:value-type="currency" office:currency="AUD" office:value="79012.03652" calcext:value-type="currency">
            <text:p>$79,012.04</text:p>
          </table:table-cell>
          <table:table-cell table:formula="of:=IF([.D303]&lt;=[$'repayment-scenarios'.$B$28];ROUND([$'loan-parameters'.$B$31]*[$'current-situation'.$C$7]*(1+[$'current-situation'.$C$7])^[.C303]/((1+[$'current-situation'.$C$7])^[.C303]-1);5);&quot;&quot;)" office:value-type="currency" office:currency="GBP" office:value="261.62926" calcext:value-type="currency">
            <text:p>£261.63</text:p>
          </table:table-cell>
          <table:table-cell office:value-type="float" office:value="302" calcext:value-type="float">
            <text:p>302</text:p>
          </table:table-cell>
          <table:table-cell table:formula="of:=ROUND([.C303]/12;5)" office:value-type="float" office:value="25.16667" calcext:value-type="float">
            <text:p>25.17</text:p>
          </table:table-cell>
        </table:table-row>
        <table:table-row table:style-name="ro1">
          <table:table-cell table:formula="of:=IF([.B304]&lt;&gt;&quot;&quot;;[.B304]*[.C304]+[$'loan-parameters'.$B$32];&quot;&quot;)" office:value-type="currency" office:currency="AUD" office:value="79116.64512" calcext:value-type="currency">
            <text:p>$79,116.65</text:p>
          </table:table-cell>
          <table:table-cell table:formula="of:=IF([.D304]&lt;=[$'repayment-scenarios'.$B$28];ROUND([$'loan-parameters'.$B$31]*[$'current-situation'.$C$7]*(1+[$'current-situation'.$C$7])^[.C304]/((1+[$'current-situation'.$C$7])^[.C304]-1);5);&quot;&quot;)" office:value-type="currency" office:currency="GBP" office:value="261.11104" calcext:value-type="currency">
            <text:p>£261.11</text:p>
          </table:table-cell>
          <table:table-cell office:value-type="float" office:value="303" calcext:value-type="float">
            <text:p>303</text:p>
          </table:table-cell>
          <table:table-cell table:formula="of:=ROUND([.C304]/12;5)" office:value-type="float" office:value="25.25" calcext:value-type="float">
            <text:p>25.25</text:p>
          </table:table-cell>
        </table:table-row>
        <table:table-row table:style-name="ro1">
          <table:table-cell table:formula="of:=IF([.B305]&lt;&gt;&quot;&quot;;[.B305]*[.C305]+[$'loan-parameters'.$B$32];&quot;&quot;)" office:value-type="currency" office:currency="AUD" office:value="79221.33296" calcext:value-type="currency">
            <text:p>$79,221.33</text:p>
          </table:table-cell>
          <table:table-cell table:formula="of:=IF([.D305]&lt;=[$'repayment-scenarios'.$B$28];ROUND([$'loan-parameters'.$B$31]*[$'current-situation'.$C$7]*(1+[$'current-situation'.$C$7])^[.C305]/((1+[$'current-situation'.$C$7])^[.C305]-1);5);&quot;&quot;)" office:value-type="currency" office:currency="GBP" office:value="260.59649" calcext:value-type="currency">
            <text:p>£260.60</text:p>
          </table:table-cell>
          <table:table-cell office:value-type="float" office:value="304" calcext:value-type="float">
            <text:p>304</text:p>
          </table:table-cell>
          <table:table-cell table:formula="of:=ROUND([.C305]/12;5)" office:value-type="float" office:value="25.33333" calcext:value-type="float">
            <text:p>25.33</text:p>
          </table:table-cell>
        </table:table-row>
        <table:table-row table:style-name="ro1">
          <table:table-cell table:formula="of:=IF([.B306]&lt;&gt;&quot;&quot;;[.B306]*[.C306]+[$'loan-parameters'.$B$32];&quot;&quot;)" office:value-type="currency" office:currency="AUD" office:value="79326.0958" calcext:value-type="currency">
            <text:p>$79,326.10</text:p>
          </table:table-cell>
          <table:table-cell table:formula="of:=IF([.D306]&lt;=[$'repayment-scenarios'.$B$28];ROUND([$'loan-parameters'.$B$31]*[$'current-situation'.$C$7]*(1+[$'current-situation'.$C$7])^[.C306]/((1+[$'current-situation'.$C$7])^[.C306]-1);5);&quot;&quot;)" office:value-type="currency" office:currency="GBP" office:value="260.08556" calcext:value-type="currency">
            <text:p>£260.09</text:p>
          </table:table-cell>
          <table:table-cell office:value-type="float" office:value="305" calcext:value-type="float">
            <text:p>305</text:p>
          </table:table-cell>
          <table:table-cell table:formula="of:=ROUND([.C306]/12;5)" office:value-type="float" office:value="25.41667" calcext:value-type="float">
            <text:p>25.42</text:p>
          </table:table-cell>
        </table:table-row>
        <table:table-row table:style-name="ro1">
          <table:table-cell table:formula="of:=IF([.B307]&lt;&gt;&quot;&quot;;[.B307]*[.C307]+[$'loan-parameters'.$B$32];&quot;&quot;)" office:value-type="currency" office:currency="AUD" office:value="79430.93532" calcext:value-type="currency">
            <text:p>$79,430.94</text:p>
          </table:table-cell>
          <table:table-cell table:formula="of:=IF([.D307]&lt;=[$'repayment-scenarios'.$B$28];ROUND([$'loan-parameters'.$B$31]*[$'current-situation'.$C$7]*(1+[$'current-situation'.$C$7])^[.C307]/((1+[$'current-situation'.$C$7])^[.C307]-1);5);&quot;&quot;)" office:value-type="currency" office:currency="GBP" office:value="259.57822" calcext:value-type="currency">
            <text:p>£259.58</text:p>
          </table:table-cell>
          <table:table-cell office:value-type="float" office:value="306" calcext:value-type="float">
            <text:p>306</text:p>
          </table:table-cell>
          <table:table-cell table:formula="of:=ROUND([.C307]/12;5)" office:value-type="float" office:value="25.5" calcext:value-type="float">
            <text:p>25.50</text:p>
          </table:table-cell>
        </table:table-row>
        <table:table-row table:style-name="ro1">
          <table:table-cell table:formula="of:=IF([.B308]&lt;&gt;&quot;&quot;;[.B308]*[.C308]+[$'loan-parameters'.$B$32];&quot;&quot;)" office:value-type="currency" office:currency="AUD" office:value="79535.85001" calcext:value-type="currency">
            <text:p>$79,535.85</text:p>
          </table:table-cell>
          <table:table-cell table:formula="of:=IF([.D308]&lt;=[$'repayment-scenarios'.$B$28];ROUND([$'loan-parameters'.$B$31]*[$'current-situation'.$C$7]*(1+[$'current-situation'.$C$7])^[.C308]/((1+[$'current-situation'.$C$7])^[.C308]-1);5);&quot;&quot;)" office:value-type="currency" office:currency="GBP" office:value="259.07443" calcext:value-type="currency">
            <text:p>£259.07</text:p>
          </table:table-cell>
          <table:table-cell office:value-type="float" office:value="307" calcext:value-type="float">
            <text:p>307</text:p>
          </table:table-cell>
          <table:table-cell table:formula="of:=ROUND([.C308]/12;5)" office:value-type="float" office:value="25.58333" calcext:value-type="float">
            <text:p>25.58</text:p>
          </table:table-cell>
        </table:table-row>
        <table:table-row table:style-name="ro1">
          <table:table-cell table:formula="of:=IF([.B309]&lt;&gt;&quot;&quot;;[.B309]*[.C309]+[$'loan-parameters'.$B$32];&quot;&quot;)" office:value-type="currency" office:currency="AUD" office:value="79640.84128" calcext:value-type="currency">
            <text:p>$79,640.84</text:p>
          </table:table-cell>
          <table:table-cell table:formula="of:=IF([.D309]&lt;=[$'repayment-scenarios'.$B$28];ROUND([$'loan-parameters'.$B$31]*[$'current-situation'.$C$7]*(1+[$'current-situation'.$C$7])^[.C309]/((1+[$'current-situation'.$C$7])^[.C309]-1);5);&quot;&quot;)" office:value-type="currency" office:currency="GBP" office:value="258.57416" calcext:value-type="currency">
            <text:p>£258.57</text:p>
          </table:table-cell>
          <table:table-cell office:value-type="float" office:value="308" calcext:value-type="float">
            <text:p>308</text:p>
          </table:table-cell>
          <table:table-cell table:formula="of:=ROUND([.C309]/12;5)" office:value-type="float" office:value="25.66667" calcext:value-type="float">
            <text:p>25.67</text:p>
          </table:table-cell>
        </table:table-row>
        <table:table-row table:style-name="ro1">
          <table:table-cell table:formula="of:=IF([.B310]&lt;&gt;&quot;&quot;;[.B310]*[.C310]+[$'loan-parameters'.$B$32];&quot;&quot;)" office:value-type="currency" office:currency="AUD" office:value="79745.91042" calcext:value-type="currency">
            <text:p>$79,745.91</text:p>
          </table:table-cell>
          <table:table-cell table:formula="of:=IF([.D310]&lt;=[$'repayment-scenarios'.$B$28];ROUND([$'loan-parameters'.$B$31]*[$'current-situation'.$C$7]*(1+[$'current-situation'.$C$7])^[.C310]/((1+[$'current-situation'.$C$7])^[.C310]-1);5);&quot;&quot;)" office:value-type="currency" office:currency="GBP" office:value="258.07738" calcext:value-type="currency">
            <text:p>£258.08</text:p>
          </table:table-cell>
          <table:table-cell office:value-type="float" office:value="309" calcext:value-type="float">
            <text:p>309</text:p>
          </table:table-cell>
          <table:table-cell table:formula="of:=ROUND([.C310]/12;5)" office:value-type="float" office:value="25.75" calcext:value-type="float">
            <text:p>25.75</text:p>
          </table:table-cell>
        </table:table-row>
        <table:table-row table:style-name="ro1">
          <table:table-cell table:formula="of:=IF([.B311]&lt;&gt;&quot;&quot;;[.B311]*[.C311]+[$'loan-parameters'.$B$32];&quot;&quot;)" office:value-type="currency" office:currency="AUD" office:value="79851.0524" calcext:value-type="currency">
            <text:p>$79,851.05</text:p>
          </table:table-cell>
          <table:table-cell table:formula="of:=IF([.D311]&lt;=[$'repayment-scenarios'.$B$28];ROUND([$'loan-parameters'.$B$31]*[$'current-situation'.$C$7]*(1+[$'current-situation'.$C$7])^[.C311]/((1+[$'current-situation'.$C$7])^[.C311]-1);5);&quot;&quot;)" office:value-type="currency" office:currency="GBP" office:value="257.58404" calcext:value-type="currency">
            <text:p>£257.58</text:p>
          </table:table-cell>
          <table:table-cell office:value-type="float" office:value="310" calcext:value-type="float">
            <text:p>310</text:p>
          </table:table-cell>
          <table:table-cell table:formula="of:=ROUND([.C311]/12;5)" office:value-type="float" office:value="25.83333" calcext:value-type="float">
            <text:p>25.83</text:p>
          </table:table-cell>
        </table:table-row>
        <table:table-row table:style-name="ro1">
          <table:table-cell table:formula="of:=IF([.B312]&lt;&gt;&quot;&quot;;[.B312]*[.C312]+[$'loan-parameters'.$B$32];&quot;&quot;)" office:value-type="currency" office:currency="AUD" office:value="79956.27443" calcext:value-type="currency">
            <text:p>$79,956.27</text:p>
          </table:table-cell>
          <table:table-cell table:formula="of:=IF([.D312]&lt;=[$'repayment-scenarios'.$B$28];ROUND([$'loan-parameters'.$B$31]*[$'current-situation'.$C$7]*(1+[$'current-situation'.$C$7])^[.C312]/((1+[$'current-situation'.$C$7])^[.C312]-1);5);&quot;&quot;)" office:value-type="currency" office:currency="GBP" office:value="257.09413" calcext:value-type="currency">
            <text:p>£257.09</text:p>
          </table:table-cell>
          <table:table-cell office:value-type="float" office:value="311" calcext:value-type="float">
            <text:p>311</text:p>
          </table:table-cell>
          <table:table-cell table:formula="of:=ROUND([.C312]/12;5)" office:value-type="float" office:value="25.91667" calcext:value-type="float">
            <text:p>25.92</text:p>
          </table:table-cell>
        </table:table-row>
        <table:table-row table:style-name="ro1">
          <table:table-cell table:formula="of:=IF([.B313]&lt;&gt;&quot;&quot;;[.B313]*[.C313]+[$'loan-parameters'.$B$32];&quot;&quot;)" office:value-type="currency" office:currency="AUD" office:value="80061.5712" calcext:value-type="currency">
            <text:p>$80,061.57</text:p>
          </table:table-cell>
          <table:table-cell table:formula="of:=IF([.D313]&lt;=[$'repayment-scenarios'.$B$28];ROUND([$'loan-parameters'.$B$31]*[$'current-situation'.$C$7]*(1+[$'current-situation'.$C$7])^[.C313]/((1+[$'current-situation'.$C$7])^[.C313]-1);5);&quot;&quot;)" office:value-type="currency" office:currency="GBP" office:value="256.6076" calcext:value-type="currency">
            <text:p>£256.61</text:p>
          </table:table-cell>
          <table:table-cell office:value-type="float" office:value="312" calcext:value-type="float">
            <text:p>312</text:p>
          </table:table-cell>
          <table:table-cell table:formula="of:=ROUND([.C313]/12;5)" office:value-type="float" office:value="26" calcext:value-type="float">
            <text:p>26.00</text:p>
          </table:table-cell>
        </table:table-row>
        <table:table-row table:style-name="ro1">
          <table:table-cell table:formula="of:=IF([.B314]&lt;&gt;&quot;&quot;;[.B314]*[.C314]+[$'loan-parameters'.$B$32];&quot;&quot;)" office:value-type="currency" office:currency="AUD" office:value="80166.94346" calcext:value-type="currency">
            <text:p>$80,166.94</text:p>
          </table:table-cell>
          <table:table-cell table:formula="of:=IF([.D314]&lt;=[$'repayment-scenarios'.$B$28];ROUND([$'loan-parameters'.$B$31]*[$'current-situation'.$C$7]*(1+[$'current-situation'.$C$7])^[.C314]/((1+[$'current-situation'.$C$7])^[.C314]-1);5);&quot;&quot;)" office:value-type="currency" office:currency="GBP" office:value="256.12442" calcext:value-type="currency">
            <text:p>£256.12</text:p>
          </table:table-cell>
          <table:table-cell office:value-type="float" office:value="313" calcext:value-type="float">
            <text:p>313</text:p>
          </table:table-cell>
          <table:table-cell table:formula="of:=ROUND([.C314]/12;5)" office:value-type="float" office:value="26.08333" calcext:value-type="float">
            <text:p>26.08</text:p>
          </table:table-cell>
        </table:table-row>
        <table:table-row table:style-name="ro1">
          <table:table-cell table:formula="of:=IF([.B315]&lt;&gt;&quot;&quot;;[.B315]*[.C315]+[$'loan-parameters'.$B$32];&quot;&quot;)" office:value-type="currency" office:currency="AUD" office:value="80272.39184" calcext:value-type="currency">
            <text:p>$80,272.39</text:p>
          </table:table-cell>
          <table:table-cell table:formula="of:=IF([.D315]&lt;=[$'repayment-scenarios'.$B$28];ROUND([$'loan-parameters'.$B$31]*[$'current-situation'.$C$7]*(1+[$'current-situation'.$C$7])^[.C315]/((1+[$'current-situation'.$C$7])^[.C315]-1);5);&quot;&quot;)" office:value-type="currency" office:currency="GBP" office:value="255.64456" calcext:value-type="currency">
            <text:p>£255.64</text:p>
          </table:table-cell>
          <table:table-cell office:value-type="float" office:value="314" calcext:value-type="float">
            <text:p>314</text:p>
          </table:table-cell>
          <table:table-cell table:formula="of:=ROUND([.C315]/12;5)" office:value-type="float" office:value="26.16667" calcext:value-type="float">
            <text:p>26.17</text:p>
          </table:table-cell>
        </table:table-row>
        <table:table-row table:style-name="ro1">
          <table:table-cell table:formula="of:=IF([.B316]&lt;&gt;&quot;&quot;;[.B316]*[.C316]+[$'loan-parameters'.$B$32];&quot;&quot;)" office:value-type="currency" office:currency="AUD" office:value="80377.91685" calcext:value-type="currency">
            <text:p>$80,377.92</text:p>
          </table:table-cell>
          <table:table-cell table:formula="of:=IF([.D316]&lt;=[$'repayment-scenarios'.$B$28];ROUND([$'loan-parameters'.$B$31]*[$'current-situation'.$C$7]*(1+[$'current-situation'.$C$7])^[.C316]/((1+[$'current-situation'.$C$7])^[.C316]-1);5);&quot;&quot;)" office:value-type="currency" office:currency="GBP" office:value="255.16799" calcext:value-type="currency">
            <text:p>£255.17</text:p>
          </table:table-cell>
          <table:table-cell office:value-type="float" office:value="315" calcext:value-type="float">
            <text:p>315</text:p>
          </table:table-cell>
          <table:table-cell table:formula="of:=ROUND([.C316]/12;5)" office:value-type="float" office:value="26.25" calcext:value-type="float">
            <text:p>26.25</text:p>
          </table:table-cell>
        </table:table-row>
        <table:table-row table:style-name="ro1">
          <table:table-cell table:formula="of:=IF([.B317]&lt;&gt;&quot;&quot;;[.B317]*[.C317]+[$'loan-parameters'.$B$32];&quot;&quot;)" office:value-type="currency" office:currency="AUD" office:value="80483.51888" calcext:value-type="currency">
            <text:p>$80,483.52</text:p>
          </table:table-cell>
          <table:table-cell table:formula="of:=IF([.D317]&lt;=[$'repayment-scenarios'.$B$28];ROUND([$'loan-parameters'.$B$31]*[$'current-situation'.$C$7]*(1+[$'current-situation'.$C$7])^[.C317]/((1+[$'current-situation'.$C$7])^[.C317]-1);5);&quot;&quot;)" office:value-type="currency" office:currency="GBP" office:value="254.69468" calcext:value-type="currency">
            <text:p>£254.69</text:p>
          </table:table-cell>
          <table:table-cell office:value-type="float" office:value="316" calcext:value-type="float">
            <text:p>316</text:p>
          </table:table-cell>
          <table:table-cell table:formula="of:=ROUND([.C317]/12;5)" office:value-type="float" office:value="26.33333" calcext:value-type="float">
            <text:p>26.33</text:p>
          </table:table-cell>
        </table:table-row>
        <table:table-row table:style-name="ro1">
          <table:table-cell table:formula="of:=IF([.B318]&lt;&gt;&quot;&quot;;[.B318]*[.C318]+[$'loan-parameters'.$B$32];&quot;&quot;)" office:value-type="currency" office:currency="AUD" office:value="80589.19503" calcext:value-type="currency">
            <text:p>$80,589.20</text:p>
          </table:table-cell>
          <table:table-cell table:formula="of:=IF([.D318]&lt;=[$'repayment-scenarios'.$B$28];ROUND([$'loan-parameters'.$B$31]*[$'current-situation'.$C$7]*(1+[$'current-situation'.$C$7])^[.C318]/((1+[$'current-situation'.$C$7])^[.C318]-1);5);&quot;&quot;)" office:value-type="currency" office:currency="GBP" office:value="254.22459" calcext:value-type="currency">
            <text:p>£254.22</text:p>
          </table:table-cell>
          <table:table-cell office:value-type="float" office:value="317" calcext:value-type="float">
            <text:p>317</text:p>
          </table:table-cell>
          <table:table-cell table:formula="of:=ROUND([.C318]/12;5)" office:value-type="float" office:value="26.41667" calcext:value-type="float">
            <text:p>26.42</text:p>
          </table:table-cell>
        </table:table-row>
        <table:table-row table:style-name="ro1">
          <table:table-cell table:formula="of:=IF([.B319]&lt;&gt;&quot;&quot;;[.B319]*[.C319]+[$'loan-parameters'.$B$32];&quot;&quot;)" office:value-type="currency" office:currency="AUD" office:value="80694.94542" calcext:value-type="currency">
            <text:p>$80,694.95</text:p>
          </table:table-cell>
          <table:table-cell table:formula="of:=IF([.D319]&lt;=[$'repayment-scenarios'.$B$28];ROUND([$'loan-parameters'.$B$31]*[$'current-situation'.$C$7]*(1+[$'current-situation'.$C$7])^[.C319]/((1+[$'current-situation'.$C$7])^[.C319]-1);5);&quot;&quot;)" office:value-type="currency" office:currency="GBP" office:value="253.75769" calcext:value-type="currency">
            <text:p>£253.76</text:p>
          </table:table-cell>
          <table:table-cell office:value-type="float" office:value="318" calcext:value-type="float">
            <text:p>318</text:p>
          </table:table-cell>
          <table:table-cell table:formula="of:=ROUND([.C319]/12;5)" office:value-type="float" office:value="26.5" calcext:value-type="float">
            <text:p>26.50</text:p>
          </table:table-cell>
        </table:table-row>
        <table:table-row table:style-name="ro1">
          <table:table-cell table:formula="of:=IF([.B320]&lt;&gt;&quot;&quot;;[.B320]*[.C320]+[$'loan-parameters'.$B$32];&quot;&quot;)" office:value-type="currency" office:currency="AUD" office:value="80800.77324" calcext:value-type="currency">
            <text:p>$80,800.77</text:p>
          </table:table-cell>
          <table:table-cell table:formula="of:=IF([.D320]&lt;=[$'repayment-scenarios'.$B$28];ROUND([$'loan-parameters'.$B$31]*[$'current-situation'.$C$7]*(1+[$'current-situation'.$C$7])^[.C320]/((1+[$'current-situation'.$C$7])^[.C320]-1);5);&quot;&quot;)" office:value-type="currency" office:currency="GBP" office:value="253.29396" calcext:value-type="currency">
            <text:p>£253.29</text:p>
          </table:table-cell>
          <table:table-cell office:value-type="float" office:value="319" calcext:value-type="float">
            <text:p>319</text:p>
          </table:table-cell>
          <table:table-cell table:formula="of:=ROUND([.C320]/12;5)" office:value-type="float" office:value="26.58333" calcext:value-type="float">
            <text:p>26.58</text:p>
          </table:table-cell>
        </table:table-row>
        <table:table-row table:style-name="ro1">
          <table:table-cell table:formula="of:=IF([.B321]&lt;&gt;&quot;&quot;;[.B321]*[.C321]+[$'loan-parameters'.$B$32];&quot;&quot;)" office:value-type="currency" office:currency="AUD" office:value="80906.6784" calcext:value-type="currency">
            <text:p>$80,906.68</text:p>
          </table:table-cell>
          <table:table-cell table:formula="of:=IF([.D321]&lt;=[$'repayment-scenarios'.$B$28];ROUND([$'loan-parameters'.$B$31]*[$'current-situation'.$C$7]*(1+[$'current-situation'.$C$7])^[.C321]/((1+[$'current-situation'.$C$7])^[.C321]-1);5);&quot;&quot;)" office:value-type="currency" office:currency="GBP" office:value="252.83337" calcext:value-type="currency">
            <text:p>£252.83</text:p>
          </table:table-cell>
          <table:table-cell office:value-type="float" office:value="320" calcext:value-type="float">
            <text:p>320</text:p>
          </table:table-cell>
          <table:table-cell table:formula="of:=ROUND([.C321]/12;5)" office:value-type="float" office:value="26.66667" calcext:value-type="float">
            <text:p>26.67</text:p>
          </table:table-cell>
        </table:table-row>
        <table:table-row table:style-name="ro1">
          <table:table-cell table:formula="of:=IF([.B322]&lt;&gt;&quot;&quot;;[.B322]*[.C322]+[$'loan-parameters'.$B$32];&quot;&quot;)" office:value-type="currency" office:currency="AUD" office:value="81012.65748" calcext:value-type="currency">
            <text:p>$81,012.66</text:p>
          </table:table-cell>
          <table:table-cell table:formula="of:=IF([.D322]&lt;=[$'repayment-scenarios'.$B$28];ROUND([$'loan-parameters'.$B$31]*[$'current-situation'.$C$7]*(1+[$'current-situation'.$C$7])^[.C322]/((1+[$'current-situation'.$C$7])^[.C322]-1);5);&quot;&quot;)" office:value-type="currency" office:currency="GBP" office:value="252.37588" calcext:value-type="currency">
            <text:p>£252.38</text:p>
          </table:table-cell>
          <table:table-cell office:value-type="float" office:value="321" calcext:value-type="float">
            <text:p>321</text:p>
          </table:table-cell>
          <table:table-cell table:formula="of:=ROUND([.C322]/12;5)" office:value-type="float" office:value="26.75" calcext:value-type="float">
            <text:p>26.75</text:p>
          </table:table-cell>
        </table:table-row>
        <table:table-row table:style-name="ro1">
          <table:table-cell table:formula="of:=IF([.B323]&lt;&gt;&quot;&quot;;[.B323]*[.C323]+[$'loan-parameters'.$B$32];&quot;&quot;)" office:value-type="currency" office:currency="AUD" office:value="81118.71334" calcext:value-type="currency">
            <text:p>$81,118.71</text:p>
          </table:table-cell>
          <table:table-cell table:formula="of:=IF([.D323]&lt;=[$'repayment-scenarios'.$B$28];ROUND([$'loan-parameters'.$B$31]*[$'current-situation'.$C$7]*(1+[$'current-situation'.$C$7])^[.C323]/((1+[$'current-situation'.$C$7])^[.C323]-1);5);&quot;&quot;)" office:value-type="currency" office:currency="GBP" office:value="251.92147" calcext:value-type="currency">
            <text:p>£251.92</text:p>
          </table:table-cell>
          <table:table-cell office:value-type="float" office:value="322" calcext:value-type="float">
            <text:p>322</text:p>
          </table:table-cell>
          <table:table-cell table:formula="of:=ROUND([.C323]/12;5)" office:value-type="float" office:value="26.83333" calcext:value-type="float">
            <text:p>26.83</text:p>
          </table:table-cell>
        </table:table-row>
        <table:table-row table:style-name="ro1">
          <table:table-cell table:formula="of:=IF([.B324]&lt;&gt;&quot;&quot;;[.B324]*[.C324]+[$'loan-parameters'.$B$32];&quot;&quot;)" office:value-type="currency" office:currency="AUD" office:value="81224.84553" calcext:value-type="currency">
            <text:p>$81,224.85</text:p>
          </table:table-cell>
          <table:table-cell table:formula="of:=IF([.D324]&lt;=[$'repayment-scenarios'.$B$28];ROUND([$'loan-parameters'.$B$31]*[$'current-situation'.$C$7]*(1+[$'current-situation'.$C$7])^[.C324]/((1+[$'current-situation'.$C$7])^[.C324]-1);5);&quot;&quot;)" office:value-type="currency" office:currency="GBP" office:value="251.47011" calcext:value-type="currency">
            <text:p>£251.47</text:p>
          </table:table-cell>
          <table:table-cell office:value-type="float" office:value="323" calcext:value-type="float">
            <text:p>323</text:p>
          </table:table-cell>
          <table:table-cell table:formula="of:=ROUND([.C324]/12;5)" office:value-type="float" office:value="26.91667" calcext:value-type="float">
            <text:p>26.92</text:p>
          </table:table-cell>
        </table:table-row>
        <table:table-row table:style-name="ro1">
          <table:table-cell table:formula="of:=IF([.B325]&lt;&gt;&quot;&quot;;[.B325]*[.C325]+[$'loan-parameters'.$B$32];&quot;&quot;)" office:value-type="currency" office:currency="AUD" office:value="81331.05024" calcext:value-type="currency">
            <text:p>$81,331.05</text:p>
          </table:table-cell>
          <table:table-cell table:formula="of:=IF([.D325]&lt;=[$'repayment-scenarios'.$B$28];ROUND([$'loan-parameters'.$B$31]*[$'current-situation'.$C$7]*(1+[$'current-situation'.$C$7])^[.C325]/((1+[$'current-situation'.$C$7])^[.C325]-1);5);&quot;&quot;)" office:value-type="currency" office:currency="GBP" office:value="251.02176" calcext:value-type="currency">
            <text:p>£251.02</text:p>
          </table:table-cell>
          <table:table-cell office:value-type="float" office:value="324" calcext:value-type="float">
            <text:p>324</text:p>
          </table:table-cell>
          <table:table-cell table:formula="of:=ROUND([.C325]/12;5)" office:value-type="float" office:value="27" calcext:value-type="float">
            <text:p>27.00</text:p>
          </table:table-cell>
        </table:table-row>
        <table:table-row table:style-name="ro1">
          <table:table-cell table:formula="of:=IF([.B326]&lt;&gt;&quot;&quot;;[.B326]*[.C326]+[$'loan-parameters'.$B$32];&quot;&quot;)" office:value-type="currency" office:currency="AUD" office:value="81437.33325" calcext:value-type="currency">
            <text:p>$81,437.33</text:p>
          </table:table-cell>
          <table:table-cell table:formula="of:=IF([.D326]&lt;=[$'repayment-scenarios'.$B$28];ROUND([$'loan-parameters'.$B$31]*[$'current-situation'.$C$7]*(1+[$'current-situation'.$C$7])^[.C326]/((1+[$'current-situation'.$C$7])^[.C326]-1);5);&quot;&quot;)" office:value-type="currency" office:currency="GBP" office:value="250.57641" calcext:value-type="currency">
            <text:p>£250.58</text:p>
          </table:table-cell>
          <table:table-cell office:value-type="float" office:value="325" calcext:value-type="float">
            <text:p>325</text:p>
          </table:table-cell>
          <table:table-cell table:formula="of:=ROUND([.C326]/12;5)" office:value-type="float" office:value="27.08333" calcext:value-type="float">
            <text:p>27.08</text:p>
          </table:table-cell>
        </table:table-row>
        <table:table-row table:style-name="ro1">
          <table:table-cell table:formula="of:=IF([.B327]&lt;&gt;&quot;&quot;;[.B327]*[.C327]+[$'loan-parameters'.$B$32];&quot;&quot;)" office:value-type="currency" office:currency="AUD" office:value="81543.69052" calcext:value-type="currency">
            <text:p>$81,543.69</text:p>
          </table:table-cell>
          <table:table-cell table:formula="of:=IF([.D327]&lt;=[$'repayment-scenarios'.$B$28];ROUND([$'loan-parameters'.$B$31]*[$'current-situation'.$C$7]*(1+[$'current-situation'.$C$7])^[.C327]/((1+[$'current-situation'.$C$7])^[.C327]-1);5);&quot;&quot;)" office:value-type="currency" office:currency="GBP" office:value="250.13402" calcext:value-type="currency">
            <text:p>£250.13</text:p>
          </table:table-cell>
          <table:table-cell office:value-type="float" office:value="326" calcext:value-type="float">
            <text:p>326</text:p>
          </table:table-cell>
          <table:table-cell table:formula="of:=ROUND([.C327]/12;5)" office:value-type="float" office:value="27.16667" calcext:value-type="float">
            <text:p>27.17</text:p>
          </table:table-cell>
        </table:table-row>
        <table:table-row table:style-name="ro1">
          <table:table-cell table:formula="of:=IF([.B328]&lt;&gt;&quot;&quot;;[.B328]*[.C328]+[$'loan-parameters'.$B$32];&quot;&quot;)" office:value-type="currency" office:currency="AUD" office:value="81650.12112" calcext:value-type="currency">
            <text:p>$81,650.12</text:p>
          </table:table-cell>
          <table:table-cell table:formula="of:=IF([.D328]&lt;=[$'repayment-scenarios'.$B$28];ROUND([$'loan-parameters'.$B$31]*[$'current-situation'.$C$7]*(1+[$'current-situation'.$C$7])^[.C328]/((1+[$'current-situation'.$C$7])^[.C328]-1);5);&quot;&quot;)" office:value-type="currency" office:currency="GBP" office:value="249.69456" calcext:value-type="currency">
            <text:p>£249.69</text:p>
          </table:table-cell>
          <table:table-cell office:value-type="float" office:value="327" calcext:value-type="float">
            <text:p>327</text:p>
          </table:table-cell>
          <table:table-cell table:formula="of:=ROUND([.C328]/12;5)" office:value-type="float" office:value="27.25" calcext:value-type="float">
            <text:p>27.25</text:p>
          </table:table-cell>
        </table:table-row>
        <table:table-row table:style-name="ro1">
          <table:table-cell table:formula="of:=IF([.B329]&lt;&gt;&quot;&quot;;[.B329]*[.C329]+[$'loan-parameters'.$B$32];&quot;&quot;)" office:value-type="currency" office:currency="AUD" office:value="81756.63056" calcext:value-type="currency">
            <text:p>$81,756.63</text:p>
          </table:table-cell>
          <table:table-cell table:formula="of:=IF([.D329]&lt;=[$'repayment-scenarios'.$B$28];ROUND([$'loan-parameters'.$B$31]*[$'current-situation'.$C$7]*(1+[$'current-situation'.$C$7])^[.C329]/((1+[$'current-situation'.$C$7])^[.C329]-1);5);&quot;&quot;)" office:value-type="currency" office:currency="GBP" office:value="249.25802" calcext:value-type="currency">
            <text:p>£249.26</text:p>
          </table:table-cell>
          <table:table-cell office:value-type="float" office:value="328" calcext:value-type="float">
            <text:p>328</text:p>
          </table:table-cell>
          <table:table-cell table:formula="of:=ROUND([.C329]/12;5)" office:value-type="float" office:value="27.33333" calcext:value-type="float">
            <text:p>27.33</text:p>
          </table:table-cell>
        </table:table-row>
        <table:table-row table:style-name="ro1">
          <table:table-cell table:formula="of:=IF([.B330]&lt;&gt;&quot;&quot;;[.B330]*[.C330]+[$'loan-parameters'.$B$32];&quot;&quot;)" office:value-type="currency" office:currency="AUD" office:value="81863.21444" calcext:value-type="currency">
            <text:p>$81,863.21</text:p>
          </table:table-cell>
          <table:table-cell table:formula="of:=IF([.D330]&lt;=[$'repayment-scenarios'.$B$28];ROUND([$'loan-parameters'.$B$31]*[$'current-situation'.$C$7]*(1+[$'current-situation'.$C$7])^[.C330]/((1+[$'current-situation'.$C$7])^[.C330]-1);5);&quot;&quot;)" office:value-type="currency" office:currency="GBP" office:value="248.82436" calcext:value-type="currency">
            <text:p>£248.82</text:p>
          </table:table-cell>
          <table:table-cell office:value-type="float" office:value="329" calcext:value-type="float">
            <text:p>329</text:p>
          </table:table-cell>
          <table:table-cell table:formula="of:=ROUND([.C330]/12;5)" office:value-type="float" office:value="27.41667" calcext:value-type="float">
            <text:p>27.42</text:p>
          </table:table-cell>
        </table:table-row>
        <table:table-row table:style-name="ro1">
          <table:table-cell table:formula="of:=IF([.B331]&lt;&gt;&quot;&quot;;[.B331]*[.C331]+[$'loan-parameters'.$B$32];&quot;&quot;)" office:value-type="currency" office:currency="AUD" office:value="81969.8715" calcext:value-type="currency">
            <text:p>$81,969.87</text:p>
          </table:table-cell>
          <table:table-cell table:formula="of:=IF([.D331]&lt;=[$'repayment-scenarios'.$B$28];ROUND([$'loan-parameters'.$B$31]*[$'current-situation'.$C$7]*(1+[$'current-situation'.$C$7])^[.C331]/((1+[$'current-situation'.$C$7])^[.C331]-1);5);&quot;&quot;)" office:value-type="currency" office:currency="GBP" office:value="248.39355" calcext:value-type="currency">
            <text:p>£248.39</text:p>
          </table:table-cell>
          <table:table-cell office:value-type="float" office:value="330" calcext:value-type="float">
            <text:p>330</text:p>
          </table:table-cell>
          <table:table-cell table:formula="of:=ROUND([.C331]/12;5)" office:value-type="float" office:value="27.5" calcext:value-type="float">
            <text:p>27.50</text:p>
          </table:table-cell>
        </table:table-row>
        <table:table-row table:style-name="ro1">
          <table:table-cell table:formula="of:=IF([.B332]&lt;&gt;&quot;&quot;;[.B332]*[.C332]+[$'loan-parameters'.$B$32];&quot;&quot;)" office:value-type="currency" office:currency="AUD" office:value="82076.60698" calcext:value-type="currency">
            <text:p>$82,076.61</text:p>
          </table:table-cell>
          <table:table-cell table:formula="of:=IF([.D332]&lt;=[$'repayment-scenarios'.$B$28];ROUND([$'loan-parameters'.$B$31]*[$'current-situation'.$C$7]*(1+[$'current-situation'.$C$7])^[.C332]/((1+[$'current-situation'.$C$7])^[.C332]-1);5);&quot;&quot;)" office:value-type="currency" office:currency="GBP" office:value="247.96558" calcext:value-type="currency">
            <text:p>£247.97</text:p>
          </table:table-cell>
          <table:table-cell office:value-type="float" office:value="331" calcext:value-type="float">
            <text:p>331</text:p>
          </table:table-cell>
          <table:table-cell table:formula="of:=ROUND([.C332]/12;5)" office:value-type="float" office:value="27.58333" calcext:value-type="float">
            <text:p>27.58</text:p>
          </table:table-cell>
        </table:table-row>
        <table:table-row table:style-name="ro1">
          <table:table-cell table:formula="of:=IF([.B333]&lt;&gt;&quot;&quot;;[.B333]*[.C333]+[$'loan-parameters'.$B$32];&quot;&quot;)" office:value-type="currency" office:currency="AUD" office:value="82183.41612" calcext:value-type="currency">
            <text:p>$82,183.42</text:p>
          </table:table-cell>
          <table:table-cell table:formula="of:=IF([.D333]&lt;=[$'repayment-scenarios'.$B$28];ROUND([$'loan-parameters'.$B$31]*[$'current-situation'.$C$7]*(1+[$'current-situation'.$C$7])^[.C333]/((1+[$'current-situation'.$C$7])^[.C333]-1);5);&quot;&quot;)" office:value-type="currency" office:currency="GBP" office:value="247.54041" calcext:value-type="currency">
            <text:p>£247.54</text:p>
          </table:table-cell>
          <table:table-cell office:value-type="float" office:value="332" calcext:value-type="float">
            <text:p>332</text:p>
          </table:table-cell>
          <table:table-cell table:formula="of:=ROUND([.C333]/12;5)" office:value-type="float" office:value="27.66667" calcext:value-type="float">
            <text:p>27.67</text:p>
          </table:table-cell>
        </table:table-row>
        <table:table-row table:style-name="ro1">
          <table:table-cell table:formula="of:=IF([.B334]&lt;&gt;&quot;&quot;;[.B334]*[.C334]+[$'loan-parameters'.$B$32];&quot;&quot;)" office:value-type="currency" office:currency="AUD" office:value="82290.30066" calcext:value-type="currency">
            <text:p>$82,290.30</text:p>
          </table:table-cell>
          <table:table-cell table:formula="of:=IF([.D334]&lt;=[$'repayment-scenarios'.$B$28];ROUND([$'loan-parameters'.$B$31]*[$'current-situation'.$C$7]*(1+[$'current-situation'.$C$7])^[.C334]/((1+[$'current-situation'.$C$7])^[.C334]-1);5);&quot;&quot;)" office:value-type="currency" office:currency="GBP" office:value="247.11802" calcext:value-type="currency">
            <text:p>£247.12</text:p>
          </table:table-cell>
          <table:table-cell office:value-type="float" office:value="333" calcext:value-type="float">
            <text:p>333</text:p>
          </table:table-cell>
          <table:table-cell table:formula="of:=ROUND([.C334]/12;5)" office:value-type="float" office:value="27.75" calcext:value-type="float">
            <text:p>27.75</text:p>
          </table:table-cell>
        </table:table-row>
        <table:table-row table:style-name="ro1">
          <table:table-cell table:formula="of:=IF([.B335]&lt;&gt;&quot;&quot;;[.B335]*[.C335]+[$'loan-parameters'.$B$32];&quot;&quot;)" office:value-type="currency" office:currency="AUD" office:value="82397.25892" calcext:value-type="currency">
            <text:p>$82,397.26</text:p>
          </table:table-cell>
          <table:table-cell table:formula="of:=IF([.D335]&lt;=[$'repayment-scenarios'.$B$28];ROUND([$'loan-parameters'.$B$31]*[$'current-situation'.$C$7]*(1+[$'current-situation'.$C$7])^[.C335]/((1+[$'current-situation'.$C$7])^[.C335]-1);5);&quot;&quot;)" office:value-type="currency" office:currency="GBP" office:value="246.69838" calcext:value-type="currency">
            <text:p>£246.70</text:p>
          </table:table-cell>
          <table:table-cell office:value-type="float" office:value="334" calcext:value-type="float">
            <text:p>334</text:p>
          </table:table-cell>
          <table:table-cell table:formula="of:=ROUND([.C335]/12;5)" office:value-type="float" office:value="27.83333" calcext:value-type="float">
            <text:p>27.83</text:p>
          </table:table-cell>
        </table:table-row>
        <table:table-row table:style-name="ro1">
          <table:table-cell table:formula="of:=IF([.B336]&lt;&gt;&quot;&quot;;[.B336]*[.C336]+[$'loan-parameters'.$B$32];&quot;&quot;)" office:value-type="currency" office:currency="AUD" office:value="82504.29245" calcext:value-type="currency">
            <text:p>$82,504.29</text:p>
          </table:table-cell>
          <table:table-cell table:formula="of:=IF([.D336]&lt;=[$'repayment-scenarios'.$B$28];ROUND([$'loan-parameters'.$B$31]*[$'current-situation'.$C$7]*(1+[$'current-situation'.$C$7])^[.C336]/((1+[$'current-situation'.$C$7])^[.C336]-1);5);&quot;&quot;)" office:value-type="currency" office:currency="GBP" office:value="246.28147" calcext:value-type="currency">
            <text:p>£246.28</text:p>
          </table:table-cell>
          <table:table-cell office:value-type="float" office:value="335" calcext:value-type="float">
            <text:p>335</text:p>
          </table:table-cell>
          <table:table-cell table:formula="of:=ROUND([.C336]/12;5)" office:value-type="float" office:value="27.91667" calcext:value-type="float">
            <text:p>27.92</text:p>
          </table:table-cell>
        </table:table-row>
        <table:table-row table:style-name="ro1">
          <table:table-cell table:formula="of:=IF([.B337]&lt;&gt;&quot;&quot;;[.B337]*[.C337]+[$'loan-parameters'.$B$32];&quot;&quot;)" office:value-type="currency" office:currency="AUD" office:value="82611.40272" calcext:value-type="currency">
            <text:p>$82,611.40</text:p>
          </table:table-cell>
          <table:table-cell table:formula="of:=IF([.D337]&lt;=[$'repayment-scenarios'.$B$28];ROUND([$'loan-parameters'.$B$31]*[$'current-situation'.$C$7]*(1+[$'current-situation'.$C$7])^[.C337]/((1+[$'current-situation'.$C$7])^[.C337]-1);5);&quot;&quot;)" office:value-type="currency" office:currency="GBP" office:value="245.86727" calcext:value-type="currency">
            <text:p>£245.87</text:p>
          </table:table-cell>
          <table:table-cell office:value-type="float" office:value="336" calcext:value-type="float">
            <text:p>336</text:p>
          </table:table-cell>
          <table:table-cell table:formula="of:=ROUND([.C337]/12;5)" office:value-type="float" office:value="28" calcext:value-type="float">
            <text:p>28.00</text:p>
          </table:table-cell>
        </table:table-row>
        <table:table-row table:style-name="ro1">
          <table:table-cell table:formula="of:=IF([.B338]&lt;&gt;&quot;&quot;;[.B338]*[.C338]+[$'loan-parameters'.$B$32];&quot;&quot;)" office:value-type="currency" office:currency="AUD" office:value="82718.58775" calcext:value-type="currency">
            <text:p>$82,718.59</text:p>
          </table:table-cell>
          <table:table-cell table:formula="of:=IF([.D338]&lt;=[$'repayment-scenarios'.$B$28];ROUND([$'loan-parameters'.$B$31]*[$'current-situation'.$C$7]*(1+[$'current-situation'.$C$7])^[.C338]/((1+[$'current-situation'.$C$7])^[.C338]-1);5);&quot;&quot;)" office:value-type="currency" office:currency="GBP" office:value="245.45575" calcext:value-type="currency">
            <text:p>£245.46</text:p>
          </table:table-cell>
          <table:table-cell office:value-type="float" office:value="337" calcext:value-type="float">
            <text:p>337</text:p>
          </table:table-cell>
          <table:table-cell table:formula="of:=ROUND([.C338]/12;5)" office:value-type="float" office:value="28.08333" calcext:value-type="float">
            <text:p>28.08</text:p>
          </table:table-cell>
        </table:table-row>
        <table:table-row table:style-name="ro1">
          <table:table-cell table:formula="of:=IF([.B339]&lt;&gt;&quot;&quot;;[.B339]*[.C339]+[$'loan-parameters'.$B$32];&quot;&quot;)" office:value-type="currency" office:currency="AUD" office:value="82825.84544" calcext:value-type="currency">
            <text:p>$82,825.85</text:p>
          </table:table-cell>
          <table:table-cell table:formula="of:=IF([.D339]&lt;=[$'repayment-scenarios'.$B$28];ROUND([$'loan-parameters'.$B$31]*[$'current-situation'.$C$7]*(1+[$'current-situation'.$C$7])^[.C339]/((1+[$'current-situation'.$C$7])^[.C339]-1);5);&quot;&quot;)" office:value-type="currency" office:currency="GBP" office:value="245.04688" calcext:value-type="currency">
            <text:p>£245.05</text:p>
          </table:table-cell>
          <table:table-cell office:value-type="float" office:value="338" calcext:value-type="float">
            <text:p>338</text:p>
          </table:table-cell>
          <table:table-cell table:formula="of:=ROUND([.C339]/12;5)" office:value-type="float" office:value="28.16667" calcext:value-type="float">
            <text:p>28.17</text:p>
          </table:table-cell>
        </table:table-row>
        <table:table-row table:style-name="ro1">
          <table:table-cell table:formula="of:=IF([.B340]&lt;&gt;&quot;&quot;;[.B340]*[.C340]+[$'loan-parameters'.$B$32];&quot;&quot;)" office:value-type="currency" office:currency="AUD" office:value="82933.18035" calcext:value-type="currency">
            <text:p>$82,933.18</text:p>
          </table:table-cell>
          <table:table-cell table:formula="of:=IF([.D340]&lt;=[$'repayment-scenarios'.$B$28];ROUND([$'loan-parameters'.$B$31]*[$'current-situation'.$C$7]*(1+[$'current-situation'.$C$7])^[.C340]/((1+[$'current-situation'.$C$7])^[.C340]-1);5);&quot;&quot;)" office:value-type="currency" office:currency="GBP" office:value="244.64065" calcext:value-type="currency">
            <text:p>£244.64</text:p>
          </table:table-cell>
          <table:table-cell office:value-type="float" office:value="339" calcext:value-type="float">
            <text:p>339</text:p>
          </table:table-cell>
          <table:table-cell table:formula="of:=ROUND([.C340]/12;5)" office:value-type="float" office:value="28.25" calcext:value-type="float">
            <text:p>28.25</text:p>
          </table:table-cell>
        </table:table-row>
        <table:table-row table:style-name="ro1">
          <table:table-cell table:formula="of:=IF([.B341]&lt;&gt;&quot;&quot;;[.B341]*[.C341]+[$'loan-parameters'.$B$32];&quot;&quot;)" office:value-type="currency" office:currency="AUD" office:value="83040.5902" calcext:value-type="currency">
            <text:p>$83,040.59</text:p>
          </table:table-cell>
          <table:table-cell table:formula="of:=IF([.D341]&lt;=[$'repayment-scenarios'.$B$28];ROUND([$'loan-parameters'.$B$31]*[$'current-situation'.$C$7]*(1+[$'current-situation'.$C$7])^[.C341]/((1+[$'current-situation'.$C$7])^[.C341]-1);5);&quot;&quot;)" office:value-type="currency" office:currency="GBP" office:value="244.23703" calcext:value-type="currency">
            <text:p>£244.24</text:p>
          </table:table-cell>
          <table:table-cell office:value-type="float" office:value="340" calcext:value-type="float">
            <text:p>340</text:p>
          </table:table-cell>
          <table:table-cell table:formula="of:=ROUND([.C341]/12;5)" office:value-type="float" office:value="28.33333" calcext:value-type="float">
            <text:p>28.33</text:p>
          </table:table-cell>
        </table:table-row>
        <table:table-row table:style-name="ro1">
          <table:table-cell table:formula="of:=IF([.B342]&lt;&gt;&quot;&quot;;[.B342]*[.C342]+[$'loan-parameters'.$B$32];&quot;&quot;)" office:value-type="currency" office:currency="AUD" office:value="83148.07259" calcext:value-type="currency">
            <text:p>$83,148.07</text:p>
          </table:table-cell>
          <table:table-cell table:formula="of:=IF([.D342]&lt;=[$'repayment-scenarios'.$B$28];ROUND([$'loan-parameters'.$B$31]*[$'current-situation'.$C$7]*(1+[$'current-situation'.$C$7])^[.C342]/((1+[$'current-situation'.$C$7])^[.C342]-1);5);&quot;&quot;)" office:value-type="currency" office:currency="GBP" office:value="243.83599" calcext:value-type="currency">
            <text:p>£243.84</text:p>
          </table:table-cell>
          <table:table-cell office:value-type="float" office:value="341" calcext:value-type="float">
            <text:p>341</text:p>
          </table:table-cell>
          <table:table-cell table:formula="of:=ROUND([.C342]/12;5)" office:value-type="float" office:value="28.41667" calcext:value-type="float">
            <text:p>28.42</text:p>
          </table:table-cell>
        </table:table-row>
        <table:table-row table:style-name="ro1">
          <table:table-cell table:formula="of:=IF([.B343]&lt;&gt;&quot;&quot;;[.B343]*[.C343]+[$'loan-parameters'.$B$32];&quot;&quot;)" office:value-type="currency" office:currency="AUD" office:value="83255.63184" calcext:value-type="currency">
            <text:p>$83,255.63</text:p>
          </table:table-cell>
          <table:table-cell table:formula="of:=IF([.D343]&lt;=[$'repayment-scenarios'.$B$28];ROUND([$'loan-parameters'.$B$31]*[$'current-situation'.$C$7]*(1+[$'current-situation'.$C$7])^[.C343]/((1+[$'current-situation'.$C$7])^[.C343]-1);5);&quot;&quot;)" office:value-type="currency" office:currency="GBP" office:value="243.43752" calcext:value-type="currency">
            <text:p>£243.44</text:p>
          </table:table-cell>
          <table:table-cell office:value-type="float" office:value="342" calcext:value-type="float">
            <text:p>342</text:p>
          </table:table-cell>
          <table:table-cell table:formula="of:=ROUND([.C343]/12;5)" office:value-type="float" office:value="28.5" calcext:value-type="float">
            <text:p>28.50</text:p>
          </table:table-cell>
        </table:table-row>
        <table:table-row table:style-name="ro1">
          <table:table-cell table:formula="of:=IF([.B344]&lt;&gt;&quot;&quot;;[.B344]*[.C344]+[$'loan-parameters'.$B$32];&quot;&quot;)" office:value-type="currency" office:currency="AUD" office:value="83363.26537" calcext:value-type="currency">
            <text:p>$83,363.27</text:p>
          </table:table-cell>
          <table:table-cell table:formula="of:=IF([.D344]&lt;=[$'repayment-scenarios'.$B$28];ROUND([$'loan-parameters'.$B$31]*[$'current-situation'.$C$7]*(1+[$'current-situation'.$C$7])^[.C344]/((1+[$'current-situation'.$C$7])^[.C344]-1);5);&quot;&quot;)" office:value-type="currency" office:currency="GBP" office:value="243.04159" calcext:value-type="currency">
            <text:p>£243.04</text:p>
          </table:table-cell>
          <table:table-cell office:value-type="float" office:value="343" calcext:value-type="float">
            <text:p>343</text:p>
          </table:table-cell>
          <table:table-cell table:formula="of:=ROUND([.C344]/12;5)" office:value-type="float" office:value="28.58333" calcext:value-type="float">
            <text:p>28.58</text:p>
          </table:table-cell>
        </table:table-row>
        <table:table-row table:style-name="ro1">
          <table:table-cell table:formula="of:=IF([.B345]&lt;&gt;&quot;&quot;;[.B345]*[.C345]+[$'loan-parameters'.$B$32];&quot;&quot;)" office:value-type="currency" office:currency="AUD" office:value="83470.97048" calcext:value-type="currency">
            <text:p>$83,470.97</text:p>
          </table:table-cell>
          <table:table-cell table:formula="of:=IF([.D345]&lt;=[$'repayment-scenarios'.$B$28];ROUND([$'loan-parameters'.$B$31]*[$'current-situation'.$C$7]*(1+[$'current-situation'.$C$7])^[.C345]/((1+[$'current-situation'.$C$7])^[.C345]-1);5);&quot;&quot;)" office:value-type="currency" office:currency="GBP" office:value="242.64817" calcext:value-type="currency">
            <text:p>£242.65</text:p>
          </table:table-cell>
          <table:table-cell office:value-type="float" office:value="344" calcext:value-type="float">
            <text:p>344</text:p>
          </table:table-cell>
          <table:table-cell table:formula="of:=ROUND([.C345]/12;5)" office:value-type="float" office:value="28.66667" calcext:value-type="float">
            <text:p>28.67</text:p>
          </table:table-cell>
        </table:table-row>
        <table:table-row table:style-name="ro1">
          <table:table-cell table:formula="of:=IF([.B346]&lt;&gt;&quot;&quot;;[.B346]*[.C346]+[$'loan-parameters'.$B$32];&quot;&quot;)" office:value-type="currency" office:currency="AUD" office:value="83578.7547" calcext:value-type="currency">
            <text:p>$83,578.75</text:p>
          </table:table-cell>
          <table:table-cell table:formula="of:=IF([.D346]&lt;=[$'repayment-scenarios'.$B$28];ROUND([$'loan-parameters'.$B$31]*[$'current-situation'.$C$7]*(1+[$'current-situation'.$C$7])^[.C346]/((1+[$'current-situation'.$C$7])^[.C346]-1);5);&quot;&quot;)" office:value-type="currency" office:currency="GBP" office:value="242.25726" calcext:value-type="currency">
            <text:p>£242.26</text:p>
          </table:table-cell>
          <table:table-cell office:value-type="float" office:value="345" calcext:value-type="float">
            <text:p>345</text:p>
          </table:table-cell>
          <table:table-cell table:formula="of:=ROUND([.C346]/12;5)" office:value-type="float" office:value="28.75" calcext:value-type="float">
            <text:p>28.75</text:p>
          </table:table-cell>
        </table:table-row>
        <table:table-row table:style-name="ro1">
          <table:table-cell table:formula="of:=IF([.B347]&lt;&gt;&quot;&quot;;[.B347]*[.C347]+[$'loan-parameters'.$B$32];&quot;&quot;)" office:value-type="currency" office:currency="AUD" office:value="83686.60826" calcext:value-type="currency">
            <text:p>$83,686.61</text:p>
          </table:table-cell>
          <table:table-cell table:formula="of:=IF([.D347]&lt;=[$'repayment-scenarios'.$B$28];ROUND([$'loan-parameters'.$B$31]*[$'current-situation'.$C$7]*(1+[$'current-situation'.$C$7])^[.C347]/((1+[$'current-situation'.$C$7])^[.C347]-1);5);&quot;&quot;)" office:value-type="currency" office:currency="GBP" office:value="241.86881" calcext:value-type="currency">
            <text:p>£241.87</text:p>
          </table:table-cell>
          <table:table-cell office:value-type="float" office:value="346" calcext:value-type="float">
            <text:p>346</text:p>
          </table:table-cell>
          <table:table-cell table:formula="of:=ROUND([.C347]/12;5)" office:value-type="float" office:value="28.83333" calcext:value-type="float">
            <text:p>28.83</text:p>
          </table:table-cell>
        </table:table-row>
        <table:table-row table:style-name="ro1">
          <table:table-cell table:formula="of:=IF([.B348]&lt;&gt;&quot;&quot;;[.B348]*[.C348]+[$'loan-parameters'.$B$32];&quot;&quot;)" office:value-type="currency" office:currency="AUD" office:value="83794.54201" calcext:value-type="currency">
            <text:p>$83,794.54</text:p>
          </table:table-cell>
          <table:table-cell table:formula="of:=IF([.D348]&lt;=[$'repayment-scenarios'.$B$28];ROUND([$'loan-parameters'.$B$31]*[$'current-situation'.$C$7]*(1+[$'current-situation'.$C$7])^[.C348]/((1+[$'current-situation'.$C$7])^[.C348]-1);5);&quot;&quot;)" office:value-type="currency" office:currency="GBP" office:value="241.48283" calcext:value-type="currency">
            <text:p>£241.48</text:p>
          </table:table-cell>
          <table:table-cell office:value-type="float" office:value="347" calcext:value-type="float">
            <text:p>347</text:p>
          </table:table-cell>
          <table:table-cell table:formula="of:=ROUND([.C348]/12;5)" office:value-type="float" office:value="28.91667" calcext:value-type="float">
            <text:p>28.92</text:p>
          </table:table-cell>
        </table:table-row>
        <table:table-row table:style-name="ro1">
          <table:table-cell table:formula="of:=IF([.B349]&lt;&gt;&quot;&quot;;[.B349]*[.C349]+[$'loan-parameters'.$B$32];&quot;&quot;)" office:value-type="currency" office:currency="AUD" office:value="83902.54596" calcext:value-type="currency">
            <text:p>$83,902.55</text:p>
          </table:table-cell>
          <table:table-cell table:formula="of:=IF([.D349]&lt;=[$'repayment-scenarios'.$B$28];ROUND([$'loan-parameters'.$B$31]*[$'current-situation'.$C$7]*(1+[$'current-situation'.$C$7])^[.C349]/((1+[$'current-situation'.$C$7])^[.C349]-1);5);&quot;&quot;)" office:value-type="currency" office:currency="GBP" office:value="241.09927" calcext:value-type="currency">
            <text:p>£241.10</text:p>
          </table:table-cell>
          <table:table-cell office:value-type="float" office:value="348" calcext:value-type="float">
            <text:p>348</text:p>
          </table:table-cell>
          <table:table-cell table:formula="of:=ROUND([.C349]/12;5)" office:value-type="float" office:value="29" calcext:value-type="float">
            <text:p>29.00</text:p>
          </table:table-cell>
        </table:table-row>
        <table:table-row table:style-name="ro1">
          <table:table-cell table:formula="of:=IF([.B350]&lt;&gt;&quot;&quot;;[.B350]*[.C350]+[$'loan-parameters'.$B$32];&quot;&quot;)" office:value-type="currency" office:currency="AUD" office:value="84010.62737" calcext:value-type="currency">
            <text:p>$84,010.63</text:p>
          </table:table-cell>
          <table:table-cell table:formula="of:=IF([.D350]&lt;=[$'repayment-scenarios'.$B$28];ROUND([$'loan-parameters'.$B$31]*[$'current-situation'.$C$7]*(1+[$'current-situation'.$C$7])^[.C350]/((1+[$'current-situation'.$C$7])^[.C350]-1);5);&quot;&quot;)" office:value-type="currency" office:currency="GBP" office:value="240.71813" calcext:value-type="currency">
            <text:p>£240.72</text:p>
          </table:table-cell>
          <table:table-cell office:value-type="float" office:value="349" calcext:value-type="float">
            <text:p>349</text:p>
          </table:table-cell>
          <table:table-cell table:formula="of:=ROUND([.C350]/12;5)" office:value-type="float" office:value="29.08333" calcext:value-type="float">
            <text:p>29.08</text:p>
          </table:table-cell>
        </table:table-row>
        <table:table-row table:style-name="ro1">
          <table:table-cell table:formula="of:=IF([.B351]&lt;&gt;&quot;&quot;;[.B351]*[.C351]+[$'loan-parameters'.$B$32];&quot;&quot;)" office:value-type="currency" office:currency="AUD" office:value="84118.7795" calcext:value-type="currency">
            <text:p>$84,118.78</text:p>
          </table:table-cell>
          <table:table-cell table:formula="of:=IF([.D351]&lt;=[$'repayment-scenarios'.$B$28];ROUND([$'loan-parameters'.$B$31]*[$'current-situation'.$C$7]*(1+[$'current-situation'.$C$7])^[.C351]/((1+[$'current-situation'.$C$7])^[.C351]-1);5);&quot;&quot;)" office:value-type="currency" office:currency="GBP" office:value="240.33937" calcext:value-type="currency">
            <text:p>£240.34</text:p>
          </table:table-cell>
          <table:table-cell office:value-type="float" office:value="350" calcext:value-type="float">
            <text:p>350</text:p>
          </table:table-cell>
          <table:table-cell table:formula="of:=ROUND([.C351]/12;5)" office:value-type="float" office:value="29.16667" calcext:value-type="float">
            <text:p>29.17</text:p>
          </table:table-cell>
        </table:table-row>
        <table:table-row table:style-name="ro1">
          <table:table-cell table:formula="of:=IF([.B352]&lt;&gt;&quot;&quot;;[.B352]*[.C352]+[$'loan-parameters'.$B$32];&quot;&quot;)" office:value-type="currency" office:currency="AUD" office:value="84227.00949" calcext:value-type="currency">
            <text:p>$84,227.01</text:p>
          </table:table-cell>
          <table:table-cell table:formula="of:=IF([.D352]&lt;=[$'repayment-scenarios'.$B$28];ROUND([$'loan-parameters'.$B$31]*[$'current-situation'.$C$7]*(1+[$'current-situation'.$C$7])^[.C352]/((1+[$'current-situation'.$C$7])^[.C352]-1);5);&quot;&quot;)" office:value-type="currency" office:currency="GBP" office:value="239.96299" calcext:value-type="currency">
            <text:p>£239.96</text:p>
          </table:table-cell>
          <table:table-cell office:value-type="float" office:value="351" calcext:value-type="float">
            <text:p>351</text:p>
          </table:table-cell>
          <table:table-cell table:formula="of:=ROUND([.C352]/12;5)" office:value-type="float" office:value="29.25" calcext:value-type="float">
            <text:p>29.25</text:p>
          </table:table-cell>
        </table:table-row>
        <table:table-row table:style-name="ro1">
          <table:table-cell table:formula="of:=IF([.B353]&lt;&gt;&quot;&quot;;[.B353]*[.C353]+[$'loan-parameters'.$B$32];&quot;&quot;)" office:value-type="currency" office:currency="AUD" office:value="84335.3104" calcext:value-type="currency">
            <text:p>$84,335.31</text:p>
          </table:table-cell>
          <table:table-cell table:formula="of:=IF([.D353]&lt;=[$'repayment-scenarios'.$B$28];ROUND([$'loan-parameters'.$B$31]*[$'current-situation'.$C$7]*(1+[$'current-situation'.$C$7])^[.C353]/((1+[$'current-situation'.$C$7])^[.C353]-1);5);&quot;&quot;)" office:value-type="currency" office:currency="GBP" office:value="239.58895" calcext:value-type="currency">
            <text:p>£239.59</text:p>
          </table:table-cell>
          <table:table-cell office:value-type="float" office:value="352" calcext:value-type="float">
            <text:p>352</text:p>
          </table:table-cell>
          <table:table-cell table:formula="of:=ROUND([.C353]/12;5)" office:value-type="float" office:value="29.33333" calcext:value-type="float">
            <text:p>29.33</text:p>
          </table:table-cell>
        </table:table-row>
        <table:table-row table:style-name="ro1">
          <table:table-cell table:formula="of:=IF([.B354]&lt;&gt;&quot;&quot;;[.B354]*[.C354]+[$'loan-parameters'.$B$32];&quot;&quot;)" office:value-type="currency" office:currency="AUD" office:value="84443.68572" calcext:value-type="currency">
            <text:p>$84,443.69</text:p>
          </table:table-cell>
          <table:table-cell table:formula="of:=IF([.D354]&lt;=[$'repayment-scenarios'.$B$28];ROUND([$'loan-parameters'.$B$31]*[$'current-situation'.$C$7]*(1+[$'current-situation'.$C$7])^[.C354]/((1+[$'current-situation'.$C$7])^[.C354]-1);5);&quot;&quot;)" office:value-type="currency" office:currency="GBP" office:value="239.21724" calcext:value-type="currency">
            <text:p>£239.22</text:p>
          </table:table-cell>
          <table:table-cell office:value-type="float" office:value="353" calcext:value-type="float">
            <text:p>353</text:p>
          </table:table-cell>
          <table:table-cell table:formula="of:=ROUND([.C354]/12;5)" office:value-type="float" office:value="29.41667" calcext:value-type="float">
            <text:p>29.42</text:p>
          </table:table-cell>
        </table:table-row>
        <table:table-row table:style-name="ro1">
          <table:table-cell table:formula="of:=IF([.B355]&lt;&gt;&quot;&quot;;[.B355]*[.C355]+[$'loan-parameters'.$B$32];&quot;&quot;)" office:value-type="currency" office:currency="AUD" office:value="84552.1389" calcext:value-type="currency">
            <text:p>$84,552.14</text:p>
          </table:table-cell>
          <table:table-cell table:formula="of:=IF([.D355]&lt;=[$'repayment-scenarios'.$B$28];ROUND([$'loan-parameters'.$B$31]*[$'current-situation'.$C$7]*(1+[$'current-situation'.$C$7])^[.C355]/((1+[$'current-situation'.$C$7])^[.C355]-1);5);&quot;&quot;)" office:value-type="currency" office:currency="GBP" office:value="238.84785" calcext:value-type="currency">
            <text:p>£238.85</text:p>
          </table:table-cell>
          <table:table-cell office:value-type="float" office:value="354" calcext:value-type="float">
            <text:p>354</text:p>
          </table:table-cell>
          <table:table-cell table:formula="of:=ROUND([.C355]/12;5)" office:value-type="float" office:value="29.5" calcext:value-type="float">
            <text:p>29.50</text:p>
          </table:table-cell>
        </table:table-row>
        <table:table-row table:style-name="ro1">
          <table:table-cell table:formula="of:=IF([.B356]&lt;&gt;&quot;&quot;;[.B356]*[.C356]+[$'loan-parameters'.$B$32];&quot;&quot;)" office:value-type="currency" office:currency="AUD" office:value="84660.6627" calcext:value-type="currency">
            <text:p>$84,660.66</text:p>
          </table:table-cell>
          <table:table-cell table:formula="of:=IF([.D356]&lt;=[$'repayment-scenarios'.$B$28];ROUND([$'loan-parameters'.$B$31]*[$'current-situation'.$C$7]*(1+[$'current-situation'.$C$7])^[.C356]/((1+[$'current-situation'.$C$7])^[.C356]-1);5);&quot;&quot;)" office:value-type="currency" office:currency="GBP" office:value="238.48074" calcext:value-type="currency">
            <text:p>£238.48</text:p>
          </table:table-cell>
          <table:table-cell office:value-type="float" office:value="355" calcext:value-type="float">
            <text:p>355</text:p>
          </table:table-cell>
          <table:table-cell table:formula="of:=ROUND([.C356]/12;5)" office:value-type="float" office:value="29.58333" calcext:value-type="float">
            <text:p>29.58</text:p>
          </table:table-cell>
        </table:table-row>
        <table:table-row table:style-name="ro1">
          <table:table-cell table:formula="of:=IF([.B357]&lt;&gt;&quot;&quot;;[.B357]*[.C357]+[$'loan-parameters'.$B$32];&quot;&quot;)" office:value-type="currency" office:currency="AUD" office:value="84769.2604" calcext:value-type="currency">
            <text:p>$84,769.26</text:p>
          </table:table-cell>
          <table:table-cell table:formula="of:=IF([.D357]&lt;=[$'repayment-scenarios'.$B$28];ROUND([$'loan-parameters'.$B$31]*[$'current-situation'.$C$7]*(1+[$'current-situation'.$C$7])^[.C357]/((1+[$'current-situation'.$C$7])^[.C357]-1);5);&quot;&quot;)" office:value-type="currency" office:currency="GBP" office:value="238.1159" calcext:value-type="currency">
            <text:p>£238.12</text:p>
          </table:table-cell>
          <table:table-cell office:value-type="float" office:value="356" calcext:value-type="float">
            <text:p>356</text:p>
          </table:table-cell>
          <table:table-cell table:formula="of:=ROUND([.C357]/12;5)" office:value-type="float" office:value="29.66667" calcext:value-type="float">
            <text:p>29.67</text:p>
          </table:table-cell>
        </table:table-row>
        <table:table-row table:style-name="ro1">
          <table:table-cell table:formula="of:=IF([.B358]&lt;&gt;&quot;&quot;;[.B358]*[.C358]+[$'loan-parameters'.$B$32];&quot;&quot;)" office:value-type="currency" office:currency="AUD" office:value="84877.93524" calcext:value-type="currency">
            <text:p>$84,877.94</text:p>
          </table:table-cell>
          <table:table-cell table:formula="of:=IF([.D358]&lt;=[$'repayment-scenarios'.$B$28];ROUND([$'loan-parameters'.$B$31]*[$'current-situation'.$C$7]*(1+[$'current-situation'.$C$7])^[.C358]/((1+[$'current-situation'.$C$7])^[.C358]-1);5);&quot;&quot;)" office:value-type="currency" office:currency="GBP" office:value="237.75332" calcext:value-type="currency">
            <text:p>£237.75</text:p>
          </table:table-cell>
          <table:table-cell office:value-type="float" office:value="357" calcext:value-type="float">
            <text:p>357</text:p>
          </table:table-cell>
          <table:table-cell table:formula="of:=ROUND([.C358]/12;5)" office:value-type="float" office:value="29.75" calcext:value-type="float">
            <text:p>29.75</text:p>
          </table:table-cell>
        </table:table-row>
        <table:table-row table:style-name="ro1">
          <table:table-cell table:formula="of:=IF([.B359]&lt;&gt;&quot;&quot;;[.B359]*[.C359]+[$'loan-parameters'.$B$32];&quot;&quot;)" office:value-type="currency" office:currency="AUD" office:value="84986.67968" calcext:value-type="currency">
            <text:p>$84,986.68</text:p>
          </table:table-cell>
          <table:table-cell table:formula="of:=IF([.D359]&lt;=[$'repayment-scenarios'.$B$28];ROUND([$'loan-parameters'.$B$31]*[$'current-situation'.$C$7]*(1+[$'current-situation'.$C$7])^[.C359]/((1+[$'current-situation'.$C$7])^[.C359]-1);5);&quot;&quot;)" office:value-type="currency" office:currency="GBP" office:value="237.39296" calcext:value-type="currency">
            <text:p>£237.39</text:p>
          </table:table-cell>
          <table:table-cell office:value-type="float" office:value="358" calcext:value-type="float">
            <text:p>358</text:p>
          </table:table-cell>
          <table:table-cell table:formula="of:=ROUND([.C359]/12;5)" office:value-type="float" office:value="29.83333" calcext:value-type="float">
            <text:p>29.83</text:p>
          </table:table-cell>
        </table:table-row>
        <table:table-row table:style-name="ro1">
          <table:table-cell table:formula="of:=IF([.B360]&lt;&gt;&quot;&quot;;[.B360]*[.C360]+[$'loan-parameters'.$B$32];&quot;&quot;)">
            <text:p/>
          </table:table-cell>
          <table:table-cell table:formula="of:=IF([.D360]&lt;=[$'repayment-scenarios'.$B$28];ROUND([$'loan-parameters'.$B$31]*[$'current-situation'.$C$7]*(1+[$'current-situation'.$C$7])^[.C360]/((1+[$'current-situation'.$C$7])^[.C360]-1);5);&quot;&quot;)">
            <text:p/>
          </table:table-cell>
          <table:table-cell office:value-type="float" office:value="359" calcext:value-type="float">
            <text:p>359</text:p>
          </table:table-cell>
          <table:table-cell table:formula="of:=ROUND([.C360]/12;5)" office:value-type="float" office:value="29.91667" calcext:value-type="float">
            <text:p>29.92</text:p>
          </table:table-cell>
        </table:table-row>
        <table:table-row table:style-name="ro1">
          <table:table-cell table:formula="of:=IF([.B361]&lt;&gt;&quot;&quot;;[.B361]*[.C361]+[$'loan-parameters'.$B$32];&quot;&quot;)">
            <text:p/>
          </table:table-cell>
          <table:table-cell table:formula="of:=IF([.D361]&lt;=[$'repayment-scenarios'.$B$28];ROUND([$'loan-parameters'.$B$31]*[$'current-situation'.$C$7]*(1+[$'current-situation'.$C$7])^[.C361]/((1+[$'current-situation'.$C$7])^[.C361]-1);5);&quot;&quot;)">
            <text:p/>
          </table:table-cell>
          <table:table-cell office:value-type="float" office:value="360" calcext:value-type="float">
            <text:p>360</text:p>
          </table:table-cell>
          <table:table-cell table:formula="of:=ROUND([.C361]/12;5)" office:value-type="float" office:value="30" calcext:value-type="float">
            <text:p>3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month number:textual="true"/>
      <number:text> </number:text>
      <number:year number:style="long"/>
    </number:date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">
      <number:number number:decimal-places="15" number:min-decimal-places="15" number:min-integer-digits="1"/>
    </number:number-style>
    <number:number-style style:name="N10109P0" style:volatile="true" number:language="en" number:country="AU">
      <number:number number:decimal-places="2" number:min-decimal-places="2" number:min-integer-digits="1" number:grouping="true"/>
    </number:number-style>
    <number:currency-style style:name="N10109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number-style style:name="N10110P0" style:volatile="true" number:language="en" number:country="AU">
      <number:number number:decimal-places="2" number:min-decimal-places="2" number:min-integer-digits="1" number:grouping="true"/>
    </number:number-style>
    <number:currency-style style:name="N10110" number:language="en" number:country="AU">
      <style:text-properties fo:color="#ff0000"/>
      <number:text>-</number:text>
      <number:currency-symbol>-C09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number-style style:name="N10111P0" style:volatile="true" number:language="en" number:country="AU">
      <number:number number:decimal-places="2" number:min-decimal-places="2" number:min-integer-digits="1" number:grouping="true"/>
    </number:number-style>
    <number:number-style style:name="N1011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6:57:41.9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08:30:42.181000000</dc:date>
    <meta:editing-duration>PT12H15M12S</meta:editing-duration>
    <meta:editing-cycles>63</meta:editing-cycles>
    <meta:generator>LibreOffice/7.2.1.2$Windows_X86_64 LibreOffice_project/87b77fad49947c1441b67c559c339af8f3517e22</meta:generator>
    <meta:document-statistic meta:table-count="4" meta:cell-count="1747" meta:object-count="0"/>
  </office:meta>
</office:document-meta>
</file>